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8cm"/>
    </style:style>
    <style:style style:name="co2" style:family="table-column">
      <style:table-column-properties fo:break-before="auto" style:column-width="2.291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604cm"/>
    </style:style>
    <style:style style:name="co5" style:family="table-column">
      <style:table-column-properties fo:break-before="auto" style:column-width="2.016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28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75cm"/>
    </style:style>
    <style:style style:name="co10" style:family="table-column">
      <style:table-column-properties fo:break-before="auto" style:column-width="2.279cm"/>
    </style:style>
    <style:style style:name="co11" style:family="table-column">
      <style:table-column-properties fo:break-before="auto" style:column-width="2.265cm"/>
    </style:style>
    <style:style style:name="co12" style:family="table-column">
      <style:table-column-properties fo:break-before="auto" style:column-width="2.7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Datafolha">
      <style:table-properties table:display="true" style:writing-mode="lr-tb"/>
    </style:style>
    <style:style style:name="ta3" style:family="table" style:master-page-name="PageStyle_5f_Ibope">
      <style:table-properties table:display="true" style:writing-mode="lr-tb"/>
    </style:style>
    <style:style style:name="ta4" style:family="table" style:master-page-name="PageStyle_5f_Structural">
      <style:table-properties table:display="true" style:writing-mode="lr-tb"/>
    </style:style>
    <style:style style:name="ta5" style:family="table" style:master-page-name="PageStyle_5f_Structural2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30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racked-changes>
        <table:cell-content-change table:id="ct1">
          <table:cell-address table:column="4" table:row="9" table:table="3"/>
          <office:change-info>
            <dc:creator> </dc:creator>
            <dc:date>2021-03-08T17:36:00</dc:date>
          </office:change-info>
          <table:previous>
            <table:change-track-table-cell/>
          </table:previous>
        </table:cell-content-change>
        <table:cell-content-change table:id="ct2">
          <table:cell-address table:column="4" table:row="10" table:table="3"/>
          <office:change-info>
            <dc:creator> </dc:creator>
            <dc:date>2021-03-08T17:36:00</dc:date>
          </office:change-info>
          <table:previous>
            <table:change-track-table-cell/>
          </table:previous>
        </table:cell-content-change>
        <table:cell-content-change table:id="ct3">
          <table:cell-address table:column="4" table:row="11" table:table="3"/>
          <office:change-info>
            <dc:creator> </dc:creator>
            <dc:date>2021-03-08T17:36:00</dc:date>
          </office:change-info>
          <table:previous>
            <table:change-track-table-cell/>
          </table:previous>
        </table:cell-content-change>
        <table:cell-content-change table:id="ct4">
          <table:cell-address table:column="4" table:row="12" table:table="3"/>
          <office:change-info>
            <dc:creator> </dc:creator>
            <dc:date>2021-03-08T17:36:00</dc:date>
          </office:change-info>
          <table:previous>
            <table:change-track-table-cell/>
          </table:previous>
        </table:cell-content-change>
        <table:cell-content-change table:id="ct5">
          <table:cell-address table:column="4" table:row="13" table:table="3"/>
          <office:change-info>
            <dc:creator> </dc:creator>
            <dc:date>2021-03-08T17:36:00</dc:date>
          </office:change-info>
          <table:previous>
            <table:change-track-table-cell/>
          </table:previous>
        </table:cell-content-change>
        <table:cell-content-change table:id="ct6">
          <table:cell-address table:column="4" table:row="14" table:table="3"/>
          <office:change-info>
            <dc:creator> </dc:creator>
            <dc:date>2021-03-08T17:36:00</dc:date>
          </office:change-info>
          <table:previous>
            <table:change-track-table-cell/>
          </table:previous>
        </table:cell-content-change>
        <table:cell-content-change table:id="ct7">
          <table:cell-address table:column="4" table:row="15" table:table="3"/>
          <office:change-info>
            <dc:creator> </dc:creator>
            <dc:date>2021-03-08T17:36:00</dc:date>
          </office:change-info>
          <table:previous>
            <table:change-track-table-cell/>
          </table:previous>
        </table:cell-content-change>
        <table:cell-content-change table:id="ct8">
          <table:cell-address table:column="4" table:row="16" table:table="3"/>
          <office:change-info>
            <dc:creator> </dc:creator>
            <dc:date>2021-03-08T17:36:00</dc:date>
          </office:change-info>
          <table:previous>
            <table:change-track-table-cell/>
          </table:previous>
        </table:cell-content-change>
        <table:cell-content-change table:id="ct9">
          <table:cell-address table:column="4" table:row="17" table:table="3"/>
          <office:change-info>
            <dc:creator> </dc:creator>
            <dc:date>2021-03-08T17:36:00</dc:date>
          </office:change-info>
          <table:previous>
            <table:change-track-table-cell/>
          </table:previous>
        </table:cell-content-change>
        <table:cell-content-change table:id="ct10">
          <table:cell-address table:column="4" table:row="18" table:table="3"/>
          <office:change-info>
            <dc:creator> </dc:creator>
            <dc:date>2021-03-08T17:36:00</dc:date>
          </office:change-info>
          <table:previous>
            <table:change-track-table-cell/>
          </table:previous>
        </table:cell-content-change>
        <table:cell-content-change table:id="ct11">
          <table:cell-address table:column="4" table:row="19" table:table="3"/>
          <office:change-info>
            <dc:creator> </dc:creator>
            <dc:date>2021-03-08T17:36:00</dc:date>
          </office:change-info>
          <table:previous>
            <table:change-track-table-cell/>
          </table:previous>
        </table:cell-content-change>
        <table:cell-content-change table:id="ct12">
          <table:cell-address table:column="4" table:row="20" table:table="3"/>
          <office:change-info>
            <dc:creator> </dc:creator>
            <dc:date>2021-03-08T17:36:00</dc:date>
          </office:change-info>
          <table:previous>
            <table:change-track-table-cell/>
          </table:previous>
        </table:cell-content-change>
        <table:cell-content-change table:id="ct13">
          <table:cell-address table:column="5" table:row="66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14">
          <table:cell-address table:column="5" table:row="67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68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16">
          <table:cell-address table:column="5" table:row="69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17">
          <table:cell-address table:column="4" table:row="70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18">
          <table:cell-address table:column="4" table:row="71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19">
          <table:cell-address table:column="4" table:row="72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20">
          <table:cell-address table:column="4" table:row="73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21">
          <table:cell-address table:column="4" table:row="74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22">
          <table:cell-address table:column="4" table:row="75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23">
          <table:cell-address table:column="4" table:row="76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24">
          <table:cell-address table:column="4" table:row="77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25">
          <table:cell-address table:column="4" table:row="78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26">
          <table:cell-address table:column="4" table:row="79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27">
          <table:cell-address table:column="4" table:row="80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28">
          <table:cell-address table:column="4" table:row="81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82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30">
          <table:cell-address table:column="4" table:row="83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31">
          <table:cell-address table:column="4" table:row="84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32">
          <table:cell-address table:column="4" table:row="85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33">
          <table:cell-address table:column="4" table:row="86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34">
          <table:cell-address table:column="4" table:row="87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35">
          <table:cell-address table:column="4" table:row="88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36">
          <table:cell-address table:column="4" table:row="89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37">
          <table:cell-address table:column="4" table:row="90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38">
          <table:cell-address table:column="4" table:row="91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92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93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94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95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96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44">
          <table:cell-address table:column="4" table:row="97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45">
          <table:cell-address table:column="4" table:row="98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46">
          <table:cell-address table:column="4" table:row="99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47">
          <table:cell-address table:column="4" table:row="100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48">
          <table:cell-address table:column="4" table:row="101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49">
          <table:cell-address table:column="4" table:row="102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50">
          <table:cell-address table:column="4" table:row="103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51">
          <table:cell-address table:column="4" table:row="104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52">
          <table:cell-address table:column="5" table:row="70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53">
          <table:cell-address table:column="5" table:row="71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54">
          <table:cell-address table:column="5" table:row="72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55">
          <table:cell-address table:column="5" table:row="73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56">
          <table:cell-address table:column="5" table:row="74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57">
          <table:cell-address table:column="5" table:row="75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58">
          <table:cell-address table:column="5" table:row="76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59">
          <table:cell-address table:column="5" table:row="77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60">
          <table:cell-address table:column="5" table:row="78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61">
          <table:cell-address table:column="5" table:row="79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62">
          <table:cell-address table:column="5" table:row="80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63">
          <table:cell-address table:column="5" table:row="81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64">
          <table:cell-address table:column="5" table:row="82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65">
          <table:cell-address table:column="5" table:row="83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66">
          <table:cell-address table:column="5" table:row="84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67">
          <table:cell-address table:column="5" table:row="85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68">
          <table:cell-address table:column="5" table:row="86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69">
          <table:cell-address table:column="5" table:row="87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70">
          <table:cell-address table:column="5" table:row="88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71">
          <table:cell-address table:column="5" table:row="89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72">
          <table:cell-address table:column="5" table:row="90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73">
          <table:cell-address table:column="5" table:row="91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74">
          <table:cell-address table:column="5" table:row="92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75">
          <table:cell-address table:column="5" table:row="93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76">
          <table:cell-address table:column="5" table:row="94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77">
          <table:cell-address table:column="5" table:row="95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78">
          <table:cell-address table:column="5" table:row="96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79">
          <table:cell-address table:column="5" table:row="97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80">
          <table:cell-address table:column="5" table:row="98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81">
          <table:cell-address table:column="5" table:row="99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82">
          <table:cell-address table:column="5" table:row="100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83">
          <table:cell-address table:column="5" table:row="101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102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85">
          <table:cell-address table:column="5" table:row="103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86">
          <table:cell-address table:column="5" table:row="104" table:table="2"/>
          <office:change-info>
            <dc:creator> </dc:creator>
            <dc:date>2021-03-14T11:04:00</dc:date>
          </office:change-info>
          <table:previous>
            <table:change-track-table-cell/>
          </table:previous>
        </table:cell-content-change>
        <table:cell-content-change table:id="ct87">
          <table:cell-address table:column="4" table:row="105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88">
          <table:cell-address table:column="5" table:row="105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89">
          <table:cell-address table:column="4" table:row="106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90">
          <table:cell-address table:column="4" table:row="107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91">
          <table:cell-address table:column="4" table:row="108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92">
          <table:cell-address table:column="4" table:row="109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93">
          <table:cell-address table:column="4" table:row="110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94">
          <table:cell-address table:column="4" table:row="111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95">
          <table:cell-address table:column="4" table:row="112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96">
          <table:cell-address table:column="4" table:row="113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97">
          <table:cell-address table:column="4" table:row="114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98">
          <table:cell-address table:column="4" table:row="115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99">
          <table:cell-address table:column="4" table:row="116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100">
          <table:cell-address table:column="4" table:row="117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101">
          <table:cell-address table:column="4" table:row="118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102">
          <table:cell-address table:column="4" table:row="119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103">
          <table:cell-address table:column="5" table:row="106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104">
          <table:cell-address table:column="5" table:row="107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105">
          <table:cell-address table:column="5" table:row="108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106">
          <table:cell-address table:column="5" table:row="109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107">
          <table:cell-address table:column="5" table:row="110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108">
          <table:cell-address table:column="5" table:row="111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109">
          <table:cell-address table:column="5" table:row="112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110">
          <table:cell-address table:column="5" table:row="113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111">
          <table:cell-address table:column="5" table:row="114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112">
          <table:cell-address table:column="5" table:row="115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113">
          <table:cell-address table:column="5" table:row="116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114">
          <table:cell-address table:column="5" table:row="117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115">
          <table:cell-address table:column="5" table:row="118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116">
          <table:cell-address table:column="5" table:row="119" table:table="2"/>
          <office:change-info>
            <dc:creator> </dc:creator>
            <dc:date>2021-03-14T11:05:00</dc:date>
          </office:change-info>
          <table:previous>
            <table:change-track-table-cell/>
          </table:previous>
        </table:cell-content-change>
        <table:cell-content-change table:id="ct117">
          <table:cell-address table:column="5" table:row="35" table:table="3"/>
          <office:change-info>
            <dc:creator> </dc:creator>
            <dc:date>2021-03-08T17:45:00</dc:date>
          </office:change-info>
          <table:previous>
            <table:change-track-table-cell/>
          </table:previous>
        </table:cell-content-change>
        <table:cell-content-change table:id="ct118">
          <table:cell-address table:column="5" table:row="36" table:table="3"/>
          <office:change-info>
            <dc:creator> </dc:creator>
            <dc:date>2021-03-08T17:45:00</dc:date>
          </office:change-info>
          <table:previous>
            <table:change-track-table-cell/>
          </table:previous>
        </table:cell-content-change>
        <table:cell-content-change table:id="ct119">
          <table:cell-address table:column="5" table:row="37" table:table="3"/>
          <office:change-info>
            <dc:creator> </dc:creator>
            <dc:date>2021-03-08T17:45:00</dc:date>
          </office:change-info>
          <table:previous>
            <table:change-track-table-cell/>
          </table:previous>
        </table:cell-content-change>
        <table:cell-content-change table:id="ct120">
          <table:cell-address table:column="5" table:row="38" table:table="3"/>
          <office:change-info>
            <dc:creator> </dc:creator>
            <dc:date>2021-03-08T17:45:00</dc:date>
          </office:change-info>
          <table:previous>
            <table:change-track-table-cell/>
          </table:previous>
        </table:cell-content-change>
        <table:cell-content-change table:id="ct121">
          <table:cell-address table:column="5" table:row="39" table:table="3"/>
          <office:change-info>
            <dc:creator> </dc:creator>
            <dc:date>2021-03-08T17:45:00</dc:date>
          </office:change-info>
          <table:previous>
            <table:change-track-table-cell/>
          </table:previous>
        </table:cell-content-change>
        <table:cell-content-change table:id="ct122">
          <table:cell-address table:column="5" table:row="40" table:table="3"/>
          <office:change-info>
            <dc:creator> </dc:creator>
            <dc:date>2021-03-08T17:45:00</dc:date>
          </office:change-info>
          <table:previous>
            <table:change-track-table-cell/>
          </table:previous>
        </table:cell-content-change>
        <table:cell-content-change table:id="ct123">
          <table:cell-address table:column="5" table:row="41" table:table="3"/>
          <office:change-info>
            <dc:creator> </dc:creator>
            <dc:date>2021-03-08T17:45:00</dc:date>
          </office:change-info>
          <table:previous>
            <table:change-track-table-cell/>
          </table:previous>
        </table:cell-content-change>
        <table:cell-content-change table:id="ct124">
          <table:cell-address table:column="5" table:row="42" table:table="3"/>
          <office:change-info>
            <dc:creator> </dc:creator>
            <dc:date>2021-03-08T17:45:00</dc:date>
          </office:change-info>
          <table:previous>
            <table:change-track-table-cell/>
          </table:previous>
        </table:cell-content-change>
        <table:cell-content-change table:id="ct125">
          <table:cell-address table:column="6" table:row="42" table:table="3"/>
          <office:change-info>
            <dc:creator> </dc:creator>
            <dc:date>2021-03-08T18:10:00</dc:date>
          </office:change-info>
          <table:previous>
            <table:change-track-table-cell office:value-type="float" office:value="6.7"/>
          </table:previous>
        </table:cell-content-change>
        <table:cell-content-change table:id="ct126">
          <table:cell-address table:column="6" table:row="43" table:table="3"/>
          <office:change-info>
            <dc:creator> </dc:creator>
            <dc:date>2021-03-08T18:10:00</dc:date>
          </office:change-info>
          <table:previous>
            <table:change-track-table-cell/>
          </table:previous>
        </table:cell-content-change>
        <table:cell-content-change table:id="ct127">
          <table:cell-address table:column="6" table:row="44" table:table="3"/>
          <office:change-info>
            <dc:creator> </dc:creator>
            <dc:date>2021-03-08T18:10:00</dc:date>
          </office:change-info>
          <table:previous>
            <table:change-track-table-cell/>
          </table:previous>
        </table:cell-content-change>
        <table:cell-content-change table:id="ct128">
          <table:cell-address table:column="6" table:row="45" table:table="3"/>
          <office:change-info>
            <dc:creator> </dc:creator>
            <dc:date>2021-03-08T18:10:00</dc:date>
          </office:change-info>
          <table:previous>
            <table:change-track-table-cell/>
          </table:previous>
        </table:cell-content-change>
        <table:cell-content-change table:id="ct129">
          <table:cell-address table:column="6" table:row="46" table:table="3"/>
          <office:change-info>
            <dc:creator> </dc:creator>
            <dc:date>2021-03-08T18:10:00</dc:date>
          </office:change-info>
          <table:previous>
            <table:change-track-table-cell/>
          </table:previous>
        </table:cell-content-change>
        <table:cell-content-change table:id="ct130">
          <table:cell-address table:column="6" table:row="47" table:table="3"/>
          <office:change-info>
            <dc:creator> </dc:creator>
            <dc:date>2021-03-08T18:10:00</dc:date>
          </office:change-info>
          <table:previous>
            <table:change-track-table-cell/>
          </table:previous>
        </table:cell-content-change>
        <table:cell-content-change table:id="ct131">
          <table:cell-address table:column="6" table:row="48" table:table="3"/>
          <office:change-info>
            <dc:creator> </dc:creator>
            <dc:date>2021-03-08T18:10:00</dc:date>
          </office:change-info>
          <table:previous>
            <table:change-track-table-cell/>
          </table:previous>
        </table:cell-content-change>
        <table:cell-content-change table:id="ct132">
          <table:cell-address table:column="6" table:row="47" table:table="3"/>
          <office:change-info>
            <dc:creator> </dc:creator>
            <dc:date>2021-03-08T18:10:00</dc:date>
          </office:change-info>
          <table:previous table:id="ct130">
            <table:change-track-table-cell office:value-type="string">
              <text:p><text:span text:style-name="T1">v</text:span></text:p>
            </table:change-track-table-cell>
          </table:previous>
        </table:cell-content-change>
        <table:cell-content-change table:id="ct133">
          <table:cell-address table:column="6" table:row="48" table:table="3"/>
          <office:change-info>
            <dc:creator> </dc:creator>
            <dc:date>2021-03-08T18:10:00</dc:date>
          </office:change-info>
          <table:previous table:id="ct131">
            <table:change-track-table-cell office:value-type="string">
              <text:p><text:span text:style-name="T1">v</text:span></text:p>
            </table:change-track-table-cell>
          </table:previous>
        </table:cell-content-change>
        <table:cell-content-change table:id="ct134">
          <table:cell-address table:column="6" table:row="49" table:table="3"/>
          <office:change-info>
            <dc:creator> </dc:creator>
            <dc:date>2021-03-08T18:10:00</dc:date>
          </office:change-info>
          <table:previous>
            <table:change-track-table-cell/>
          </table:previous>
        </table:cell-content-change>
        <table:cell-content-change table:id="ct135">
          <table:cell-address table:column="6" table:row="50" table:table="3"/>
          <office:change-info>
            <dc:creator> </dc:creator>
            <dc:date>2021-03-08T18:10:00</dc:date>
          </office:change-info>
          <table:previous>
            <table:change-track-table-cell/>
          </table:previous>
        </table:cell-content-change>
        <table:cell-content-change table:id="ct136">
          <table:cell-address table:column="6" table:row="51" table:table="3"/>
          <office:change-info>
            <dc:creator> </dc:creator>
            <dc:date>2021-03-08T18:10:00</dc:date>
          </office:change-info>
          <table:previous>
            <table:change-track-table-cell/>
          </table:previous>
        </table:cell-content-change>
        <table:cell-content-change table:id="ct137">
          <table:cell-address table:column="6" table:row="52" table:table="3"/>
          <office:change-info>
            <dc:creator> </dc:creator>
            <dc:date>2021-03-08T18:10:00</dc:date>
          </office:change-info>
          <table:previous>
            <table:change-track-table-cell/>
          </table:previous>
        </table:cell-content-change>
        <table:cell-content-change table:id="ct138">
          <table:cell-address table:column="6" table:row="53" table:table="3"/>
          <office:change-info>
            <dc:creator> </dc:creator>
            <dc:date>2021-03-08T18:10:00</dc:date>
          </office:change-info>
          <table:previous>
            <table:change-track-table-cell/>
          </table:previous>
        </table:cell-content-change>
        <table:cell-content-change table:id="ct139">
          <table:cell-address table:column="4" table:row="120" table:table="2"/>
          <office:change-info>
            <dc:creator> </dc:creator>
            <dc:date>2021-03-14T11:06:00</dc:date>
          </office:change-info>
          <table:previous>
            <table:change-track-table-cell/>
          </table:previous>
        </table:cell-content-change>
        <table:cell-content-change table:id="ct140">
          <table:cell-address table:column="5" table:row="120" table:table="2"/>
          <office:change-info>
            <dc:creator> </dc:creator>
            <dc:date>2021-03-14T11:06:00</dc:date>
          </office:change-info>
          <table:previous>
            <table:change-track-table-cell/>
          </table:previous>
        </table:cell-content-change>
        <table:cell-content-change table:id="ct141">
          <table:cell-address table:column="4" table:row="121" table:table="2"/>
          <office:change-info>
            <dc:creator> </dc:creator>
            <dc:date>2021-03-14T11:06:00</dc:date>
          </office:change-info>
          <table:previous>
            <table:change-track-table-cell/>
          </table:previous>
        </table:cell-content-change>
        <table:cell-content-change table:id="ct142">
          <table:cell-address table:column="4" table:row="122" table:table="2"/>
          <office:change-info>
            <dc:creator> </dc:creator>
            <dc:date>2021-03-14T11:06:00</dc:date>
          </office:change-info>
          <table:previous>
            <table:change-track-table-cell/>
          </table:previous>
        </table:cell-content-change>
        <table:cell-content-change table:id="ct143">
          <table:cell-address table:column="4" table:row="123" table:table="2"/>
          <office:change-info>
            <dc:creator> </dc:creator>
            <dc:date>2021-03-14T11:06:00</dc:date>
          </office:change-info>
          <table:previous>
            <table:change-track-table-cell/>
          </table:previous>
        </table:cell-content-change>
        <table:cell-content-change table:id="ct144">
          <table:cell-address table:column="5" table:row="121" table:table="2"/>
          <office:change-info>
            <dc:creator> </dc:creator>
            <dc:date>2021-03-14T11:06:00</dc:date>
          </office:change-info>
          <table:previous>
            <table:change-track-table-cell/>
          </table:previous>
        </table:cell-content-change>
        <table:cell-content-change table:id="ct145">
          <table:cell-address table:column="5" table:row="122" table:table="2"/>
          <office:change-info>
            <dc:creator> </dc:creator>
            <dc:date>2021-03-14T11:06:00</dc:date>
          </office:change-info>
          <table:previous>
            <table:change-track-table-cell/>
          </table:previous>
        </table:cell-content-change>
        <table:cell-content-change table:id="ct146">
          <table:cell-address table:column="5" table:row="123" table:table="2"/>
          <office:change-info>
            <dc:creator> </dc:creator>
            <dc:date>2021-03-14T11:06:00</dc:date>
          </office:change-info>
          <table:previous>
            <table:change-track-table-cell/>
          </table:previous>
        </table:cell-content-change>
        <table:cell-content-change table:id="ct147">
          <table:cell-address table:column="4" table:row="124" table:table="2"/>
          <office:change-info>
            <dc:creator> </dc:creator>
            <dc:date>2021-03-14T11:06:00</dc:date>
          </office:change-info>
          <table:previous>
            <table:change-track-table-cell/>
          </table:previous>
        </table:cell-content-change>
        <table:cell-content-change table:id="ct148">
          <table:cell-address table:column="4" table:row="125" table:table="2"/>
          <office:change-info>
            <dc:creator> </dc:creator>
            <dc:date>2021-03-14T11:06:00</dc:date>
          </office:change-info>
          <table:previous>
            <table:change-track-table-cell/>
          </table:previous>
        </table:cell-content-change>
        <table:cell-content-change table:id="ct149">
          <table:cell-address table:column="4" table:row="126" table:table="2"/>
          <office:change-info>
            <dc:creator> </dc:creator>
            <dc:date>2021-03-14T11:06:00</dc:date>
          </office:change-info>
          <table:previous>
            <table:change-track-table-cell/>
          </table:previous>
        </table:cell-content-change>
        <table:cell-content-change table:id="ct150">
          <table:cell-address table:column="5" table:row="124" table:table="2"/>
          <office:change-info>
            <dc:creator> </dc:creator>
            <dc:date>2021-03-14T11:06:00</dc:date>
          </office:change-info>
          <table:previous>
            <table:change-track-table-cell/>
          </table:previous>
        </table:cell-content-change>
        <table:cell-content-change table:id="ct151">
          <table:cell-address table:column="5" table:row="125" table:table="2"/>
          <office:change-info>
            <dc:creator> </dc:creator>
            <dc:date>2021-03-14T11:06:00</dc:date>
          </office:change-info>
          <table:previous>
            <table:change-track-table-cell/>
          </table:previous>
        </table:cell-content-change>
        <table:cell-content-change table:id="ct152">
          <table:cell-address table:column="5" table:row="126" table:table="2"/>
          <office:change-info>
            <dc:creator> </dc:creator>
            <dc:date>2021-03-14T11:06:00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27" table:table="2"/>
          <office:change-info>
            <dc:creator> </dc:creator>
            <dc:date>2021-03-14T11:06:00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27" table:table="2"/>
          <office:change-info>
            <dc:creator> </dc:creator>
            <dc:date>2021-03-14T11:06:00</dc:date>
          </office:change-info>
          <table:previous table:id="ct153">
            <table:change-track-table-cell office:value-type="string">
              <text:p><text:span text:style-name="T1">Center right</text:span></text:p>
            </table:change-track-table-cell>
          </table:previous>
        </table:cell-content-change>
        <table:cell-content-change table:id="ct155">
          <table:cell-address table:column="5" table:row="127" table:table="2"/>
          <office:change-info>
            <dc:creator> </dc:creator>
            <dc:date>2021-03-14T11:06:00</dc:date>
          </office:change-info>
          <table:previous>
            <table:change-track-table-cell/>
          </table:previous>
        </table:cell-content-change>
        <table:cell-content-change table:id="ct156">
          <table:cell-address table:column="4" table:row="128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57">
          <table:cell-address table:column="4" table:row="129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58">
          <table:cell-address table:column="4" table:row="130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31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32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33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34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35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64">
          <table:cell-address table:column="4" table:row="136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65">
          <table:cell-address table:column="4" table:row="137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66">
          <table:cell-address table:column="4" table:row="138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67">
          <table:cell-address table:column="4" table:row="139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40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41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42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43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44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73">
          <table:cell-address table:column="4" table:row="145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74">
          <table:cell-address table:column="4" table:row="146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75">
          <table:cell-address table:column="4" table:row="147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76">
          <table:cell-address table:column="4" table:row="148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77">
          <table:cell-address table:column="4" table:row="149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78">
          <table:cell-address table:column="4" table:row="150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79">
          <table:cell-address table:column="5" table:row="128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80">
          <table:cell-address table:column="5" table:row="129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81">
          <table:cell-address table:column="5" table:row="130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82">
          <table:cell-address table:column="5" table:row="131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83">
          <table:cell-address table:column="5" table:row="132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84">
          <table:cell-address table:column="5" table:row="133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85">
          <table:cell-address table:column="5" table:row="134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86">
          <table:cell-address table:column="5" table:row="135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87">
          <table:cell-address table:column="5" table:row="136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88">
          <table:cell-address table:column="5" table:row="137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89">
          <table:cell-address table:column="5" table:row="138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90">
          <table:cell-address table:column="5" table:row="139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91">
          <table:cell-address table:column="5" table:row="140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92">
          <table:cell-address table:column="5" table:row="141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93">
          <table:cell-address table:column="5" table:row="142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94">
          <table:cell-address table:column="5" table:row="143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95">
          <table:cell-address table:column="5" table:row="144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145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97">
          <table:cell-address table:column="5" table:row="146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98">
          <table:cell-address table:column="5" table:row="147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199">
          <table:cell-address table:column="5" table:row="148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200">
          <table:cell-address table:column="5" table:row="149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201">
          <table:cell-address table:column="5" table:row="150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202">
          <table:cell-address table:column="4" table:row="151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203">
          <table:cell-address table:column="4" table:row="152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204">
          <table:cell-address table:column="4" table:row="153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205">
          <table:cell-address table:column="4" table:row="154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206">
          <table:cell-address table:column="4" table:row="155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151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208">
          <table:cell-address table:column="5" table:row="152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209">
          <table:cell-address table:column="5" table:row="153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154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155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212">
          <table:cell-address table:column="4" table:row="156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213">
          <table:cell-address table:column="5" table:row="156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214">
          <table:cell-address table:column="4" table:row="157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215">
          <table:cell-address table:column="4" table:row="157" table:table="2"/>
          <office:change-info>
            <dc:creator> </dc:creator>
            <dc:date>2021-03-14T11:07:00</dc:date>
          </office:change-info>
          <table:previous table:id="ct214">
            <table:change-track-table-cell office:value-type="string">
              <text:p><text:span text:style-name="T1">right</text:span></text:p>
            </table:change-track-table-cell>
          </table:previous>
        </table:cell-content-change>
        <table:cell-content-change table:id="ct216">
          <table:cell-address table:column="5" table:row="157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217">
          <table:cell-address table:column="4" table:row="158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218">
          <table:cell-address table:column="5" table:row="158" table:table="2"/>
          <office:change-info>
            <dc:creator> </dc:creator>
            <dc:date>2021-03-14T11:07:00</dc:date>
          </office:change-info>
          <table:previous>
            <table:change-track-table-cell/>
          </table:previous>
        </table:cell-content-change>
        <table:cell-content-change table:id="ct219">
          <table:cell-address table:column="9" table:row="46" table:table="3"/>
          <office:change-info>
            <dc:creator> </dc:creator>
            <dc:date>2021-03-08T19:02:00</dc:date>
          </office:change-info>
          <table:previous>
            <table:change-track-table-cell/>
          </table:previous>
        </table:cell-content-change>
        <table:cell-content-change table:id="ct220">
          <table:cell-address table:column="9" table:row="47" table:table="3"/>
          <office:change-info>
            <dc:creator> </dc:creator>
            <dc:date>2021-03-08T19:02:00</dc:date>
          </office:change-info>
          <table:previous>
            <table:change-track-table-cell/>
          </table:previous>
        </table:cell-content-change>
        <table:cell-content-change table:id="ct221">
          <table:cell-address table:column="9" table:row="48" table:table="3"/>
          <office:change-info>
            <dc:creator> </dc:creator>
            <dc:date>2021-03-08T19:02:00</dc:date>
          </office:change-info>
          <table:previous>
            <table:change-track-table-cell/>
          </table:previous>
        </table:cell-content-change>
        <table:cell-content-change table:id="ct222">
          <table:cell-address table:column="9" table:row="49" table:table="3"/>
          <office:change-info>
            <dc:creator> </dc:creator>
            <dc:date>2021-03-08T19:02:00</dc:date>
          </office:change-info>
          <table:previous>
            <table:change-track-table-cell/>
          </table:previous>
        </table:cell-content-change>
        <table:cell-content-change table:id="ct223">
          <table:cell-address table:column="9" table:row="50" table:table="3"/>
          <office:change-info>
            <dc:creator> </dc:creator>
            <dc:date>2021-03-08T19:02:00</dc:date>
          </office:change-info>
          <table:previous>
            <table:change-track-table-cell/>
          </table:previous>
        </table:cell-content-change>
        <table:cell-content-change table:id="ct224">
          <table:cell-address table:column="9" table:row="51" table:table="3"/>
          <office:change-info>
            <dc:creator> </dc:creator>
            <dc:date>2021-03-08T19:02:00</dc:date>
          </office:change-info>
          <table:previous>
            <table:change-track-table-cell/>
          </table:previous>
        </table:cell-content-change>
        <table:cell-content-change table:id="ct225">
          <table:cell-address table:column="9" table:row="52" table:table="3"/>
          <office:change-info>
            <dc:creator> </dc:creator>
            <dc:date>2021-03-08T19:02:00</dc:date>
          </office:change-info>
          <table:previous>
            <table:change-track-table-cell/>
          </table:previous>
        </table:cell-content-change>
        <table:cell-content-change table:id="ct226">
          <table:cell-address table:column="9" table:row="53" table:table="3"/>
          <office:change-info>
            <dc:creator> </dc:creator>
            <dc:date>2021-03-08T19:02:00</dc:date>
          </office:change-info>
          <table:previous>
            <table:change-track-table-cell/>
          </table:previous>
        </table:cell-content-change>
        <table:cell-content-change table:id="ct227">
          <table:cell-address table:column="4" table:row="159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28">
          <table:cell-address table:column="4" table:row="160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29">
          <table:cell-address table:column="4" table:row="161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30">
          <table:cell-address table:column="4" table:row="162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31">
          <table:cell-address table:column="4" table:row="163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32">
          <table:cell-address table:column="4" table:row="164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33">
          <table:cell-address table:column="4" table:row="165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34">
          <table:cell-address table:column="4" table:row="166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35">
          <table:cell-address table:column="4" table:row="167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36">
          <table:cell-address table:column="4" table:row="168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37">
          <table:cell-address table:column="4" table:row="169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38">
          <table:cell-address table:column="4" table:row="170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39">
          <table:cell-address table:column="4" table:row="171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40">
          <table:cell-address table:column="4" table:row="172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41">
          <table:cell-address table:column="4" table:row="173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42">
          <table:cell-address table:column="4" table:row="174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43">
          <table:cell-address table:column="4" table:row="175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44">
          <table:cell-address table:column="4" table:row="176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45">
          <table:cell-address table:column="4" table:row="177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46">
          <table:cell-address table:column="4" table:row="178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47">
          <table:cell-address table:column="4" table:row="179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48">
          <table:cell-address table:column="4" table:row="180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49">
          <table:cell-address table:column="4" table:row="181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50">
          <table:cell-address table:column="4" table:row="182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51">
          <table:cell-address table:column="4" table:row="183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52">
          <table:cell-address table:column="4" table:row="184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53">
          <table:cell-address table:column="4" table:row="185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54">
          <table:cell-address table:column="4" table:row="186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55">
          <table:cell-address table:column="4" table:row="187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56">
          <table:cell-address table:column="4" table:row="188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57">
          <table:cell-address table:column="4" table:row="189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58">
          <table:cell-address table:column="4" table:row="190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59">
          <table:cell-address table:column="4" table:row="191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60">
          <table:cell-address table:column="4" table:row="192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61">
          <table:cell-address table:column="4" table:row="193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62">
          <table:cell-address table:column="4" table:row="194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63">
          <table:cell-address table:column="4" table:row="195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64">
          <table:cell-address table:column="4" table:row="196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65">
          <table:cell-address table:column="4" table:row="197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66">
          <table:cell-address table:column="4" table:row="198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67">
          <table:cell-address table:column="4" table:row="199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68">
          <table:cell-address table:column="4" table:row="200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69">
          <table:cell-address table:column="4" table:row="201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70">
          <table:cell-address table:column="4" table:row="202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71">
          <table:cell-address table:column="4" table:row="203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72">
          <table:cell-address table:column="4" table:row="204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73">
          <table:cell-address table:column="4" table:row="205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74">
          <table:cell-address table:column="4" table:row="206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75">
          <table:cell-address table:column="4" table:row="207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76">
          <table:cell-address table:column="4" table:row="208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77">
          <table:cell-address table:column="4" table:row="209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78">
          <table:cell-address table:column="4" table:row="210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79">
          <table:cell-address table:column="4" table:row="211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80">
          <table:cell-address table:column="4" table:row="212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81">
          <table:cell-address table:column="4" table:row="213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82">
          <table:cell-address table:column="4" table:row="214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83">
          <table:cell-address table:column="4" table:row="215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84">
          <table:cell-address table:column="4" table:row="216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85">
          <table:cell-address table:column="4" table:row="217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86">
          <table:cell-address table:column="4" table:row="218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87">
          <table:cell-address table:column="4" table:row="219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88">
          <table:cell-address table:column="4" table:row="220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221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222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223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92">
          <table:cell-address table:column="4" table:row="224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93">
          <table:cell-address table:column="4" table:row="225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94">
          <table:cell-address table:column="4" table:row="226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95">
          <table:cell-address table:column="4" table:row="227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96">
          <table:cell-address table:column="4" table:row="228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97">
          <table:cell-address table:column="4" table:row="229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98">
          <table:cell-address table:column="4" table:row="230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299">
          <table:cell-address table:column="4" table:row="231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00">
          <table:cell-address table:column="5" table:row="159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01">
          <table:cell-address table:column="5" table:row="160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02">
          <table:cell-address table:column="5" table:row="161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03">
          <table:cell-address table:column="5" table:row="162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04">
          <table:cell-address table:column="5" table:row="163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05">
          <table:cell-address table:column="5" table:row="164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06">
          <table:cell-address table:column="5" table:row="165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07">
          <table:cell-address table:column="5" table:row="166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08">
          <table:cell-address table:column="5" table:row="167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09">
          <table:cell-address table:column="5" table:row="168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10">
          <table:cell-address table:column="5" table:row="169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11">
          <table:cell-address table:column="5" table:row="170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12">
          <table:cell-address table:column="5" table:row="171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13">
          <table:cell-address table:column="5" table:row="172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14">
          <table:cell-address table:column="5" table:row="173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15">
          <table:cell-address table:column="5" table:row="174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16">
          <table:cell-address table:column="5" table:row="175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17">
          <table:cell-address table:column="5" table:row="176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18">
          <table:cell-address table:column="5" table:row="177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19">
          <table:cell-address table:column="5" table:row="178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20">
          <table:cell-address table:column="5" table:row="179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21">
          <table:cell-address table:column="5" table:row="180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22">
          <table:cell-address table:column="5" table:row="181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23">
          <table:cell-address table:column="5" table:row="182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24">
          <table:cell-address table:column="5" table:row="183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25">
          <table:cell-address table:column="5" table:row="184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26">
          <table:cell-address table:column="5" table:row="185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27">
          <table:cell-address table:column="5" table:row="186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28">
          <table:cell-address table:column="5" table:row="187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29">
          <table:cell-address table:column="5" table:row="188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30">
          <table:cell-address table:column="5" table:row="189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31">
          <table:cell-address table:column="5" table:row="190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32">
          <table:cell-address table:column="5" table:row="191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33">
          <table:cell-address table:column="5" table:row="192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34">
          <table:cell-address table:column="5" table:row="193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35">
          <table:cell-address table:column="5" table:row="194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36">
          <table:cell-address table:column="5" table:row="195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37">
          <table:cell-address table:column="5" table:row="196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38">
          <table:cell-address table:column="5" table:row="197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198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40">
          <table:cell-address table:column="5" table:row="199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41">
          <table:cell-address table:column="5" table:row="200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42">
          <table:cell-address table:column="5" table:row="201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202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44">
          <table:cell-address table:column="5" table:row="203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45">
          <table:cell-address table:column="5" table:row="204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46">
          <table:cell-address table:column="5" table:row="205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47">
          <table:cell-address table:column="5" table:row="206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48">
          <table:cell-address table:column="5" table:row="207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49">
          <table:cell-address table:column="5" table:row="208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50">
          <table:cell-address table:column="5" table:row="209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51">
          <table:cell-address table:column="5" table:row="210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52">
          <table:cell-address table:column="5" table:row="211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53">
          <table:cell-address table:column="5" table:row="212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54">
          <table:cell-address table:column="5" table:row="213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55">
          <table:cell-address table:column="5" table:row="214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56">
          <table:cell-address table:column="5" table:row="215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57">
          <table:cell-address table:column="5" table:row="216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58">
          <table:cell-address table:column="5" table:row="217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59">
          <table:cell-address table:column="5" table:row="218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60">
          <table:cell-address table:column="5" table:row="219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61">
          <table:cell-address table:column="5" table:row="220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62">
          <table:cell-address table:column="5" table:row="221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63">
          <table:cell-address table:column="5" table:row="222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64">
          <table:cell-address table:column="5" table:row="223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65">
          <table:cell-address table:column="5" table:row="224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66">
          <table:cell-address table:column="5" table:row="225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67">
          <table:cell-address table:column="5" table:row="226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227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69">
          <table:cell-address table:column="5" table:row="228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70">
          <table:cell-address table:column="5" table:row="229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71">
          <table:cell-address table:column="5" table:row="230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72">
          <table:cell-address table:column="5" table:row="231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73">
          <table:cell-address table:column="4" table:row="232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74">
          <table:cell-address table:column="5" table:row="232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75">
          <table:cell-address table:column="4" table:row="233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76">
          <table:cell-address table:column="4" table:row="234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77">
          <table:cell-address table:column="4" table:row="235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78">
          <table:cell-address table:column="4" table:row="236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79">
          <table:cell-address table:column="4" table:row="237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80">
          <table:cell-address table:column="4" table:row="238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81">
          <table:cell-address table:column="4" table:row="239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82">
          <table:cell-address table:column="4" table:row="240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83">
          <table:cell-address table:column="4" table:row="241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84">
          <table:cell-address table:column="4" table:row="242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85">
          <table:cell-address table:column="4" table:row="243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86">
          <table:cell-address table:column="4" table:row="244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87">
          <table:cell-address table:column="4" table:row="245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88">
          <table:cell-address table:column="4" table:row="246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89">
          <table:cell-address table:column="4" table:row="247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90">
          <table:cell-address table:column="4" table:row="248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91">
          <table:cell-address table:column="4" table:row="249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92">
          <table:cell-address table:column="4" table:row="250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93">
          <table:cell-address table:column="4" table:row="251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94">
          <table:cell-address table:column="4" table:row="252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95">
          <table:cell-address table:column="4" table:row="253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96">
          <table:cell-address table:column="4" table:row="254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97">
          <table:cell-address table:column="4" table:row="255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98">
          <table:cell-address table:column="4" table:row="256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399">
          <table:cell-address table:column="4" table:row="257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00">
          <table:cell-address table:column="4" table:row="258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01">
          <table:cell-address table:column="4" table:row="259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02">
          <table:cell-address table:column="5" table:row="233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03">
          <table:cell-address table:column="5" table:row="234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04">
          <table:cell-address table:column="5" table:row="235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05">
          <table:cell-address table:column="5" table:row="236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06">
          <table:cell-address table:column="5" table:row="237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07">
          <table:cell-address table:column="5" table:row="238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08">
          <table:cell-address table:column="5" table:row="239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09">
          <table:cell-address table:column="5" table:row="240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10">
          <table:cell-address table:column="5" table:row="241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11">
          <table:cell-address table:column="5" table:row="242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12">
          <table:cell-address table:column="5" table:row="243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13">
          <table:cell-address table:column="5" table:row="244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14">
          <table:cell-address table:column="5" table:row="245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15">
          <table:cell-address table:column="5" table:row="246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16">
          <table:cell-address table:column="5" table:row="247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17">
          <table:cell-address table:column="5" table:row="248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18">
          <table:cell-address table:column="5" table:row="249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19">
          <table:cell-address table:column="5" table:row="250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5" table:row="251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21">
          <table:cell-address table:column="5" table:row="252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22">
          <table:cell-address table:column="5" table:row="253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23">
          <table:cell-address table:column="5" table:row="254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24">
          <table:cell-address table:column="5" table:row="255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25">
          <table:cell-address table:column="5" table:row="256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257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27">
          <table:cell-address table:column="5" table:row="258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28">
          <table:cell-address table:column="5" table:row="259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29">
          <table:cell-address table:column="4" table:row="260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30">
          <table:cell-address table:column="5" table:row="260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31">
          <table:cell-address table:column="4" table:row="261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32">
          <table:cell-address table:column="4" table:row="262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33">
          <table:cell-address table:column="4" table:row="263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34">
          <table:cell-address table:column="5" table:row="261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35">
          <table:cell-address table:column="5" table:row="262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36">
          <table:cell-address table:column="5" table:row="263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37">
          <table:cell-address table:column="4" table:row="264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38">
          <table:cell-address table:column="4" table:row="264" table:table="2"/>
          <office:change-info>
            <dc:creator> </dc:creator>
            <dc:date>2021-03-14T11:08:00</dc:date>
          </office:change-info>
          <table:previous table:id="ct437">
            <table:change-track-table-cell office:value-type="string">
              <text:p><text:span text:style-name="T1">right</text:span></text:p>
            </table:change-track-table-cell>
          </table:previous>
        </table:cell-content-change>
        <table:cell-content-change table:id="ct439">
          <table:cell-address table:column="5" table:row="264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40">
          <table:cell-address table:column="4" table:row="265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41">
          <table:cell-address table:column="4" table:row="266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42">
          <table:cell-address table:column="5" table:row="265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43">
          <table:cell-address table:column="5" table:row="266" table:table="2"/>
          <office:change-info>
            <dc:creator> </dc:creator>
            <dc:date>2021-03-14T11:08:00</dc:date>
          </office:change-info>
          <table:previous>
            <table:change-track-table-cell/>
          </table:previous>
        </table:cell-content-change>
        <table:cell-content-change table:id="ct444">
          <table:cell-address table:column="4" table:row="267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45">
          <table:cell-address table:column="5" table:row="267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46">
          <table:cell-address table:column="4" table:row="268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47">
          <table:cell-address table:column="5" table:row="268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48">
          <table:cell-address table:column="4" table:row="269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49">
          <table:cell-address table:column="5" table:row="269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50">
          <table:cell-address table:column="4" table:row="270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51">
          <table:cell-address table:column="5" table:row="270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52">
          <table:cell-address table:column="4" table:row="271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53">
          <table:cell-address table:column="5" table:row="271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54">
          <table:cell-address table:column="4" table:row="272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55">
          <table:cell-address table:column="5" table:row="272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56">
          <table:cell-address table:column="4" table:row="273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57">
          <table:cell-address table:column="4" table:row="274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58">
          <table:cell-address table:column="4" table:row="275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59">
          <table:cell-address table:column="4" table:row="276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60">
          <table:cell-address table:column="4" table:row="277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61">
          <table:cell-address table:column="4" table:row="278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62">
          <table:cell-address table:column="4" table:row="279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63">
          <table:cell-address table:column="4" table:row="280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64">
          <table:cell-address table:column="4" table:row="281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65">
          <table:cell-address table:column="4" table:row="282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66">
          <table:cell-address table:column="4" table:row="283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67">
          <table:cell-address table:column="4" table:row="284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68">
          <table:cell-address table:column="4" table:row="285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69">
          <table:cell-address table:column="4" table:row="286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70">
          <table:cell-address table:column="4" table:row="287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71">
          <table:cell-address table:column="4" table:row="288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72">
          <table:cell-address table:column="5" table:row="273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73">
          <table:cell-address table:column="5" table:row="274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74">
          <table:cell-address table:column="5" table:row="275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75">
          <table:cell-address table:column="5" table:row="276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76">
          <table:cell-address table:column="5" table:row="277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77">
          <table:cell-address table:column="5" table:row="278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78">
          <table:cell-address table:column="5" table:row="279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79">
          <table:cell-address table:column="5" table:row="280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80">
          <table:cell-address table:column="5" table:row="281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81">
          <table:cell-address table:column="5" table:row="282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82">
          <table:cell-address table:column="5" table:row="283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83">
          <table:cell-address table:column="5" table:row="284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84">
          <table:cell-address table:column="5" table:row="285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85">
          <table:cell-address table:column="5" table:row="286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86">
          <table:cell-address table:column="5" table:row="287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87">
          <table:cell-address table:column="5" table:row="288" table:table="2"/>
          <office:change-info>
            <dc:creator> </dc:creator>
            <dc:date>2021-03-14T11:09:00</dc:date>
          </office:change-info>
          <table:previous>
            <table:change-track-table-cell/>
          </table:previous>
        </table:cell-content-change>
        <table:cell-content-change table:id="ct488">
          <table:cell-address table:column="4" table:row="289" table:table="2"/>
          <office:change-info>
            <dc:creator> </dc:creator>
            <dc:date>2021-03-14T11:10:00</dc:date>
          </office:change-info>
          <table:previous>
            <table:change-track-table-cell/>
          </table:previous>
        </table:cell-content-change>
        <table:cell-content-change table:id="ct489">
          <table:cell-address table:column="4" table:row="290" table:table="2"/>
          <office:change-info>
            <dc:creator> </dc:creator>
            <dc:date>2021-03-14T11:10:00</dc:date>
          </office:change-info>
          <table:previous>
            <table:change-track-table-cell/>
          </table:previous>
        </table:cell-content-change>
        <table:cell-content-change table:id="ct490">
          <table:cell-address table:column="5" table:row="289" table:table="2"/>
          <office:change-info>
            <dc:creator> </dc:creator>
            <dc:date>2021-03-14T11:10:00</dc:date>
          </office:change-info>
          <table:previous>
            <table:change-track-table-cell/>
          </table:previous>
        </table:cell-content-change>
        <table:cell-content-change table:id="ct491">
          <table:cell-address table:column="5" table:row="290" table:table="2"/>
          <office:change-info>
            <dc:creator> </dc:creator>
            <dc:date>2021-03-14T11:10:00</dc:date>
          </office:change-info>
          <table:previous>
            <table:change-track-table-cell/>
          </table:previous>
        </table:cell-content-change>
        <table:cell-content-change table:id="ct492">
          <table:cell-address table:column="4" table:row="291" table:table="2"/>
          <office:change-info>
            <dc:creator> </dc:creator>
            <dc:date>2021-03-14T11:10:00</dc:date>
          </office:change-info>
          <table:previous>
            <table:change-track-table-cell/>
          </table:previous>
        </table:cell-content-change>
        <table:cell-content-change table:id="ct493">
          <table:cell-address table:column="5" table:row="291" table:table="2"/>
          <office:change-info>
            <dc:creator> </dc:creator>
            <dc:date>2021-03-14T11:10:00</dc:date>
          </office:change-info>
          <table:previous>
            <table:change-track-table-cell/>
          </table:previous>
        </table:cell-content-change>
        <table:cell-content-change table:id="ct494">
          <table:cell-address table:column="4" table:row="0" table:table="1"/>
          <office:change-info>
            <dc:creator> </dc:creator>
            <dc:date>2021-03-14T11:10:00</dc:date>
          </office:change-info>
          <table:previous>
            <table:change-track-table-cell/>
          </table:previous>
        </table:cell-content-change>
        <table:cell-content-change table:id="ct495">
          <table:cell-address table:column="5" table:row="0" table:table="1"/>
          <office:change-info>
            <dc:creator> </dc:creator>
            <dc:date>2021-03-14T11:10:00</dc:date>
          </office:change-info>
          <table:previous>
            <table:change-track-table-cell/>
          </table:previous>
        </table:cell-content-change>
        <table:cell-content-change table:id="ct496">
          <table:cell-address table:column="4" table:row="1" table:table="2"/>
          <office:change-info>
            <dc:creator> </dc:creator>
            <dc:date>2021-03-14T10:58:00</dc:date>
          </office:change-info>
          <table:previous>
            <table:change-track-table-cell/>
          </table:previous>
        </table:cell-content-change>
        <table:cell-content-change table:id="ct497">
          <table:cell-address table:column="5" table:row="1" table:table="2"/>
          <office:change-info>
            <dc:creator> </dc:creator>
            <dc:date>2021-03-14T10:58:00</dc:date>
          </office:change-info>
          <table:previous>
            <table:change-track-table-cell/>
          </table:previous>
        </table:cell-content-change>
        <table:cell-content-change table:id="ct498">
          <table:cell-address table:column="4" table:row="1" table:table="2"/>
          <office:change-info>
            <dc:creator> </dc:creator>
            <dc:date>2021-03-14T10:58:00</dc:date>
          </office:change-info>
          <table:previous table:id="ct496">
            <table:change-track-table-cell/>
          </table:previous>
        </table:cell-content-change>
        <table:cell-content-change table:id="ct499">
          <table:cell-address table:column="4" table:row="1" table:table="2"/>
          <office:change-info>
            <dc:creator> </dc:creator>
            <dc:date>2021-03-14T10:58:00</dc:date>
          </office:change-info>
          <table:previous table:id="ct498">
            <table:change-track-table-cell/>
          </table:previous>
        </table:cell-content-change>
        <table:cell-content-change table:id="ct500">
          <table:cell-address table:column="4" table:row="1" table:table="2"/>
          <office:change-info>
            <dc:creator> </dc:creator>
            <dc:date>2021-03-14T10:58:00</dc:date>
          </office:change-info>
          <table:previous table:id="ct499">
            <table:change-track-table-cell/>
          </table:previous>
        </table:cell-content-change>
        <table:cell-content-change table:id="ct501">
          <table:cell-address table:column="4" table:row="1" table:table="2"/>
          <office:change-info>
            <dc:creator> </dc:creator>
            <dc:date>2021-03-14T10:58:00</dc:date>
          </office:change-info>
          <table:previous table:id="ct500">
            <table:change-track-table-cell/>
          </table:previous>
        </table:cell-content-change>
        <table:cell-content-change table:id="ct502">
          <table:cell-address table:column="4" table:row="1" table:table="2"/>
          <office:change-info>
            <dc:creator> </dc:creator>
            <dc:date>2021-03-14T10:58:00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4" table:row="1" table:table="2"/>
          <office:change-info>
            <dc:creator> </dc:creator>
            <dc:date>2021-03-14T10:58:00</dc:date>
          </office:change-info>
          <table:previous table:id="ct502">
            <table:change-track-table-cell/>
          </table:previous>
        </table:cell-content-change>
        <table:cell-content-change table:id="ct504">
          <table:cell-address table:column="4" table:row="1" table:table="2"/>
          <office:change-info>
            <dc:creator> </dc:creator>
            <dc:date>2021-03-14T10:58:00</dc:date>
          </office:change-info>
          <table:previous table:id="ct503">
            <table:change-track-table-cell/>
          </table:previous>
        </table:cell-content-change>
        <table:cell-content-change table:id="ct505">
          <table:cell-address table:column="4" table:row="1" table:table="2"/>
          <office:change-info>
            <dc:creator> </dc:creator>
            <dc:date>2021-03-14T10:58:00</dc:date>
          </office:change-info>
          <table:previous table:id="ct504">
            <table:change-track-table-cell/>
          </table:previous>
        </table:cell-content-change>
        <table:cell-content-change table:id="ct506">
          <table:cell-address table:column="4" table:row="1" table:table="2"/>
          <office:change-info>
            <dc:creator> </dc:creator>
            <dc:date>2021-03-14T10:58:00</dc:date>
          </office:change-info>
          <table:previous table:id="ct505">
            <table:change-track-table-cell/>
          </table:previous>
        </table:cell-content-change>
        <table:cell-content-change table:id="ct507">
          <table:cell-address table:column="4" table:row="1" table:table="2"/>
          <office:change-info>
            <dc:creator> </dc:creator>
            <dc:date>2021-03-14T10:58:00</dc:date>
          </office:change-info>
          <table:previous table:id="ct506">
            <table:change-track-table-cell/>
          </table:previous>
        </table:cell-content-change>
        <table:cell-content-change table:id="ct508">
          <table:cell-address table:column="4" table:row="1" table:table="2"/>
          <office:change-info>
            <dc:creator> </dc:creator>
            <dc:date>2021-03-14T10:58:00</dc:date>
          </office:change-info>
          <table:previous table:id="ct507">
            <table:change-track-table-cell/>
          </table:previous>
        </table:cell-content-change>
        <table:cell-content-change table:id="ct509">
          <table:cell-address table:column="4" table:row="1" table:table="2"/>
          <office:change-info>
            <dc:creator> </dc:creator>
            <dc:date>2021-03-14T10:58:00</dc:date>
          </office:change-info>
          <table:previous table:id="ct508">
            <table:change-track-table-cell/>
          </table:previous>
        </table:cell-content-change>
        <table:cell-content-change table:id="ct510">
          <table:cell-address table:column="4" table:row="1" table:table="2"/>
          <office:change-info>
            <dc:creator> </dc:creator>
            <dc:date>2021-03-14T10:58:00</dc:date>
          </office:change-info>
          <table:previous table:id="ct509">
            <table:change-track-table-cell/>
          </table:previous>
        </table:cell-content-change>
        <table:cell-content-change table:id="ct511">
          <table:cell-address table:column="4" table:row="2" table:table="2"/>
          <office:change-info>
            <dc:creator> </dc:creator>
            <dc:date>2021-03-14T10:58:00</dc:date>
          </office:change-info>
          <table:previous>
            <table:change-track-table-cell/>
          </table:previous>
        </table:cell-content-change>
        <table:cell-content-change table:id="ct512">
          <table:cell-address table:column="4" table:row="3" table:table="2"/>
          <office:change-info>
            <dc:creator> </dc:creator>
            <dc:date>2021-03-14T10:58:00</dc:date>
          </office:change-info>
          <table:previous>
            <table:change-track-table-cell/>
          </table:previous>
        </table:cell-content-change>
        <table:cell-content-change table:id="ct513">
          <table:cell-address table:column="4" table:row="4" table:table="2"/>
          <office:change-info>
            <dc:creator> </dc:creator>
            <dc:date>2021-03-14T10:58:00</dc:date>
          </office:change-info>
          <table:previous>
            <table:change-track-table-cell/>
          </table:previous>
        </table:cell-content-change>
        <table:cell-content-change table:id="ct514">
          <table:cell-address table:column="4" table:row="5" table:table="2"/>
          <office:change-info>
            <dc:creator> </dc:creator>
            <dc:date>2021-03-14T10:58:00</dc:date>
          </office:change-info>
          <table:previous>
            <table:change-track-table-cell/>
          </table:previous>
        </table:cell-content-change>
        <table:cell-content-change table:id="ct515">
          <table:cell-address table:column="4" table:row="6" table:table="2"/>
          <office:change-info>
            <dc:creator> </dc:creator>
            <dc:date>2021-03-14T10:58:00</dc:date>
          </office:change-info>
          <table:previous>
            <table:change-track-table-cell/>
          </table:previous>
        </table:cell-content-change>
        <table:cell-content-change table:id="ct516">
          <table:cell-address table:column="4" table:row="7" table:table="2"/>
          <office:change-info>
            <dc:creator> </dc:creator>
            <dc:date>2021-03-14T10:58:00</dc:date>
          </office:change-info>
          <table:previous>
            <table:change-track-table-cell/>
          </table:previous>
        </table:cell-content-change>
        <table:cell-content-change table:id="ct517">
          <table:cell-address table:column="4" table:row="8" table:table="2"/>
          <office:change-info>
            <dc:creator> </dc:creator>
            <dc:date>2021-03-14T10:58:00</dc:date>
          </office:change-info>
          <table:previous>
            <table:change-track-table-cell/>
          </table:previous>
        </table:cell-content-change>
        <table:cell-content-change table:id="ct518">
          <table:cell-address table:column="4" table:row="9" table:table="2"/>
          <office:change-info>
            <dc:creator> </dc:creator>
            <dc:date>2021-03-14T10:58:00</dc:date>
          </office:change-info>
          <table:previous>
            <table:change-track-table-cell/>
          </table:previous>
        </table:cell-content-change>
        <table:cell-content-change table:id="ct519">
          <table:cell-address table:column="4" table:row="10" table:table="2"/>
          <office:change-info>
            <dc:creator> </dc:creator>
            <dc:date>2021-03-14T10:58:00</dc:date>
          </office:change-info>
          <table:previous>
            <table:change-track-table-cell/>
          </table:previous>
        </table:cell-content-change>
        <table:cell-content-change table:id="ct520">
          <table:cell-address table:column="4" table:row="11" table:table="2"/>
          <office:change-info>
            <dc:creator> </dc:creator>
            <dc:date>2021-03-14T10:58:00</dc:date>
          </office:change-info>
          <table:previous>
            <table:change-track-table-cell/>
          </table:previous>
        </table:cell-content-change>
        <table:cell-content-change table:id="ct521">
          <table:cell-address table:column="4" table:row="1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22">
          <table:cell-address table:column="5" table:row="1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23">
          <table:cell-address table:column="4" table:row="2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24">
          <table:cell-address table:column="4" table:row="3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25">
          <table:cell-address table:column="4" table:row="4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26">
          <table:cell-address table:column="4" table:row="5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27">
          <table:cell-address table:column="4" table:row="6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28">
          <table:cell-address table:column="4" table:row="7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29">
          <table:cell-address table:column="4" table:row="8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30">
          <table:cell-address table:column="4" table:row="9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31">
          <table:cell-address table:column="4" table:row="10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32">
          <table:cell-address table:column="4" table:row="11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33">
          <table:cell-address table:column="4" table:row="12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34">
          <table:cell-address table:column="4" table:row="13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35">
          <table:cell-address table:column="4" table:row="14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36">
          <table:cell-address table:column="5" table:row="2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37">
          <table:cell-address table:column="5" table:row="3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38">
          <table:cell-address table:column="5" table:row="4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39">
          <table:cell-address table:column="5" table:row="5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40">
          <table:cell-address table:column="5" table:row="6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41">
          <table:cell-address table:column="5" table:row="7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42">
          <table:cell-address table:column="5" table:row="8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43">
          <table:cell-address table:column="5" table:row="9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44">
          <table:cell-address table:column="5" table:row="10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45">
          <table:cell-address table:column="5" table:row="11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46">
          <table:cell-address table:column="5" table:row="12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47">
          <table:cell-address table:column="5" table:row="13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48">
          <table:cell-address table:column="5" table:row="14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49">
          <table:cell-address table:column="4" table:row="15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50">
          <table:cell-address table:column="5" table:row="15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51">
          <table:cell-address table:column="4" table:row="16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52">
          <table:cell-address table:column="4" table:row="17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53">
          <table:cell-address table:column="4" table:row="18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54">
          <table:cell-address table:column="4" table:row="19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55">
          <table:cell-address table:column="4" table:row="20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56">
          <table:cell-address table:column="4" table:row="21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57">
          <table:cell-address table:column="4" table:row="22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58">
          <table:cell-address table:column="4" table:row="23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59">
          <table:cell-address table:column="4" table:row="24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60">
          <table:cell-address table:column="4" table:row="25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61">
          <table:cell-address table:column="4" table:row="26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62">
          <table:cell-address table:column="4" table:row="27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63">
          <table:cell-address table:column="4" table:row="28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64">
          <table:cell-address table:column="4" table:row="29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65">
          <table:cell-address table:column="4" table:row="30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66">
          <table:cell-address table:column="4" table:row="31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67">
          <table:cell-address table:column="4" table:row="32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68">
          <table:cell-address table:column="4" table:row="33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69">
          <table:cell-address table:column="4" table:row="34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70">
          <table:cell-address table:column="4" table:row="35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71">
          <table:cell-address table:column="4" table:row="36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72">
          <table:cell-address table:column="4" table:row="37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73">
          <table:cell-address table:column="4" table:row="38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74">
          <table:cell-address table:column="4" table:row="39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75">
          <table:cell-address table:column="5" table:row="16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76">
          <table:cell-address table:column="5" table:row="17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77">
          <table:cell-address table:column="5" table:row="18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78">
          <table:cell-address table:column="5" table:row="19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79">
          <table:cell-address table:column="5" table:row="20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80">
          <table:cell-address table:column="5" table:row="21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81">
          <table:cell-address table:column="5" table:row="22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82">
          <table:cell-address table:column="5" table:row="23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83">
          <table:cell-address table:column="5" table:row="24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84">
          <table:cell-address table:column="5" table:row="25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85">
          <table:cell-address table:column="5" table:row="26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86">
          <table:cell-address table:column="5" table:row="27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87">
          <table:cell-address table:column="5" table:row="28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88">
          <table:cell-address table:column="5" table:row="29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30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90">
          <table:cell-address table:column="5" table:row="31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91">
          <table:cell-address table:column="5" table:row="32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92">
          <table:cell-address table:column="5" table:row="33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93">
          <table:cell-address table:column="5" table:row="34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94">
          <table:cell-address table:column="5" table:row="35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95">
          <table:cell-address table:column="5" table:row="36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96">
          <table:cell-address table:column="5" table:row="37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38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98">
          <table:cell-address table:column="5" table:row="39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599">
          <table:cell-address table:column="4" table:row="40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600">
          <table:cell-address table:column="5" table:row="40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601">
          <table:cell-address table:column="4" table:row="41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602">
          <table:cell-address table:column="4" table:row="42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603">
          <table:cell-address table:column="4" table:row="43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604">
          <table:cell-address table:column="4" table:row="44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605">
          <table:cell-address table:column="4" table:row="45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606">
          <table:cell-address table:column="4" table:row="46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607">
          <table:cell-address table:column="4" table:row="47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608">
          <table:cell-address table:column="4" table:row="48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609">
          <table:cell-address table:column="4" table:row="49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610">
          <table:cell-address table:column="5" table:row="41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611">
          <table:cell-address table:column="5" table:row="42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612">
          <table:cell-address table:column="5" table:row="43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613">
          <table:cell-address table:column="5" table:row="44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614">
          <table:cell-address table:column="5" table:row="45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615">
          <table:cell-address table:column="5" table:row="46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616">
          <table:cell-address table:column="5" table:row="47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48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618">
          <table:cell-address table:column="5" table:row="49" table:table="1"/>
          <office:change-info>
            <dc:creator> </dc:creator>
            <dc:date>2021-03-14T11:11:00</dc:date>
          </office:change-info>
          <table:previous>
            <table:change-track-table-cell/>
          </table:previous>
        </table:cell-content-change>
        <table:cell-content-change table:id="ct619">
          <table:cell-address table:column="4" table:row="21" table:table="3"/>
          <office:change-info>
            <dc:creator> </dc:creator>
            <dc:date>2021-03-08T17:37:00</dc:date>
          </office:change-info>
          <table:previous>
            <table:change-track-table-cell/>
          </table:previous>
        </table:cell-content-change>
        <table:cell-content-change table:id="ct620">
          <table:cell-address table:column="4" table:row="22" table:table="3"/>
          <office:change-info>
            <dc:creator> </dc:creator>
            <dc:date>2021-03-08T17:37:00</dc:date>
          </office:change-info>
          <table:previous>
            <table:change-track-table-cell/>
          </table:previous>
        </table:cell-content-change>
        <table:cell-content-change table:id="ct621">
          <table:cell-address table:column="4" table:row="23" table:table="3"/>
          <office:change-info>
            <dc:creator> </dc:creator>
            <dc:date>2021-03-08T17:37:00</dc:date>
          </office:change-info>
          <table:previous>
            <table:change-track-table-cell/>
          </table:previous>
        </table:cell-content-change>
        <table:cell-content-change table:id="ct622">
          <table:cell-address table:column="4" table:row="24" table:table="3"/>
          <office:change-info>
            <dc:creator> </dc:creator>
            <dc:date>2021-03-08T17:37:00</dc:date>
          </office:change-info>
          <table:previous>
            <table:change-track-table-cell/>
          </table:previous>
        </table:cell-content-change>
        <table:cell-content-change table:id="ct623">
          <table:cell-address table:column="4" table:row="25" table:table="3"/>
          <office:change-info>
            <dc:creator> </dc:creator>
            <dc:date>2021-03-08T17:37:00</dc:date>
          </office:change-info>
          <table:previous>
            <table:change-track-table-cell/>
          </table:previous>
        </table:cell-content-change>
        <table:cell-content-change table:id="ct624">
          <table:cell-address table:column="4" table:row="26" table:table="3"/>
          <office:change-info>
            <dc:creator> </dc:creator>
            <dc:date>2021-03-08T17:37:00</dc:date>
          </office:change-info>
          <table:previous>
            <table:change-track-table-cell/>
          </table:previous>
        </table:cell-content-change>
        <table:cell-content-change table:id="ct625">
          <table:cell-address table:column="4" table:row="27" table:table="3"/>
          <office:change-info>
            <dc:creator> </dc:creator>
            <dc:date>2021-03-08T17:37:00</dc:date>
          </office:change-info>
          <table:previous>
            <table:change-track-table-cell/>
          </table:previous>
        </table:cell-content-change>
        <table:cell-content-change table:id="ct626">
          <table:cell-address table:column="4" table:row="28" table:table="3"/>
          <office:change-info>
            <dc:creator> </dc:creator>
            <dc:date>2021-03-08T17:37:00</dc:date>
          </office:change-info>
          <table:previous>
            <table:change-track-table-cell/>
          </table:previous>
        </table:cell-content-change>
        <table:cell-content-change table:id="ct627">
          <table:cell-address table:column="4" table:row="29" table:table="3"/>
          <office:change-info>
            <dc:creator> </dc:creator>
            <dc:date>2021-03-08T17:37:00</dc:date>
          </office:change-info>
          <table:previous>
            <table:change-track-table-cell/>
          </table:previous>
        </table:cell-content-change>
        <table:cell-content-change table:id="ct628">
          <table:cell-address table:column="4" table:row="30" table:table="3"/>
          <office:change-info>
            <dc:creator> </dc:creator>
            <dc:date>2021-03-08T17:37:00</dc:date>
          </office:change-info>
          <table:previous>
            <table:change-track-table-cell/>
          </table:previous>
        </table:cell-content-change>
        <table:cell-content-change table:id="ct629">
          <table:cell-address table:column="4" table:row="31" table:table="3"/>
          <office:change-info>
            <dc:creator> </dc:creator>
            <dc:date>2021-03-08T17:37:00</dc:date>
          </office:change-info>
          <table:previous>
            <table:change-track-table-cell/>
          </table:previous>
        </table:cell-content-change>
        <table:cell-content-change table:id="ct630">
          <table:cell-address table:column="4" table:row="32" table:table="3"/>
          <office:change-info>
            <dc:creator> </dc:creator>
            <dc:date>2021-03-08T17:37:00</dc:date>
          </office:change-info>
          <table:previous>
            <table:change-track-table-cell/>
          </table:previous>
        </table:cell-content-change>
        <table:cell-content-change table:id="ct631">
          <table:cell-address table:column="4" table:row="33" table:table="3"/>
          <office:change-info>
            <dc:creator> </dc:creator>
            <dc:date>2021-03-08T17:37:00</dc:date>
          </office:change-info>
          <table:previous>
            <table:change-track-table-cell/>
          </table:previous>
        </table:cell-content-change>
        <table:cell-content-change table:id="ct632">
          <table:cell-address table:column="4" table:row="34" table:table="3"/>
          <office:change-info>
            <dc:creator> </dc:creator>
            <dc:date>2021-03-08T17:37:00</dc:date>
          </office:change-info>
          <table:previous>
            <table:change-track-table-cell/>
          </table:previous>
        </table:cell-content-change>
        <table:cell-content-change table:id="ct633">
          <table:cell-address table:column="4" table:row="35" table:table="3"/>
          <office:change-info>
            <dc:creator> </dc:creator>
            <dc:date>2021-03-08T17:37:00</dc:date>
          </office:change-info>
          <table:previous>
            <table:change-track-table-cell/>
          </table:previous>
        </table:cell-content-change>
        <table:cell-content-change table:id="ct634">
          <table:cell-address table:column="4" table:row="36" table:table="3"/>
          <office:change-info>
            <dc:creator> </dc:creator>
            <dc:date>2021-03-08T17:37:00</dc:date>
          </office:change-info>
          <table:previous>
            <table:change-track-table-cell/>
          </table:previous>
        </table:cell-content-change>
        <table:cell-content-change table:id="ct635">
          <table:cell-address table:column="4" table:row="37" table:table="3"/>
          <office:change-info>
            <dc:creator> </dc:creator>
            <dc:date>2021-03-08T17:37:00</dc:date>
          </office:change-info>
          <table:previous>
            <table:change-track-table-cell/>
          </table:previous>
        </table:cell-content-change>
        <table:cell-content-change table:id="ct636">
          <table:cell-address table:column="4" table:row="38" table:table="3"/>
          <office:change-info>
            <dc:creator> </dc:creator>
            <dc:date>2021-03-08T17:37:00</dc:date>
          </office:change-info>
          <table:previous>
            <table:change-track-table-cell/>
          </table:previous>
        </table:cell-content-change>
        <table:cell-content-change table:id="ct637">
          <table:cell-address table:column="4" table:row="39" table:table="3"/>
          <office:change-info>
            <dc:creator> </dc:creator>
            <dc:date>2021-03-08T17:37:00</dc:date>
          </office:change-info>
          <table:previous>
            <table:change-track-table-cell/>
          </table:previous>
        </table:cell-content-change>
        <table:cell-content-change table:id="ct638">
          <table:cell-address table:column="4" table:row="40" table:table="3"/>
          <office:change-info>
            <dc:creator> </dc:creator>
            <dc:date>2021-03-08T17:37:00</dc:date>
          </office:change-info>
          <table:previous>
            <table:change-track-table-cell/>
          </table:previous>
        </table:cell-content-change>
        <table:cell-content-change table:id="ct639">
          <table:cell-address table:column="4" table:row="41" table:table="3"/>
          <office:change-info>
            <dc:creator> </dc:creator>
            <dc:date>2021-03-08T17:37:00</dc:date>
          </office:change-info>
          <table:previous>
            <table:change-track-table-cell/>
          </table:previous>
        </table:cell-content-change>
        <table:cell-content-change table:id="ct640">
          <table:cell-address table:column="4" table:row="42" table:table="3"/>
          <office:change-info>
            <dc:creator> </dc:creator>
            <dc:date>2021-03-08T17:37:00</dc:date>
          </office:change-info>
          <table:previous>
            <table:change-track-table-cell/>
          </table:previous>
        </table:cell-content-change>
        <table:cell-content-change table:id="ct641">
          <table:cell-address table:column="4" table:row="50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42">
          <table:cell-address table:column="5" table:row="50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43">
          <table:cell-address table:column="4" table:row="51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44">
          <table:cell-address table:column="4" table:row="52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45">
          <table:cell-address table:column="4" table:row="53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46">
          <table:cell-address table:column="4" table:row="54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47">
          <table:cell-address table:column="4" table:row="55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48">
          <table:cell-address table:column="4" table:row="56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49">
          <table:cell-address table:column="4" table:row="57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50">
          <table:cell-address table:column="4" table:row="58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51">
          <table:cell-address table:column="4" table:row="59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52">
          <table:cell-address table:column="4" table:row="60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53">
          <table:cell-address table:column="4" table:row="61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54">
          <table:cell-address table:column="4" table:row="62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55">
          <table:cell-address table:column="4" table:row="63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56">
          <table:cell-address table:column="4" table:row="64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57">
          <table:cell-address table:column="4" table:row="65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58">
          <table:cell-address table:column="4" table:row="66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59">
          <table:cell-address table:column="4" table:row="67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60">
          <table:cell-address table:column="4" table:row="68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61">
          <table:cell-address table:column="4" table:row="69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62">
          <table:cell-address table:column="5" table:row="51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63">
          <table:cell-address table:column="5" table:row="52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64">
          <table:cell-address table:column="5" table:row="53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65">
          <table:cell-address table:column="5" table:row="54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66">
          <table:cell-address table:column="5" table:row="55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67">
          <table:cell-address table:column="5" table:row="56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68">
          <table:cell-address table:column="5" table:row="57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69">
          <table:cell-address table:column="5" table:row="58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70">
          <table:cell-address table:column="5" table:row="59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71">
          <table:cell-address table:column="5" table:row="60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72">
          <table:cell-address table:column="5" table:row="61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73">
          <table:cell-address table:column="5" table:row="62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74">
          <table:cell-address table:column="5" table:row="63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75">
          <table:cell-address table:column="5" table:row="64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76">
          <table:cell-address table:column="5" table:row="65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77">
          <table:cell-address table:column="5" table:row="66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78">
          <table:cell-address table:column="5" table:row="67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79">
          <table:cell-address table:column="5" table:row="68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80">
          <table:cell-address table:column="5" table:row="69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81">
          <table:cell-address table:column="4" table:row="70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82">
          <table:cell-address table:column="5" table:row="70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83">
          <table:cell-address table:column="4" table:row="71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84">
          <table:cell-address table:column="5" table:row="71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85">
          <table:cell-address table:column="4" table:row="72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86">
          <table:cell-address table:column="5" table:row="72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87">
          <table:cell-address table:column="4" table:row="73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88">
          <table:cell-address table:column="5" table:row="73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89">
          <table:cell-address table:column="4" table:row="74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90">
          <table:cell-address table:column="5" table:row="74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91">
          <table:cell-address table:column="4" table:row="75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92">
          <table:cell-address table:column="5" table:row="75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93">
          <table:cell-address table:column="4" table:row="76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94">
          <table:cell-address table:column="5" table:row="76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95">
          <table:cell-address table:column="4" table:row="77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96">
          <table:cell-address table:column="5" table:row="77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97">
          <table:cell-address table:column="4" table:row="78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98">
          <table:cell-address table:column="5" table:row="78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699">
          <table:cell-address table:column="4" table:row="79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00">
          <table:cell-address table:column="5" table:row="79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01">
          <table:cell-address table:column="4" table:row="80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02">
          <table:cell-address table:column="5" table:row="80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03">
          <table:cell-address table:column="4" table:row="81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04">
          <table:cell-address table:column="5" table:row="81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05">
          <table:cell-address table:column="4" table:row="82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06">
          <table:cell-address table:column="5" table:row="82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07">
          <table:cell-address table:column="4" table:row="83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08">
          <table:cell-address table:column="5" table:row="83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09">
          <table:cell-address table:column="4" table:row="84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10">
          <table:cell-address table:column="5" table:row="84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11">
          <table:cell-address table:column="4" table:row="85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12">
          <table:cell-address table:column="5" table:row="85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13">
          <table:cell-address table:column="4" table:row="86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14">
          <table:cell-address table:column="4" table:row="87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15">
          <table:cell-address table:column="4" table:row="88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16">
          <table:cell-address table:column="4" table:row="89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17">
          <table:cell-address table:column="4" table:row="90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18">
          <table:cell-address table:column="4" table:row="91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19">
          <table:cell-address table:column="4" table:row="92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20">
          <table:cell-address table:column="4" table:row="93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21">
          <table:cell-address table:column="4" table:row="94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22">
          <table:cell-address table:column="4" table:row="95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23">
          <table:cell-address table:column="4" table:row="96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24">
          <table:cell-address table:column="4" table:row="97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25">
          <table:cell-address table:column="4" table:row="98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26">
          <table:cell-address table:column="4" table:row="99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27">
          <table:cell-address table:column="4" table:row="100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28">
          <table:cell-address table:column="4" table:row="101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29">
          <table:cell-address table:column="4" table:row="102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30">
          <table:cell-address table:column="4" table:row="103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31">
          <table:cell-address table:column="4" table:row="104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32">
          <table:cell-address table:column="4" table:row="105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33">
          <table:cell-address table:column="4" table:row="106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34">
          <table:cell-address table:column="4" table:row="107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35">
          <table:cell-address table:column="4" table:row="108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36">
          <table:cell-address table:column="4" table:row="109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37">
          <table:cell-address table:column="5" table:row="86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38">
          <table:cell-address table:column="5" table:row="87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39">
          <table:cell-address table:column="5" table:row="88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40">
          <table:cell-address table:column="5" table:row="89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41">
          <table:cell-address table:column="5" table:row="90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42">
          <table:cell-address table:column="5" table:row="91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43">
          <table:cell-address table:column="5" table:row="92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44">
          <table:cell-address table:column="5" table:row="93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45">
          <table:cell-address table:column="5" table:row="94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46">
          <table:cell-address table:column="5" table:row="95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47">
          <table:cell-address table:column="5" table:row="96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48">
          <table:cell-address table:column="5" table:row="97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49">
          <table:cell-address table:column="5" table:row="98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50">
          <table:cell-address table:column="5" table:row="99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51">
          <table:cell-address table:column="5" table:row="100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52">
          <table:cell-address table:column="5" table:row="101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53">
          <table:cell-address table:column="5" table:row="102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54">
          <table:cell-address table:column="5" table:row="103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55">
          <table:cell-address table:column="5" table:row="104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56">
          <table:cell-address table:column="5" table:row="105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57">
          <table:cell-address table:column="5" table:row="106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58">
          <table:cell-address table:column="5" table:row="107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59">
          <table:cell-address table:column="5" table:row="108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60">
          <table:cell-address table:column="5" table:row="109" table:table="1"/>
          <office:change-info>
            <dc:creator> </dc:creator>
            <dc:date>2021-03-14T11:12:00</dc:date>
          </office:change-info>
          <table:previous>
            <table:change-track-table-cell/>
          </table:previous>
        </table:cell-content-change>
        <table:cell-content-change table:id="ct761">
          <table:cell-address table:column="5" table:row="43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62">
          <table:cell-address table:column="5" table:row="43" table:table="3"/>
          <office:change-info>
            <dc:creator> </dc:creator>
            <dc:date>2021-03-08T17:48:00</dc:date>
          </office:change-info>
          <table:previous table:id="ct761">
            <table:change-track-table-cell office:value-type="string">
              <text:p><text:span text:style-name="T1">2.1</text:span></text:p>
            </table:change-track-table-cell>
          </table:previous>
        </table:cell-content-change>
        <table:cell-content-change table:id="ct763">
          <table:cell-address table:column="5" table:row="44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64">
          <table:cell-address table:column="5" table:row="45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65">
          <table:cell-address table:column="5" table:row="46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66">
          <table:cell-address table:column="5" table:row="47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67">
          <table:cell-address table:column="5" table:row="48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68">
          <table:cell-address table:column="5" table:row="49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69">
          <table:cell-address table:column="5" table:row="50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70">
          <table:cell-address table:column="5" table:row="51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71">
          <table:cell-address table:column="5" table:row="52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72">
          <table:cell-address table:column="5" table:row="53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73">
          <table:cell-address table:column="5" table:row="54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74">
          <table:cell-address table:column="5" table:row="55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75">
          <table:cell-address table:column="5" table:row="56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76">
          <table:cell-address table:column="5" table:row="57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77">
          <table:cell-address table:column="5" table:row="66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78">
          <table:cell-address table:column="5" table:row="65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79">
          <table:cell-address table:column="5" table:row="64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80">
          <table:cell-address table:column="5" table:row="63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81">
          <table:cell-address table:column="5" table:row="62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82">
          <table:cell-address table:column="5" table:row="61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83">
          <table:cell-address table:column="5" table:row="60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84">
          <table:cell-address table:column="5" table:row="59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85">
          <table:cell-address table:column="5" table:row="58" table:table="3"/>
          <office:change-info>
            <dc:creator> </dc:creator>
            <dc:date>2021-03-08T17:48:00</dc:date>
          </office:change-info>
          <table:previous>
            <table:change-track-table-cell/>
          </table:previous>
        </table:cell-content-change>
        <table:cell-content-change table:id="ct786">
          <table:cell-address table:column="4" table:row="110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787">
          <table:cell-address table:column="5" table:row="110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788">
          <table:cell-address table:column="4" table:row="111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789">
          <table:cell-address table:column="5" table:row="111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790">
          <table:cell-address table:column="4" table:row="112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791">
          <table:cell-address table:column="5" table:row="112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792">
          <table:cell-address table:column="4" table:row="113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793">
          <table:cell-address table:column="5" table:row="113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794">
          <table:cell-address table:column="4" table:row="114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795">
          <table:cell-address table:column="5" table:row="114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796">
          <table:cell-address table:column="4" table:row="115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797">
          <table:cell-address table:column="5" table:row="115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798">
          <table:cell-address table:column="4" table:row="116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799">
          <table:cell-address table:column="5" table:row="116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00">
          <table:cell-address table:column="4" table:row="117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01">
          <table:cell-address table:column="5" table:row="117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02">
          <table:cell-address table:column="4" table:row="118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03">
          <table:cell-address table:column="5" table:row="118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04">
          <table:cell-address table:column="4" table:row="119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05">
          <table:cell-address table:column="5" table:row="119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06">
          <table:cell-address table:column="4" table:row="120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07">
          <table:cell-address table:column="5" table:row="120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08">
          <table:cell-address table:column="4" table:row="121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09">
          <table:cell-address table:column="5" table:row="121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10">
          <table:cell-address table:column="4" table:row="122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11">
          <table:cell-address table:column="5" table:row="122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12">
          <table:cell-address table:column="4" table:row="123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13">
          <table:cell-address table:column="5" table:row="123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14">
          <table:cell-address table:column="4" table:row="124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15">
          <table:cell-address table:column="5" table:row="124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16">
          <table:cell-address table:column="4" table:row="125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17">
          <table:cell-address table:column="5" table:row="125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18">
          <table:cell-address table:column="4" table:row="126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19">
          <table:cell-address table:column="5" table:row="126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20">
          <table:cell-address table:column="4" table:row="127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21">
          <table:cell-address table:column="5" table:row="127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22">
          <table:cell-address table:column="4" table:row="128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23">
          <table:cell-address table:column="5" table:row="128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24">
          <table:cell-address table:column="4" table:row="129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25">
          <table:cell-address table:column="5" table:row="129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26">
          <table:cell-address table:column="4" table:row="130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27">
          <table:cell-address table:column="5" table:row="130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28">
          <table:cell-address table:column="4" table:row="131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29">
          <table:cell-address table:column="5" table:row="131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30">
          <table:cell-address table:column="4" table:row="132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31">
          <table:cell-address table:column="5" table:row="132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32">
          <table:cell-address table:column="4" table:row="133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33">
          <table:cell-address table:column="5" table:row="133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34">
          <table:cell-address table:column="4" table:row="134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35">
          <table:cell-address table:column="5" table:row="134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36">
          <table:cell-address table:column="4" table:row="135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37">
          <table:cell-address table:column="5" table:row="135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38">
          <table:cell-address table:column="4" table:row="136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39">
          <table:cell-address table:column="5" table:row="136" table:table="1"/>
          <office:change-info>
            <dc:creator> </dc:creator>
            <dc:date>2021-03-14T11:13:00</dc:date>
          </office:change-info>
          <table:previous>
            <table:change-track-table-cell/>
          </table:previous>
        </table:cell-content-change>
        <table:cell-content-change table:id="ct840">
          <table:cell-address table:column="4" table:row="137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41">
          <table:cell-address table:column="5" table:row="137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42">
          <table:cell-address table:column="4" table:row="138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43">
          <table:cell-address table:column="5" table:row="138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44">
          <table:cell-address table:column="4" table:row="139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45">
          <table:cell-address table:column="5" table:row="139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46">
          <table:cell-address table:column="4" table:row="140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47">
          <table:cell-address table:column="5" table:row="140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48">
          <table:cell-address table:column="4" table:row="141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49">
          <table:cell-address table:column="5" table:row="141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50">
          <table:cell-address table:column="4" table:row="142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51">
          <table:cell-address table:column="5" table:row="142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52">
          <table:cell-address table:column="4" table:row="143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53">
          <table:cell-address table:column="5" table:row="143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54">
          <table:cell-address table:column="4" table:row="144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55">
          <table:cell-address table:column="5" table:row="144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56">
          <table:cell-address table:column="4" table:row="145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57">
          <table:cell-address table:column="5" table:row="145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58">
          <table:cell-address table:column="4" table:row="146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59">
          <table:cell-address table:column="5" table:row="146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60">
          <table:cell-address table:column="4" table:row="147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61">
          <table:cell-address table:column="5" table:row="147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62">
          <table:cell-address table:column="4" table:row="148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63">
          <table:cell-address table:column="5" table:row="148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64">
          <table:cell-address table:column="4" table:row="149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65">
          <table:cell-address table:column="5" table:row="149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66">
          <table:cell-address table:column="4" table:row="150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67">
          <table:cell-address table:column="5" table:row="150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68">
          <table:cell-address table:column="4" table:row="151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69">
          <table:cell-address table:column="5" table:row="151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70">
          <table:cell-address table:column="4" table:row="152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71">
          <table:cell-address table:column="5" table:row="152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72">
          <table:cell-address table:column="4" table:row="153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73">
          <table:cell-address table:column="5" table:row="153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74">
          <table:cell-address table:column="4" table:row="154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75">
          <table:cell-address table:column="5" table:row="154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76">
          <table:cell-address table:column="4" table:row="155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77">
          <table:cell-address table:column="5" table:row="155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78">
          <table:cell-address table:column="4" table:row="156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79">
          <table:cell-address table:column="5" table:row="156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80">
          <table:cell-address table:column="4" table:row="157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81">
          <table:cell-address table:column="5" table:row="157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82">
          <table:cell-address table:column="4" table:row="158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83">
          <table:cell-address table:column="5" table:row="158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84">
          <table:cell-address table:column="4" table:row="159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85">
          <table:cell-address table:column="5" table:row="159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86">
          <table:cell-address table:column="4" table:row="160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87">
          <table:cell-address table:column="5" table:row="160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88">
          <table:cell-address table:column="4" table:row="161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89">
          <table:cell-address table:column="5" table:row="161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90">
          <table:cell-address table:column="4" table:row="162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91">
          <table:cell-address table:column="5" table:row="162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92">
          <table:cell-address table:column="4" table:row="163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93">
          <table:cell-address table:column="5" table:row="163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94">
          <table:cell-address table:column="4" table:row="164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95">
          <table:cell-address table:column="5" table:row="164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96">
          <table:cell-address table:column="4" table:row="165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97">
          <table:cell-address table:column="5" table:row="165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98">
          <table:cell-address table:column="4" table:row="166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899">
          <table:cell-address table:column="5" table:row="166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00">
          <table:cell-address table:column="4" table:row="167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01">
          <table:cell-address table:column="5" table:row="167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02">
          <table:cell-address table:column="4" table:row="168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03">
          <table:cell-address table:column="5" table:row="168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04">
          <table:cell-address table:column="4" table:row="169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05">
          <table:cell-address table:column="5" table:row="169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06">
          <table:cell-address table:column="4" table:row="170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07">
          <table:cell-address table:column="5" table:row="170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08">
          <table:cell-address table:column="4" table:row="171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09">
          <table:cell-address table:column="5" table:row="171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10">
          <table:cell-address table:column="4" table:row="172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11">
          <table:cell-address table:column="5" table:row="172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12">
          <table:cell-address table:column="4" table:row="173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13">
          <table:cell-address table:column="5" table:row="173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14">
          <table:cell-address table:column="4" table:row="174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15">
          <table:cell-address table:column="5" table:row="174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16">
          <table:cell-address table:column="4" table:row="175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17">
          <table:cell-address table:column="5" table:row="175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18">
          <table:cell-address table:column="4" table:row="176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19">
          <table:cell-address table:column="5" table:row="176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20">
          <table:cell-address table:column="4" table:row="177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21">
          <table:cell-address table:column="5" table:row="177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22">
          <table:cell-address table:column="4" table:row="178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23">
          <table:cell-address table:column="5" table:row="178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24">
          <table:cell-address table:column="4" table:row="179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25">
          <table:cell-address table:column="5" table:row="179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26">
          <table:cell-address table:column="4" table:row="180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27">
          <table:cell-address table:column="5" table:row="180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28">
          <table:cell-address table:column="4" table:row="181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29">
          <table:cell-address table:column="5" table:row="181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30">
          <table:cell-address table:column="4" table:row="182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31">
          <table:cell-address table:column="5" table:row="182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32">
          <table:cell-address table:column="4" table:row="183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33">
          <table:cell-address table:column="5" table:row="183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34">
          <table:cell-address table:column="4" table:row="184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35">
          <table:cell-address table:column="5" table:row="184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36">
          <table:cell-address table:column="4" table:row="185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37">
          <table:cell-address table:column="5" table:row="185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38">
          <table:cell-address table:column="4" table:row="186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39">
          <table:cell-address table:column="5" table:row="186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40">
          <table:cell-address table:column="4" table:row="187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41">
          <table:cell-address table:column="5" table:row="187" table:table="1"/>
          <office:change-info>
            <dc:creator> </dc:creator>
            <dc:date>2021-03-14T11:14:00</dc:date>
          </office:change-info>
          <table:previous>
            <table:change-track-table-cell/>
          </table:previous>
        </table:cell-content-change>
        <table:cell-content-change table:id="ct942">
          <table:cell-address table:column="4" table:row="188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43">
          <table:cell-address table:column="5" table:row="188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44">
          <table:cell-address table:column="4" table:row="189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45">
          <table:cell-address table:column="5" table:row="189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46">
          <table:cell-address table:column="4" table:row="190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47">
          <table:cell-address table:column="5" table:row="190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48">
          <table:cell-address table:column="4" table:row="191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49">
          <table:cell-address table:column="5" table:row="191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50">
          <table:cell-address table:column="4" table:row="192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51">
          <table:cell-address table:column="5" table:row="192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52">
          <table:cell-address table:column="4" table:row="193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53">
          <table:cell-address table:column="5" table:row="193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54">
          <table:cell-address table:column="4" table:row="194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55">
          <table:cell-address table:column="5" table:row="194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56">
          <table:cell-address table:column="4" table:row="195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57">
          <table:cell-address table:column="5" table:row="195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58">
          <table:cell-address table:column="4" table:row="196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59">
          <table:cell-address table:column="5" table:row="196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60">
          <table:cell-address table:column="4" table:row="197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61">
          <table:cell-address table:column="5" table:row="197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62">
          <table:cell-address table:column="4" table:row="198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63">
          <table:cell-address table:column="5" table:row="198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64">
          <table:cell-address table:column="4" table:row="199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65">
          <table:cell-address table:column="5" table:row="199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66">
          <table:cell-address table:column="4" table:row="200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67">
          <table:cell-address table:column="5" table:row="200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68">
          <table:cell-address table:column="4" table:row="201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69">
          <table:cell-address table:column="5" table:row="201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70">
          <table:cell-address table:column="4" table:row="202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71">
          <table:cell-address table:column="5" table:row="202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72">
          <table:cell-address table:column="4" table:row="203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73">
          <table:cell-address table:column="5" table:row="203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74">
          <table:cell-address table:column="4" table:row="204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75">
          <table:cell-address table:column="5" table:row="204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76">
          <table:cell-address table:column="4" table:row="205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77">
          <table:cell-address table:column="5" table:row="205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78">
          <table:cell-address table:column="4" table:row="206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79">
          <table:cell-address table:column="5" table:row="206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80">
          <table:cell-address table:column="4" table:row="207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81">
          <table:cell-address table:column="5" table:row="207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82">
          <table:cell-address table:column="4" table:row="208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83">
          <table:cell-address table:column="5" table:row="208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84">
          <table:cell-address table:column="4" table:row="209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85">
          <table:cell-address table:column="5" table:row="209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86">
          <table:cell-address table:column="4" table:row="210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87">
          <table:cell-address table:column="5" table:row="210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88">
          <table:cell-address table:column="4" table:row="211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89">
          <table:cell-address table:column="5" table:row="211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90">
          <table:cell-address table:column="4" table:row="212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91">
          <table:cell-address table:column="5" table:row="212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92">
          <table:cell-address table:column="4" table:row="213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93">
          <table:cell-address table:column="5" table:row="213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94">
          <table:cell-address table:column="4" table:row="214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95">
          <table:cell-address table:column="5" table:row="214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96">
          <table:cell-address table:column="4" table:row="215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97">
          <table:cell-address table:column="5" table:row="215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98">
          <table:cell-address table:column="4" table:row="216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999">
          <table:cell-address table:column="5" table:row="216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1000">
          <table:cell-address table:column="4" table:row="217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1001">
          <table:cell-address table:column="5" table:row="217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1002">
          <table:cell-address table:column="4" table:row="218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1003">
          <table:cell-address table:column="5" table:row="218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1004">
          <table:cell-address table:column="4" table:row="219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1005">
          <table:cell-address table:column="5" table:row="219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1006">
          <table:cell-address table:column="4" table:row="220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1007">
          <table:cell-address table:column="5" table:row="220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1008">
          <table:cell-address table:column="4" table:row="221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1009">
          <table:cell-address table:column="5" table:row="221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1010">
          <table:cell-address table:column="4" table:row="222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1011">
          <table:cell-address table:column="5" table:row="222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1012">
          <table:cell-address table:column="4" table:row="223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1013">
          <table:cell-address table:column="5" table:row="223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1014">
          <table:cell-address table:column="4" table:row="224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1015">
          <table:cell-address table:column="5" table:row="224" table:table="1"/>
          <office:change-info>
            <dc:creator> </dc:creator>
            <dc:date>2021-03-14T11:15:00</dc:date>
          </office:change-info>
          <table:previous>
            <table:change-track-table-cell/>
          </table:previous>
        </table:cell-content-change>
        <table:cell-content-change table:id="ct1016">
          <table:cell-address table:column="6" table:row="54" table:table="3"/>
          <office:change-info>
            <dc:creator> </dc:creator>
            <dc:date>2021-03-08T18:11:00</dc:date>
          </office:change-info>
          <table:previous>
            <table:change-track-table-cell/>
          </table:previous>
        </table:cell-content-change>
        <table:cell-content-change table:id="ct1017">
          <table:cell-address table:column="6" table:row="55" table:table="3"/>
          <office:change-info>
            <dc:creator> </dc:creator>
            <dc:date>2021-03-08T18:11:00</dc:date>
          </office:change-info>
          <table:previous>
            <table:change-track-table-cell/>
          </table:previous>
        </table:cell-content-change>
        <table:cell-content-change table:id="ct1018">
          <table:cell-address table:column="6" table:row="56" table:table="3"/>
          <office:change-info>
            <dc:creator> </dc:creator>
            <dc:date>2021-03-08T18:11:00</dc:date>
          </office:change-info>
          <table:previous>
            <table:change-track-table-cell/>
          </table:previous>
        </table:cell-content-change>
        <table:cell-content-change table:id="ct1019">
          <table:cell-address table:column="6" table:row="57" table:table="3"/>
          <office:change-info>
            <dc:creator> </dc:creator>
            <dc:date>2021-03-08T18:11:00</dc:date>
          </office:change-info>
          <table:previous>
            <table:change-track-table-cell/>
          </table:previous>
        </table:cell-content-change>
        <table:cell-content-change table:id="ct1020">
          <table:cell-address table:column="6" table:row="58" table:table="3"/>
          <office:change-info>
            <dc:creator> </dc:creator>
            <dc:date>2021-03-08T18:11:00</dc:date>
          </office:change-info>
          <table:previous>
            <table:change-track-table-cell/>
          </table:previous>
        </table:cell-content-change>
        <table:cell-content-change table:id="ct1021">
          <table:cell-address table:column="6" table:row="59" table:table="3"/>
          <office:change-info>
            <dc:creator> </dc:creator>
            <dc:date>2021-03-08T18:11:00</dc:date>
          </office:change-info>
          <table:previous>
            <table:change-track-table-cell/>
          </table:previous>
        </table:cell-content-change>
        <table:cell-content-change table:id="ct1022">
          <table:cell-address table:column="6" table:row="60" table:table="3"/>
          <office:change-info>
            <dc:creator> </dc:creator>
            <dc:date>2021-03-08T18:11:00</dc:date>
          </office:change-info>
          <table:previous>
            <table:change-track-table-cell/>
          </table:previous>
        </table:cell-content-change>
        <table:cell-content-change table:id="ct1023">
          <table:cell-address table:column="6" table:row="61" table:table="3"/>
          <office:change-info>
            <dc:creator> </dc:creator>
            <dc:date>2021-03-08T18:11:00</dc:date>
          </office:change-info>
          <table:previous>
            <table:change-track-table-cell/>
          </table:previous>
        </table:cell-content-change>
        <table:cell-content-change table:id="ct1024">
          <table:cell-address table:column="6" table:row="62" table:table="3"/>
          <office:change-info>
            <dc:creator> </dc:creator>
            <dc:date>2021-03-08T18:11:00</dc:date>
          </office:change-info>
          <table:previous>
            <table:change-track-table-cell/>
          </table:previous>
        </table:cell-content-change>
        <table:cell-content-change table:id="ct1025">
          <table:cell-address table:column="6" table:row="63" table:table="3"/>
          <office:change-info>
            <dc:creator> </dc:creator>
            <dc:date>2021-03-08T18:11:00</dc:date>
          </office:change-info>
          <table:previous>
            <table:change-track-table-cell/>
          </table:previous>
        </table:cell-content-change>
        <table:cell-content-change table:id="ct1026">
          <table:cell-address table:column="6" table:row="64" table:table="3"/>
          <office:change-info>
            <dc:creator> </dc:creator>
            <dc:date>2021-03-08T18:11:00</dc:date>
          </office:change-info>
          <table:previous>
            <table:change-track-table-cell/>
          </table:previous>
        </table:cell-content-change>
        <table:cell-content-change table:id="ct1027">
          <table:cell-address table:column="6" table:row="65" table:table="3"/>
          <office:change-info>
            <dc:creator> </dc:creator>
            <dc:date>2021-03-08T18:11:00</dc:date>
          </office:change-info>
          <table:previous>
            <table:change-track-table-cell/>
          </table:previous>
        </table:cell-content-change>
        <table:cell-content-change table:id="ct1028">
          <table:cell-address table:column="6" table:row="66" table:table="3"/>
          <office:change-info>
            <dc:creator> </dc:creator>
            <dc:date>2021-03-08T18:11:00</dc:date>
          </office:change-info>
          <table:previous>
            <table:change-track-table-cell/>
          </table:previous>
        </table:cell-content-change>
        <table:cell-content-change table:id="ct1029">
          <table:cell-address table:column="7" table:row="66" table:table="3"/>
          <office:change-info>
            <dc:creator> </dc:creator>
            <dc:date>2021-03-08T18:11:00</dc:date>
          </office:change-info>
          <table:previous>
            <table:change-track-table-cell/>
          </table:previous>
        </table:cell-content-change>
        <table:cell-content-change table:id="ct1030">
          <table:cell-address table:column="6" table:row="14" table:table="3"/>
          <office:change-info>
            <dc:creator> </dc:creator>
            <dc:date>2021-03-08T18:05:00</dc:date>
          </office:change-info>
          <table:previous>
            <table:change-track-table-cell/>
          </table:previous>
        </table:cell-content-change>
        <table:cell-content-change table:id="ct1031">
          <table:cell-address table:column="6" table:row="21" table:table="3"/>
          <office:change-info>
            <dc:creator> </dc:creator>
            <dc:date>2021-03-08T18:05:00</dc:date>
          </office:change-info>
          <table:previous>
            <table:change-track-table-cell/>
          </table:previous>
        </table:cell-content-change>
        <table:cell-content-change table:id="ct1032">
          <table:cell-address table:column="6" table:row="22" table:table="3"/>
          <office:change-info>
            <dc:creator> </dc:creator>
            <dc:date>2021-03-08T18:05:00</dc:date>
          </office:change-info>
          <table:previous>
            <table:change-track-table-cell/>
          </table:previous>
        </table:cell-content-change>
        <table:cell-content-change table:id="ct1033">
          <table:cell-address table:column="6" table:row="23" table:table="3"/>
          <office:change-info>
            <dc:creator> </dc:creator>
            <dc:date>2021-03-08T18:05:00</dc:date>
          </office:change-info>
          <table:previous>
            <table:change-track-table-cell/>
          </table:previous>
        </table:cell-content-change>
        <table:cell-content-change table:id="ct1034">
          <table:cell-address table:column="6" table:row="24" table:table="3"/>
          <office:change-info>
            <dc:creator> </dc:creator>
            <dc:date>2021-03-08T18:05:00</dc:date>
          </office:change-info>
          <table:previous>
            <table:change-track-table-cell/>
          </table:previous>
        </table:cell-content-change>
        <table:cell-content-change table:id="ct1035">
          <table:cell-address table:column="6" table:row="25" table:table="3"/>
          <office:change-info>
            <dc:creator> </dc:creator>
            <dc:date>2021-03-08T18:05:00</dc:date>
          </office:change-info>
          <table:previous>
            <table:change-track-table-cell/>
          </table:previous>
        </table:cell-content-change>
        <table:cell-content-change table:id="ct1036">
          <table:cell-address table:column="6" table:row="26" table:table="3"/>
          <office:change-info>
            <dc:creator> </dc:creator>
            <dc:date>2021-03-08T18:05:00</dc:date>
          </office:change-info>
          <table:previous>
            <table:change-track-table-cell/>
          </table:previous>
        </table:cell-content-change>
        <table:cell-content-change table:id="ct1037">
          <table:cell-address table:column="4" table:row="225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38">
          <table:cell-address table:column="5" table:row="225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39">
          <table:cell-address table:column="4" table:row="226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40">
          <table:cell-address table:column="5" table:row="226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41">
          <table:cell-address table:column="4" table:row="227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42">
          <table:cell-address table:column="5" table:row="227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43">
          <table:cell-address table:column="4" table:row="228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44">
          <table:cell-address table:column="5" table:row="228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45">
          <table:cell-address table:column="4" table:row="229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46">
          <table:cell-address table:column="5" table:row="229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47">
          <table:cell-address table:column="4" table:row="230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48">
          <table:cell-address table:column="5" table:row="230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49">
          <table:cell-address table:column="4" table:row="231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50">
          <table:cell-address table:column="5" table:row="231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51">
          <table:cell-address table:column="4" table:row="232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52">
          <table:cell-address table:column="5" table:row="232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53">
          <table:cell-address table:column="4" table:row="233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54">
          <table:cell-address table:column="5" table:row="233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55">
          <table:cell-address table:column="4" table:row="234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56">
          <table:cell-address table:column="5" table:row="234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57">
          <table:cell-address table:column="4" table:row="235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58">
          <table:cell-address table:column="5" table:row="235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59">
          <table:cell-address table:column="4" table:row="236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60">
          <table:cell-address table:column="5" table:row="236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61">
          <table:cell-address table:column="4" table:row="237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62">
          <table:cell-address table:column="5" table:row="237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63">
          <table:cell-address table:column="4" table:row="238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64">
          <table:cell-address table:column="5" table:row="238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65">
          <table:cell-address table:column="4" table:row="239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66">
          <table:cell-address table:column="5" table:row="239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67">
          <table:cell-address table:column="4" table:row="240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68">
          <table:cell-address table:column="5" table:row="240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69">
          <table:cell-address table:column="4" table:row="241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70">
          <table:cell-address table:column="5" table:row="241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71">
          <table:cell-address table:column="4" table:row="242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72">
          <table:cell-address table:column="5" table:row="242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73">
          <table:cell-address table:column="4" table:row="243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74">
          <table:cell-address table:column="5" table:row="243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75">
          <table:cell-address table:column="4" table:row="244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76">
          <table:cell-address table:column="5" table:row="244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77">
          <table:cell-address table:column="4" table:row="245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78">
          <table:cell-address table:column="5" table:row="245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79">
          <table:cell-address table:column="4" table:row="246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80">
          <table:cell-address table:column="5" table:row="246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81">
          <table:cell-address table:column="4" table:row="247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82">
          <table:cell-address table:column="5" table:row="247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83">
          <table:cell-address table:column="4" table:row="248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84">
          <table:cell-address table:column="5" table:row="248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85">
          <table:cell-address table:column="4" table:row="249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86">
          <table:cell-address table:column="5" table:row="249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87">
          <table:cell-address table:column="4" table:row="250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88">
          <table:cell-address table:column="5" table:row="250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89">
          <table:cell-address table:column="4" table:row="251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90">
          <table:cell-address table:column="5" table:row="251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91">
          <table:cell-address table:column="4" table:row="252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92">
          <table:cell-address table:column="5" table:row="252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93">
          <table:cell-address table:column="4" table:row="253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94">
          <table:cell-address table:column="5" table:row="253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95">
          <table:cell-address table:column="4" table:row="254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96">
          <table:cell-address table:column="5" table:row="254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97">
          <table:cell-address table:column="4" table:row="255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98">
          <table:cell-address table:column="5" table:row="255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099">
          <table:cell-address table:column="4" table:row="256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00">
          <table:cell-address table:column="5" table:row="256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01">
          <table:cell-address table:column="4" table:row="257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02">
          <table:cell-address table:column="5" table:row="257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03">
          <table:cell-address table:column="4" table:row="258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04">
          <table:cell-address table:column="5" table:row="258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05">
          <table:cell-address table:column="4" table:row="259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06">
          <table:cell-address table:column="5" table:row="259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07">
          <table:cell-address table:column="4" table:row="260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08">
          <table:cell-address table:column="5" table:row="260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09">
          <table:cell-address table:column="4" table:row="261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10">
          <table:cell-address table:column="4" table:row="261" table:table="1"/>
          <office:change-info>
            <dc:creator> </dc:creator>
            <dc:date>2021-03-14T11:16:00</dc:date>
          </office:change-info>
          <table:previous table:id="ct1109">
            <table:change-track-table-cell office:value-type="string">
              <text:p><text:span text:style-name="T1">v</text:span></text:p>
            </table:change-track-table-cell>
          </table:previous>
        </table:cell-content-change>
        <table:cell-content-change table:id="ct1111">
          <table:cell-address table:column="5" table:row="261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12">
          <table:cell-address table:column="4" table:row="262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13">
          <table:cell-address table:column="5" table:row="262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14">
          <table:cell-address table:column="4" table:row="263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15">
          <table:cell-address table:column="5" table:row="263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16">
          <table:cell-address table:column="4" table:row="264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17">
          <table:cell-address table:column="4" table:row="265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18">
          <table:cell-address table:column="4" table:row="266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19">
          <table:cell-address table:column="4" table:row="267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20">
          <table:cell-address table:column="4" table:row="268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21">
          <table:cell-address table:column="4" table:row="269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22">
          <table:cell-address table:column="4" table:row="270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23">
          <table:cell-address table:column="4" table:row="271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24">
          <table:cell-address table:column="4" table:row="272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25">
          <table:cell-address table:column="4" table:row="273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26">
          <table:cell-address table:column="4" table:row="274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27">
          <table:cell-address table:column="4" table:row="275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28">
          <table:cell-address table:column="4" table:row="276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29">
          <table:cell-address table:column="4" table:row="277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30">
          <table:cell-address table:column="4" table:row="278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31">
          <table:cell-address table:column="4" table:row="279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32">
          <table:cell-address table:column="4" table:row="280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33">
          <table:cell-address table:column="4" table:row="281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34">
          <table:cell-address table:column="4" table:row="282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35">
          <table:cell-address table:column="4" table:row="283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36">
          <table:cell-address table:column="4" table:row="284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37">
          <table:cell-address table:column="4" table:row="285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38">
          <table:cell-address table:column="4" table:row="286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39">
          <table:cell-address table:column="4" table:row="287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40">
          <table:cell-address table:column="4" table:row="288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41">
          <table:cell-address table:column="4" table:row="289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42">
          <table:cell-address table:column="4" table:row="290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43">
          <table:cell-address table:column="4" table:row="291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44">
          <table:cell-address table:column="4" table:row="292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45">
          <table:cell-address table:column="4" table:row="293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46">
          <table:cell-address table:column="4" table:row="294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47">
          <table:cell-address table:column="4" table:row="295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48">
          <table:cell-address table:column="4" table:row="296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49">
          <table:cell-address table:column="4" table:row="297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50">
          <table:cell-address table:column="4" table:row="298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51">
          <table:cell-address table:column="4" table:row="299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52">
          <table:cell-address table:column="4" table:row="300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53">
          <table:cell-address table:column="4" table:row="301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54">
          <table:cell-address table:column="4" table:row="302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55">
          <table:cell-address table:column="5" table:row="264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56">
          <table:cell-address table:column="5" table:row="265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57">
          <table:cell-address table:column="5" table:row="266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58">
          <table:cell-address table:column="5" table:row="267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59">
          <table:cell-address table:column="5" table:row="268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60">
          <table:cell-address table:column="5" table:row="269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61">
          <table:cell-address table:column="5" table:row="270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62">
          <table:cell-address table:column="5" table:row="271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63">
          <table:cell-address table:column="5" table:row="272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64">
          <table:cell-address table:column="5" table:row="273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65">
          <table:cell-address table:column="5" table:row="274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66">
          <table:cell-address table:column="5" table:row="275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67">
          <table:cell-address table:column="5" table:row="276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68">
          <table:cell-address table:column="5" table:row="277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69">
          <table:cell-address table:column="5" table:row="278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70">
          <table:cell-address table:column="5" table:row="279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71">
          <table:cell-address table:column="5" table:row="280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72">
          <table:cell-address table:column="5" table:row="281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73">
          <table:cell-address table:column="5" table:row="282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74">
          <table:cell-address table:column="5" table:row="283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75">
          <table:cell-address table:column="5" table:row="284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76">
          <table:cell-address table:column="5" table:row="285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77">
          <table:cell-address table:column="5" table:row="286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78">
          <table:cell-address table:column="5" table:row="287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79">
          <table:cell-address table:column="5" table:row="288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80">
          <table:cell-address table:column="5" table:row="289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81">
          <table:cell-address table:column="5" table:row="290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82">
          <table:cell-address table:column="5" table:row="291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83">
          <table:cell-address table:column="5" table:row="292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84">
          <table:cell-address table:column="5" table:row="293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85">
          <table:cell-address table:column="5" table:row="294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86">
          <table:cell-address table:column="5" table:row="295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87">
          <table:cell-address table:column="5" table:row="296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88">
          <table:cell-address table:column="5" table:row="297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89">
          <table:cell-address table:column="5" table:row="298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90">
          <table:cell-address table:column="5" table:row="299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91">
          <table:cell-address table:column="5" table:row="300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92">
          <table:cell-address table:column="5" table:row="301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93">
          <table:cell-address table:column="5" table:row="302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94">
          <table:cell-address table:column="4" table:row="303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95">
          <table:cell-address table:column="5" table:row="303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96">
          <table:cell-address table:column="4" table:row="304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97">
          <table:cell-address table:column="4" table:row="305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98">
          <table:cell-address table:column="4" table:row="306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199">
          <table:cell-address table:column="4" table:row="307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00">
          <table:cell-address table:column="4" table:row="308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01">
          <table:cell-address table:column="4" table:row="309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02">
          <table:cell-address table:column="4" table:row="310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03">
          <table:cell-address table:column="4" table:row="311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04">
          <table:cell-address table:column="4" table:row="312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05">
          <table:cell-address table:column="4" table:row="313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06">
          <table:cell-address table:column="4" table:row="314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07">
          <table:cell-address table:column="4" table:row="315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08">
          <table:cell-address table:column="4" table:row="316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09">
          <table:cell-address table:column="4" table:row="317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10">
          <table:cell-address table:column="4" table:row="318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11">
          <table:cell-address table:column="4" table:row="319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12">
          <table:cell-address table:column="4" table:row="320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13">
          <table:cell-address table:column="4" table:row="321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14">
          <table:cell-address table:column="4" table:row="322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15">
          <table:cell-address table:column="4" table:row="323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16">
          <table:cell-address table:column="4" table:row="324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17">
          <table:cell-address table:column="4" table:row="325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18">
          <table:cell-address table:column="4" table:row="326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19">
          <table:cell-address table:column="4" table:row="327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20">
          <table:cell-address table:column="4" table:row="328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21">
          <table:cell-address table:column="4" table:row="329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22">
          <table:cell-address table:column="4" table:row="330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23">
          <table:cell-address table:column="4" table:row="331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24">
          <table:cell-address table:column="4" table:row="332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25">
          <table:cell-address table:column="4" table:row="333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26">
          <table:cell-address table:column="4" table:row="334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27">
          <table:cell-address table:column="5" table:row="304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28">
          <table:cell-address table:column="5" table:row="305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29">
          <table:cell-address table:column="5" table:row="306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30">
          <table:cell-address table:column="5" table:row="307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31">
          <table:cell-address table:column="5" table:row="308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32">
          <table:cell-address table:column="5" table:row="309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33">
          <table:cell-address table:column="5" table:row="310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34">
          <table:cell-address table:column="5" table:row="311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35">
          <table:cell-address table:column="5" table:row="312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36">
          <table:cell-address table:column="5" table:row="313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37">
          <table:cell-address table:column="5" table:row="314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38">
          <table:cell-address table:column="5" table:row="315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39">
          <table:cell-address table:column="5" table:row="316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40">
          <table:cell-address table:column="5" table:row="317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41">
          <table:cell-address table:column="5" table:row="318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42">
          <table:cell-address table:column="5" table:row="319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43">
          <table:cell-address table:column="5" table:row="320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44">
          <table:cell-address table:column="5" table:row="321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45">
          <table:cell-address table:column="5" table:row="322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46">
          <table:cell-address table:column="5" table:row="323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47">
          <table:cell-address table:column="5" table:row="324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48">
          <table:cell-address table:column="5" table:row="325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49">
          <table:cell-address table:column="5" table:row="326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50">
          <table:cell-address table:column="5" table:row="327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51">
          <table:cell-address table:column="5" table:row="328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52">
          <table:cell-address table:column="5" table:row="329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53">
          <table:cell-address table:column="5" table:row="330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54">
          <table:cell-address table:column="5" table:row="331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55">
          <table:cell-address table:column="5" table:row="332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56">
          <table:cell-address table:column="5" table:row="333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57">
          <table:cell-address table:column="5" table:row="334" table:table="1"/>
          <office:change-info>
            <dc:creator> </dc:creator>
            <dc:date>2021-03-14T11:16:00</dc:date>
          </office:change-info>
          <table:previous>
            <table:change-track-table-cell/>
          </table:previous>
        </table:cell-content-change>
        <table:cell-content-change table:id="ct1258">
          <table:cell-address table:column="5" table:row="1" table:table="2"/>
          <office:change-info>
            <dc:creator> </dc:creator>
            <dc:date>2021-03-14T10:59:00</dc:date>
          </office:change-info>
          <table:previous table:id="ct497">
            <table:change-track-table-cell/>
          </table:previous>
        </table:cell-content-change>
        <table:cell-content-change table:id="ct1259">
          <table:cell-address table:column="5" table:row="1" table:table="2"/>
          <office:change-info>
            <dc:creator> </dc:creator>
            <dc:date>2021-03-14T10:59:00</dc:date>
          </office:change-info>
          <table:previous table:id="ct1258">
            <table:change-track-table-cell/>
          </table:previous>
        </table:cell-content-change>
        <table:cell-content-change table:id="ct1260">
          <table:cell-address table:column="5" table:row="1" table:table="2"/>
          <office:change-info>
            <dc:creator> </dc:creator>
            <dc:date>2021-03-14T10:59:00</dc:date>
          </office:change-info>
          <table:previous table:id="ct1259">
            <table:change-track-table-cell/>
          </table:previous>
        </table:cell-content-change>
        <table:cell-content-change table:id="ct1261">
          <table:cell-address table:column="5" table:row="1" table:table="2"/>
          <office:change-info>
            <dc:creator> </dc:creator>
            <dc:date>2021-03-14T10:59:00</dc:date>
          </office:change-info>
          <table:previous table:id="ct1260">
            <table:change-track-table-cell/>
          </table:previous>
        </table:cell-content-change>
        <table:cell-content-change table:id="ct1262">
          <table:cell-address table:column="5" table:row="1" table:table="2"/>
          <office:change-info>
            <dc:creator> </dc:creator>
            <dc:date>2021-03-14T10:59:00</dc:date>
          </office:change-info>
          <table:previous table:id="ct1261">
            <table:change-track-table-cell/>
          </table:previous>
        </table:cell-content-change>
        <table:cell-content-change table:id="ct1263">
          <table:cell-address table:column="5" table:row="1" table:table="2"/>
          <office:change-info>
            <dc:creator> </dc:creator>
            <dc:date>2021-03-14T10:59:00</dc:date>
          </office:change-info>
          <table:previous table:id="ct1262">
            <table:change-track-table-cell/>
          </table:previous>
        </table:cell-content-change>
        <table:cell-content-change table:id="ct1264">
          <table:cell-address table:column="5" table:row="11" table:table="2"/>
          <office:change-info>
            <dc:creator> </dc:creator>
            <dc:date>2021-03-14T10:59:00</dc:date>
          </office:change-info>
          <table:previous>
            <table:change-track-table-cell/>
          </table:previous>
        </table:cell-content-change>
        <table:cell-content-change table:id="ct1265">
          <table:cell-address table:column="5" table:row="10" table:table="2"/>
          <office:change-info>
            <dc:creator> </dc:creator>
            <dc:date>2021-03-14T10:59:00</dc:date>
          </office:change-info>
          <table:previous>
            <table:change-track-table-cell/>
          </table:previous>
        </table:cell-content-change>
        <table:cell-content-change table:id="ct1266">
          <table:cell-address table:column="5" table:row="9" table:table="2"/>
          <office:change-info>
            <dc:creator> </dc:creator>
            <dc:date>2021-03-14T10:59:00</dc:date>
          </office:change-info>
          <table:previous>
            <table:change-track-table-cell/>
          </table:previous>
        </table:cell-content-change>
        <table:cell-content-change table:id="ct1267">
          <table:cell-address table:column="5" table:row="8" table:table="2"/>
          <office:change-info>
            <dc:creator> </dc:creator>
            <dc:date>2021-03-14T10:59:00</dc:date>
          </office:change-info>
          <table:previous>
            <table:change-track-table-cell/>
          </table:previous>
        </table:cell-content-change>
        <table:cell-content-change table:id="ct1268">
          <table:cell-address table:column="5" table:row="7" table:table="2"/>
          <office:change-info>
            <dc:creator> </dc:creator>
            <dc:date>2021-03-14T10:59:00</dc:date>
          </office:change-info>
          <table:previous>
            <table:change-track-table-cell/>
          </table:previous>
        </table:cell-content-change>
        <table:cell-content-change table:id="ct1269">
          <table:cell-address table:column="5" table:row="6" table:table="2"/>
          <office:change-info>
            <dc:creator> </dc:creator>
            <dc:date>2021-03-14T10:59:00</dc:date>
          </office:change-info>
          <table:previous>
            <table:change-track-table-cell/>
          </table:previous>
        </table:cell-content-change>
        <table:cell-content-change table:id="ct1270">
          <table:cell-address table:column="5" table:row="5" table:table="2"/>
          <office:change-info>
            <dc:creator> </dc:creator>
            <dc:date>2021-03-14T10:59:00</dc:date>
          </office:change-info>
          <table:previous>
            <table:change-track-table-cell/>
          </table:previous>
        </table:cell-content-change>
        <table:cell-content-change table:id="ct1271">
          <table:cell-address table:column="5" table:row="4" table:table="2"/>
          <office:change-info>
            <dc:creator> </dc:creator>
            <dc:date>2021-03-14T10:59:00</dc:date>
          </office:change-info>
          <table:previous>
            <table:change-track-table-cell/>
          </table:previous>
        </table:cell-content-change>
        <table:cell-content-change table:id="ct1272">
          <table:cell-address table:column="5" table:row="3" table:table="2"/>
          <office:change-info>
            <dc:creator> </dc:creator>
            <dc:date>2021-03-14T10:59:00</dc:date>
          </office:change-info>
          <table:previous>
            <table:change-track-table-cell/>
          </table:previous>
        </table:cell-content-change>
        <table:cell-content-change table:id="ct1273">
          <table:cell-address table:column="5" table:row="2" table:table="2"/>
          <office:change-info>
            <dc:creator> </dc:creator>
            <dc:date>2021-03-14T10:59:00</dc:date>
          </office:change-info>
          <table:previous>
            <table:change-track-table-cell/>
          </table:previous>
        </table:cell-content-change>
        <table:cell-content-change table:id="ct1274">
          <table:cell-address table:column="5" table:row="1" table:table="2"/>
          <office:change-info>
            <dc:creator> </dc:creator>
            <dc:date>2021-03-14T10:59:00</dc:date>
          </office:change-info>
          <table:previous table:id="ct1263">
            <table:change-track-table-cell/>
          </table:previous>
        </table:cell-content-change>
        <table:cell-content-change table:id="ct1275">
          <table:cell-address table:column="5" table:row="1" table:table="2"/>
          <office:change-info>
            <dc:creator> </dc:creator>
            <dc:date>2021-03-14T10:59:00</dc:date>
          </office:change-info>
          <table:previous table:id="ct1274">
            <table:change-track-table-cell/>
          </table:previous>
        </table:cell-content-change>
        <table:cell-content-change table:id="ct1276">
          <table:cell-address table:column="5" table:row="1" table:table="2"/>
          <office:change-info>
            <dc:creator> </dc:creator>
            <dc:date>2021-03-14T10:59:00</dc:date>
          </office:change-info>
          <table:previous table:id="ct1275">
            <table:change-track-table-cell/>
          </table:previous>
        </table:cell-content-change>
        <table:cell-content-change table:id="ct1277">
          <table:cell-address table:column="5" table:row="1" table:table="2"/>
          <office:change-info>
            <dc:creator> </dc:creator>
            <dc:date>2021-03-14T10:59:00</dc:date>
          </office:change-info>
          <table:previous table:id="ct1276">
            <table:change-track-table-cell/>
          </table:previous>
        </table:cell-content-change>
        <table:cell-content-change table:id="ct1278">
          <table:cell-address table:column="5" table:row="1" table:table="2"/>
          <office:change-info>
            <dc:creator> </dc:creator>
            <dc:date>2021-03-14T10:59:00</dc:date>
          </office:change-info>
          <table:previous table:id="ct1277">
            <table:change-track-table-cell/>
          </table:previous>
        </table:cell-content-change>
        <table:cell-content-change table:id="ct1279">
          <table:cell-address table:column="5" table:row="1" table:table="2"/>
          <office:change-info>
            <dc:creator> </dc:creator>
            <dc:date>2021-03-14T10:59:00</dc:date>
          </office:change-info>
          <table:previous table:id="ct1278">
            <table:change-track-table-cell/>
          </table:previous>
        </table:cell-content-change>
        <table:cell-content-change table:id="ct1280">
          <table:cell-address table:column="5" table:row="1" table:table="2"/>
          <office:change-info>
            <dc:creator> </dc:creator>
            <dc:date>2021-03-14T10:59:00</dc:date>
          </office:change-info>
          <table:previous table:id="ct1279">
            <table:change-track-table-cell/>
          </table:previous>
        </table:cell-content-change>
        <table:cell-content-change table:id="ct1281">
          <table:cell-address table:column="4" table:row="12" table:table="2"/>
          <office:change-info>
            <dc:creator> </dc:creator>
            <dc:date>2021-03-14T10:59:00</dc:date>
          </office:change-info>
          <table:previous>
            <table:change-track-table-cell/>
          </table:previous>
        </table:cell-content-change>
        <table:cell-content-change table:id="ct1282">
          <table:cell-address table:column="4" table:row="13" table:table="2"/>
          <office:change-info>
            <dc:creator> </dc:creator>
            <dc:date>2021-03-14T10:59:00</dc:date>
          </office:change-info>
          <table:previous>
            <table:change-track-table-cell/>
          </table:previous>
        </table:cell-content-change>
        <table:cell-content-change table:id="ct1283">
          <table:cell-address table:column="4" table:row="14" table:table="2"/>
          <office:change-info>
            <dc:creator> </dc:creator>
            <dc:date>2021-03-14T10:59:00</dc:date>
          </office:change-info>
          <table:previous>
            <table:change-track-table-cell/>
          </table:previous>
        </table:cell-content-change>
        <table:cell-content-change table:id="ct1284">
          <table:cell-address table:column="4" table:row="15" table:table="2"/>
          <office:change-info>
            <dc:creator> </dc:creator>
            <dc:date>2021-03-14T10:59:00</dc:date>
          </office:change-info>
          <table:previous>
            <table:change-track-table-cell/>
          </table:previous>
        </table:cell-content-change>
        <table:cell-content-change table:id="ct1285">
          <table:cell-address table:column="4" table:row="16" table:table="2"/>
          <office:change-info>
            <dc:creator> </dc:creator>
            <dc:date>2021-03-14T10:59:00</dc:date>
          </office:change-info>
          <table:previous>
            <table:change-track-table-cell/>
          </table:previous>
        </table:cell-content-change>
        <table:cell-content-change table:id="ct1286">
          <table:cell-address table:column="4" table:row="17" table:table="2"/>
          <office:change-info>
            <dc:creator> </dc:creator>
            <dc:date>2021-03-14T10:59:00</dc:date>
          </office:change-info>
          <table:previous>
            <table:change-track-table-cell/>
          </table:previous>
        </table:cell-content-change>
        <table:cell-content-change table:id="ct1287">
          <table:cell-address table:column="4" table:row="18" table:table="2"/>
          <office:change-info>
            <dc:creator> </dc:creator>
            <dc:date>2021-03-14T10:59:00</dc:date>
          </office:change-info>
          <table:previous>
            <table:change-track-table-cell/>
          </table:previous>
        </table:cell-content-change>
        <table:cell-content-change table:id="ct1288">
          <table:cell-address table:column="5" table:row="12" table:table="2"/>
          <office:change-info>
            <dc:creator> </dc:creator>
            <dc:date>2021-03-14T10:59:00</dc:date>
          </office:change-info>
          <table:previous>
            <table:change-track-table-cell/>
          </table:previous>
        </table:cell-content-change>
        <table:cell-content-change table:id="ct1289">
          <table:cell-address table:column="5" table:row="13" table:table="2"/>
          <office:change-info>
            <dc:creator> </dc:creator>
            <dc:date>2021-03-14T10:59:00</dc:date>
          </office:change-info>
          <table:previous>
            <table:change-track-table-cell/>
          </table:previous>
        </table:cell-content-change>
        <table:cell-content-change table:id="ct1290">
          <table:cell-address table:column="5" table:row="14" table:table="2"/>
          <office:change-info>
            <dc:creator> </dc:creator>
            <dc:date>2021-03-14T10:59:00</dc:date>
          </office:change-info>
          <table:previous>
            <table:change-track-table-cell/>
          </table:previous>
        </table:cell-content-change>
        <table:cell-content-change table:id="ct1291">
          <table:cell-address table:column="4" table:row="335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292">
          <table:cell-address table:column="5" table:row="335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293">
          <table:cell-address table:column="4" table:row="336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294">
          <table:cell-address table:column="4" table:row="337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295">
          <table:cell-address table:column="4" table:row="338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296">
          <table:cell-address table:column="5" table:row="336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297">
          <table:cell-address table:column="5" table:row="337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298">
          <table:cell-address table:column="5" table:row="338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299">
          <table:cell-address table:column="4" table:row="339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00">
          <table:cell-address table:column="5" table:row="339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01">
          <table:cell-address table:column="4" table:row="340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02">
          <table:cell-address table:column="4" table:row="341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03">
          <table:cell-address table:column="4" table:row="342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04">
          <table:cell-address table:column="4" table:row="343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05">
          <table:cell-address table:column="4" table:row="344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06">
          <table:cell-address table:column="5" table:row="340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07">
          <table:cell-address table:column="5" table:row="341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08">
          <table:cell-address table:column="5" table:row="342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09">
          <table:cell-address table:column="5" table:row="343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10">
          <table:cell-address table:column="5" table:row="344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11">
          <table:cell-address table:column="4" table:row="345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12">
          <table:cell-address table:column="5" table:row="345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13">
          <table:cell-address table:column="4" table:row="346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14">
          <table:cell-address table:column="4" table:row="347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15">
          <table:cell-address table:column="4" table:row="348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16">
          <table:cell-address table:column="4" table:row="349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17">
          <table:cell-address table:column="4" table:row="350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18">
          <table:cell-address table:column="4" table:row="351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19">
          <table:cell-address table:column="4" table:row="352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20">
          <table:cell-address table:column="5" table:row="346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21">
          <table:cell-address table:column="5" table:row="347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22">
          <table:cell-address table:column="5" table:row="348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23">
          <table:cell-address table:column="5" table:row="349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24">
          <table:cell-address table:column="5" table:row="350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25">
          <table:cell-address table:column="5" table:row="351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26">
          <table:cell-address table:column="5" table:row="352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27">
          <table:cell-address table:column="4" table:row="353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28">
          <table:cell-address table:column="5" table:row="353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29">
          <table:cell-address table:column="4" table:row="354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30">
          <table:cell-address table:column="4" table:row="355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31">
          <table:cell-address table:column="4" table:row="356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32">
          <table:cell-address table:column="4" table:row="357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33">
          <table:cell-address table:column="4" table:row="358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34">
          <table:cell-address table:column="4" table:row="359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35">
          <table:cell-address table:column="4" table:row="360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36">
          <table:cell-address table:column="4" table:row="361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37">
          <table:cell-address table:column="4" table:row="362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38">
          <table:cell-address table:column="4" table:row="363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39">
          <table:cell-address table:column="4" table:row="364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40">
          <table:cell-address table:column="4" table:row="365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41">
          <table:cell-address table:column="4" table:row="366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42">
          <table:cell-address table:column="4" table:row="367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43">
          <table:cell-address table:column="4" table:row="368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44">
          <table:cell-address table:column="4" table:row="369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45">
          <table:cell-address table:column="4" table:row="370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46">
          <table:cell-address table:column="5" table:row="354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47">
          <table:cell-address table:column="5" table:row="355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48">
          <table:cell-address table:column="5" table:row="356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49">
          <table:cell-address table:column="5" table:row="357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50">
          <table:cell-address table:column="5" table:row="358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51">
          <table:cell-address table:column="5" table:row="359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52">
          <table:cell-address table:column="5" table:row="360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53">
          <table:cell-address table:column="5" table:row="361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54">
          <table:cell-address table:column="5" table:row="362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55">
          <table:cell-address table:column="5" table:row="363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56">
          <table:cell-address table:column="5" table:row="364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57">
          <table:cell-address table:column="5" table:row="365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58">
          <table:cell-address table:column="5" table:row="366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59">
          <table:cell-address table:column="5" table:row="367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60">
          <table:cell-address table:column="5" table:row="368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61">
          <table:cell-address table:column="5" table:row="369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62">
          <table:cell-address table:column="5" table:row="370" table:table="1"/>
          <office:change-info>
            <dc:creator> </dc:creator>
            <dc:date>2021-03-14T11:17:00</dc:date>
          </office:change-info>
          <table:previous>
            <table:change-track-table-cell/>
          </table:previous>
        </table:cell-content-change>
        <table:cell-content-change table:id="ct1363">
          <table:cell-address table:column="4" table:row="371" table:table="1"/>
          <office:change-info>
            <dc:creator> </dc:creator>
            <dc:date>2021-03-14T11:18:00</dc:date>
          </office:change-info>
          <table:previous>
            <table:change-track-table-cell/>
          </table:previous>
        </table:cell-content-change>
        <table:cell-content-change table:id="ct1364">
          <table:cell-address table:column="5" table:row="371" table:table="1"/>
          <office:change-info>
            <dc:creator> </dc:creator>
            <dc:date>2021-03-14T11:18:00</dc:date>
          </office:change-info>
          <table:previous>
            <table:change-track-table-cell/>
          </table:previous>
        </table:cell-content-change>
        <table:cell-content-change table:id="ct1365">
          <table:cell-address table:column="7" table:row="65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66">
          <table:cell-address table:column="7" table:row="64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67">
          <table:cell-address table:column="7" table:row="63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68">
          <table:cell-address table:column="7" table:row="63" table:table="3"/>
          <office:change-info>
            <dc:creator> </dc:creator>
            <dc:date>2021-03-08T18:12:00</dc:date>
          </office:change-info>
          <table:previous table:id="ct1367">
            <table:change-track-table-cell office:value-type="string">
              <text:p><text:span text:style-name="T1">V</text:span></text:p>
            </table:change-track-table-cell>
          </table:previous>
        </table:cell-content-change>
        <table:cell-content-change table:id="ct1369">
          <table:cell-address table:column="7" table:row="62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70">
          <table:cell-address table:column="7" table:row="61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71">
          <table:cell-address table:column="7" table:row="60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72">
          <table:cell-address table:column="7" table:row="59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73">
          <table:cell-address table:column="7" table:row="58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74">
          <table:cell-address table:column="7" table:row="57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75">
          <table:cell-address table:column="7" table:row="56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76">
          <table:cell-address table:column="7" table:row="55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77">
          <table:cell-address table:column="7" table:row="54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78">
          <table:cell-address table:column="7" table:row="53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79">
          <table:cell-address table:column="7" table:row="52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80">
          <table:cell-address table:column="7" table:row="51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81">
          <table:cell-address table:column="7" table:row="50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82">
          <table:cell-address table:column="7" table:row="49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83">
          <table:cell-address table:column="7" table:row="48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84">
          <table:cell-address table:column="7" table:row="47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85">
          <table:cell-address table:column="7" table:row="46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86">
          <table:cell-address table:column="7" table:row="45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87">
          <table:cell-address table:column="7" table:row="44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88">
          <table:cell-address table:column="7" table:row="43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89">
          <table:cell-address table:column="7" table:row="42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90">
          <table:cell-address table:column="7" table:row="41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91">
          <table:cell-address table:column="7" table:row="40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92">
          <table:cell-address table:column="7" table:row="39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93">
          <table:cell-address table:column="7" table:row="38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94">
          <table:cell-address table:column="7" table:row="37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95">
          <table:cell-address table:column="7" table:row="36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96">
          <table:cell-address table:column="7" table:row="35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97">
          <table:cell-address table:column="7" table:row="34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98">
          <table:cell-address table:column="7" table:row="33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399">
          <table:cell-address table:column="7" table:row="32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00">
          <table:cell-address table:column="7" table:row="31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01">
          <table:cell-address table:column="7" table:row="30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02">
          <table:cell-address table:column="7" table:row="29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03">
          <table:cell-address table:column="7" table:row="28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04">
          <table:cell-address table:column="7" table:row="27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05">
          <table:cell-address table:column="7" table:row="26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06">
          <table:cell-address table:column="7" table:row="25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07">
          <table:cell-address table:column="7" table:row="24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08">
          <table:cell-address table:column="7" table:row="23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09">
          <table:cell-address table:column="7" table:row="22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10">
          <table:cell-address table:column="7" table:row="21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11">
          <table:cell-address table:column="7" table:row="20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12">
          <table:cell-address table:column="7" table:row="19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13">
          <table:cell-address table:column="7" table:row="18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14">
          <table:cell-address table:column="7" table:row="17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15">
          <table:cell-address table:column="7" table:row="16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16">
          <table:cell-address table:column="7" table:row="15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17">
          <table:cell-address table:column="7" table:row="14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18">
          <table:cell-address table:column="7" table:row="13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19">
          <table:cell-address table:column="7" table:row="12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20">
          <table:cell-address table:column="7" table:row="11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21">
          <table:cell-address table:column="7" table:row="10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22">
          <table:cell-address table:column="7" table:row="9" table:table="3"/>
          <office:change-info>
            <dc:creator> </dc:creator>
            <dc:date>2021-03-08T18:12:00</dc:date>
          </office:change-info>
          <table:previous>
            <table:change-track-table-cell/>
          </table:previous>
        </table:cell-content-change>
        <table:cell-content-change table:id="ct1423">
          <table:cell-address table:column="7" table:row="1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24">
          <table:cell-address table:column="7" table:row="2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25">
          <table:cell-address table:column="7" table:row="3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26">
          <table:cell-address table:column="7" table:row="4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27">
          <table:cell-address table:column="7" table:row="5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28">
          <table:cell-address table:column="7" table:row="6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29">
          <table:cell-address table:column="7" table:row="7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30">
          <table:cell-address table:column="7" table:row="8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31">
          <table:cell-address table:column="8" table:row="0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32">
          <table:cell-address table:column="8" table:row="1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33">
          <table:cell-address table:column="8" table:row="2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34">
          <table:cell-address table:column="8" table:row="3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35">
          <table:cell-address table:column="8" table:row="4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36">
          <table:cell-address table:column="8" table:row="5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37">
          <table:cell-address table:column="8" table:row="6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38">
          <table:cell-address table:column="8" table:row="7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39">
          <table:cell-address table:column="8" table:row="8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40">
          <table:cell-address table:column="8" table:row="9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41">
          <table:cell-address table:column="8" table:row="10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42">
          <table:cell-address table:column="8" table:row="11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43">
          <table:cell-address table:column="8" table:row="12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44">
          <table:cell-address table:column="8" table:row="13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45">
          <table:cell-address table:column="8" table:row="14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46">
          <table:cell-address table:column="8" table:row="15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47">
          <table:cell-address table:column="8" table:row="16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48">
          <table:cell-address table:column="8" table:row="17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49">
          <table:cell-address table:column="8" table:row="18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50">
          <table:cell-address table:column="8" table:row="19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51">
          <table:cell-address table:column="8" table:row="20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52">
          <table:cell-address table:column="8" table:row="21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53">
          <table:cell-address table:column="8" table:row="22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54">
          <table:cell-address table:column="8" table:row="23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55">
          <table:cell-address table:column="8" table:row="24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56">
          <table:cell-address table:column="8" table:row="25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57">
          <table:cell-address table:column="8" table:row="26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58">
          <table:cell-address table:column="8" table:row="27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59">
          <table:cell-address table:column="8" table:row="28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60">
          <table:cell-address table:column="8" table:row="29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61">
          <table:cell-address table:column="8" table:row="30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62">
          <table:cell-address table:column="8" table:row="31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63">
          <table:cell-address table:column="8" table:row="32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64">
          <table:cell-address table:column="8" table:row="33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65">
          <table:cell-address table:column="8" table:row="34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66">
          <table:cell-address table:column="8" table:row="35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67">
          <table:cell-address table:column="8" table:row="36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68">
          <table:cell-address table:column="8" table:row="37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69">
          <table:cell-address table:column="8" table:row="38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70">
          <table:cell-address table:column="8" table:row="39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71">
          <table:cell-address table:column="8" table:row="40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72">
          <table:cell-address table:column="8" table:row="41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73">
          <table:cell-address table:column="8" table:row="42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74">
          <table:cell-address table:column="8" table:row="43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75">
          <table:cell-address table:column="8" table:row="44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76">
          <table:cell-address table:column="8" table:row="45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77">
          <table:cell-address table:column="8" table:row="46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78">
          <table:cell-address table:column="8" table:row="47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79">
          <table:cell-address table:column="8" table:row="48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80">
          <table:cell-address table:column="8" table:row="49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81">
          <table:cell-address table:column="8" table:row="50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82">
          <table:cell-address table:column="8" table:row="51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83">
          <table:cell-address table:column="8" table:row="52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84">
          <table:cell-address table:column="8" table:row="53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85">
          <table:cell-address table:column="8" table:row="54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86">
          <table:cell-address table:column="8" table:row="55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87">
          <table:cell-address table:column="8" table:row="56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88">
          <table:cell-address table:column="8" table:row="57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89">
          <table:cell-address table:column="8" table:row="58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90">
          <table:cell-address table:column="8" table:row="60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91">
          <table:cell-address table:column="8" table:row="61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92">
          <table:cell-address table:column="8" table:row="62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93">
          <table:cell-address table:column="8" table:row="63" table:table="3"/>
          <office:change-info>
            <dc:creator> </dc:creator>
            <dc:date>2021-03-08T18:13:00</dc:date>
          </office:change-info>
          <table:previous>
            <table:change-track-table-cell/>
          </table:previous>
        </table:cell-content-change>
        <table:cell-content-change table:id="ct1494">
          <table:cell-address table:column="9" table:row="1" table:table="3"/>
          <office:change-info>
            <dc:creator> </dc:creator>
            <dc:date>2021-03-08T18:40:00</dc:date>
          </office:change-info>
          <table:previous>
            <table:change-track-table-cell/>
          </table:previous>
        </table:cell-content-change>
        <table:cell-content-change table:id="ct1495">
          <table:cell-address table:column="9" table:row="2" table:table="3"/>
          <office:change-info>
            <dc:creator> </dc:creator>
            <dc:date>2021-03-08T18:40:00</dc:date>
          </office:change-info>
          <table:previous>
            <table:change-track-table-cell/>
          </table:previous>
        </table:cell-content-change>
        <table:cell-content-change table:id="ct1496">
          <table:cell-address table:column="9" table:row="3" table:table="3"/>
          <office:change-info>
            <dc:creator> </dc:creator>
            <dc:date>2021-03-08T18:40:00</dc:date>
          </office:change-info>
          <table:previous>
            <table:change-track-table-cell/>
          </table:previous>
        </table:cell-content-change>
        <table:cell-content-change table:id="ct1497">
          <table:cell-address table:column="9" table:row="4" table:table="3"/>
          <office:change-info>
            <dc:creator> </dc:creator>
            <dc:date>2021-03-08T18:40:00</dc:date>
          </office:change-info>
          <table:previous>
            <table:change-track-table-cell/>
          </table:previous>
        </table:cell-content-change>
        <table:cell-content-change table:id="ct1498">
          <table:cell-address table:column="9" table:row="5" table:table="3"/>
          <office:change-info>
            <dc:creator> </dc:creator>
            <dc:date>2021-03-08T18:40:00</dc:date>
          </office:change-info>
          <table:previous>
            <table:change-track-table-cell/>
          </table:previous>
        </table:cell-content-change>
        <table:cell-content-change table:id="ct1499">
          <table:cell-address table:column="9" table:row="6" table:table="3"/>
          <office:change-info>
            <dc:creator> </dc:creator>
            <dc:date>2021-03-08T18:40:00</dc:date>
          </office:change-info>
          <table:previous>
            <table:change-track-table-cell/>
          </table:previous>
        </table:cell-content-change>
        <table:cell-content-change table:id="ct1500">
          <table:cell-address table:column="9" table:row="7" table:table="3"/>
          <office:change-info>
            <dc:creator> </dc:creator>
            <dc:date>2021-03-08T18:40:00</dc:date>
          </office:change-info>
          <table:previous>
            <table:change-track-table-cell/>
          </table:previous>
        </table:cell-content-change>
        <table:cell-content-change table:id="ct1501">
          <table:cell-address table:column="9" table:row="8" table:table="3"/>
          <office:change-info>
            <dc:creator> </dc:creator>
            <dc:date>2021-03-08T18:40:00</dc:date>
          </office:change-info>
          <table:previous>
            <table:change-track-table-cell/>
          </table:previous>
        </table:cell-content-change>
        <table:cell-content-change table:id="ct1502">
          <table:cell-address table:column="9" table:row="29" table:table="3"/>
          <office:change-info>
            <dc:creator> </dc:creator>
            <dc:date>2021-03-08T18:51:00</dc:date>
          </office:change-info>
          <table:previous>
            <table:change-track-table-cell/>
          </table:previous>
        </table:cell-content-change>
        <table:cell-content-change table:id="ct1503">
          <table:cell-address table:column="9" table:row="30" table:table="3"/>
          <office:change-info>
            <dc:creator> </dc:creator>
            <dc:date>2021-03-08T18:51:00</dc:date>
          </office:change-info>
          <table:previous>
            <table:change-track-table-cell/>
          </table:previous>
        </table:cell-content-change>
        <table:cell-content-change table:id="ct1504">
          <table:cell-address table:column="8" table:row="59" table:table="3"/>
          <office:change-info>
            <dc:creator> </dc:creator>
            <dc:date>2021-03-08T18:14:00</dc:date>
          </office:change-info>
          <table:previous>
            <table:change-track-table-cell/>
          </table:previous>
        </table:cell-content-change>
        <table:cell-content-change table:id="ct1505">
          <table:cell-address table:column="8" table:row="64" table:table="3"/>
          <office:change-info>
            <dc:creator> </dc:creator>
            <dc:date>2021-03-08T18:14:00</dc:date>
          </office:change-info>
          <table:previous>
            <table:change-track-table-cell/>
          </table:previous>
        </table:cell-content-change>
        <table:cell-content-change table:id="ct1506">
          <table:cell-address table:column="8" table:row="65" table:table="3"/>
          <office:change-info>
            <dc:creator> </dc:creator>
            <dc:date>2021-03-08T18:14:00</dc:date>
          </office:change-info>
          <table:previous>
            <table:change-track-table-cell/>
          </table:previous>
        </table:cell-content-change>
        <table:cell-content-change table:id="ct1507">
          <table:cell-address table:column="8" table:row="66" table:table="3"/>
          <office:change-info>
            <dc:creator> </dc:creator>
            <dc:date>2021-03-08T18:14:00</dc:date>
          </office:change-info>
          <table:previous>
            <table:change-track-table-cell/>
          </table:previous>
        </table:cell-content-change>
        <table:cell-content-change table:id="ct1508">
          <table:cell-address table:column="9" table:row="0" table:table="3"/>
          <office:change-info>
            <dc:creator> </dc:creator>
            <dc:date>2021-03-08T18:39:00</dc:date>
          </office:change-info>
          <table:previous>
            <table:change-track-table-cell/>
          </table:previous>
        </table:cell-content-change>
        <table:cell-content-change table:id="ct1509">
          <table:cell-address table:column="9" table:row="28" table:table="3"/>
          <office:change-info>
            <dc:creator> </dc:creator>
            <dc:date>2021-03-08T18:52:00</dc:date>
          </office:change-info>
          <table:previous>
            <table:change-track-table-cell/>
          </table:previous>
        </table:cell-content-change>
        <table:cell-content-change table:id="ct1510">
          <table:cell-address table:column="9" table:row="33" table:table="3"/>
          <office:change-info>
            <dc:creator> </dc:creator>
            <dc:date>2021-03-08T18:52:00</dc:date>
          </office:change-info>
          <table:previous>
            <table:change-track-table-cell/>
          </table:previous>
        </table:cell-content-change>
        <table:cell-content-change table:id="ct1511">
          <table:cell-address table:column="9" table:row="37" table:table="3"/>
          <office:change-info>
            <dc:creator> </dc:creator>
            <dc:date>2021-03-08T18:55:00</dc:date>
          </office:change-info>
          <table:previous>
            <table:change-track-table-cell/>
          </table:previous>
        </table:cell-content-change>
        <table:cell-content-change table:id="ct1512">
          <table:cell-address table:column="9" table:row="43" table:table="3"/>
          <office:change-info>
            <dc:creator> </dc:creator>
            <dc:date>2021-03-08T19:01:00</dc:date>
          </office:change-info>
          <table:previous>
            <table:change-track-table-cell/>
          </table:previous>
        </table:cell-content-change>
        <table:cell-content-change table:id="ct1513">
          <table:cell-address table:column="9" table:row="44" table:table="3"/>
          <office:change-info>
            <dc:creator> </dc:creator>
            <dc:date>2021-03-08T19:01:00</dc:date>
          </office:change-info>
          <table:previous>
            <table:change-track-table-cell/>
          </table:previous>
        </table:cell-content-change>
        <table:cell-content-change table:id="ct1514">
          <table:cell-address table:column="9" table:row="45" table:table="3"/>
          <office:change-info>
            <dc:creator> </dc:creator>
            <dc:date>2021-03-08T19:01:00</dc:date>
          </office:change-info>
          <table:previous>
            <table:change-track-table-cell/>
          </table:previous>
        </table:cell-content-change>
        <table:cell-content-change table:id="ct1515">
          <table:cell-address table:column="9" table:row="54" table:table="3"/>
          <office:change-info>
            <dc:creator> </dc:creator>
            <dc:date>2021-03-08T19:03:00</dc:date>
          </office:change-info>
          <table:previous>
            <table:change-track-table-cell/>
          </table:previous>
        </table:cell-content-change>
        <table:cell-content-change table:id="ct1516">
          <table:cell-address table:column="9" table:row="55" table:table="3"/>
          <office:change-info>
            <dc:creator> </dc:creator>
            <dc:date>2021-03-08T19:03:00</dc:date>
          </office:change-info>
          <table:previous>
            <table:change-track-table-cell/>
          </table:previous>
        </table:cell-content-change>
        <table:cell-content-change table:id="ct1517">
          <table:cell-address table:column="9" table:row="56" table:table="3"/>
          <office:change-info>
            <dc:creator> </dc:creator>
            <dc:date>2021-03-08T19:03:00</dc:date>
          </office:change-info>
          <table:previous>
            <table:change-track-table-cell/>
          </table:previous>
        </table:cell-content-change>
        <table:cell-content-change table:id="ct1518">
          <table:cell-address table:column="9" table:row="57" table:table="3"/>
          <office:change-info>
            <dc:creator> </dc:creator>
            <dc:date>2021-03-08T19:03:00</dc:date>
          </office:change-info>
          <table:previous>
            <table:change-track-table-cell/>
          </table:previous>
        </table:cell-content-change>
        <table:cell-content-change table:id="ct1519">
          <table:cell-address table:column="9" table:row="58" table:table="3"/>
          <office:change-info>
            <dc:creator> </dc:creator>
            <dc:date>2021-03-08T19:03:00</dc:date>
          </office:change-info>
          <table:previous>
            <table:change-track-table-cell/>
          </table:previous>
        </table:cell-content-change>
        <table:cell-content-change table:id="ct1520">
          <table:cell-address table:column="9" table:row="34" table:table="3"/>
          <office:change-info>
            <dc:creator> </dc:creator>
            <dc:date>2021-03-08T18:56:00</dc:date>
          </office:change-info>
          <table:previous>
            <table:change-track-table-cell/>
          </table:previous>
        </table:cell-content-change>
        <table:cell-content-change table:id="ct1521">
          <table:cell-address table:column="9" table:row="39" table:table="3"/>
          <office:change-info>
            <dc:creator> </dc:creator>
            <dc:date>2021-03-08T18:56:00</dc:date>
          </office:change-info>
          <table:previous>
            <table:change-track-table-cell/>
          </table:previous>
        </table:cell-content-change>
        <table:cell-content-change table:id="ct1522">
          <table:cell-address table:column="9" table:row="40" table:table="3"/>
          <office:change-info>
            <dc:creator> </dc:creator>
            <dc:date>2021-03-08T18:56:00</dc:date>
          </office:change-info>
          <table:previous>
            <table:change-track-table-cell/>
          </table:previous>
        </table:cell-content-change>
        <table:cell-content-change table:id="ct1523">
          <table:cell-address table:column="9" table:row="41" table:table="3"/>
          <office:change-info>
            <dc:creator> </dc:creator>
            <dc:date>2021-03-08T18:56:00</dc:date>
          </office:change-info>
          <table:previous>
            <table:change-track-table-cell/>
          </table:previous>
        </table:cell-content-change>
        <table:cell-content-change table:id="ct1524">
          <table:cell-address table:column="9" table:row="38" table:table="3"/>
          <office:change-info>
            <dc:creator> </dc:creator>
            <dc:date>2021-03-08T18:56:00</dc:date>
          </office:change-info>
          <table:previous>
            <table:change-track-table-cell/>
          </table:previous>
        </table:cell-content-change>
        <table:cell-content-change table:id="ct1525">
          <table:cell-address table:column="9" table:row="36" table:table="3"/>
          <office:change-info>
            <dc:creator> </dc:creator>
            <dc:date>2021-03-08T18:57:00</dc:date>
          </office:change-info>
          <table:previous>
            <table:change-track-table-cell/>
          </table:previous>
        </table:cell-content-change>
        <table:cell-content-change table:id="ct1526">
          <table:cell-address table:column="9" table:row="35" table:table="3"/>
          <office:change-info>
            <dc:creator> </dc:creator>
            <dc:date>2021-03-08T18:57:00</dc:date>
          </office:change-info>
          <table:previous>
            <table:change-track-table-cell/>
          </table:previous>
        </table:cell-content-change>
        <table:cell-content-change table:id="ct1527">
          <table:cell-address table:column="9" table:row="42" table:table="3"/>
          <office:change-info>
            <dc:creator> </dc:creator>
            <dc:date>2021-03-08T18:57:00</dc:date>
          </office:change-info>
          <table:previous>
            <table:change-track-table-cell/>
          </table:previous>
        </table:cell-content-change>
        <table:cell-content-change table:id="ct1528">
          <table:cell-address table:column="10" table:row="303" table:table="2"/>
          <office:change-info>
            <dc:creator> </dc:creator>
            <dc:date>2021-03-18T13:11:00</dc:date>
          </office:change-info>
          <table:previous>
            <table:change-track-table-cell/>
          </table:previous>
        </table:cell-content-change>
        <table:cell-content-change table:id="ct1529">
          <table:cell-address table:column="10" table:row="304" table:table="2"/>
          <office:change-info>
            <dc:creator> </dc:creator>
            <dc:date>2021-03-18T13:11:00</dc:date>
          </office:change-info>
          <table:previous>
            <table:change-track-table-cell/>
          </table:previous>
        </table:cell-content-change>
        <table:cell-content-change table:id="ct1530">
          <table:cell-address table:column="10" table:row="305" table:table="2"/>
          <office:change-info>
            <dc:creator> </dc:creator>
            <dc:date>2021-03-18T13:11:00</dc:date>
          </office:change-info>
          <table:previous>
            <table:change-track-table-cell/>
          </table:previous>
        </table:cell-content-change>
        <table:cell-content-change table:id="ct1531">
          <table:cell-address table:column="11" table:row="303" table:table="2"/>
          <office:change-info>
            <dc:creator> </dc:creator>
            <dc:date>2021-03-18T13:12:00</dc:date>
          </office:change-info>
          <table:previous>
            <table:change-track-table-cell/>
          </table:previous>
        </table:cell-content-change>
        <table:cell-content-change table:id="ct1532">
          <table:cell-address table:column="6" table:row="1" table:table="3"/>
          <office:change-info>
            <dc:creator> </dc:creator>
            <dc:date>2021-03-08T18:03:00</dc:date>
          </office:change-info>
          <table:previous>
            <table:change-track-table-cell/>
          </table:previous>
        </table:cell-content-change>
        <table:cell-content-change table:id="ct1533">
          <table:cell-address table:column="0" table:row="292" table:table="2"/>
          <office:change-info>
            <dc:creator> </dc:creator>
            <dc:date>2021-03-18T13:16:00</dc:date>
          </office:change-info>
          <table:previous>
            <table:change-track-table-cell/>
          </table:previous>
        </table:cell-content-change>
        <table:cell-content-change table:id="ct1534">
          <table:cell-address table:column="1" table:row="292" table:table="2"/>
          <office:change-info>
            <dc:creator> </dc:creator>
            <dc:date>2021-03-18T13:16:00</dc:date>
          </office:change-info>
          <table:previous>
            <table:change-track-table-cell/>
          </table:previous>
        </table:cell-content-change>
        <table:cell-content-change table:id="ct1535">
          <table:cell-address table:column="2" table:row="292" table:table="2"/>
          <office:change-info>
            <dc:creator> </dc:creator>
            <dc:date>2021-03-18T13:16:00</dc:date>
          </office:change-info>
          <table:previous>
            <table:change-track-table-cell/>
          </table:previous>
        </table:cell-content-change>
        <table:cell-content-change table:id="ct1536">
          <table:cell-address table:column="3" table:row="292" table:table="2"/>
          <office:change-info>
            <dc:creator> </dc:creator>
            <dc:date>2021-03-18T13:16:00</dc:date>
          </office:change-info>
          <table:previous>
            <table:change-track-table-cell/>
          </table:previous>
        </table:cell-content-change>
        <table:cell-content-change table:id="ct1537">
          <table:cell-address table:column="3" table:row="293" table:table="2"/>
          <office:change-info>
            <dc:creator> </dc:creator>
            <dc:date>2021-03-18T13:16:00</dc:date>
          </office:change-info>
          <table:previous>
            <table:change-track-table-cell/>
          </table:previous>
        </table:cell-content-change>
        <table:cell-content-change table:id="ct1538">
          <table:cell-address table:column="3" table:row="294" table:table="2"/>
          <office:change-info>
            <dc:creator> </dc:creator>
            <dc:date>2021-03-18T13:16:00</dc:date>
          </office:change-info>
          <table:previous>
            <table:change-track-table-cell/>
          </table:previous>
        </table:cell-content-change>
        <table:cell-content-change table:id="ct1539">
          <table:cell-address table:column="3" table:row="295" table:table="2"/>
          <office:change-info>
            <dc:creator> </dc:creator>
            <dc:date>2021-03-18T13:16:00</dc:date>
          </office:change-info>
          <table:previous>
            <table:change-track-table-cell/>
          </table:previous>
        </table:cell-content-change>
        <table:cell-content-change table:id="ct1540">
          <table:cell-address table:column="3" table:row="296" table:table="2"/>
          <office:change-info>
            <dc:creator> </dc:creator>
            <dc:date>2021-03-18T13:16:00</dc:date>
          </office:change-info>
          <table:previous>
            <table:change-track-table-cell/>
          </table:previous>
        </table:cell-content-change>
        <table:cell-content-change table:id="ct1541">
          <table:cell-address table:column="3" table:row="297" table:table="2"/>
          <office:change-info>
            <dc:creator> </dc:creator>
            <dc:date>2021-03-18T13:16:00</dc:date>
          </office:change-info>
          <table:previous>
            <table:change-track-table-cell/>
          </table:previous>
        </table:cell-content-change>
        <table:cell-content-change table:id="ct1542">
          <table:cell-address table:column="3" table:row="298" table:table="2"/>
          <office:change-info>
            <dc:creator> </dc:creator>
            <dc:date>2021-03-18T13:16:00</dc:date>
          </office:change-info>
          <table:previous>
            <table:change-track-table-cell/>
          </table:previous>
        </table:cell-content-change>
        <table:cell-content-change table:id="ct1543">
          <table:cell-address table:column="3" table:row="299" table:table="2"/>
          <office:change-info>
            <dc:creator> </dc:creator>
            <dc:date>2021-03-18T13:16:00</dc:date>
          </office:change-info>
          <table:previous>
            <table:change-track-table-cell/>
          </table:previous>
        </table:cell-content-change>
        <table:cell-content-change table:id="ct1544">
          <table:cell-address table:column="4" table:row="300" table:table="2"/>
          <office:change-info>
            <dc:creator> </dc:creator>
            <dc:date>2021-03-18T13:17:00</dc:date>
          </office:change-info>
          <table:previous>
            <table:change-track-table-cell/>
          </table:previous>
        </table:cell-content-change>
        <table:cell-content-change table:id="ct1545">
          <table:cell-address table:column="4" table:row="293" table:table="2"/>
          <office:change-info>
            <dc:creator> </dc:creator>
            <dc:date>2021-03-18T13:17:00</dc:date>
          </office:change-info>
          <table:previous>
            <table:change-track-table-cell/>
          </table:previous>
        </table:cell-content-change>
        <table:cell-content-change table:id="ct1546">
          <table:cell-address table:column="4" table:row="294" table:table="2"/>
          <office:change-info>
            <dc:creator> </dc:creator>
            <dc:date>2021-03-18T13:17:00</dc:date>
          </office:change-info>
          <table:previous>
            <table:change-track-table-cell/>
          </table:previous>
        </table:cell-content-change>
        <table:cell-content-change table:id="ct1547">
          <table:cell-address table:column="4" table:row="299" table:table="2"/>
          <office:change-info>
            <dc:creator> </dc:creator>
            <dc:date>2021-03-18T13:17:00</dc:date>
          </office:change-info>
          <table:previous>
            <table:change-track-table-cell/>
          </table:previous>
        </table:cell-content-change>
        <table:cell-content-change table:id="ct1548">
          <table:cell-address table:column="4" table:row="298" table:table="2"/>
          <office:change-info>
            <dc:creator> </dc:creator>
            <dc:date>2021-03-18T13:17:00</dc:date>
          </office:change-info>
          <table:previous>
            <table:change-track-table-cell/>
          </table:previous>
        </table:cell-content-change>
        <table:cell-content-change table:id="ct1549">
          <table:cell-address table:column="6" table:row="292" table:table="2"/>
          <office:change-info>
            <dc:creator> </dc:creator>
            <dc:date>2021-03-18T13:17:00</dc:date>
          </office:change-info>
          <table:previous>
            <table:change-track-table-cell/>
          </table:previous>
        </table:cell-content-change>
        <table:cell-content-change table:id="ct1550">
          <table:cell-address table:column="6" table:row="293" table:table="2"/>
          <office:change-info>
            <dc:creator> </dc:creator>
            <dc:date>2021-03-18T13:17:00</dc:date>
          </office:change-info>
          <table:previous>
            <table:change-track-table-cell/>
          </table:previous>
        </table:cell-content-change>
        <table:cell-content-change table:id="ct1551">
          <table:cell-address table:column="6" table:row="294" table:table="2"/>
          <office:change-info>
            <dc:creator> </dc:creator>
            <dc:date>2021-03-18T13:17:00</dc:date>
          </office:change-info>
          <table:previous>
            <table:change-track-table-cell/>
          </table:previous>
        </table:cell-content-change>
        <table:cell-content-change table:id="ct1552">
          <table:cell-address table:column="6" table:row="295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53">
          <table:cell-address table:column="6" table:row="296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54">
          <table:cell-address table:column="6" table:row="297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55">
          <table:cell-address table:column="6" table:row="298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56">
          <table:cell-address table:column="6" table:row="299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57">
          <table:cell-address table:column="0" table:row="293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58">
          <table:cell-address table:column="0" table:row="294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59">
          <table:cell-address table:column="0" table:row="295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60">
          <table:cell-address table:column="0" table:row="296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61">
          <table:cell-address table:column="0" table:row="297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62">
          <table:cell-address table:column="0" table:row="298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63">
          <table:cell-address table:column="0" table:row="299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64">
          <table:cell-address table:column="1" table:row="293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65">
          <table:cell-address table:column="1" table:row="294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66">
          <table:cell-address table:column="1" table:row="295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67">
          <table:cell-address table:column="1" table:row="296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68">
          <table:cell-address table:column="1" table:row="297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69">
          <table:cell-address table:column="1" table:row="298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70">
          <table:cell-address table:column="1" table:row="299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71">
          <table:cell-address table:column="2" table:row="293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72">
          <table:cell-address table:column="2" table:row="294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73">
          <table:cell-address table:column="2" table:row="295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74">
          <table:cell-address table:column="2" table:row="296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75">
          <table:cell-address table:column="2" table:row="297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76">
          <table:cell-address table:column="2" table:row="298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77">
          <table:cell-address table:column="2" table:row="299" table:table="2"/>
          <office:change-info>
            <dc:creator> </dc:creator>
            <dc:date>2021-03-18T13:18:00</dc:date>
          </office:change-info>
          <table:previous>
            <table:change-track-table-cell/>
          </table:previous>
        </table:cell-content-change>
        <table:cell-content-change table:id="ct1578">
          <table:cell-address table:column="7" table:row="292" table:table="2"/>
          <office:change-info>
            <dc:creator> </dc:creator>
            <dc:date>2021-03-18T13:19:00</dc:date>
          </office:change-info>
          <table:previous>
            <table:change-track-table-cell/>
          </table:previous>
        </table:cell-content-change>
        <table:cell-content-change table:id="ct1579">
          <table:cell-address table:column="7" table:row="293" table:table="2"/>
          <office:change-info>
            <dc:creator> </dc:creator>
            <dc:date>2021-03-18T13:19:00</dc:date>
          </office:change-info>
          <table:previous>
            <table:change-track-table-cell/>
          </table:previous>
        </table:cell-content-change>
        <table:cell-content-change table:id="ct1580">
          <table:cell-address table:column="7" table:row="294" table:table="2"/>
          <office:change-info>
            <dc:creator> </dc:creator>
            <dc:date>2021-03-18T13:19:00</dc:date>
          </office:change-info>
          <table:previous>
            <table:change-track-table-cell/>
          </table:previous>
        </table:cell-content-change>
        <table:cell-content-change table:id="ct1581">
          <table:cell-address table:column="7" table:row="294" table:table="2"/>
          <office:change-info>
            <dc:creator> </dc:creator>
            <dc:date>2021-03-18T13:19:00</dc:date>
          </office:change-info>
          <table:previous table:id="ct1580">
            <table:change-track-table-cell/>
          </table:previous>
        </table:cell-content-change>
        <table:cell-content-change table:id="ct1582">
          <table:cell-address table:column="5" table:row="15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583">
          <table:cell-address table:column="5" table:row="17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584">
          <table:cell-address table:column="5" table:row="16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585">
          <table:cell-address table:column="5" table:row="19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586">
          <table:cell-address table:column="5" table:row="18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587">
          <table:cell-address table:column="5" table:row="19" table:table="2"/>
          <office:change-info>
            <dc:creator> </dc:creator>
            <dc:date>2021-03-14T11:00:00</dc:date>
          </office:change-info>
          <table:previous table:id="ct1585">
            <table:change-track-table-cell office:value-type="float" office:value="2"/>
          </table:previous>
        </table:cell-content-change>
        <table:cell-content-change table:id="ct1588">
          <table:cell-address table:column="4" table:row="19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589">
          <table:cell-address table:column="4" table:row="20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590">
          <table:cell-address table:column="4" table:row="21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591">
          <table:cell-address table:column="4" table:row="22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592">
          <table:cell-address table:column="4" table:row="23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593">
          <table:cell-address table:column="4" table:row="24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594">
          <table:cell-address table:column="4" table:row="25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595">
          <table:cell-address table:column="4" table:row="26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596">
          <table:cell-address table:column="4" table:row="27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597">
          <table:cell-address table:column="4" table:row="28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598">
          <table:cell-address table:column="4" table:row="29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599">
          <table:cell-address table:column="4" table:row="30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600">
          <table:cell-address table:column="4" table:row="31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601">
          <table:cell-address table:column="4" table:row="32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602">
          <table:cell-address table:column="4" table:row="33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603">
          <table:cell-address table:column="4" table:row="34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604">
          <table:cell-address table:column="5" table:row="19" table:table="2"/>
          <office:change-info>
            <dc:creator> </dc:creator>
            <dc:date>2021-03-14T11:00:00</dc:date>
          </office:change-info>
          <table:previous table:id="ct1587">
            <table:change-track-table-cell/>
          </table:previous>
        </table:cell-content-change>
        <table:cell-content-change table:id="ct1605">
          <table:cell-address table:column="5" table:row="20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606">
          <table:cell-address table:column="5" table:row="21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607">
          <table:cell-address table:column="5" table:row="22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608">
          <table:cell-address table:column="5" table:row="24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609">
          <table:cell-address table:column="5" table:row="25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610">
          <table:cell-address table:column="5" table:row="26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611">
          <table:cell-address table:column="5" table:row="23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612">
          <table:cell-address table:column="5" table:row="28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613">
          <table:cell-address table:column="5" table:row="27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614">
          <table:cell-address table:column="5" table:row="30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615">
          <table:cell-address table:column="5" table:row="29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616">
          <table:cell-address table:column="5" table:row="32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617">
          <table:cell-address table:column="5" table:row="31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618">
          <table:cell-address table:column="5" table:row="33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619">
          <table:cell-address table:column="5" table:row="34" table:table="2"/>
          <office:change-info>
            <dc:creator> </dc:creator>
            <dc:date>2021-03-14T11:00:00</dc:date>
          </office:change-info>
          <table:previous>
            <table:change-track-table-cell/>
          </table:previous>
        </table:cell-content-change>
        <table:cell-content-change table:id="ct1620">
          <table:cell-address table:column="7" table:row="293" table:table="2"/>
          <office:change-info>
            <dc:creator> </dc:creator>
            <dc:date>2021-03-18T13:20:00</dc:date>
          </office:change-info>
          <table:previous table:id="ct1579">
            <table:change-track-table-cell office:value-type="float" office:value="41"/>
          </table:previous>
        </table:cell-content-change>
        <table:cell-content-change table:id="ct1621">
          <table:cell-address table:column="7" table:row="294" table:table="2"/>
          <office:change-info>
            <dc:creator> </dc:creator>
            <dc:date>2021-03-18T13:20:00</dc:date>
          </office:change-info>
          <table:previous table:id="ct1581">
            <table:change-track-table-cell office:value-type="float" office:value="64"/>
          </table:previous>
        </table:cell-content-change>
        <table:cell-content-change table:id="ct1622">
          <table:cell-address table:column="7" table:row="294" table:table="2"/>
          <office:change-info>
            <dc:creator> </dc:creator>
            <dc:date>2021-03-18T13:20:00</dc:date>
          </office:change-info>
          <table:previous table:id="ct1621">
            <table:change-track-table-cell office:value-type="float" office:value="64"/>
          </table:previous>
        </table:cell-content-change>
        <table:cell-content-change table:id="ct1623">
          <table:cell-address table:column="7" table:row="295" table:table="2"/>
          <office:change-info>
            <dc:creator> </dc:creator>
            <dc:date>2021-03-18T13:20:00</dc:date>
          </office:change-info>
          <table:previous>
            <table:change-track-table-cell/>
          </table:previous>
        </table:cell-content-change>
        <table:cell-content-change table:id="ct1624">
          <table:cell-address table:column="7" table:row="295" table:table="2"/>
          <office:change-info>
            <dc:creator> </dc:creator>
            <dc:date>2021-03-18T13:20:00</dc:date>
          </office:change-info>
          <table:previous table:id="ct1623">
            <table:change-track-table-cell/>
          </table:previous>
        </table:cell-content-change>
        <table:cell-content-change table:id="ct1625">
          <table:cell-address table:column="7" table:row="296" table:table="2"/>
          <office:change-info>
            <dc:creator> </dc:creator>
            <dc:date>2021-03-18T13:20:00</dc:date>
          </office:change-info>
          <table:previous>
            <table:change-track-table-cell/>
          </table:previous>
        </table:cell-content-change>
        <table:cell-content-change table:id="ct1626">
          <table:cell-address table:column="7" table:row="297" table:table="2"/>
          <office:change-info>
            <dc:creator> </dc:creator>
            <dc:date>2021-03-18T13:20:00</dc:date>
          </office:change-info>
          <table:previous>
            <table:change-track-table-cell/>
          </table:previous>
        </table:cell-content-change>
        <table:cell-content-change table:id="ct1627">
          <table:cell-address table:column="7" table:row="298" table:table="2"/>
          <office:change-info>
            <dc:creator> </dc:creator>
            <dc:date>2021-03-18T13:20:00</dc:date>
          </office:change-info>
          <table:previous>
            <table:change-track-table-cell/>
          </table:previous>
        </table:cell-content-change>
        <table:cell-content-change table:id="ct1628">
          <table:cell-address table:column="7" table:row="299" table:table="2"/>
          <office:change-info>
            <dc:creator> </dc:creator>
            <dc:date>2021-03-18T13:20:00</dc:date>
          </office:change-info>
          <table:previous>
            <table:change-track-table-cell/>
          </table:previous>
        </table:cell-content-change>
        <table:cell-content-change table:id="ct1629">
          <table:cell-address table:column="10" table:row="303" table:table="2"/>
          <office:change-info>
            <dc:creator> </dc:creator>
            <dc:date>2021-03-18T13:20:00</dc:date>
          </office:change-info>
          <table:previous table:id="ct1528">
            <table:change-track-table-cell office:value-type="float" office:value="31"/>
          </table:previous>
        </table:cell-content-change>
        <table:cell-content-change table:id="ct1630">
          <table:cell-address table:column="10" table:row="304" table:table="2"/>
          <office:change-info>
            <dc:creator> </dc:creator>
            <dc:date>2021-03-18T13:20:00</dc:date>
          </office:change-info>
          <table:previous table:id="ct1529">
            <table:change-track-table-cell office:value-type="float" office:value="51"/>
          </table:previous>
        </table:cell-content-change>
        <table:cell-content-change table:id="ct1631">
          <table:cell-address table:column="10" table:row="305" table:table="2"/>
          <office:change-info>
            <dc:creator> </dc:creator>
            <dc:date>2021-03-18T13:20:00</dc:date>
          </office:change-info>
          <table:previous table:id="ct1530">
            <table:change-track-table-cell office:value-type="float" office:value="17"/>
          </table:previous>
        </table:cell-content-change>
        <table:cell-content-change table:id="ct1632">
          <table:cell-address table:column="11" table:row="303" table:table="2"/>
          <office:change-info>
            <dc:creator> </dc:creator>
            <dc:date>2021-03-18T13:20:00</dc:date>
          </office:change-info>
          <table:previous table:id="ct1531">
            <table:change-track-table-cell table:cell-address="Ibope.L304" table:formula="of:=[.K304]+[.K305]+[.K306]" office:value-type="float" office:value="0"/>
          </table:previous>
        </table:cell-content-change>
        <table:cell-content-change table:id="ct1633">
          <table:cell-address table:column="0" table:row="300" table:table="2"/>
          <office:change-info>
            <dc:creator> </dc:creator>
            <dc:date>2021-03-18T13:24:00</dc:date>
          </office:change-info>
          <table:previous>
            <table:change-track-table-cell/>
          </table:previous>
        </table:cell-content-change>
        <table:cell-content-change table:id="ct1634">
          <table:cell-address table:column="1" table:row="300" table:table="2"/>
          <office:change-info>
            <dc:creator> </dc:creator>
            <dc:date>2021-03-18T13:24:00</dc:date>
          </office:change-info>
          <table:previous>
            <table:change-track-table-cell/>
          </table:previous>
        </table:cell-content-change>
        <table:cell-content-change table:id="ct1635">
          <table:cell-address table:column="2" table:row="300" table:table="2"/>
          <office:change-info>
            <dc:creator> </dc:creator>
            <dc:date>2021-03-18T13:24:00</dc:date>
          </office:change-info>
          <table:previous>
            <table:change-track-table-cell/>
          </table:previous>
        </table:cell-content-change>
        <table:cell-content-change table:id="ct1636">
          <table:cell-address table:column="3" table:row="300" table:table="2"/>
          <office:change-info>
            <dc:creator> </dc:creator>
            <dc:date>2021-03-18T13:24:00</dc:date>
          </office:change-info>
          <table:previous>
            <table:change-track-table-cell/>
          </table:previous>
        </table:cell-content-change>
        <table:cell-content-change table:id="ct1637">
          <table:cell-address table:column="3" table:row="301" table:table="2"/>
          <office:change-info>
            <dc:creator> </dc:creator>
            <dc:date>2021-03-18T13:24:00</dc:date>
          </office:change-info>
          <table:previous>
            <table:change-track-table-cell/>
          </table:previous>
        </table:cell-content-change>
        <table:cell-content-change table:id="ct1638">
          <table:cell-address table:column="3" table:row="302" table:table="2"/>
          <office:change-info>
            <dc:creator> </dc:creator>
            <dc:date>2021-03-18T13:24:00</dc:date>
          </office:change-info>
          <table:previous>
            <table:change-track-table-cell/>
          </table:previous>
        </table:cell-content-change>
        <table:cell-content-change table:id="ct1639">
          <table:cell-address table:column="3" table:row="303" table:table="2"/>
          <office:change-info>
            <dc:creator> </dc:creator>
            <dc:date>2021-03-18T13:24:00</dc:date>
          </office:change-info>
          <table:previous>
            <table:change-track-table-cell/>
          </table:previous>
        </table:cell-content-change>
        <table:cell-content-change table:id="ct1640">
          <table:cell-address table:column="3" table:row="304" table:table="2"/>
          <office:change-info>
            <dc:creator> </dc:creator>
            <dc:date>2021-03-18T13:24:00</dc:date>
          </office:change-info>
          <table:previous>
            <table:change-track-table-cell/>
          </table:previous>
        </table:cell-content-change>
        <table:cell-content-change table:id="ct1641">
          <table:cell-address table:column="9" table:row="59" table:table="3"/>
          <office:change-info>
            <dc:creator> </dc:creator>
            <dc:date>2021-03-08T19:04:00</dc:date>
          </office:change-info>
          <table:previous>
            <table:change-track-table-cell/>
          </table:previous>
        </table:cell-content-change>
        <table:cell-content-change table:id="ct1642">
          <table:cell-address table:column="9" table:row="60" table:table="3"/>
          <office:change-info>
            <dc:creator> </dc:creator>
            <dc:date>2021-03-08T19:04:00</dc:date>
          </office:change-info>
          <table:previous>
            <table:change-track-table-cell/>
          </table:previous>
        </table:cell-content-change>
        <table:cell-content-change table:id="ct1643">
          <table:cell-address table:column="9" table:row="61" table:table="3"/>
          <office:change-info>
            <dc:creator> </dc:creator>
            <dc:date>2021-03-08T19:04:00</dc:date>
          </office:change-info>
          <table:previous>
            <table:change-track-table-cell/>
          </table:previous>
        </table:cell-content-change>
        <table:cell-content-change table:id="ct1644">
          <table:cell-address table:column="9" table:row="62" table:table="3"/>
          <office:change-info>
            <dc:creator> </dc:creator>
            <dc:date>2021-03-08T19:04:00</dc:date>
          </office:change-info>
          <table:previous>
            <table:change-track-table-cell/>
          </table:previous>
        </table:cell-content-change>
        <table:cell-content-change table:id="ct1645">
          <table:cell-address table:column="9" table:row="63" table:table="3"/>
          <office:change-info>
            <dc:creator> </dc:creator>
            <dc:date>2021-03-08T19:04:00</dc:date>
          </office:change-info>
          <table:previous>
            <table:change-track-table-cell/>
          </table:previous>
        </table:cell-content-change>
        <table:cell-content-change table:id="ct1646">
          <table:cell-address table:column="9" table:row="64" table:table="3"/>
          <office:change-info>
            <dc:creator> </dc:creator>
            <dc:date>2021-03-08T19:04:00</dc:date>
          </office:change-info>
          <table:previous>
            <table:change-track-table-cell/>
          </table:previous>
        </table:cell-content-change>
        <table:cell-content-change table:id="ct1647">
          <table:cell-address table:column="9" table:row="65" table:table="3"/>
          <office:change-info>
            <dc:creator> </dc:creator>
            <dc:date>2021-03-08T19:04:00</dc:date>
          </office:change-info>
          <table:previous>
            <table:change-track-table-cell/>
          </table:previous>
        </table:cell-content-change>
        <table:cell-content-change table:id="ct1648">
          <table:cell-address table:column="9" table:row="66" table:table="3"/>
          <office:change-info>
            <dc:creator> </dc:creator>
            <dc:date>2021-03-08T19:04:00</dc:date>
          </office:change-info>
          <table:previous>
            <table:change-track-table-cell/>
          </table:previous>
        </table:cell-content-change>
        <table:cell-content-change table:id="ct1649">
          <table:cell-address table:column="3" table:row="305" table:table="2"/>
          <office:change-info>
            <dc:creator> </dc:creator>
            <dc:date>2021-03-18T13:25:00</dc:date>
          </office:change-info>
          <table:previous>
            <table:change-track-table-cell/>
          </table:previous>
        </table:cell-content-change>
        <table:cell-content-change table:id="ct1650">
          <table:cell-address table:column="6" table:row="300" table:table="2"/>
          <office:change-info>
            <dc:creator> </dc:creator>
            <dc:date>2021-03-18T13:25:00</dc:date>
          </office:change-info>
          <table:previous>
            <table:change-track-table-cell/>
          </table:previous>
        </table:cell-content-change>
        <table:cell-content-change table:id="ct1651">
          <table:cell-address table:column="6" table:row="301" table:table="2"/>
          <office:change-info>
            <dc:creator> </dc:creator>
            <dc:date>2021-03-18T13:25:00</dc:date>
          </office:change-info>
          <table:previous>
            <table:change-track-table-cell/>
          </table:previous>
        </table:cell-content-change>
        <table:cell-content-change table:id="ct1652">
          <table:cell-address table:column="6" table:row="302" table:table="2"/>
          <office:change-info>
            <dc:creator> </dc:creator>
            <dc:date>2021-03-18T13:25:00</dc:date>
          </office:change-info>
          <table:previous>
            <table:change-track-table-cell/>
          </table:previous>
        </table:cell-content-change>
        <table:cell-content-change table:id="ct1653">
          <table:cell-address table:column="6" table:row="303" table:table="2"/>
          <office:change-info>
            <dc:creator> </dc:creator>
            <dc:date>2021-03-18T13:25:00</dc:date>
          </office:change-info>
          <table:previous>
            <table:change-track-table-cell/>
          </table:previous>
        </table:cell-content-change>
        <table:cell-content-change table:id="ct1654">
          <table:cell-address table:column="6" table:row="304" table:table="2"/>
          <office:change-info>
            <dc:creator> </dc:creator>
            <dc:date>2021-03-18T13:25:00</dc:date>
          </office:change-info>
          <table:previous>
            <table:change-track-table-cell/>
          </table:previous>
        </table:cell-content-change>
        <table:cell-content-change table:id="ct1655">
          <table:cell-address table:column="6" table:row="305" table:table="2"/>
          <office:change-info>
            <dc:creator> </dc:creator>
            <dc:date>2021-03-18T13:25:00</dc:date>
          </office:change-info>
          <table:previous>
            <table:change-track-table-cell/>
          </table:previous>
        </table:cell-content-change>
        <table:cell-content-change table:id="ct1656">
          <table:cell-address table:column="4" table:row="301" table:table="2"/>
          <office:change-info>
            <dc:creator> </dc:creator>
            <dc:date>2021-03-18T13:25:00</dc:date>
          </office:change-info>
          <table:previous>
            <table:change-track-table-cell/>
          </table:previous>
        </table:cell-content-change>
        <table:cell-content-change table:id="ct1657">
          <table:cell-address table:column="4" table:row="292" table:table="2"/>
          <office:change-info>
            <dc:creator> </dc:creator>
            <dc:date>2021-03-18T13:25:00</dc:date>
          </office:change-info>
          <table:previous>
            <table:change-track-table-cell/>
          </table:previous>
        </table:cell-content-change>
        <table:cell-content-change table:id="ct1658">
          <table:cell-address table:column="4" table:row="292" table:table="2"/>
          <office:change-info>
            <dc:creator> </dc:creator>
            <dc:date>2021-03-18T13:25:00</dc:date>
          </office:change-info>
          <table:previous table:id="ct1657">
            <table:change-track-table-cell/>
          </table:previous>
        </table:cell-content-change>
        <table:cell-content-change table:id="ct1659">
          <table:cell-address table:column="4" table:row="301" table:table="2"/>
          <office:change-info>
            <dc:creator> </dc:creator>
            <dc:date>2021-03-18T13:25:00</dc:date>
          </office:change-info>
          <table:previous table:id="ct1656">
            <table:change-track-table-cell/>
          </table:previous>
        </table:cell-content-change>
        <table:cell-content-change table:id="ct1660">
          <table:cell-address table:column="7" table:row="300" table:table="2"/>
          <office:change-info>
            <dc:creator> </dc:creator>
            <dc:date>2021-03-18T13:26:00</dc:date>
          </office:change-info>
          <table:previous>
            <table:change-track-table-cell/>
          </table:previous>
        </table:cell-content-change>
        <table:cell-content-change table:id="ct1661">
          <table:cell-address table:column="7" table:row="301" table:table="2"/>
          <office:change-info>
            <dc:creator> </dc:creator>
            <dc:date>2021-03-18T13:26:00</dc:date>
          </office:change-info>
          <table:previous>
            <table:change-track-table-cell/>
          </table:previous>
        </table:cell-content-change>
        <table:cell-content-change table:id="ct1662">
          <table:cell-address table:column="7" table:row="302" table:table="2"/>
          <office:change-info>
            <dc:creator> </dc:creator>
            <dc:date>2021-03-18T13:26:00</dc:date>
          </office:change-info>
          <table:previous>
            <table:change-track-table-cell/>
          </table:previous>
        </table:cell-content-change>
        <table:cell-content-change table:id="ct1663">
          <table:cell-address table:column="7" table:row="303" table:table="2"/>
          <office:change-info>
            <dc:creator> </dc:creator>
            <dc:date>2021-03-18T13:26:00</dc:date>
          </office:change-info>
          <table:previous>
            <table:change-track-table-cell/>
          </table:previous>
        </table:cell-content-change>
        <table:cell-content-change table:id="ct1664">
          <table:cell-address table:column="7" table:row="304" table:table="2"/>
          <office:change-info>
            <dc:creator> </dc:creator>
            <dc:date>2021-03-18T13:26:00</dc:date>
          </office:change-info>
          <table:previous>
            <table:change-track-table-cell/>
          </table:previous>
        </table:cell-content-change>
        <table:cell-content-change table:id="ct1665">
          <table:cell-address table:column="7" table:row="305" table:table="2"/>
          <office:change-info>
            <dc:creator> </dc:creator>
            <dc:date>2021-03-18T13:26:00</dc:date>
          </office:change-info>
          <table:previous>
            <table:change-track-table-cell/>
          </table:previous>
        </table:cell-content-change>
        <table:cell-content-change table:id="ct1666">
          <table:cell-address table:column="0" table:row="301" table:table="2"/>
          <office:change-info>
            <dc:creator> </dc:creator>
            <dc:date>2021-03-18T13:26:00</dc:date>
          </office:change-info>
          <table:previous>
            <table:change-track-table-cell/>
          </table:previous>
        </table:cell-content-change>
        <table:cell-content-change table:id="ct1667">
          <table:cell-address table:column="0" table:row="302" table:table="2"/>
          <office:change-info>
            <dc:creator> </dc:creator>
            <dc:date>2021-03-18T13:26:00</dc:date>
          </office:change-info>
          <table:previous>
            <table:change-track-table-cell/>
          </table:previous>
        </table:cell-content-change>
        <table:cell-content-change table:id="ct1668">
          <table:cell-address table:column="0" table:row="303" table:table="2"/>
          <office:change-info>
            <dc:creator> </dc:creator>
            <dc:date>2021-03-18T13:26:00</dc:date>
          </office:change-info>
          <table:previous>
            <table:change-track-table-cell/>
          </table:previous>
        </table:cell-content-change>
        <table:cell-content-change table:id="ct1669">
          <table:cell-address table:column="0" table:row="304" table:table="2"/>
          <office:change-info>
            <dc:creator> </dc:creator>
            <dc:date>2021-03-18T13:26:00</dc:date>
          </office:change-info>
          <table:previous>
            <table:change-track-table-cell/>
          </table:previous>
        </table:cell-content-change>
        <table:cell-content-change table:id="ct1670">
          <table:cell-address table:column="0" table:row="305" table:table="2"/>
          <office:change-info>
            <dc:creator> </dc:creator>
            <dc:date>2021-03-18T13:26:00</dc:date>
          </office:change-info>
          <table:previous>
            <table:change-track-table-cell/>
          </table:previous>
        </table:cell-content-change>
        <table:cell-content-change table:id="ct1671">
          <table:cell-address table:column="1" table:row="301" table:table="2"/>
          <office:change-info>
            <dc:creator> </dc:creator>
            <dc:date>2021-03-18T13:26:00</dc:date>
          </office:change-info>
          <table:previous>
            <table:change-track-table-cell/>
          </table:previous>
        </table:cell-content-change>
        <table:cell-content-change table:id="ct1672">
          <table:cell-address table:column="1" table:row="302" table:table="2"/>
          <office:change-info>
            <dc:creator> </dc:creator>
            <dc:date>2021-03-18T13:26:00</dc:date>
          </office:change-info>
          <table:previous>
            <table:change-track-table-cell/>
          </table:previous>
        </table:cell-content-change>
        <table:cell-content-change table:id="ct1673">
          <table:cell-address table:column="1" table:row="303" table:table="2"/>
          <office:change-info>
            <dc:creator> </dc:creator>
            <dc:date>2021-03-18T13:26:00</dc:date>
          </office:change-info>
          <table:previous>
            <table:change-track-table-cell/>
          </table:previous>
        </table:cell-content-change>
        <table:cell-content-change table:id="ct1674">
          <table:cell-address table:column="1" table:row="304" table:table="2"/>
          <office:change-info>
            <dc:creator> </dc:creator>
            <dc:date>2021-03-18T13:26:00</dc:date>
          </office:change-info>
          <table:previous>
            <table:change-track-table-cell/>
          </table:previous>
        </table:cell-content-change>
        <table:cell-content-change table:id="ct1675">
          <table:cell-address table:column="1" table:row="305" table:table="2"/>
          <office:change-info>
            <dc:creator> </dc:creator>
            <dc:date>2021-03-18T13:26:00</dc:date>
          </office:change-info>
          <table:previous>
            <table:change-track-table-cell/>
          </table:previous>
        </table:cell-content-change>
        <table:cell-content-change table:id="ct1676">
          <table:cell-address table:column="2" table:row="301" table:table="2"/>
          <office:change-info>
            <dc:creator> </dc:creator>
            <dc:date>2021-03-18T13:26:00</dc:date>
          </office:change-info>
          <table:previous>
            <table:change-track-table-cell/>
          </table:previous>
        </table:cell-content-change>
        <table:cell-content-change table:id="ct1677">
          <table:cell-address table:column="2" table:row="302" table:table="2"/>
          <office:change-info>
            <dc:creator> </dc:creator>
            <dc:date>2021-03-18T13:26:00</dc:date>
          </office:change-info>
          <table:previous>
            <table:change-track-table-cell/>
          </table:previous>
        </table:cell-content-change>
        <table:cell-content-change table:id="ct1678">
          <table:cell-address table:column="2" table:row="303" table:table="2"/>
          <office:change-info>
            <dc:creator> </dc:creator>
            <dc:date>2021-03-18T13:26:00</dc:date>
          </office:change-info>
          <table:previous>
            <table:change-track-table-cell/>
          </table:previous>
        </table:cell-content-change>
        <table:cell-content-change table:id="ct1679">
          <table:cell-address table:column="2" table:row="304" table:table="2"/>
          <office:change-info>
            <dc:creator> </dc:creator>
            <dc:date>2021-03-18T13:26:00</dc:date>
          </office:change-info>
          <table:previous>
            <table:change-track-table-cell/>
          </table:previous>
        </table:cell-content-change>
        <table:cell-content-change table:id="ct1680">
          <table:cell-address table:column="2" table:row="305" table:table="2"/>
          <office:change-info>
            <dc:creator> </dc:creator>
            <dc:date>2021-03-18T13:26:00</dc:date>
          </office:change-info>
          <table:previous>
            <table:change-track-table-cell/>
          </table:previous>
        </table:cell-content-change>
        <table:cell-content-change table:id="ct1681">
          <table:cell-address table:column="0" table:row="306" table:table="2"/>
          <office:change-info>
            <dc:creator> </dc:creator>
            <dc:date>2021-03-18T13:28:00</dc:date>
          </office:change-info>
          <table:previous>
            <table:change-track-table-cell/>
          </table:previous>
        </table:cell-content-change>
        <table:cell-content-change table:id="ct1682">
          <table:cell-address table:column="1" table:row="306" table:table="2"/>
          <office:change-info>
            <dc:creator> </dc:creator>
            <dc:date>2021-03-18T13:28:00</dc:date>
          </office:change-info>
          <table:previous>
            <table:change-track-table-cell/>
          </table:previous>
        </table:cell-content-change>
        <table:cell-content-change table:id="ct1683">
          <table:cell-address table:column="2" table:row="306" table:table="2"/>
          <office:change-info>
            <dc:creator> </dc:creator>
            <dc:date>2021-03-18T13:28:00</dc:date>
          </office:change-info>
          <table:previous>
            <table:change-track-table-cell/>
          </table:previous>
        </table:cell-content-change>
        <table:cell-content-change table:id="ct1684">
          <table:cell-address table:column="6" table:row="2" table:table="3"/>
          <office:change-info>
            <dc:creator> </dc:creator>
            <dc:date>2021-03-08T18:04:00</dc:date>
          </office:change-info>
          <table:previous>
            <table:change-track-table-cell/>
          </table:previous>
        </table:cell-content-change>
        <table:cell-content-change table:id="ct1685">
          <table:cell-address table:column="6" table:row="3" table:table="3"/>
          <office:change-info>
            <dc:creator> </dc:creator>
            <dc:date>2021-03-08T18:04:00</dc:date>
          </office:change-info>
          <table:previous>
            <table:change-track-table-cell/>
          </table:previous>
        </table:cell-content-change>
        <table:cell-content-change table:id="ct1686">
          <table:cell-address table:column="6" table:row="4" table:table="3"/>
          <office:change-info>
            <dc:creator> </dc:creator>
            <dc:date>2021-03-08T18:04:00</dc:date>
          </office:change-info>
          <table:previous>
            <table:change-track-table-cell/>
          </table:previous>
        </table:cell-content-change>
        <table:cell-content-change table:id="ct1687">
          <table:cell-address table:column="6" table:row="8" table:table="3"/>
          <office:change-info>
            <dc:creator> </dc:creator>
            <dc:date>2021-03-08T18:04:00</dc:date>
          </office:change-info>
          <table:previous>
            <table:change-track-table-cell/>
          </table:previous>
        </table:cell-content-change>
        <table:cell-content-change table:id="ct1688">
          <table:cell-address table:column="6" table:row="7" table:table="3"/>
          <office:change-info>
            <dc:creator> </dc:creator>
            <dc:date>2021-03-08T18:04:00</dc:date>
          </office:change-info>
          <table:previous>
            <table:change-track-table-cell/>
          </table:previous>
        </table:cell-content-change>
        <table:cell-content-change table:id="ct1689">
          <table:cell-address table:column="6" table:row="6" table:table="3"/>
          <office:change-info>
            <dc:creator> </dc:creator>
            <dc:date>2021-03-08T18:04:00</dc:date>
          </office:change-info>
          <table:previous>
            <table:change-track-table-cell/>
          </table:previous>
        </table:cell-content-change>
        <table:cell-content-change table:id="ct1690">
          <table:cell-address table:column="6" table:row="5" table:table="3"/>
          <office:change-info>
            <dc:creator> </dc:creator>
            <dc:date>2021-03-08T18:04:00</dc:date>
          </office:change-info>
          <table:previous>
            <table:change-track-table-cell/>
          </table:previous>
        </table:cell-content-change>
        <table:cell-content-change table:id="ct1691">
          <table:cell-address table:column="6" table:row="1" table:table="3"/>
          <office:change-info>
            <dc:creator> </dc:creator>
            <dc:date>2021-03-08T18:04:00</dc:date>
          </office:change-info>
          <table:previous table:id="ct1532">
            <table:change-track-table-cell office:value-type="float" office:value="6.3"/>
          </table:previous>
        </table:cell-content-change>
        <table:cell-content-change table:id="ct1692">
          <table:cell-address table:column="6" table:row="2" table:table="3"/>
          <office:change-info>
            <dc:creator> </dc:creator>
            <dc:date>2021-03-08T18:04:00</dc:date>
          </office:change-info>
          <table:previous table:id="ct1684">
            <table:change-track-table-cell office:value-type="float" office:value="6.3"/>
          </table:previous>
        </table:cell-content-change>
        <table:cell-content-change table:id="ct1693">
          <table:cell-address table:column="6" table:row="3" table:table="3"/>
          <office:change-info>
            <dc:creator> </dc:creator>
            <dc:date>2021-03-08T18:04:00</dc:date>
          </office:change-info>
          <table:previous table:id="ct1685">
            <table:change-track-table-cell office:value-type="float" office:value="6.3"/>
          </table:previous>
        </table:cell-content-change>
        <table:cell-content-change table:id="ct1694">
          <table:cell-address table:column="6" table:row="4" table:table="3"/>
          <office:change-info>
            <dc:creator> </dc:creator>
            <dc:date>2021-03-08T18:04:00</dc:date>
          </office:change-info>
          <table:previous table:id="ct1686">
            <table:change-track-table-cell office:value-type="float" office:value="6.3"/>
          </table:previous>
        </table:cell-content-change>
        <table:cell-content-change table:id="ct1695">
          <table:cell-address table:column="6" table:row="5" table:table="3"/>
          <office:change-info>
            <dc:creator> </dc:creator>
            <dc:date>2021-03-08T18:04:00</dc:date>
          </office:change-info>
          <table:previous table:id="ct1690">
            <table:change-track-table-cell office:value-type="float" office:value="6.3"/>
          </table:previous>
        </table:cell-content-change>
        <table:cell-content-change table:id="ct1696">
          <table:cell-address table:column="6" table:row="6" table:table="3"/>
          <office:change-info>
            <dc:creator> </dc:creator>
            <dc:date>2021-03-08T18:04:00</dc:date>
          </office:change-info>
          <table:previous table:id="ct1689">
            <table:change-track-table-cell office:value-type="float" office:value="6.3"/>
          </table:previous>
        </table:cell-content-change>
        <table:cell-content-change table:id="ct1697">
          <table:cell-address table:column="6" table:row="6" table:table="3"/>
          <office:change-info>
            <dc:creator> </dc:creator>
            <dc:date>2021-03-08T18:04:00</dc:date>
          </office:change-info>
          <table:previous table:id="ct1696">
            <table:change-track-table-cell office:value-type="string">
              <text:p><text:span text:style-name="T1">v</text:span></text:p>
            </table:change-track-table-cell>
          </table:previous>
        </table:cell-content-change>
        <table:cell-content-change table:id="ct1698">
          <table:cell-address table:column="6" table:row="7" table:table="3"/>
          <office:change-info>
            <dc:creator> </dc:creator>
            <dc:date>2021-03-08T18:04:00</dc:date>
          </office:change-info>
          <table:previous table:id="ct1688">
            <table:change-track-table-cell office:value-type="float" office:value="6.3"/>
          </table:previous>
        </table:cell-content-change>
        <table:cell-content-change table:id="ct1699">
          <table:cell-address table:column="6" table:row="8" table:table="3"/>
          <office:change-info>
            <dc:creator> </dc:creator>
            <dc:date>2021-03-08T18:04:00</dc:date>
          </office:change-info>
          <table:previous table:id="ct1687">
            <table:change-track-table-cell office:value-type="float" office:value="6.3"/>
          </table:previous>
        </table:cell-content-change>
        <table:cell-content-change table:id="ct1700">
          <table:cell-address table:column="6" table:row="9" table:table="3"/>
          <office:change-info>
            <dc:creator> </dc:creator>
            <dc:date>2021-03-08T18:04:00</dc:date>
          </office:change-info>
          <table:previous>
            <table:change-track-table-cell/>
          </table:previous>
        </table:cell-content-change>
        <table:cell-content-change table:id="ct1701">
          <table:cell-address table:column="6" table:row="10" table:table="3"/>
          <office:change-info>
            <dc:creator> </dc:creator>
            <dc:date>2021-03-08T18:04:00</dc:date>
          </office:change-info>
          <table:previous>
            <table:change-track-table-cell/>
          </table:previous>
        </table:cell-content-change>
        <table:cell-content-change table:id="ct1702">
          <table:cell-address table:column="6" table:row="11" table:table="3"/>
          <office:change-info>
            <dc:creator> </dc:creator>
            <dc:date>2021-03-08T18:04:00</dc:date>
          </office:change-info>
          <table:previous>
            <table:change-track-table-cell/>
          </table:previous>
        </table:cell-content-change>
        <table:cell-content-change table:id="ct1703">
          <table:cell-address table:column="6" table:row="12" table:table="3"/>
          <office:change-info>
            <dc:creator> </dc:creator>
            <dc:date>2021-03-08T18:04:00</dc:date>
          </office:change-info>
          <table:previous>
            <table:change-track-table-cell/>
          </table:previous>
        </table:cell-content-change>
        <table:cell-content-change table:id="ct1704">
          <table:cell-address table:column="6" table:row="13" table:table="3"/>
          <office:change-info>
            <dc:creator> </dc:creator>
            <dc:date>2021-03-08T18:04:00</dc:date>
          </office:change-info>
          <table:previous>
            <table:change-track-table-cell/>
          </table:previous>
        </table:cell-content-change>
        <table:cell-content-change table:id="ct1705">
          <table:cell-address table:column="6" table:row="13" table:table="3"/>
          <office:change-info>
            <dc:creator> </dc:creator>
            <dc:date>2021-03-08T18:04:00</dc:date>
          </office:change-info>
          <table:previous table:id="ct1704">
            <table:change-track-table-cell office:value-type="string">
              <text:p><text:span text:style-name="T1">v</text:span></text:p>
            </table:change-track-table-cell>
          </table:previous>
        </table:cell-content-change>
        <table:cell-content-change table:id="ct1706">
          <table:cell-address table:column="6" table:row="20" table:table="3"/>
          <office:change-info>
            <dc:creator> </dc:creator>
            <dc:date>2021-03-08T18:04:00</dc:date>
          </office:change-info>
          <table:previous>
            <table:change-track-table-cell/>
          </table:previous>
        </table:cell-content-change>
        <table:cell-content-change table:id="ct1707">
          <table:cell-address table:column="6" table:row="19" table:table="3"/>
          <office:change-info>
            <dc:creator> </dc:creator>
            <dc:date>2021-03-08T18:04:00</dc:date>
          </office:change-info>
          <table:previous>
            <table:change-track-table-cell/>
          </table:previous>
        </table:cell-content-change>
        <table:cell-content-change table:id="ct1708">
          <table:cell-address table:column="6" table:row="18" table:table="3"/>
          <office:change-info>
            <dc:creator> </dc:creator>
            <dc:date>2021-03-08T18:04:00</dc:date>
          </office:change-info>
          <table:previous>
            <table:change-track-table-cell/>
          </table:previous>
        </table:cell-content-change>
        <table:cell-content-change table:id="ct1709">
          <table:cell-address table:column="6" table:row="17" table:table="3"/>
          <office:change-info>
            <dc:creator> </dc:creator>
            <dc:date>2021-03-08T18:04:00</dc:date>
          </office:change-info>
          <table:previous>
            <table:change-track-table-cell/>
          </table:previous>
        </table:cell-content-change>
        <table:cell-content-change table:id="ct1710">
          <table:cell-address table:column="6" table:row="16" table:table="3"/>
          <office:change-info>
            <dc:creator> </dc:creator>
            <dc:date>2021-03-08T18:04:00</dc:date>
          </office:change-info>
          <table:previous>
            <table:change-track-table-cell/>
          </table:previous>
        </table:cell-content-change>
        <table:cell-content-change table:id="ct1711">
          <table:cell-address table:column="6" table:row="15" table:table="3"/>
          <office:change-info>
            <dc:creator> </dc:creator>
            <dc:date>2021-03-08T18:04:00</dc:date>
          </office:change-info>
          <table:previous>
            <table:change-track-table-cell/>
          </table:previous>
        </table:cell-content-change>
        <table:cell-content-change table:id="ct1712">
          <table:cell-address table:column="3" table:row="306" table:table="2"/>
          <office:change-info>
            <dc:creator> </dc:creator>
            <dc:date>2021-03-18T13:29:00</dc:date>
          </office:change-info>
          <table:previous>
            <table:change-track-table-cell/>
          </table:previous>
        </table:cell-content-change>
        <table:cell-content-change table:id="ct1713">
          <table:cell-address table:column="3" table:row="307" table:table="2"/>
          <office:change-info>
            <dc:creator> </dc:creator>
            <dc:date>2021-03-18T13:29:00</dc:date>
          </office:change-info>
          <table:previous>
            <table:change-track-table-cell/>
          </table:previous>
        </table:cell-content-change>
        <table:cell-content-change table:id="ct1714">
          <table:cell-address table:column="3" table:row="308" table:table="2"/>
          <office:change-info>
            <dc:creator> </dc:creator>
            <dc:date>2021-03-18T13:29:00</dc:date>
          </office:change-info>
          <table:previous>
            <table:change-track-table-cell/>
          </table:previous>
        </table:cell-content-change>
        <table:cell-content-change table:id="ct1715">
          <table:cell-address table:column="3" table:row="309" table:table="2"/>
          <office:change-info>
            <dc:creator> </dc:creator>
            <dc:date>2021-03-18T13:29:00</dc:date>
          </office:change-info>
          <table:previous>
            <table:change-track-table-cell/>
          </table:previous>
        </table:cell-content-change>
        <table:cell-content-change table:id="ct1716">
          <table:cell-address table:column="6" table:row="306" table:table="2"/>
          <office:change-info>
            <dc:creator> </dc:creator>
            <dc:date>2021-03-18T13:29:00</dc:date>
          </office:change-info>
          <table:previous>
            <table:change-track-table-cell/>
          </table:previous>
        </table:cell-content-change>
        <table:cell-content-change table:id="ct1717">
          <table:cell-address table:column="6" table:row="307" table:table="2"/>
          <office:change-info>
            <dc:creator> </dc:creator>
            <dc:date>2021-03-18T13:29:00</dc:date>
          </office:change-info>
          <table:previous>
            <table:change-track-table-cell/>
          </table:previous>
        </table:cell-content-change>
        <table:cell-content-change table:id="ct1718">
          <table:cell-address table:column="6" table:row="308" table:table="2"/>
          <office:change-info>
            <dc:creator> </dc:creator>
            <dc:date>2021-03-18T13:29:00</dc:date>
          </office:change-info>
          <table:previous>
            <table:change-track-table-cell/>
          </table:previous>
        </table:cell-content-change>
        <table:cell-content-change table:id="ct1719">
          <table:cell-address table:column="6" table:row="309" table:table="2"/>
          <office:change-info>
            <dc:creator> </dc:creator>
            <dc:date>2021-03-18T13:29:00</dc:date>
          </office:change-info>
          <table:previous>
            <table:change-track-table-cell/>
          </table:previous>
        </table:cell-content-change>
        <table:cell-content-change table:id="ct1720">
          <table:cell-address table:column="7" table:row="306" table:table="2"/>
          <office:change-info>
            <dc:creator> </dc:creator>
            <dc:date>2021-03-18T13:30:00</dc:date>
          </office:change-info>
          <table:previous>
            <table:change-track-table-cell/>
          </table:previous>
        </table:cell-content-change>
        <table:cell-content-change table:id="ct1721">
          <table:cell-address table:column="7" table:row="307" table:table="2"/>
          <office:change-info>
            <dc:creator> </dc:creator>
            <dc:date>2021-03-18T13:30:00</dc:date>
          </office:change-info>
          <table:previous>
            <table:change-track-table-cell/>
          </table:previous>
        </table:cell-content-change>
        <table:cell-content-change table:id="ct1722">
          <table:cell-address table:column="7" table:row="308" table:table="2"/>
          <office:change-info>
            <dc:creator> </dc:creator>
            <dc:date>2021-03-18T13:30:00</dc:date>
          </office:change-info>
          <table:previous>
            <table:change-track-table-cell/>
          </table:previous>
        </table:cell-content-change>
        <table:cell-content-change table:id="ct1723">
          <table:cell-address table:column="7" table:row="309" table:table="2"/>
          <office:change-info>
            <dc:creator> </dc:creator>
            <dc:date>2021-03-18T13:30:00</dc:date>
          </office:change-info>
          <table:previous>
            <table:change-track-table-cell/>
          </table:previous>
        </table:cell-content-change>
        <table:cell-content-change table:id="ct1724">
          <table:cell-address table:column="0" table:row="307" table:table="2"/>
          <office:change-info>
            <dc:creator> </dc:creator>
            <dc:date>2021-03-18T13:30:00</dc:date>
          </office:change-info>
          <table:previous>
            <table:change-track-table-cell/>
          </table:previous>
        </table:cell-content-change>
        <table:cell-content-change table:id="ct1725">
          <table:cell-address table:column="0" table:row="308" table:table="2"/>
          <office:change-info>
            <dc:creator> </dc:creator>
            <dc:date>2021-03-18T13:30:00</dc:date>
          </office:change-info>
          <table:previous>
            <table:change-track-table-cell/>
          </table:previous>
        </table:cell-content-change>
        <table:cell-content-change table:id="ct1726">
          <table:cell-address table:column="0" table:row="309" table:table="2"/>
          <office:change-info>
            <dc:creator> </dc:creator>
            <dc:date>2021-03-18T13:30:00</dc:date>
          </office:change-info>
          <table:previous>
            <table:change-track-table-cell/>
          </table:previous>
        </table:cell-content-change>
        <table:cell-content-change table:id="ct1727">
          <table:cell-address table:column="1" table:row="307" table:table="2"/>
          <office:change-info>
            <dc:creator> </dc:creator>
            <dc:date>2021-03-18T13:30:00</dc:date>
          </office:change-info>
          <table:previous>
            <table:change-track-table-cell/>
          </table:previous>
        </table:cell-content-change>
        <table:cell-content-change table:id="ct1728">
          <table:cell-address table:column="1" table:row="308" table:table="2"/>
          <office:change-info>
            <dc:creator> </dc:creator>
            <dc:date>2021-03-18T13:30:00</dc:date>
          </office:change-info>
          <table:previous>
            <table:change-track-table-cell/>
          </table:previous>
        </table:cell-content-change>
        <table:cell-content-change table:id="ct1729">
          <table:cell-address table:column="1" table:row="309" table:table="2"/>
          <office:change-info>
            <dc:creator> </dc:creator>
            <dc:date>2021-03-18T13:30:00</dc:date>
          </office:change-info>
          <table:previous>
            <table:change-track-table-cell/>
          </table:previous>
        </table:cell-content-change>
        <table:cell-content-change table:id="ct1730">
          <table:cell-address table:column="2" table:row="307" table:table="2"/>
          <office:change-info>
            <dc:creator> </dc:creator>
            <dc:date>2021-03-18T13:30:00</dc:date>
          </office:change-info>
          <table:previous>
            <table:change-track-table-cell/>
          </table:previous>
        </table:cell-content-change>
        <table:cell-content-change table:id="ct1731">
          <table:cell-address table:column="2" table:row="308" table:table="2"/>
          <office:change-info>
            <dc:creator> </dc:creator>
            <dc:date>2021-03-18T13:30:00</dc:date>
          </office:change-info>
          <table:previous>
            <table:change-track-table-cell/>
          </table:previous>
        </table:cell-content-change>
        <table:cell-content-change table:id="ct1732">
          <table:cell-address table:column="2" table:row="309" table:table="2"/>
          <office:change-info>
            <dc:creator> </dc:creator>
            <dc:date>2021-03-18T13:30:00</dc:date>
          </office:change-info>
          <table:previous>
            <table:change-track-table-cell/>
          </table:previous>
        </table:cell-content-change>
        <table:cell-content-change table:id="ct1733">
          <table:cell-address table:column="0" table:row="310" table:table="2"/>
          <office:change-info>
            <dc:creator> </dc:creator>
            <dc:date>2021-03-18T13:31:00</dc:date>
          </office:change-info>
          <table:previous>
            <table:change-track-table-cell/>
          </table:previous>
        </table:cell-content-change>
        <table:cell-content-change table:id="ct1734">
          <table:cell-address table:column="1" table:row="310" table:table="2"/>
          <office:change-info>
            <dc:creator> </dc:creator>
            <dc:date>2021-03-18T13:31:00</dc:date>
          </office:change-info>
          <table:previous>
            <table:change-track-table-cell/>
          </table:previous>
        </table:cell-content-change>
        <table:cell-content-change table:id="ct1735">
          <table:cell-address table:column="2" table:row="310" table:table="2"/>
          <office:change-info>
            <dc:creator> </dc:creator>
            <dc:date>2021-03-18T13:31:00</dc:date>
          </office:change-info>
          <table:previous>
            <table:change-track-table-cell/>
          </table:previous>
        </table:cell-content-change>
        <table:cell-content-change table:id="ct1736">
          <table:cell-address table:column="4" table:row="35" table:table="2"/>
          <office:change-info>
            <dc:creator> </dc:creator>
            <dc:date>2021-03-14T11:01:00</dc:date>
          </office:change-info>
          <table:previous>
            <table:change-track-table-cell/>
          </table:previous>
        </table:cell-content-change>
        <table:cell-content-change table:id="ct1737">
          <table:cell-address table:column="4" table:row="36" table:table="2"/>
          <office:change-info>
            <dc:creator> </dc:creator>
            <dc:date>2021-03-14T11:01:00</dc:date>
          </office:change-info>
          <table:previous>
            <table:change-track-table-cell/>
          </table:previous>
        </table:cell-content-change>
        <table:cell-content-change table:id="ct1738">
          <table:cell-address table:column="4" table:row="37" table:table="2"/>
          <office:change-info>
            <dc:creator> </dc:creator>
            <dc:date>2021-03-14T11:01:00</dc:date>
          </office:change-info>
          <table:previous>
            <table:change-track-table-cell/>
          </table:previous>
        </table:cell-content-change>
        <table:cell-content-change table:id="ct1739">
          <table:cell-address table:column="4" table:row="38" table:table="2"/>
          <office:change-info>
            <dc:creator> </dc:creator>
            <dc:date>2021-03-14T11:01:00</dc:date>
          </office:change-info>
          <table:previous>
            <table:change-track-table-cell/>
          </table:previous>
        </table:cell-content-change>
        <table:cell-content-change table:id="ct1740">
          <table:cell-address table:column="4" table:row="39" table:table="2"/>
          <office:change-info>
            <dc:creator> </dc:creator>
            <dc:date>2021-03-14T11:01:00</dc:date>
          </office:change-info>
          <table:previous>
            <table:change-track-table-cell/>
          </table:previous>
        </table:cell-content-change>
        <table:cell-content-change table:id="ct1741">
          <table:cell-address table:column="5" table:row="35" table:table="2"/>
          <office:change-info>
            <dc:creator> </dc:creator>
            <dc:date>2021-03-14T11:01:00</dc:date>
          </office:change-info>
          <table:previous>
            <table:change-track-table-cell/>
          </table:previous>
        </table:cell-content-change>
        <table:cell-content-change table:id="ct1742">
          <table:cell-address table:column="5" table:row="36" table:table="2"/>
          <office:change-info>
            <dc:creator> </dc:creator>
            <dc:date>2021-03-14T11:01:00</dc:date>
          </office:change-info>
          <table:previous>
            <table:change-track-table-cell/>
          </table:previous>
        </table:cell-content-change>
        <table:cell-content-change table:id="ct1743">
          <table:cell-address table:column="5" table:row="37" table:table="2"/>
          <office:change-info>
            <dc:creator> </dc:creator>
            <dc:date>2021-03-14T11:01:00</dc:date>
          </office:change-info>
          <table:previous>
            <table:change-track-table-cell/>
          </table:previous>
        </table:cell-content-change>
        <table:cell-content-change table:id="ct1744">
          <table:cell-address table:column="5" table:row="38" table:table="2"/>
          <office:change-info>
            <dc:creator> </dc:creator>
            <dc:date>2021-03-14T11:01:00</dc:date>
          </office:change-info>
          <table:previous>
            <table:change-track-table-cell/>
          </table:previous>
        </table:cell-content-change>
        <table:cell-content-change table:id="ct1745">
          <table:cell-address table:column="5" table:row="39" table:table="2"/>
          <office:change-info>
            <dc:creator> </dc:creator>
            <dc:date>2021-03-14T11:01:00</dc:date>
          </office:change-info>
          <table:previous>
            <table:change-track-table-cell/>
          </table:previous>
        </table:cell-content-change>
        <table:cell-content-change table:id="ct1746">
          <table:cell-address table:column="4" table:row="40" table:table="2"/>
          <office:change-info>
            <dc:creator> </dc:creator>
            <dc:date>2021-03-14T11:01:00</dc:date>
          </office:change-info>
          <table:previous>
            <table:change-track-table-cell/>
          </table:previous>
        </table:cell-content-change>
        <table:cell-content-change table:id="ct1747">
          <table:cell-address table:column="4" table:row="41" table:table="2"/>
          <office:change-info>
            <dc:creator> </dc:creator>
            <dc:date>2021-03-14T11:01:00</dc:date>
          </office:change-info>
          <table:previous>
            <table:change-track-table-cell/>
          </table:previous>
        </table:cell-content-change>
        <table:cell-content-change table:id="ct1748">
          <table:cell-address table:column="4" table:row="42" table:table="2"/>
          <office:change-info>
            <dc:creator> </dc:creator>
            <dc:date>2021-03-14T11:01:00</dc:date>
          </office:change-info>
          <table:previous>
            <table:change-track-table-cell/>
          </table:previous>
        </table:cell-content-change>
        <table:cell-content-change table:id="ct1749">
          <table:cell-address table:column="4" table:row="43" table:table="2"/>
          <office:change-info>
            <dc:creator> </dc:creator>
            <dc:date>2021-03-14T11:01:00</dc:date>
          </office:change-info>
          <table:previous>
            <table:change-track-table-cell/>
          </table:previous>
        </table:cell-content-change>
        <table:cell-content-change table:id="ct1750">
          <table:cell-address table:column="5" table:row="40" table:table="2"/>
          <office:change-info>
            <dc:creator> </dc:creator>
            <dc:date>2021-03-14T11:01:00</dc:date>
          </office:change-info>
          <table:previous>
            <table:change-track-table-cell/>
          </table:previous>
        </table:cell-content-change>
        <table:cell-content-change table:id="ct1751">
          <table:cell-address table:column="5" table:row="41" table:table="2"/>
          <office:change-info>
            <dc:creator> </dc:creator>
            <dc:date>2021-03-14T11:01:00</dc:date>
          </office:change-info>
          <table:previous>
            <table:change-track-table-cell/>
          </table:previous>
        </table:cell-content-change>
        <table:cell-content-change table:id="ct1752">
          <table:cell-address table:column="5" table:row="42" table:table="2"/>
          <office:change-info>
            <dc:creator> </dc:creator>
            <dc:date>2021-03-14T11:01:00</dc:date>
          </office:change-info>
          <table:previous>
            <table:change-track-table-cell/>
          </table:previous>
        </table:cell-content-change>
        <table:cell-content-change table:id="ct1753">
          <table:cell-address table:column="5" table:row="43" table:table="2"/>
          <office:change-info>
            <dc:creator> </dc:creator>
            <dc:date>2021-03-14T11:01:00</dc:date>
          </office:change-info>
          <table:previous>
            <table:change-track-table-cell/>
          </table:previous>
        </table:cell-content-change>
        <table:cell-content-change table:id="ct1754">
          <table:cell-address table:column="3" table:row="310" table:table="2"/>
          <office:change-info>
            <dc:creator> </dc:creator>
            <dc:date>2021-03-18T13:32:00</dc:date>
          </office:change-info>
          <table:previous>
            <table:change-track-table-cell/>
          </table:previous>
        </table:cell-content-change>
        <table:cell-content-change table:id="ct1755">
          <table:cell-address table:column="3" table:row="311" table:table="2"/>
          <office:change-info>
            <dc:creator> </dc:creator>
            <dc:date>2021-03-18T13:32:00</dc:date>
          </office:change-info>
          <table:previous>
            <table:change-track-table-cell/>
          </table:previous>
        </table:cell-content-change>
        <table:cell-content-change table:id="ct1756">
          <table:cell-address table:column="3" table:row="312" table:table="2"/>
          <office:change-info>
            <dc:creator> </dc:creator>
            <dc:date>2021-03-18T13:32:00</dc:date>
          </office:change-info>
          <table:previous>
            <table:change-track-table-cell/>
          </table:previous>
        </table:cell-content-change>
        <table:cell-content-change table:id="ct1757">
          <table:cell-address table:column="3" table:row="313" table:table="2"/>
          <office:change-info>
            <dc:creator> </dc:creator>
            <dc:date>2021-03-18T13:32:00</dc:date>
          </office:change-info>
          <table:previous>
            <table:change-track-table-cell/>
          </table:previous>
        </table:cell-content-change>
        <table:cell-content-change table:id="ct1758">
          <table:cell-address table:column="6" table:row="310" table:table="2"/>
          <office:change-info>
            <dc:creator> </dc:creator>
            <dc:date>2021-03-18T13:32:00</dc:date>
          </office:change-info>
          <table:previous>
            <table:change-track-table-cell/>
          </table:previous>
        </table:cell-content-change>
        <table:cell-content-change table:id="ct1759">
          <table:cell-address table:column="6" table:row="311" table:table="2"/>
          <office:change-info>
            <dc:creator> </dc:creator>
            <dc:date>2021-03-18T13:32:00</dc:date>
          </office:change-info>
          <table:previous>
            <table:change-track-table-cell/>
          </table:previous>
        </table:cell-content-change>
        <table:cell-content-change table:id="ct1760">
          <table:cell-address table:column="6" table:row="312" table:table="2"/>
          <office:change-info>
            <dc:creator> </dc:creator>
            <dc:date>2021-03-18T13:32:00</dc:date>
          </office:change-info>
          <table:previous>
            <table:change-track-table-cell/>
          </table:previous>
        </table:cell-content-change>
        <table:cell-content-change table:id="ct1761">
          <table:cell-address table:column="6" table:row="313" table:table="2"/>
          <office:change-info>
            <dc:creator> </dc:creator>
            <dc:date>2021-03-18T13:32:00</dc:date>
          </office:change-info>
          <table:previous>
            <table:change-track-table-cell/>
          </table:previous>
        </table:cell-content-change>
        <table:cell-content-change table:id="ct1762">
          <table:cell-address table:column="7" table:row="310" table:table="2"/>
          <office:change-info>
            <dc:creator> </dc:creator>
            <dc:date>2021-03-18T13:32:00</dc:date>
          </office:change-info>
          <table:previous>
            <table:change-track-table-cell/>
          </table:previous>
        </table:cell-content-change>
        <table:cell-content-change table:id="ct1763">
          <table:cell-address table:column="7" table:row="311" table:table="2"/>
          <office:change-info>
            <dc:creator> </dc:creator>
            <dc:date>2021-03-18T13:32:00</dc:date>
          </office:change-info>
          <table:previous>
            <table:change-track-table-cell/>
          </table:previous>
        </table:cell-content-change>
        <table:cell-content-change table:id="ct1764">
          <table:cell-address table:column="7" table:row="312" table:table="2"/>
          <office:change-info>
            <dc:creator> </dc:creator>
            <dc:date>2021-03-18T13:33:00</dc:date>
          </office:change-info>
          <table:previous>
            <table:change-track-table-cell/>
          </table:previous>
        </table:cell-content-change>
        <table:cell-content-change table:id="ct1765">
          <table:cell-address table:column="7" table:row="312" table:table="2"/>
          <office:change-info>
            <dc:creator> </dc:creator>
            <dc:date>2021-03-18T13:33:00</dc:date>
          </office:change-info>
          <table:previous table:id="ct1764">
            <table:change-track-table-cell office:value-type="string">
              <text:p><text:span text:style-name="T1">3;19</text:span></text:p>
            </table:change-track-table-cell>
          </table:previous>
        </table:cell-content-change>
        <table:cell-content-change table:id="ct1766">
          <table:cell-address table:column="7" table:row="313" table:table="2"/>
          <office:change-info>
            <dc:creator> </dc:creator>
            <dc:date>2021-03-18T13:33:00</dc:date>
          </office:change-info>
          <table:previous>
            <table:change-track-table-cell/>
          </table:previous>
        </table:cell-content-change>
        <table:cell-content-change table:id="ct1767">
          <table:cell-address table:column="0" table:row="311" table:table="2"/>
          <office:change-info>
            <dc:creator> </dc:creator>
            <dc:date>2021-03-18T13:33:00</dc:date>
          </office:change-info>
          <table:previous>
            <table:change-track-table-cell/>
          </table:previous>
        </table:cell-content-change>
        <table:cell-content-change table:id="ct1768">
          <table:cell-address table:column="0" table:row="312" table:table="2"/>
          <office:change-info>
            <dc:creator> </dc:creator>
            <dc:date>2021-03-18T13:33:00</dc:date>
          </office:change-info>
          <table:previous>
            <table:change-track-table-cell/>
          </table:previous>
        </table:cell-content-change>
        <table:cell-content-change table:id="ct1769">
          <table:cell-address table:column="0" table:row="313" table:table="2"/>
          <office:change-info>
            <dc:creator> </dc:creator>
            <dc:date>2021-03-18T13:33:00</dc:date>
          </office:change-info>
          <table:previous>
            <table:change-track-table-cell/>
          </table:previous>
        </table:cell-content-change>
        <table:cell-content-change table:id="ct1770">
          <table:cell-address table:column="1" table:row="311" table:table="2"/>
          <office:change-info>
            <dc:creator> </dc:creator>
            <dc:date>2021-03-18T13:33:00</dc:date>
          </office:change-info>
          <table:previous>
            <table:change-track-table-cell/>
          </table:previous>
        </table:cell-content-change>
        <table:cell-content-change table:id="ct1771">
          <table:cell-address table:column="1" table:row="312" table:table="2"/>
          <office:change-info>
            <dc:creator> </dc:creator>
            <dc:date>2021-03-18T13:33:00</dc:date>
          </office:change-info>
          <table:previous>
            <table:change-track-table-cell/>
          </table:previous>
        </table:cell-content-change>
        <table:cell-content-change table:id="ct1772">
          <table:cell-address table:column="1" table:row="313" table:table="2"/>
          <office:change-info>
            <dc:creator> </dc:creator>
            <dc:date>2021-03-18T13:33:00</dc:date>
          </office:change-info>
          <table:previous>
            <table:change-track-table-cell/>
          </table:previous>
        </table:cell-content-change>
        <table:cell-content-change table:id="ct1773">
          <table:cell-address table:column="2" table:row="311" table:table="2"/>
          <office:change-info>
            <dc:creator> </dc:creator>
            <dc:date>2021-03-18T13:33:00</dc:date>
          </office:change-info>
          <table:previous>
            <table:change-track-table-cell/>
          </table:previous>
        </table:cell-content-change>
        <table:cell-content-change table:id="ct1774">
          <table:cell-address table:column="2" table:row="312" table:table="2"/>
          <office:change-info>
            <dc:creator> </dc:creator>
            <dc:date>2021-03-18T13:33:00</dc:date>
          </office:change-info>
          <table:previous>
            <table:change-track-table-cell/>
          </table:previous>
        </table:cell-content-change>
        <table:cell-content-change table:id="ct1775">
          <table:cell-address table:column="2" table:row="313" table:table="2"/>
          <office:change-info>
            <dc:creator> </dc:creator>
            <dc:date>2021-03-18T13:33:00</dc:date>
          </office:change-info>
          <table:previous>
            <table:change-track-table-cell/>
          </table:previous>
        </table:cell-content-change>
        <table:cell-content-change table:id="ct1776">
          <table:cell-address table:column="0" table:row="314" table:table="2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777">
          <table:cell-address table:column="2" table:row="314" table:table="2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778">
          <table:cell-address table:column="1" table:row="314" table:table="2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779">
          <table:cell-address table:column="1" table:row="372" table:table="1"/>
          <office:change-info>
            <dc:creator> </dc:creator>
            <dc:date>2021-03-18T13:42:00</dc:date>
          </office:change-info>
          <table:previous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780">
          <table:cell-address table:column="1" table:row="372" table:table="1"/>
          <office:change-info>
            <dc:creator> </dc:creator>
            <dc:date>2021-03-18T13:42:00</dc:date>
          </office:change-info>
          <table:previous table:id="ct1779">
            <table:change-track-table-cell/>
          </table:previous>
        </table:cell-content-change>
        <table:cell-content-change table:id="ct1781">
          <table:cell-address table:column="1" table:row="314" table:table="2"/>
          <office:change-info>
            <dc:creator> </dc:creator>
            <dc:date>2021-03-18T13:42:00</dc:date>
          </office:change-info>
          <table:previous table:id="ct1778">
            <table:change-track-table-cell/>
          </table:previous>
        </table:cell-content-change>
        <table:cell-content-change table:id="ct1782">
          <table:cell-address table:column="3" table:row="314" table:table="2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783">
          <table:cell-address table:column="6" table:row="314" table:table="2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784">
          <table:cell-address table:column="6" table:row="319" table:table="2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785">
          <table:cell-address table:column="6" table:row="320" table:table="2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786">
          <table:cell-address table:column="6" table:row="321" table:table="2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787">
          <table:cell-address table:column="1" table:row="372" table:table="1"/>
          <office:change-info>
            <dc:creator> </dc:creator>
            <dc:date>2021-03-18T13:42:00</dc:date>
          </office:change-info>
          <table:previous table:id="ct1780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788">
          <table:cell-address table:column="2" table:row="372" table:table="1"/>
          <office:change-info>
            <dc:creator> </dc:creator>
            <dc:date>2021-03-18T13:42:00</dc:date>
          </office:change-info>
          <table:previous>
            <table:change-track-table-cell office:value-type="float" office:value="2006"/>
          </table:previous>
        </table:cell-content-change>
        <table:cell-content-change table:id="ct1789">
          <table:cell-address table:column="3" table:row="372" table:table="1"/>
          <office:change-info>
            <dc:creator> </dc:creator>
            <dc:date>2021-03-18T13:42:00</dc:date>
          </office:change-info>
          <table:previous>
            <table:change-track-table-cell office:value-type="string">
              <text:p><text:span text:style-name="T1">PT</text:span></text:p>
            </table:change-track-table-cell>
          </table:previous>
        </table:cell-content-change>
        <table:cell-content-change table:id="ct1790">
          <table:cell-address table:column="6" table:row="372" table:table="1"/>
          <office:change-info>
            <dc:creator> </dc:creator>
            <dc:date>2021-03-18T13:42:00</dc:date>
          </office:change-info>
          <table:previous>
            <table:change-track-table-cell office:value-type="float" office:value="53"/>
          </table:previous>
        </table:cell-content-change>
        <table:cell-content-change table:id="ct1791">
          <table:cell-address table:column="6" table:row="373" table:table="1"/>
          <office:change-info>
            <dc:creator> </dc:creator>
            <dc:date>2021-03-18T13:42:00</dc:date>
          </office:change-info>
          <table:previous>
            <table:change-track-table-cell office:value-type="float" office:value="35"/>
          </table:previous>
        </table:cell-content-change>
        <table:cell-content-change table:id="ct1792">
          <table:cell-address table:column="6" table:row="374" table:table="1"/>
          <office:change-info>
            <dc:creator> </dc:creator>
            <dc:date>2021-03-18T13:42:00</dc:date>
          </office:change-info>
          <table:previous>
            <table:change-track-table-cell office:value-type="float" office:value="9"/>
          </table:previous>
        </table:cell-content-change>
        <table:cell-content-change table:id="ct1793">
          <table:cell-address table:column="6" table:row="375" table:table="1"/>
          <office:change-info>
            <dc:creator> </dc:creator>
            <dc:date>2021-03-18T13:42:00</dc:date>
          </office:change-info>
          <table:previous>
            <table:change-track-table-cell office:value-type="float" office:value="2"/>
          </table:previous>
        </table:cell-content-change>
        <table:cell-content-change table:id="ct1794">
          <table:cell-address table:column="0" table:row="372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795">
          <table:cell-address table:column="0" table:row="373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796">
          <table:cell-address table:column="0" table:row="374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797">
          <table:cell-address table:column="0" table:row="375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798">
          <table:cell-address table:column="0" table:row="376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799">
          <table:cell-address table:column="0" table:row="377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00">
          <table:cell-address table:column="0" table:row="378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01">
          <table:cell-address table:column="0" table:row="379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02">
          <table:cell-address table:column="0" table:row="380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03">
          <table:cell-address table:column="1" table:row="372" table:table="1"/>
          <office:change-info>
            <dc:creator> </dc:creator>
            <dc:date>2021-03-18T13:42:00</dc:date>
          </office:change-info>
          <table:previous table:id="ct1787">
            <table:change-track-table-cell/>
          </table:previous>
        </table:cell-content-change>
        <table:cell-content-change table:id="ct1804">
          <table:cell-address table:column="1" table:row="373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05">
          <table:cell-address table:column="1" table:row="374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06">
          <table:cell-address table:column="1" table:row="375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07">
          <table:cell-address table:column="1" table:row="376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08">
          <table:cell-address table:column="1" table:row="377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09">
          <table:cell-address table:column="1" table:row="378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10">
          <table:cell-address table:column="1" table:row="379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11">
          <table:cell-address table:column="1" table:row="380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12">
          <table:cell-address table:column="2" table:row="372" table:table="1"/>
          <office:change-info>
            <dc:creator> </dc:creator>
            <dc:date>2021-03-18T13:42:00</dc:date>
          </office:change-info>
          <table:previous table:id="ct1788">
            <table:change-track-table-cell/>
          </table:previous>
        </table:cell-content-change>
        <table:cell-content-change table:id="ct1813">
          <table:cell-address table:column="2" table:row="373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14">
          <table:cell-address table:column="2" table:row="374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15">
          <table:cell-address table:column="2" table:row="375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16">
          <table:cell-address table:column="2" table:row="376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17">
          <table:cell-address table:column="2" table:row="377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18">
          <table:cell-address table:column="2" table:row="378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19">
          <table:cell-address table:column="2" table:row="379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20">
          <table:cell-address table:column="2" table:row="380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21">
          <table:cell-address table:column="3" table:row="372" table:table="1"/>
          <office:change-info>
            <dc:creator> </dc:creator>
            <dc:date>2021-03-18T13:42:00</dc:date>
          </office:change-info>
          <table:previous table:id="ct1789">
            <table:change-track-table-cell/>
          </table:previous>
        </table:cell-content-change>
        <table:cell-content-change table:id="ct1822">
          <table:cell-address table:column="3" table:row="373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23">
          <table:cell-address table:column="3" table:row="374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24">
          <table:cell-address table:column="3" table:row="375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25">
          <table:cell-address table:column="3" table:row="376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26">
          <table:cell-address table:column="3" table:row="377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27">
          <table:cell-address table:column="3" table:row="378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28">
          <table:cell-address table:column="3" table:row="379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29">
          <table:cell-address table:column="3" table:row="380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30">
          <table:cell-address table:column="4" table:row="380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31">
          <table:cell-address table:column="6" table:row="372" table:table="1"/>
          <office:change-info>
            <dc:creator> </dc:creator>
            <dc:date>2021-03-18T13:42:00</dc:date>
          </office:change-info>
          <table:previous table:id="ct1790">
            <table:change-track-table-cell/>
          </table:previous>
        </table:cell-content-change>
        <table:cell-content-change table:id="ct1832">
          <table:cell-address table:column="6" table:row="373" table:table="1"/>
          <office:change-info>
            <dc:creator> </dc:creator>
            <dc:date>2021-03-18T13:42:00</dc:date>
          </office:change-info>
          <table:previous table:id="ct1791">
            <table:change-track-table-cell/>
          </table:previous>
        </table:cell-content-change>
        <table:cell-content-change table:id="ct1833">
          <table:cell-address table:column="6" table:row="374" table:table="1"/>
          <office:change-info>
            <dc:creator> </dc:creator>
            <dc:date>2021-03-18T13:42:00</dc:date>
          </office:change-info>
          <table:previous table:id="ct1792">
            <table:change-track-table-cell/>
          </table:previous>
        </table:cell-content-change>
        <table:cell-content-change table:id="ct1834">
          <table:cell-address table:column="6" table:row="375" table:table="1"/>
          <office:change-info>
            <dc:creator> </dc:creator>
            <dc:date>2021-03-18T13:42:00</dc:date>
          </office:change-info>
          <table:previous table:id="ct1793">
            <table:change-track-table-cell/>
          </table:previous>
        </table:cell-content-change>
        <table:cell-content-change table:id="ct1835">
          <table:cell-address table:column="6" table:row="376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36">
          <table:cell-address table:column="6" table:row="377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37">
          <table:cell-address table:column="6" table:row="378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38">
          <table:cell-address table:column="6" table:row="379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39">
          <table:cell-address table:column="6" table:row="380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40">
          <table:cell-address table:column="7" table:row="372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41">
          <table:cell-address table:column="7" table:row="373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42">
          <table:cell-address table:column="7" table:row="374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43">
          <table:cell-address table:column="7" table:row="375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44">
          <table:cell-address table:column="7" table:row="376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45">
          <table:cell-address table:column="7" table:row="377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46">
          <table:cell-address table:column="7" table:row="378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47">
          <table:cell-address table:column="7" table:row="379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48">
          <table:cell-address table:column="7" table:row="380" table:table="1"/>
          <office:change-info>
            <dc:creator> </dc:creator>
            <dc:date>2021-03-18T13:42:00</dc:date>
          </office:change-info>
          <table:previous>
            <table:change-track-table-cell/>
          </table:previous>
        </table:cell-content-change>
        <table:cell-content-change table:id="ct1849">
          <table:cell-address table:column="1" table:row="372" table:table="1"/>
          <office:change-info>
            <dc:creator> </dc:creator>
            <dc:date>2021-03-18T13:42:00</dc:date>
          </office:change-info>
          <table:previous table:id="ct1803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850">
          <table:cell-address table:column="2" table:row="372" table:table="1"/>
          <office:change-info>
            <dc:creator> </dc:creator>
            <dc:date>2021-03-18T13:42:00</dc:date>
          </office:change-info>
          <table:previous table:id="ct1812">
            <table:change-track-table-cell office:value-type="float" office:value="2006"/>
          </table:previous>
        </table:cell-content-change>
        <table:cell-content-change table:id="ct1851">
          <table:cell-address table:column="3" table:row="372" table:table="1"/>
          <office:change-info>
            <dc:creator> </dc:creator>
            <dc:date>2021-03-18T13:42:00</dc:date>
          </office:change-info>
          <table:previous table:id="ct1821">
            <table:change-track-table-cell office:value-type="string">
              <text:p><text:span text:style-name="T1">PT</text:span></text:p>
            </table:change-track-table-cell>
          </table:previous>
        </table:cell-content-change>
        <table:cell-content-change table:id="ct1852">
          <table:cell-address table:column="6" table:row="372" table:table="1"/>
          <office:change-info>
            <dc:creator> </dc:creator>
            <dc:date>2021-03-18T13:42:00</dc:date>
          </office:change-info>
          <table:previous table:id="ct1831">
            <table:change-track-table-cell office:value-type="float" office:value="53"/>
          </table:previous>
        </table:cell-content-change>
        <table:cell-content-change table:id="ct1853">
          <table:cell-address table:column="6" table:row="373" table:table="1"/>
          <office:change-info>
            <dc:creator> </dc:creator>
            <dc:date>2021-03-18T13:42:00</dc:date>
          </office:change-info>
          <table:previous table:id="ct1832">
            <table:change-track-table-cell office:value-type="float" office:value="35"/>
          </table:previous>
        </table:cell-content-change>
        <table:cell-content-change table:id="ct1854">
          <table:cell-address table:column="6" table:row="374" table:table="1"/>
          <office:change-info>
            <dc:creator> </dc:creator>
            <dc:date>2021-03-18T13:42:00</dc:date>
          </office:change-info>
          <table:previous table:id="ct1833">
            <table:change-track-table-cell office:value-type="float" office:value="9"/>
          </table:previous>
        </table:cell-content-change>
        <table:cell-content-change table:id="ct1855">
          <table:cell-address table:column="6" table:row="375" table:table="1"/>
          <office:change-info>
            <dc:creator> </dc:creator>
            <dc:date>2021-03-18T13:42:00</dc:date>
          </office:change-info>
          <table:previous table:id="ct1834">
            <table:change-track-table-cell office:value-type="float" office:value="2"/>
          </table:previous>
        </table:cell-content-change>
        <table:cell-content-change table:id="ct1856">
          <table:cell-address table:column="0" table:row="1" table:table="2"/>
          <office:change-info>
            <dc:creator> </dc:creator>
            <dc:date>2021-03-18T13:44:00</dc:date>
          </office:change-info>
          <table:previous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1857">
          <table:cell-address table:column="0" table:row="1" table:table="2"/>
          <office:change-info>
            <dc:creator> </dc:creator>
            <dc:date>2021-03-18T13:44:00</dc:date>
          </office:change-info>
          <table:previous table:id="ct1856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1858">
          <table:cell-address table:column="0" table:row="1" table:table="2"/>
          <office:change-info>
            <dc:creator> </dc:creator>
            <dc:date>2021-03-18T13:44:00</dc:date>
          </office:change-info>
          <table:previous table:id="ct1857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1859">
          <table:cell-address table:column="0" table:row="1" table:table="2"/>
          <office:change-info>
            <dc:creator> </dc:creator>
            <dc:date>2021-03-18T13:44:00</dc:date>
          </office:change-info>
          <table:previous table:id="ct1858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1860">
          <table:cell-address table:column="0" table:row="1" table:table="2"/>
          <office:change-info>
            <dc:creator> </dc:creator>
            <dc:date>2021-03-18T13:44:00</dc:date>
          </office:change-info>
          <table:previous table:id="ct1859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1861">
          <table:cell-address table:column="0" table:row="1" table:table="2"/>
          <office:change-info>
            <dc:creator> </dc:creator>
            <dc:date>2021-03-18T13:44:00</dc:date>
          </office:change-info>
          <table:previous table:id="ct1860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1862">
          <table:cell-address table:column="0" table:row="1" table:table="2"/>
          <office:change-info>
            <dc:creator> </dc:creator>
            <dc:date>2021-03-18T13:44:00</dc:date>
          </office:change-info>
          <table:previous table:id="ct1861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1863">
          <table:cell-address table:column="0" table:row="1" table:table="2"/>
          <office:change-info>
            <dc:creator> </dc:creator>
            <dc:date>2021-03-18T13:44:00</dc:date>
          </office:change-info>
          <table:previous table:id="ct1862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1864">
          <table:cell-address table:column="0" table:row="1" table:table="2"/>
          <office:change-info>
            <dc:creator> </dc:creator>
            <dc:date>2021-03-18T13:44:00</dc:date>
          </office:change-info>
          <table:previous table:id="ct1863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1865">
          <table:cell-address table:column="0" table:row="1" table:table="2"/>
          <office:change-info>
            <dc:creator> </dc:creator>
            <dc:date>2021-03-18T13:44:00</dc:date>
          </office:change-info>
          <table:previous table:id="ct1864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1866">
          <table:cell-address table:column="0" table:row="1" table:table="2"/>
          <office:change-info>
            <dc:creator> </dc:creator>
            <dc:date>2021-03-18T13:44:00</dc:date>
          </office:change-info>
          <table:previous table:id="ct1865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1867">
          <table:cell-address table:column="0" table:row="1" table:table="2"/>
          <office:change-info>
            <dc:creator> </dc:creator>
            <dc:date>2021-03-18T13:44:00</dc:date>
          </office:change-info>
          <table:previous table:id="ct1866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1868">
          <table:cell-address table:column="0" table:row="1" table:table="2"/>
          <office:change-info>
            <dc:creator> </dc:creator>
            <dc:date>2021-03-18T13:44:00</dc:date>
          </office:change-info>
          <table:previous table:id="ct1867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1869">
          <table:cell-address table:column="0" table:row="1" table:table="2"/>
          <office:change-info>
            <dc:creator> </dc:creator>
            <dc:date>2021-03-18T13:44:00</dc:date>
          </office:change-info>
          <table:previous table:id="ct1868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1870">
          <table:cell-address table:column="0" table:row="1" table:table="2"/>
          <office:change-info>
            <dc:creator> </dc:creator>
            <dc:date>2021-03-18T13:44:00</dc:date>
          </office:change-info>
          <table:previous table:id="ct1869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1871">
          <table:cell-address table:column="1" table:row="1" table:table="2"/>
          <office:change-info>
            <dc:creator> </dc:creator>
            <dc:date>2021-03-18T13:44:00</dc:date>
          </office:change-info>
          <table:previous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872">
          <table:cell-address table:column="1" table:row="1" table:table="2"/>
          <office:change-info>
            <dc:creator> </dc:creator>
            <dc:date>2021-03-18T13:44:00</dc:date>
          </office:change-info>
          <table:previous table:id="ct1871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873">
          <table:cell-address table:column="1" table:row="1" table:table="2"/>
          <office:change-info>
            <dc:creator> </dc:creator>
            <dc:date>2021-03-18T13:44:00</dc:date>
          </office:change-info>
          <table:previous table:id="ct1872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874">
          <table:cell-address table:column="1" table:row="1" table:table="2"/>
          <office:change-info>
            <dc:creator> </dc:creator>
            <dc:date>2021-03-18T13:44:00</dc:date>
          </office:change-info>
          <table:previous table:id="ct1873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875">
          <table:cell-address table:column="1" table:row="1" table:table="2"/>
          <office:change-info>
            <dc:creator> </dc:creator>
            <dc:date>2021-03-18T13:44:00</dc:date>
          </office:change-info>
          <table:previous table:id="ct1874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876">
          <table:cell-address table:column="1" table:row="1" table:table="2"/>
          <office:change-info>
            <dc:creator> </dc:creator>
            <dc:date>2021-03-18T13:44:00</dc:date>
          </office:change-info>
          <table:previous table:id="ct1875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877">
          <table:cell-address table:column="1" table:row="1" table:table="2"/>
          <office:change-info>
            <dc:creator> </dc:creator>
            <dc:date>2021-03-18T13:44:00</dc:date>
          </office:change-info>
          <table:previous table:id="ct1876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878">
          <table:cell-address table:column="1" table:row="1" table:table="2"/>
          <office:change-info>
            <dc:creator> </dc:creator>
            <dc:date>2021-03-18T13:44:00</dc:date>
          </office:change-info>
          <table:previous table:id="ct1877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879">
          <table:cell-address table:column="1" table:row="1" table:table="2"/>
          <office:change-info>
            <dc:creator> </dc:creator>
            <dc:date>2021-03-18T13:44:00</dc:date>
          </office:change-info>
          <table:previous table:id="ct1878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880">
          <table:cell-address table:column="1" table:row="1" table:table="2"/>
          <office:change-info>
            <dc:creator> </dc:creator>
            <dc:date>2021-03-18T13:44:00</dc:date>
          </office:change-info>
          <table:previous table:id="ct1879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881">
          <table:cell-address table:column="1" table:row="1" table:table="2"/>
          <office:change-info>
            <dc:creator> </dc:creator>
            <dc:date>2021-03-18T13:44:00</dc:date>
          </office:change-info>
          <table:previous table:id="ct1880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882">
          <table:cell-address table:column="1" table:row="1" table:table="2"/>
          <office:change-info>
            <dc:creator> </dc:creator>
            <dc:date>2021-03-18T13:44:00</dc:date>
          </office:change-info>
          <table:previous table:id="ct1881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883">
          <table:cell-address table:column="1" table:row="1" table:table="2"/>
          <office:change-info>
            <dc:creator> </dc:creator>
            <dc:date>2021-03-18T13:44:00</dc:date>
          </office:change-info>
          <table:previous table:id="ct1882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884">
          <table:cell-address table:column="1" table:row="1" table:table="2"/>
          <office:change-info>
            <dc:creator> </dc:creator>
            <dc:date>2021-03-18T13:44:00</dc:date>
          </office:change-info>
          <table:previous table:id="ct1883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885">
          <table:cell-address table:column="1" table:row="1" table:table="2"/>
          <office:change-info>
            <dc:creator> </dc:creator>
            <dc:date>2021-03-18T13:44:00</dc:date>
          </office:change-info>
          <table:previous table:id="ct1884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886">
          <table:cell-address table:column="1" table:row="1" table:table="2"/>
          <office:change-info>
            <dc:creator> </dc:creator>
            <dc:date>2021-03-18T13:44:00</dc:date>
          </office:change-info>
          <table:previous table:id="ct1885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887">
          <table:cell-address table:column="1" table:row="1" table:table="2"/>
          <office:change-info>
            <dc:creator> </dc:creator>
            <dc:date>2021-03-18T13:44:00</dc:date>
          </office:change-info>
          <table:previous table:id="ct1886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888">
          <table:cell-address table:column="1" table:row="1" table:table="2"/>
          <office:change-info>
            <dc:creator> </dc:creator>
            <dc:date>2021-03-18T13:44:00</dc:date>
          </office:change-info>
          <table:previous table:id="ct1887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889">
          <table:cell-address table:column="1" table:row="1" table:table="2"/>
          <office:change-info>
            <dc:creator> </dc:creator>
            <dc:date>2021-03-18T13:44:00</dc:date>
          </office:change-info>
          <table:previous table:id="ct1888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890">
          <table:cell-address table:column="1" table:row="1" table:table="2"/>
          <office:change-info>
            <dc:creator> </dc:creator>
            <dc:date>2021-03-18T13:44:00</dc:date>
          </office:change-info>
          <table:previous table:id="ct1889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891">
          <table:cell-address table:column="1" table:row="1" table:table="2"/>
          <office:change-info>
            <dc:creator> </dc:creator>
            <dc:date>2021-03-18T13:44:00</dc:date>
          </office:change-info>
          <table:previous table:id="ct1890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892">
          <table:cell-address table:column="1" table:row="1" table:table="2"/>
          <office:change-info>
            <dc:creator> </dc:creator>
            <dc:date>2021-03-18T13:44:00</dc:date>
          </office:change-info>
          <table:previous table:id="ct1891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1893">
          <table:cell-address table:column="2" table:row="1" table:table="2"/>
          <office:change-info>
            <dc:creator> </dc:creator>
            <dc:date>2021-03-18T13:44:00</dc:date>
          </office:change-info>
          <table:previous>
            <table:change-track-table-cell office:value-type="float" office:value="1994"/>
          </table:previous>
        </table:cell-content-change>
        <table:cell-content-change table:id="ct1894">
          <table:cell-address table:column="2" table:row="1" table:table="2"/>
          <office:change-info>
            <dc:creator> </dc:creator>
            <dc:date>2021-03-18T13:44:00</dc:date>
          </office:change-info>
          <table:previous table:id="ct1893">
            <table:change-track-table-cell office:value-type="float" office:value="1994"/>
          </table:previous>
        </table:cell-content-change>
        <table:cell-content-change table:id="ct1895">
          <table:cell-address table:column="2" table:row="1" table:table="2"/>
          <office:change-info>
            <dc:creator> </dc:creator>
            <dc:date>2021-03-18T13:44:00</dc:date>
          </office:change-info>
          <table:previous table:id="ct1894">
            <table:change-track-table-cell office:value-type="float" office:value="1994"/>
          </table:previous>
        </table:cell-content-change>
        <table:cell-content-change table:id="ct1896">
          <table:cell-address table:column="2" table:row="1" table:table="2"/>
          <office:change-info>
            <dc:creator> </dc:creator>
            <dc:date>2021-03-18T13:44:00</dc:date>
          </office:change-info>
          <table:previous table:id="ct1895">
            <table:change-track-table-cell office:value-type="float" office:value="1994"/>
          </table:previous>
        </table:cell-content-change>
        <table:cell-content-change table:id="ct1897">
          <table:cell-address table:column="2" table:row="1" table:table="2"/>
          <office:change-info>
            <dc:creator> </dc:creator>
            <dc:date>2021-03-18T13:44:00</dc:date>
          </office:change-info>
          <table:previous table:id="ct1896">
            <table:change-track-table-cell office:value-type="float" office:value="1998"/>
          </table:previous>
        </table:cell-content-change>
        <table:cell-content-change table:id="ct1898">
          <table:cell-address table:column="2" table:row="1" table:table="2"/>
          <office:change-info>
            <dc:creator> </dc:creator>
            <dc:date>2021-03-18T13:44:00</dc:date>
          </office:change-info>
          <table:previous table:id="ct1897">
            <table:change-track-table-cell office:value-type="float" office:value="1998"/>
          </table:previous>
        </table:cell-content-change>
        <table:cell-content-change table:id="ct1899">
          <table:cell-address table:column="2" table:row="1" table:table="2"/>
          <office:change-info>
            <dc:creator> </dc:creator>
            <dc:date>2021-03-18T13:44:00</dc:date>
          </office:change-info>
          <table:previous table:id="ct1898">
            <table:change-track-table-cell office:value-type="float" office:value="1998"/>
          </table:previous>
        </table:cell-content-change>
        <table:cell-content-change table:id="ct1900">
          <table:cell-address table:column="2" table:row="1" table:table="2"/>
          <office:change-info>
            <dc:creator> </dc:creator>
            <dc:date>2021-03-18T13:44:00</dc:date>
          </office:change-info>
          <table:previous table:id="ct1899">
            <table:change-track-table-cell office:value-type="float" office:value="1998"/>
          </table:previous>
        </table:cell-content-change>
        <table:cell-content-change table:id="ct1901">
          <table:cell-address table:column="2" table:row="1" table:table="2"/>
          <office:change-info>
            <dc:creator> </dc:creator>
            <dc:date>2021-03-18T13:44:00</dc:date>
          </office:change-info>
          <table:previous table:id="ct1900">
            <table:change-track-table-cell office:value-type="float" office:value="2002"/>
          </table:previous>
        </table:cell-content-change>
        <table:cell-content-change table:id="ct1902">
          <table:cell-address table:column="2" table:row="1" table:table="2"/>
          <office:change-info>
            <dc:creator> </dc:creator>
            <dc:date>2021-03-18T13:44:00</dc:date>
          </office:change-info>
          <table:previous table:id="ct1901">
            <table:change-track-table-cell office:value-type="float" office:value="2002"/>
          </table:previous>
        </table:cell-content-change>
        <table:cell-content-change table:id="ct1903">
          <table:cell-address table:column="2" table:row="1" table:table="2"/>
          <office:change-info>
            <dc:creator> </dc:creator>
            <dc:date>2021-03-18T13:44:00</dc:date>
          </office:change-info>
          <table:previous table:id="ct1902">
            <table:change-track-table-cell office:value-type="float" office:value="2002"/>
          </table:previous>
        </table:cell-content-change>
        <table:cell-content-change table:id="ct1904">
          <table:cell-address table:column="2" table:row="1" table:table="2"/>
          <office:change-info>
            <dc:creator> </dc:creator>
            <dc:date>2021-03-18T13:44:00</dc:date>
          </office:change-info>
          <table:previous table:id="ct1903">
            <table:change-track-table-cell office:value-type="float" office:value="2002"/>
          </table:previous>
        </table:cell-content-change>
        <table:cell-content-change table:id="ct1905">
          <table:cell-address table:column="2" table:row="1" table:table="2"/>
          <office:change-info>
            <dc:creator> </dc:creator>
            <dc:date>2021-03-18T13:44:00</dc:date>
          </office:change-info>
          <table:previous table:id="ct1904">
            <table:change-track-table-cell office:value-type="float" office:value="2002"/>
          </table:previous>
        </table:cell-content-change>
        <table:cell-content-change table:id="ct1906">
          <table:cell-address table:column="2" table:row="1" table:table="2"/>
          <office:change-info>
            <dc:creator> </dc:creator>
            <dc:date>2021-03-18T13:44:00</dc:date>
          </office:change-info>
          <table:previous table:id="ct1905">
            <table:change-track-table-cell office:value-type="float" office:value="2002"/>
          </table:previous>
        </table:cell-content-change>
        <table:cell-content-change table:id="ct1907">
          <table:cell-address table:column="2" table:row="1" table:table="2"/>
          <office:change-info>
            <dc:creator> </dc:creator>
            <dc:date>2021-03-18T13:44:00</dc:date>
          </office:change-info>
          <table:previous table:id="ct1906">
            <table:change-track-table-cell office:value-type="float" office:value="2006"/>
          </table:previous>
        </table:cell-content-change>
        <table:cell-content-change table:id="ct1908">
          <table:cell-address table:column="2" table:row="1" table:table="2"/>
          <office:change-info>
            <dc:creator> </dc:creator>
            <dc:date>2021-03-18T13:44:00</dc:date>
          </office:change-info>
          <table:previous table:id="ct1907">
            <table:change-track-table-cell office:value-type="float" office:value="2006"/>
          </table:previous>
        </table:cell-content-change>
        <table:cell-content-change table:id="ct1909">
          <table:cell-address table:column="2" table:row="1" table:table="2"/>
          <office:change-info>
            <dc:creator> </dc:creator>
            <dc:date>2021-03-18T13:44:00</dc:date>
          </office:change-info>
          <table:previous table:id="ct1908">
            <table:change-track-table-cell office:value-type="float" office:value="2006"/>
          </table:previous>
        </table:cell-content-change>
        <table:cell-content-change table:id="ct1910">
          <table:cell-address table:column="2" table:row="1" table:table="2"/>
          <office:change-info>
            <dc:creator> </dc:creator>
            <dc:date>2021-03-18T13:44:00</dc:date>
          </office:change-info>
          <table:previous table:id="ct1909">
            <table:change-track-table-cell office:value-type="float" office:value="2006"/>
          </table:previous>
        </table:cell-content-change>
        <table:cell-content-change table:id="ct1911">
          <table:cell-address table:column="2" table:row="1" table:table="2"/>
          <office:change-info>
            <dc:creator> </dc:creator>
            <dc:date>2021-03-18T13:44:00</dc:date>
          </office:change-info>
          <table:previous table:id="ct1910">
            <table:change-track-table-cell office:value-type="float" office:value="2006"/>
          </table:previous>
        </table:cell-content-change>
        <table:cell-content-change table:id="ct1912">
          <table:cell-address table:column="2" table:row="1" table:table="2"/>
          <office:change-info>
            <dc:creator> </dc:creator>
            <dc:date>2021-03-18T13:44:00</dc:date>
          </office:change-info>
          <table:previous table:id="ct1911">
            <table:change-track-table-cell office:value-type="float" office:value="2006"/>
          </table:previous>
        </table:cell-content-change>
        <table:cell-content-change table:id="ct1913">
          <table:cell-address table:column="2" table:row="1" table:table="2"/>
          <office:change-info>
            <dc:creator> </dc:creator>
            <dc:date>2021-03-18T13:44:00</dc:date>
          </office:change-info>
          <table:previous table:id="ct1912">
            <table:change-track-table-cell office:value-type="float" office:value="2006"/>
          </table:previous>
        </table:cell-content-change>
        <table:cell-content-change table:id="ct1914">
          <table:cell-address table:column="2" table:row="1" table:table="2"/>
          <office:change-info>
            <dc:creator> </dc:creator>
            <dc:date>2021-03-18T13:44:00</dc:date>
          </office:change-info>
          <table:previous table:id="ct1913">
            <table:change-track-table-cell office:value-type="float" office:value="2006"/>
          </table:previous>
        </table:cell-content-change>
        <table:cell-content-change table:id="ct1915">
          <table:cell-address table:column="3" table:row="1" table:table="2"/>
          <office:change-info>
            <dc:creator> </dc:creator>
            <dc:date>2021-03-18T13:44:00</dc:date>
          </office:change-info>
          <table:previous>
            <table:change-track-table-cell office:value-type="string">
              <text:p><text:span text:style-name="T1">PSDB</text:span></text:p>
            </table:change-track-table-cell>
          </table:previous>
        </table:cell-content-change>
        <table:cell-content-change table:id="ct1916">
          <table:cell-address table:column="3" table:row="1" table:table="2"/>
          <office:change-info>
            <dc:creator> </dc:creator>
            <dc:date>2021-03-18T13:44:00</dc:date>
          </office:change-info>
          <table:previous table:id="ct1915">
            <table:change-track-table-cell office:value-type="string">
              <text:p><text:span text:style-name="T1">PT</text:span></text:p>
            </table:change-track-table-cell>
          </table:previous>
        </table:cell-content-change>
        <table:cell-content-change table:id="ct1917">
          <table:cell-address table:column="3" table:row="1" table:table="2"/>
          <office:change-info>
            <dc:creator> </dc:creator>
            <dc:date>2021-03-18T13:44:00</dc:date>
          </office:change-info>
          <table:previous table:id="ct1916">
            <table:change-track-table-cell office:value-type="string">
              <text:p><text:span text:style-name="T1">PDT</text:span></text:p>
            </table:change-track-table-cell>
          </table:previous>
        </table:cell-content-change>
        <table:cell-content-change table:id="ct1918">
          <table:cell-address table:column="3" table:row="1" table:table="2"/>
          <office:change-info>
            <dc:creator> </dc:creator>
            <dc:date>2021-03-18T13:44:00</dc:date>
          </office:change-info>
          <table:previous table:id="ct1917">
            <table:change-track-table-cell office:value-type="string">
              <text:p><text:span text:style-name="T1">PMDB</text:span></text:p>
            </table:change-track-table-cell>
          </table:previous>
        </table:cell-content-change>
        <table:cell-content-change table:id="ct1919">
          <table:cell-address table:column="3" table:row="1" table:table="2"/>
          <office:change-info>
            <dc:creator> </dc:creator>
            <dc:date>2021-03-18T13:44:00</dc:date>
          </office:change-info>
          <table:previous table:id="ct1918">
            <table:change-track-table-cell office:value-type="string">
              <text:p><text:span text:style-name="T1">PSDB</text:span></text:p>
            </table:change-track-table-cell>
          </table:previous>
        </table:cell-content-change>
        <table:cell-content-change table:id="ct1920">
          <table:cell-address table:column="3" table:row="1" table:table="2"/>
          <office:change-info>
            <dc:creator> </dc:creator>
            <dc:date>2021-03-18T13:44:00</dc:date>
          </office:change-info>
          <table:previous table:id="ct1919">
            <table:change-track-table-cell office:value-type="string">
              <text:p><text:span text:style-name="T1">PT</text:span></text:p>
            </table:change-track-table-cell>
          </table:previous>
        </table:cell-content-change>
        <table:cell-content-change table:id="ct1921">
          <table:cell-address table:column="3" table:row="1" table:table="2"/>
          <office:change-info>
            <dc:creator> </dc:creator>
            <dc:date>2021-03-18T13:44:00</dc:date>
          </office:change-info>
          <table:previous table:id="ct1920">
            <table:change-track-table-cell office:value-type="string">
              <text:p><text:span text:style-name="T1">PPS</text:span></text:p>
            </table:change-track-table-cell>
          </table:previous>
        </table:cell-content-change>
        <table:cell-content-change table:id="ct1922">
          <table:cell-address table:column="3" table:row="1" table:table="2"/>
          <office:change-info>
            <dc:creator> </dc:creator>
            <dc:date>2021-03-18T13:44:00</dc:date>
          </office:change-info>
          <table:previous table:id="ct1921">
            <table:change-track-table-cell office:value-type="string">
              <text:p><text:span text:style-name="T1">PRONA</text:span></text:p>
            </table:change-track-table-cell>
          </table:previous>
        </table:cell-content-change>
        <table:cell-content-change table:id="ct1923">
          <table:cell-address table:column="3" table:row="1" table:table="2"/>
          <office:change-info>
            <dc:creator> </dc:creator>
            <dc:date>2021-03-18T13:44:00</dc:date>
          </office:change-info>
          <table:previous table:id="ct1922">
            <table:change-track-table-cell office:value-type="string">
              <text:p><text:span text:style-name="T1">PT</text:span></text:p>
            </table:change-track-table-cell>
          </table:previous>
        </table:cell-content-change>
        <table:cell-content-change table:id="ct1924">
          <table:cell-address table:column="3" table:row="1" table:table="2"/>
          <office:change-info>
            <dc:creator> </dc:creator>
            <dc:date>2021-03-18T13:44:00</dc:date>
          </office:change-info>
          <table:previous table:id="ct1923">
            <table:change-track-table-cell office:value-type="string">
              <text:p><text:span text:style-name="T1">PSDB</text:span></text:p>
            </table:change-track-table-cell>
          </table:previous>
        </table:cell-content-change>
        <table:cell-content-change table:id="ct1925">
          <table:cell-address table:column="3" table:row="1" table:table="2"/>
          <office:change-info>
            <dc:creator> </dc:creator>
            <dc:date>2021-03-18T13:44:00</dc:date>
          </office:change-info>
          <table:previous table:id="ct1924">
            <table:change-track-table-cell office:value-type="string">
              <text:p><text:span text:style-name="T1">PSB</text:span></text:p>
            </table:change-track-table-cell>
          </table:previous>
        </table:cell-content-change>
        <table:cell-content-change table:id="ct1926">
          <table:cell-address table:column="3" table:row="1" table:table="2"/>
          <office:change-info>
            <dc:creator> </dc:creator>
            <dc:date>2021-03-18T13:44:00</dc:date>
          </office:change-info>
          <table:previous table:id="ct1925">
            <table:change-track-table-cell office:value-type="string">
              <text:p><text:span text:style-name="T1">PPS</text:span></text:p>
            </table:change-track-table-cell>
          </table:previous>
        </table:cell-content-change>
        <table:cell-content-change table:id="ct1927">
          <table:cell-address table:column="3" table:row="1" table:table="2"/>
          <office:change-info>
            <dc:creator> </dc:creator>
            <dc:date>2021-03-18T13:44:00</dc:date>
          </office:change-info>
          <table:previous table:id="ct1926">
            <table:change-track-table-cell office:value-type="string">
              <text:p><text:span text:style-name="T1">PSTU</text:span></text:p>
            </table:change-track-table-cell>
          </table:previous>
        </table:cell-content-change>
        <table:cell-content-change table:id="ct1928">
          <table:cell-address table:column="3" table:row="1" table:table="2"/>
          <office:change-info>
            <dc:creator> </dc:creator>
            <dc:date>2021-03-18T13:44:00</dc:date>
          </office:change-info>
          <table:previous table:id="ct1927">
            <table:change-track-table-cell office:value-type="string">
              <text:p><text:span text:style-name="T1">PCO</text:span></text:p>
            </table:change-track-table-cell>
          </table:previous>
        </table:cell-content-change>
        <table:cell-content-change table:id="ct1929">
          <table:cell-address table:column="3" table:row="1" table:table="2"/>
          <office:change-info>
            <dc:creator> </dc:creator>
            <dc:date>2021-03-18T13:44:00</dc:date>
          </office:change-info>
          <table:previous table:id="ct1928">
            <table:change-track-table-cell office:value-type="string">
              <text:p><text:span text:style-name="T1">PT</text:span></text:p>
            </table:change-track-table-cell>
          </table:previous>
        </table:cell-content-change>
        <table:cell-content-change table:id="ct1930">
          <table:cell-address table:column="3" table:row="1" table:table="2"/>
          <office:change-info>
            <dc:creator> </dc:creator>
            <dc:date>2021-03-18T13:44:00</dc:date>
          </office:change-info>
          <table:previous table:id="ct1929">
            <table:change-track-table-cell office:value-type="string">
              <text:p><text:span text:style-name="T1">PSDB</text:span></text:p>
            </table:change-track-table-cell>
          </table:previous>
        </table:cell-content-change>
        <table:cell-content-change table:id="ct1931">
          <table:cell-address table:column="3" table:row="1" table:table="2"/>
          <office:change-info>
            <dc:creator> </dc:creator>
            <dc:date>2021-03-18T13:44:00</dc:date>
          </office:change-info>
          <table:previous table:id="ct1930">
            <table:change-track-table-cell office:value-type="string">
              <text:p><text:span text:style-name="T1">PSOL</text:span></text:p>
            </table:change-track-table-cell>
          </table:previous>
        </table:cell-content-change>
        <table:cell-content-change table:id="ct1932">
          <table:cell-address table:column="3" table:row="1" table:table="2"/>
          <office:change-info>
            <dc:creator> </dc:creator>
            <dc:date>2021-03-18T13:44:00</dc:date>
          </office:change-info>
          <table:previous table:id="ct1931">
            <table:change-track-table-cell office:value-type="string">
              <text:p><text:span text:style-name="T1">PDT</text:span></text:p>
            </table:change-track-table-cell>
          </table:previous>
        </table:cell-content-change>
        <table:cell-content-change table:id="ct1933">
          <table:cell-address table:column="3" table:row="1" table:table="2"/>
          <office:change-info>
            <dc:creator> </dc:creator>
            <dc:date>2021-03-18T13:44:00</dc:date>
          </office:change-info>
          <table:previous table:id="ct1932">
            <table:change-track-table-cell office:value-type="string">
              <text:p><text:span text:style-name="T1">PRP</text:span></text:p>
            </table:change-track-table-cell>
          </table:previous>
        </table:cell-content-change>
        <table:cell-content-change table:id="ct1934">
          <table:cell-address table:column="3" table:row="1" table:table="2"/>
          <office:change-info>
            <dc:creator> </dc:creator>
            <dc:date>2021-03-18T13:44:00</dc:date>
          </office:change-info>
          <table:previous table:id="ct1933">
            <table:change-track-table-cell office:value-type="string">
              <text:p><text:span text:style-name="T1">PSL</text:span></text:p>
            </table:change-track-table-cell>
          </table:previous>
        </table:cell-content-change>
        <table:cell-content-change table:id="ct1935">
          <table:cell-address table:column="3" table:row="1" table:table="2"/>
          <office:change-info>
            <dc:creator> </dc:creator>
            <dc:date>2021-03-18T13:44:00</dc:date>
          </office:change-info>
          <table:previous table:id="ct1934">
            <table:change-track-table-cell office:value-type="string">
              <text:p><text:span text:style-name="T1">PSDC</text:span></text:p>
            </table:change-track-table-cell>
          </table:previous>
        </table:cell-content-change>
        <table:cell-content-change table:id="ct1936">
          <table:cell-address table:column="3" table:row="1" table:table="2"/>
          <office:change-info>
            <dc:creator> </dc:creator>
            <dc:date>2021-03-18T13:44:00</dc:date>
          </office:change-info>
          <table:previous table:id="ct1935">
            <table:change-track-table-cell office:value-type="string">
              <text:p><text:span text:style-name="T1">PCO</text:span></text:p>
            </table:change-track-table-cell>
          </table:previous>
        </table:cell-content-change>
        <table:cell-content-change table:id="ct1937">
          <table:cell-address table:column="4" table:row="1" table:table="2"/>
          <office:change-info>
            <dc:creator> </dc:creator>
            <dc:date>2021-03-18T13:44:00</dc:date>
          </office:change-info>
          <table:previous table:id="ct510">
            <table:change-track-table-cell office:value-type="string">
              <text:p><text:span text:style-name="T1">Left</text:span></text:p>
            </table:change-track-table-cell>
          </table:previous>
        </table:cell-content-change>
        <table:cell-content-change table:id="ct1938">
          <table:cell-address table:column="4" table:row="1" table:table="2"/>
          <office:change-info>
            <dc:creator> </dc:creator>
            <dc:date>2021-03-18T13:44:00</dc:date>
          </office:change-info>
          <table:previous table:id="ct1937">
            <table:change-track-table-cell office:value-type="string">
              <text:p><text:span text:style-name="T1">Center Right</text:span></text:p>
            </table:change-track-table-cell>
          </table:previous>
        </table:cell-content-change>
        <table:cell-content-change table:id="ct1939">
          <table:cell-address table:column="4" table:row="1" table:table="2"/>
          <office:change-info>
            <dc:creator> </dc:creator>
            <dc:date>2021-03-18T13:44:00</dc:date>
          </office:change-info>
          <table:previous table:id="ct1938">
            <table:change-track-table-cell office:value-type="string">
              <text:p><text:span text:style-name="T1">Left</text:span></text:p>
            </table:change-track-table-cell>
          </table:previous>
        </table:cell-content-change>
        <table:cell-content-change table:id="ct1940">
          <table:cell-address table:column="4" table:row="1" table:table="2"/>
          <office:change-info>
            <dc:creator> </dc:creator>
            <dc:date>2021-03-18T13:44:00</dc:date>
          </office:change-info>
          <table:previous table:id="ct1939">
            <table:change-track-table-cell office:value-type="string">
              <text:p><text:span text:style-name="T1">Center Right</text:span></text:p>
            </table:change-track-table-cell>
          </table:previous>
        </table:cell-content-change>
        <table:cell-content-change table:id="ct1941">
          <table:cell-address table:column="4" table:row="1" table:table="2"/>
          <office:change-info>
            <dc:creator> </dc:creator>
            <dc:date>2021-03-18T13:44:00</dc:date>
          </office:change-info>
          <table:previous table:id="ct1940">
            <table:change-track-table-cell office:value-type="string">
              <text:p><text:span text:style-name="T1">Far Left</text:span></text:p>
            </table:change-track-table-cell>
          </table:previous>
        </table:cell-content-change>
        <table:cell-content-change table:id="ct1942">
          <table:cell-address table:column="4" table:row="1" table:table="2"/>
          <office:change-info>
            <dc:creator> </dc:creator>
            <dc:date>2021-03-18T13:44:00</dc:date>
          </office:change-info>
          <table:previous table:id="ct1941">
            <table:change-track-table-cell office:value-type="string">
              <text:p><text:span text:style-name="T1">Center Right</text:span></text:p>
            </table:change-track-table-cell>
          </table:previous>
        </table:cell-content-change>
        <table:cell-content-change table:id="ct1943">
          <table:cell-address table:column="4" table:row="1" table:table="2"/>
          <office:change-info>
            <dc:creator> </dc:creator>
            <dc:date>2021-03-18T13:44:00</dc:date>
          </office:change-info>
          <table:previous table:id="ct1942">
            <table:change-track-table-cell office:value-type="string">
              <text:p><text:span text:style-name="T1">Far Left</text:span></text:p>
            </table:change-track-table-cell>
          </table:previous>
        </table:cell-content-change>
        <table:cell-content-change table:id="ct1944">
          <table:cell-address table:column="6" table:row="1" table:table="2"/>
          <office:change-info>
            <dc:creator> </dc:creator>
            <dc:date>2021-03-18T13:44:00</dc:date>
          </office:change-info>
          <table:previous>
            <table:change-track-table-cell office:value-type="float" office:value="48"/>
          </table:previous>
        </table:cell-content-change>
        <table:cell-content-change table:id="ct1945">
          <table:cell-address table:column="6" table:row="1" table:table="2"/>
          <office:change-info>
            <dc:creator> </dc:creator>
            <dc:date>2021-03-18T13:44:00</dc:date>
          </office:change-info>
          <table:previous table:id="ct1944">
            <table:change-track-table-cell office:value-type="float" office:value="22"/>
          </table:previous>
        </table:cell-content-change>
        <table:cell-content-change table:id="ct1946">
          <table:cell-address table:column="6" table:row="1" table:table="2"/>
          <office:change-info>
            <dc:creator> </dc:creator>
            <dc:date>2021-03-18T13:44:00</dc:date>
          </office:change-info>
          <table:previous table:id="ct1945">
            <table:change-track-table-cell office:value-type="float" office:value="5"/>
          </table:previous>
        </table:cell-content-change>
        <table:cell-content-change table:id="ct1947">
          <table:cell-address table:column="6" table:row="1" table:table="2"/>
          <office:change-info>
            <dc:creator> </dc:creator>
            <dc:date>2021-03-18T13:44:00</dc:date>
          </office:change-info>
          <table:previous table:id="ct1946">
            <table:change-track-table-cell office:value-type="float" office:value="4"/>
          </table:previous>
        </table:cell-content-change>
        <table:cell-content-change table:id="ct1948">
          <table:cell-address table:column="6" table:row="1" table:table="2"/>
          <office:change-info>
            <dc:creator> </dc:creator>
            <dc:date>2021-03-18T13:44:00</dc:date>
          </office:change-info>
          <table:previous table:id="ct1947">
            <table:change-track-table-cell office:value-type="float" office:value="49"/>
          </table:previous>
        </table:cell-content-change>
        <table:cell-content-change table:id="ct1949">
          <table:cell-address table:column="6" table:row="1" table:table="2"/>
          <office:change-info>
            <dc:creator> </dc:creator>
            <dc:date>2021-03-18T13:44:00</dc:date>
          </office:change-info>
          <table:previous table:id="ct1948">
            <table:change-track-table-cell office:value-type="float" office:value="26"/>
          </table:previous>
        </table:cell-content-change>
        <table:cell-content-change table:id="ct1950">
          <table:cell-address table:column="6" table:row="1" table:table="2"/>
          <office:change-info>
            <dc:creator> </dc:creator>
            <dc:date>2021-03-18T13:44:00</dc:date>
          </office:change-info>
          <table:previous table:id="ct1949">
            <table:change-track-table-cell office:value-type="float" office:value="10"/>
          </table:previous>
        </table:cell-content-change>
        <table:cell-content-change table:id="ct1951">
          <table:cell-address table:column="6" table:row="1" table:table="2"/>
          <office:change-info>
            <dc:creator> </dc:creator>
            <dc:date>2021-03-18T13:44:00</dc:date>
          </office:change-info>
          <table:previous table:id="ct1950">
            <table:change-track-table-cell office:value-type="float" office:value="2"/>
          </table:previous>
        </table:cell-content-change>
        <table:cell-content-change table:id="ct1952">
          <table:cell-address table:column="6" table:row="1" table:table="2"/>
          <office:change-info>
            <dc:creator> </dc:creator>
            <dc:date>2021-03-18T13:44:00</dc:date>
          </office:change-info>
          <table:previous table:id="ct1951">
            <table:change-track-table-cell office:value-type="float" office:value="48"/>
          </table:previous>
        </table:cell-content-change>
        <table:cell-content-change table:id="ct1953">
          <table:cell-address table:column="6" table:row="1" table:table="2"/>
          <office:change-info>
            <dc:creator> </dc:creator>
            <dc:date>2021-03-18T13:44:00</dc:date>
          </office:change-info>
          <table:previous table:id="ct1952">
            <table:change-track-table-cell office:value-type="float" office:value="21"/>
          </table:previous>
        </table:cell-content-change>
        <table:cell-content-change table:id="ct1954">
          <table:cell-address table:column="6" table:row="1" table:table="2"/>
          <office:change-info>
            <dc:creator> </dc:creator>
            <dc:date>2021-03-18T13:44:00</dc:date>
          </office:change-info>
          <table:previous table:id="ct1953">
            <table:change-track-table-cell office:value-type="float" office:value="19"/>
          </table:previous>
        </table:cell-content-change>
        <table:cell-content-change table:id="ct1955">
          <table:cell-address table:column="6" table:row="1" table:table="2"/>
          <office:change-info>
            <dc:creator> </dc:creator>
            <dc:date>2021-03-18T13:44:00</dc:date>
          </office:change-info>
          <table:previous table:id="ct1954">
            <table:change-track-table-cell office:value-type="float" office:value="12"/>
          </table:previous>
        </table:cell-content-change>
        <table:cell-content-change table:id="ct1956">
          <table:cell-address table:column="6" table:row="1" table:table="2"/>
          <office:change-info>
            <dc:creator> </dc:creator>
            <dc:date>2021-03-18T13:44:00</dc:date>
          </office:change-info>
          <table:previous table:id="ct1955">
            <table:change-track-table-cell office:value-type="float" office:value="1"/>
          </table:previous>
        </table:cell-content-change>
        <table:cell-content-change table:id="ct1957">
          <table:cell-address table:column="6" table:row="1" table:table="2"/>
          <office:change-info>
            <dc:creator> </dc:creator>
            <dc:date>2021-03-18T13:44:00</dc:date>
          </office:change-info>
          <table:previous table:id="ct1956">
            <table:change-track-table-cell office:value-type="float" office:value="0"/>
          </table:previous>
        </table:cell-content-change>
        <table:cell-content-change table:id="ct1958">
          <table:cell-address table:column="6" table:row="1" table:table="2"/>
          <office:change-info>
            <dc:creator> </dc:creator>
            <dc:date>2021-03-18T13:44:00</dc:date>
          </office:change-info>
          <table:previous table:id="ct1957">
            <table:change-track-table-cell office:value-type="float" office:value="50"/>
          </table:previous>
        </table:cell-content-change>
        <table:cell-content-change table:id="ct1959">
          <table:cell-address table:column="6" table:row="1" table:table="2"/>
          <office:change-info>
            <dc:creator> </dc:creator>
            <dc:date>2021-03-18T13:44:00</dc:date>
          </office:change-info>
          <table:previous table:id="ct1958">
            <table:change-track-table-cell office:value-type="float" office:value="38"/>
          </table:previous>
        </table:cell-content-change>
        <table:cell-content-change table:id="ct1960">
          <table:cell-address table:column="6" table:row="1" table:table="2"/>
          <office:change-info>
            <dc:creator> </dc:creator>
            <dc:date>2021-03-18T13:44:00</dc:date>
          </office:change-info>
          <table:previous table:id="ct1959">
            <table:change-track-table-cell office:value-type="float" office:value="9"/>
          </table:previous>
        </table:cell-content-change>
        <table:cell-content-change table:id="ct1961">
          <table:cell-address table:column="6" table:row="1" table:table="2"/>
          <office:change-info>
            <dc:creator> </dc:creator>
            <dc:date>2021-03-18T13:44:00</dc:date>
          </office:change-info>
          <table:previous table:id="ct1960">
            <table:change-track-table-cell office:value-type="float" office:value="2"/>
          </table:previous>
        </table:cell-content-change>
        <table:cell-content-change table:id="ct1962">
          <table:cell-address table:column="6" table:row="1" table:table="2"/>
          <office:change-info>
            <dc:creator> </dc:creator>
            <dc:date>2021-03-18T13:44:00</dc:date>
          </office:change-info>
          <table:previous table:id="ct1961">
            <table:change-track-table-cell office:value-type="float" office:value="0"/>
          </table:previous>
        </table:cell-content-change>
        <table:cell-content-change table:id="ct1963">
          <table:cell-address table:column="6" table:row="1" table:table="2"/>
          <office:change-info>
            <dc:creator> </dc:creator>
            <dc:date>2021-03-18T13:44:00</dc:date>
          </office:change-info>
          <table:previous table:id="ct1962">
            <table:change-track-table-cell office:value-type="float" office:value="0"/>
          </table:previous>
        </table:cell-content-change>
        <table:cell-content-change table:id="ct1964">
          <table:cell-address table:column="6" table:row="1" table:table="2"/>
          <office:change-info>
            <dc:creator> </dc:creator>
            <dc:date>2021-03-18T13:44:00</dc:date>
          </office:change-info>
          <table:previous table:id="ct1963">
            <table:change-track-table-cell office:value-type="float" office:value="0"/>
          </table:previous>
        </table:cell-content-change>
        <table:cell-content-change table:id="ct1965">
          <table:cell-address table:column="6" table:row="1" table:table="2"/>
          <office:change-info>
            <dc:creator> </dc:creator>
            <dc:date>2021-03-18T13:44:00</dc:date>
          </office:change-info>
          <table:previous table:id="ct1964">
            <table:change-track-table-cell office:value-type="float" office:value="0"/>
          </table:previous>
        </table:cell-content-change>
        <table:cell-content-change table:id="ct1966">
          <table:cell-address table:column="7" table:row="1" table:table="2"/>
          <office:change-info>
            <dc:creator> </dc:creator>
            <dc:date>2021-03-18T13:44:00</dc:date>
          </office:change-info>
          <table:previous>
            <table:change-track-table-cell office:value-type="float" office:value="54.23"/>
          </table:previous>
        </table:cell-content-change>
        <table:cell-content-change table:id="ct1967">
          <table:cell-address table:column="7" table:row="1" table:table="2"/>
          <office:change-info>
            <dc:creator> </dc:creator>
            <dc:date>2021-03-18T13:44:00</dc:date>
          </office:change-info>
          <table:previous table:id="ct1966">
            <table:change-track-table-cell office:value-type="float" office:value="27.07"/>
          </table:previous>
        </table:cell-content-change>
        <table:cell-content-change table:id="ct1968">
          <table:cell-address table:column="7" table:row="1" table:table="2"/>
          <office:change-info>
            <dc:creator> </dc:creator>
            <dc:date>2021-03-18T13:44:00</dc:date>
          </office:change-info>
          <table:previous table:id="ct1967">
            <table:change-track-table-cell office:value-type="float" office:value="3.19"/>
          </table:previous>
        </table:cell-content-change>
        <table:cell-content-change table:id="ct1969">
          <table:cell-address table:column="7" table:row="1" table:table="2"/>
          <office:change-info>
            <dc:creator> </dc:creator>
            <dc:date>2021-03-18T13:44:00</dc:date>
          </office:change-info>
          <table:previous table:id="ct1968">
            <table:change-track-table-cell office:value-type="float" office:value="4.38"/>
          </table:previous>
        </table:cell-content-change>
        <table:cell-content-change table:id="ct1970">
          <table:cell-address table:column="7" table:row="1" table:table="2"/>
          <office:change-info>
            <dc:creator> </dc:creator>
            <dc:date>2021-03-18T13:44:00</dc:date>
          </office:change-info>
          <table:previous table:id="ct1969">
            <table:change-track-table-cell office:value-type="float" office:value="53.06"/>
          </table:previous>
        </table:cell-content-change>
        <table:cell-content-change table:id="ct1971">
          <table:cell-address table:column="7" table:row="1" table:table="2"/>
          <office:change-info>
            <dc:creator> </dc:creator>
            <dc:date>2021-03-18T13:44:00</dc:date>
          </office:change-info>
          <table:previous table:id="ct1970">
            <table:change-track-table-cell office:value-type="float" office:value="31.71"/>
          </table:previous>
        </table:cell-content-change>
        <table:cell-content-change table:id="ct1972">
          <table:cell-address table:column="7" table:row="1" table:table="2"/>
          <office:change-info>
            <dc:creator> </dc:creator>
            <dc:date>2021-03-18T13:44:00</dc:date>
          </office:change-info>
          <table:previous table:id="ct1971">
            <table:change-track-table-cell office:value-type="float" office:value="10.97"/>
          </table:previous>
        </table:cell-content-change>
        <table:cell-content-change table:id="ct1973">
          <table:cell-address table:column="7" table:row="1" table:table="2"/>
          <office:change-info>
            <dc:creator> </dc:creator>
            <dc:date>2021-03-18T13:44:00</dc:date>
          </office:change-info>
          <table:previous table:id="ct1972">
            <table:change-track-table-cell office:value-type="float" office:value="2.14"/>
          </table:previous>
        </table:cell-content-change>
        <table:cell-content-change table:id="ct1974">
          <table:cell-address table:column="7" table:row="1" table:table="2"/>
          <office:change-info>
            <dc:creator> </dc:creator>
            <dc:date>2021-03-18T13:44:00</dc:date>
          </office:change-info>
          <table:previous table:id="ct1973">
            <table:change-track-table-cell office:value-type="float" office:value="46.44"/>
          </table:previous>
        </table:cell-content-change>
        <table:cell-content-change table:id="ct1975">
          <table:cell-address table:column="7" table:row="1" table:table="2"/>
          <office:change-info>
            <dc:creator> </dc:creator>
            <dc:date>2021-03-18T13:44:00</dc:date>
          </office:change-info>
          <table:previous table:id="ct1974">
            <table:change-track-table-cell office:value-type="float" office:value="23.19"/>
          </table:previous>
        </table:cell-content-change>
        <table:cell-content-change table:id="ct1976">
          <table:cell-address table:column="7" table:row="1" table:table="2"/>
          <office:change-info>
            <dc:creator> </dc:creator>
            <dc:date>2021-03-18T13:44:00</dc:date>
          </office:change-info>
          <table:previous table:id="ct1975">
            <table:change-track-table-cell office:value-type="float" office:value="17.86"/>
          </table:previous>
        </table:cell-content-change>
        <table:cell-content-change table:id="ct1977">
          <table:cell-address table:column="7" table:row="1" table:table="2"/>
          <office:change-info>
            <dc:creator> </dc:creator>
            <dc:date>2021-03-18T13:44:00</dc:date>
          </office:change-info>
          <table:previous table:id="ct1976">
            <table:change-track-table-cell office:value-type="float" office:value="11.97"/>
          </table:previous>
        </table:cell-content-change>
        <table:cell-content-change table:id="ct1978">
          <table:cell-address table:column="7" table:row="1" table:table="2"/>
          <office:change-info>
            <dc:creator> </dc:creator>
            <dc:date>2021-03-18T13:44:00</dc:date>
          </office:change-info>
          <table:previous table:id="ct1977">
            <table:change-track-table-cell office:value-type="float" office:value="0.47"/>
          </table:previous>
        </table:cell-content-change>
        <table:cell-content-change table:id="ct1979">
          <table:cell-address table:column="7" table:row="1" table:table="2"/>
          <office:change-info>
            <dc:creator> </dc:creator>
            <dc:date>2021-03-18T13:44:00</dc:date>
          </office:change-info>
          <table:previous table:id="ct1978">
            <table:change-track-table-cell office:value-type="float" office:value="0.04"/>
          </table:previous>
        </table:cell-content-change>
        <table:cell-content-change table:id="ct1980">
          <table:cell-address table:column="7" table:row="1" table:table="2"/>
          <office:change-info>
            <dc:creator> </dc:creator>
            <dc:date>2021-03-18T13:44:00</dc:date>
          </office:change-info>
          <table:previous table:id="ct1979">
            <table:change-track-table-cell office:value-type="float" office:value="48.61"/>
          </table:previous>
        </table:cell-content-change>
        <table:cell-content-change table:id="ct1981">
          <table:cell-address table:column="7" table:row="1" table:table="2"/>
          <office:change-info>
            <dc:creator> </dc:creator>
            <dc:date>2021-03-18T13:44:00</dc:date>
          </office:change-info>
          <table:previous table:id="ct1980">
            <table:change-track-table-cell office:value-type="float" office:value="41.64"/>
          </table:previous>
        </table:cell-content-change>
        <table:cell-content-change table:id="ct1982">
          <table:cell-address table:column="7" table:row="1" table:table="2"/>
          <office:change-info>
            <dc:creator> </dc:creator>
            <dc:date>2021-03-18T13:44:00</dc:date>
          </office:change-info>
          <table:previous table:id="ct1981">
            <table:change-track-table-cell office:value-type="float" office:value="6.85"/>
          </table:previous>
        </table:cell-content-change>
        <table:cell-content-change table:id="ct1983">
          <table:cell-address table:column="7" table:row="1" table:table="2"/>
          <office:change-info>
            <dc:creator> </dc:creator>
            <dc:date>2021-03-18T13:44:00</dc:date>
          </office:change-info>
          <table:previous table:id="ct1982">
            <table:change-track-table-cell office:value-type="float" office:value="2.64"/>
          </table:previous>
        </table:cell-content-change>
        <table:cell-content-change table:id="ct1984">
          <table:cell-address table:column="7" table:row="1" table:table="2"/>
          <office:change-info>
            <dc:creator> </dc:creator>
            <dc:date>2021-03-18T13:44:00</dc:date>
          </office:change-info>
          <table:previous table:id="ct1983">
            <table:change-track-table-cell office:value-type="float" office:value="0.13"/>
          </table:previous>
        </table:cell-content-change>
        <table:cell-content-change table:id="ct1985">
          <table:cell-address table:column="7" table:row="1" table:table="2"/>
          <office:change-info>
            <dc:creator> </dc:creator>
            <dc:date>2021-03-18T13:44:00</dc:date>
          </office:change-info>
          <table:previous table:id="ct1984">
            <table:change-track-table-cell office:value-type="float" office:value="0.06"/>
          </table:previous>
        </table:cell-content-change>
        <table:cell-content-change table:id="ct1986">
          <table:cell-address table:column="7" table:row="1" table:table="2"/>
          <office:change-info>
            <dc:creator> </dc:creator>
            <dc:date>2021-03-18T13:44:00</dc:date>
          </office:change-info>
          <table:previous table:id="ct1985">
            <table:change-track-table-cell office:value-type="float" office:value="0.07"/>
          </table:previous>
        </table:cell-content-change>
        <table:cell-content-change table:id="ct1987">
          <table:cell-address table:column="7" table:row="1" table:table="2"/>
          <office:change-info>
            <dc:creator> </dc:creator>
            <dc:date>2021-03-18T13:44:00</dc:date>
          </office:change-info>
          <table:previous table:id="ct1986">
            <table:change-track-table-cell office:value-type="float" office:value="0"/>
          </table:previous>
        </table:cell-content-change>
        <table:cell-content-change table:id="ct1988">
          <table:cell-address table:column="0" table:row="372" table:table="1"/>
          <office:change-info>
            <dc:creator> </dc:creator>
            <dc:date>2021-03-18T13:44:00</dc:date>
          </office:change-info>
          <table:previous table:id="ct1794">
            <table:change-track-table-cell/>
          </table:previous>
        </table:cell-content-change>
        <table:cell-content-change table:id="ct1989">
          <table:cell-address table:column="0" table:row="373" table:table="1"/>
          <office:change-info>
            <dc:creator> </dc:creator>
            <dc:date>2021-03-18T13:44:00</dc:date>
          </office:change-info>
          <table:previous table:id="ct1795">
            <table:change-track-table-cell/>
          </table:previous>
        </table:cell-content-change>
        <table:cell-content-change table:id="ct1990">
          <table:cell-address table:column="0" table:row="374" table:table="1"/>
          <office:change-info>
            <dc:creator> </dc:creator>
            <dc:date>2021-03-18T13:44:00</dc:date>
          </office:change-info>
          <table:previous table:id="ct1796">
            <table:change-track-table-cell/>
          </table:previous>
        </table:cell-content-change>
        <table:cell-content-change table:id="ct1991">
          <table:cell-address table:column="0" table:row="375" table:table="1"/>
          <office:change-info>
            <dc:creator> </dc:creator>
            <dc:date>2021-03-18T13:44:00</dc:date>
          </office:change-info>
          <table:previous table:id="ct1797">
            <table:change-track-table-cell/>
          </table:previous>
        </table:cell-content-change>
        <table:cell-content-change table:id="ct1992">
          <table:cell-address table:column="0" table:row="376" table:table="1"/>
          <office:change-info>
            <dc:creator> </dc:creator>
            <dc:date>2021-03-18T13:44:00</dc:date>
          </office:change-info>
          <table:previous table:id="ct1798">
            <table:change-track-table-cell/>
          </table:previous>
        </table:cell-content-change>
        <table:cell-content-change table:id="ct1993">
          <table:cell-address table:column="0" table:row="377" table:table="1"/>
          <office:change-info>
            <dc:creator> </dc:creator>
            <dc:date>2021-03-18T13:44:00</dc:date>
          </office:change-info>
          <table:previous table:id="ct1799">
            <table:change-track-table-cell/>
          </table:previous>
        </table:cell-content-change>
        <table:cell-content-change table:id="ct1994">
          <table:cell-address table:column="0" table:row="378" table:table="1"/>
          <office:change-info>
            <dc:creator> </dc:creator>
            <dc:date>2021-03-18T13:44:00</dc:date>
          </office:change-info>
          <table:previous table:id="ct1800">
            <table:change-track-table-cell/>
          </table:previous>
        </table:cell-content-change>
        <table:cell-content-change table:id="ct1995">
          <table:cell-address table:column="0" table:row="379" table:table="1"/>
          <office:change-info>
            <dc:creator> </dc:creator>
            <dc:date>2021-03-18T13:44:00</dc:date>
          </office:change-info>
          <table:previous table:id="ct1801">
            <table:change-track-table-cell/>
          </table:previous>
        </table:cell-content-change>
        <table:cell-content-change table:id="ct1996">
          <table:cell-address table:column="0" table:row="380" table:table="1"/>
          <office:change-info>
            <dc:creator> </dc:creator>
            <dc:date>2021-03-18T13:44:00</dc:date>
          </office:change-info>
          <table:previous table:id="ct1802">
            <table:change-track-table-cell/>
          </table:previous>
        </table:cell-content-change>
        <table:cell-content-change table:id="ct1997">
          <table:cell-address table:column="0" table:row="381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1998">
          <table:cell-address table:column="0" table:row="382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1999">
          <table:cell-address table:column="0" table:row="383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00">
          <table:cell-address table:column="0" table:row="384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01">
          <table:cell-address table:column="0" table:row="385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02">
          <table:cell-address table:column="0" table:row="386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03">
          <table:cell-address table:column="0" table:row="387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04">
          <table:cell-address table:column="0" table:row="388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05">
          <table:cell-address table:column="0" table:row="389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06">
          <table:cell-address table:column="0" table:row="390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07">
          <table:cell-address table:column="0" table:row="391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08">
          <table:cell-address table:column="0" table:row="392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09">
          <table:cell-address table:column="0" table:row="393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10">
          <table:cell-address table:column="1" table:row="372" table:table="1"/>
          <office:change-info>
            <dc:creator> </dc:creator>
            <dc:date>2021-03-18T13:44:00</dc:date>
          </office:change-info>
          <table:previous table:id="ct1849">
            <table:change-track-table-cell/>
          </table:previous>
        </table:cell-content-change>
        <table:cell-content-change table:id="ct2011">
          <table:cell-address table:column="1" table:row="373" table:table="1"/>
          <office:change-info>
            <dc:creator> </dc:creator>
            <dc:date>2021-03-18T13:44:00</dc:date>
          </office:change-info>
          <table:previous table:id="ct1804">
            <table:change-track-table-cell/>
          </table:previous>
        </table:cell-content-change>
        <table:cell-content-change table:id="ct2012">
          <table:cell-address table:column="1" table:row="374" table:table="1"/>
          <office:change-info>
            <dc:creator> </dc:creator>
            <dc:date>2021-03-18T13:44:00</dc:date>
          </office:change-info>
          <table:previous table:id="ct1805">
            <table:change-track-table-cell/>
          </table:previous>
        </table:cell-content-change>
        <table:cell-content-change table:id="ct2013">
          <table:cell-address table:column="1" table:row="375" table:table="1"/>
          <office:change-info>
            <dc:creator> </dc:creator>
            <dc:date>2021-03-18T13:44:00</dc:date>
          </office:change-info>
          <table:previous table:id="ct1806">
            <table:change-track-table-cell/>
          </table:previous>
        </table:cell-content-change>
        <table:cell-content-change table:id="ct2014">
          <table:cell-address table:column="1" table:row="376" table:table="1"/>
          <office:change-info>
            <dc:creator> </dc:creator>
            <dc:date>2021-03-18T13:44:00</dc:date>
          </office:change-info>
          <table:previous table:id="ct1807">
            <table:change-track-table-cell/>
          </table:previous>
        </table:cell-content-change>
        <table:cell-content-change table:id="ct2015">
          <table:cell-address table:column="1" table:row="377" table:table="1"/>
          <office:change-info>
            <dc:creator> </dc:creator>
            <dc:date>2021-03-18T13:44:00</dc:date>
          </office:change-info>
          <table:previous table:id="ct1808">
            <table:change-track-table-cell/>
          </table:previous>
        </table:cell-content-change>
        <table:cell-content-change table:id="ct2016">
          <table:cell-address table:column="1" table:row="378" table:table="1"/>
          <office:change-info>
            <dc:creator> </dc:creator>
            <dc:date>2021-03-18T13:44:00</dc:date>
          </office:change-info>
          <table:previous table:id="ct1809">
            <table:change-track-table-cell/>
          </table:previous>
        </table:cell-content-change>
        <table:cell-content-change table:id="ct2017">
          <table:cell-address table:column="1" table:row="379" table:table="1"/>
          <office:change-info>
            <dc:creator> </dc:creator>
            <dc:date>2021-03-18T13:44:00</dc:date>
          </office:change-info>
          <table:previous table:id="ct1810">
            <table:change-track-table-cell/>
          </table:previous>
        </table:cell-content-change>
        <table:cell-content-change table:id="ct2018">
          <table:cell-address table:column="1" table:row="380" table:table="1"/>
          <office:change-info>
            <dc:creator> </dc:creator>
            <dc:date>2021-03-18T13:44:00</dc:date>
          </office:change-info>
          <table:previous table:id="ct1811">
            <table:change-track-table-cell/>
          </table:previous>
        </table:cell-content-change>
        <table:cell-content-change table:id="ct2019">
          <table:cell-address table:column="1" table:row="381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20">
          <table:cell-address table:column="1" table:row="382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21">
          <table:cell-address table:column="1" table:row="383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22">
          <table:cell-address table:column="1" table:row="384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23">
          <table:cell-address table:column="1" table:row="385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24">
          <table:cell-address table:column="1" table:row="386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25">
          <table:cell-address table:column="1" table:row="387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26">
          <table:cell-address table:column="1" table:row="388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27">
          <table:cell-address table:column="1" table:row="389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28">
          <table:cell-address table:column="1" table:row="390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29">
          <table:cell-address table:column="1" table:row="391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30">
          <table:cell-address table:column="1" table:row="392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31">
          <table:cell-address table:column="1" table:row="393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32">
          <table:cell-address table:column="2" table:row="372" table:table="1"/>
          <office:change-info>
            <dc:creator> </dc:creator>
            <dc:date>2021-03-18T13:44:00</dc:date>
          </office:change-info>
          <table:previous table:id="ct1850">
            <table:change-track-table-cell/>
          </table:previous>
        </table:cell-content-change>
        <table:cell-content-change table:id="ct2033">
          <table:cell-address table:column="2" table:row="373" table:table="1"/>
          <office:change-info>
            <dc:creator> </dc:creator>
            <dc:date>2021-03-18T13:44:00</dc:date>
          </office:change-info>
          <table:previous table:id="ct1813">
            <table:change-track-table-cell/>
          </table:previous>
        </table:cell-content-change>
        <table:cell-content-change table:id="ct2034">
          <table:cell-address table:column="2" table:row="374" table:table="1"/>
          <office:change-info>
            <dc:creator> </dc:creator>
            <dc:date>2021-03-18T13:44:00</dc:date>
          </office:change-info>
          <table:previous table:id="ct1814">
            <table:change-track-table-cell/>
          </table:previous>
        </table:cell-content-change>
        <table:cell-content-change table:id="ct2035">
          <table:cell-address table:column="2" table:row="375" table:table="1"/>
          <office:change-info>
            <dc:creator> </dc:creator>
            <dc:date>2021-03-18T13:44:00</dc:date>
          </office:change-info>
          <table:previous table:id="ct1815">
            <table:change-track-table-cell/>
          </table:previous>
        </table:cell-content-change>
        <table:cell-content-change table:id="ct2036">
          <table:cell-address table:column="2" table:row="376" table:table="1"/>
          <office:change-info>
            <dc:creator> </dc:creator>
            <dc:date>2021-03-18T13:44:00</dc:date>
          </office:change-info>
          <table:previous table:id="ct1816">
            <table:change-track-table-cell/>
          </table:previous>
        </table:cell-content-change>
        <table:cell-content-change table:id="ct2037">
          <table:cell-address table:column="2" table:row="377" table:table="1"/>
          <office:change-info>
            <dc:creator> </dc:creator>
            <dc:date>2021-03-18T13:44:00</dc:date>
          </office:change-info>
          <table:previous table:id="ct1817">
            <table:change-track-table-cell/>
          </table:previous>
        </table:cell-content-change>
        <table:cell-content-change table:id="ct2038">
          <table:cell-address table:column="2" table:row="378" table:table="1"/>
          <office:change-info>
            <dc:creator> </dc:creator>
            <dc:date>2021-03-18T13:44:00</dc:date>
          </office:change-info>
          <table:previous table:id="ct1818">
            <table:change-track-table-cell/>
          </table:previous>
        </table:cell-content-change>
        <table:cell-content-change table:id="ct2039">
          <table:cell-address table:column="2" table:row="379" table:table="1"/>
          <office:change-info>
            <dc:creator> </dc:creator>
            <dc:date>2021-03-18T13:44:00</dc:date>
          </office:change-info>
          <table:previous table:id="ct1819">
            <table:change-track-table-cell/>
          </table:previous>
        </table:cell-content-change>
        <table:cell-content-change table:id="ct2040">
          <table:cell-address table:column="2" table:row="380" table:table="1"/>
          <office:change-info>
            <dc:creator> </dc:creator>
            <dc:date>2021-03-18T13:44:00</dc:date>
          </office:change-info>
          <table:previous table:id="ct1820">
            <table:change-track-table-cell/>
          </table:previous>
        </table:cell-content-change>
        <table:cell-content-change table:id="ct2041">
          <table:cell-address table:column="2" table:row="381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42">
          <table:cell-address table:column="2" table:row="382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43">
          <table:cell-address table:column="2" table:row="383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44">
          <table:cell-address table:column="2" table:row="384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45">
          <table:cell-address table:column="2" table:row="385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46">
          <table:cell-address table:column="2" table:row="386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47">
          <table:cell-address table:column="2" table:row="387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48">
          <table:cell-address table:column="2" table:row="388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49">
          <table:cell-address table:column="2" table:row="389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50">
          <table:cell-address table:column="2" table:row="390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51">
          <table:cell-address table:column="2" table:row="391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52">
          <table:cell-address table:column="2" table:row="392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53">
          <table:cell-address table:column="2" table:row="393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54">
          <table:cell-address table:column="3" table:row="372" table:table="1"/>
          <office:change-info>
            <dc:creator> </dc:creator>
            <dc:date>2021-03-18T13:44:00</dc:date>
          </office:change-info>
          <table:previous table:id="ct1851">
            <table:change-track-table-cell/>
          </table:previous>
        </table:cell-content-change>
        <table:cell-content-change table:id="ct2055">
          <table:cell-address table:column="3" table:row="373" table:table="1"/>
          <office:change-info>
            <dc:creator> </dc:creator>
            <dc:date>2021-03-18T13:44:00</dc:date>
          </office:change-info>
          <table:previous table:id="ct1822">
            <table:change-track-table-cell/>
          </table:previous>
        </table:cell-content-change>
        <table:cell-content-change table:id="ct2056">
          <table:cell-address table:column="3" table:row="374" table:table="1"/>
          <office:change-info>
            <dc:creator> </dc:creator>
            <dc:date>2021-03-18T13:44:00</dc:date>
          </office:change-info>
          <table:previous table:id="ct1823">
            <table:change-track-table-cell/>
          </table:previous>
        </table:cell-content-change>
        <table:cell-content-change table:id="ct2057">
          <table:cell-address table:column="3" table:row="375" table:table="1"/>
          <office:change-info>
            <dc:creator> </dc:creator>
            <dc:date>2021-03-18T13:44:00</dc:date>
          </office:change-info>
          <table:previous table:id="ct1824">
            <table:change-track-table-cell/>
          </table:previous>
        </table:cell-content-change>
        <table:cell-content-change table:id="ct2058">
          <table:cell-address table:column="3" table:row="376" table:table="1"/>
          <office:change-info>
            <dc:creator> </dc:creator>
            <dc:date>2021-03-18T13:44:00</dc:date>
          </office:change-info>
          <table:previous table:id="ct1825">
            <table:change-track-table-cell/>
          </table:previous>
        </table:cell-content-change>
        <table:cell-content-change table:id="ct2059">
          <table:cell-address table:column="3" table:row="377" table:table="1"/>
          <office:change-info>
            <dc:creator> </dc:creator>
            <dc:date>2021-03-18T13:44:00</dc:date>
          </office:change-info>
          <table:previous table:id="ct1826">
            <table:change-track-table-cell/>
          </table:previous>
        </table:cell-content-change>
        <table:cell-content-change table:id="ct2060">
          <table:cell-address table:column="3" table:row="378" table:table="1"/>
          <office:change-info>
            <dc:creator> </dc:creator>
            <dc:date>2021-03-18T13:44:00</dc:date>
          </office:change-info>
          <table:previous table:id="ct1827">
            <table:change-track-table-cell/>
          </table:previous>
        </table:cell-content-change>
        <table:cell-content-change table:id="ct2061">
          <table:cell-address table:column="3" table:row="379" table:table="1"/>
          <office:change-info>
            <dc:creator> </dc:creator>
            <dc:date>2021-03-18T13:44:00</dc:date>
          </office:change-info>
          <table:previous table:id="ct1828">
            <table:change-track-table-cell/>
          </table:previous>
        </table:cell-content-change>
        <table:cell-content-change table:id="ct2062">
          <table:cell-address table:column="3" table:row="380" table:table="1"/>
          <office:change-info>
            <dc:creator> </dc:creator>
            <dc:date>2021-03-18T13:44:00</dc:date>
          </office:change-info>
          <table:previous table:id="ct1829">
            <table:change-track-table-cell/>
          </table:previous>
        </table:cell-content-change>
        <table:cell-content-change table:id="ct2063">
          <table:cell-address table:column="3" table:row="381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64">
          <table:cell-address table:column="3" table:row="382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65">
          <table:cell-address table:column="3" table:row="383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66">
          <table:cell-address table:column="3" table:row="384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67">
          <table:cell-address table:column="3" table:row="385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68">
          <table:cell-address table:column="3" table:row="386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69">
          <table:cell-address table:column="3" table:row="387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70">
          <table:cell-address table:column="3" table:row="388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71">
          <table:cell-address table:column="3" table:row="389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72">
          <table:cell-address table:column="3" table:row="390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73">
          <table:cell-address table:column="3" table:row="391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74">
          <table:cell-address table:column="3" table:row="392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75">
          <table:cell-address table:column="3" table:row="393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76">
          <table:cell-address table:column="4" table:row="380" table:table="1"/>
          <office:change-info>
            <dc:creator> </dc:creator>
            <dc:date>2021-03-18T13:44:00</dc:date>
          </office:change-info>
          <table:previous table:id="ct1830">
            <table:change-track-table-cell/>
          </table:previous>
        </table:cell-content-change>
        <table:cell-content-change table:id="ct2077">
          <table:cell-address table:column="4" table:row="381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78">
          <table:cell-address table:column="4" table:row="386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79">
          <table:cell-address table:column="4" table:row="387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80">
          <table:cell-address table:column="4" table:row="388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81">
          <table:cell-address table:column="4" table:row="392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82">
          <table:cell-address table:column="4" table:row="393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83">
          <table:cell-address table:column="6" table:row="372" table:table="1"/>
          <office:change-info>
            <dc:creator> </dc:creator>
            <dc:date>2021-03-18T13:44:00</dc:date>
          </office:change-info>
          <table:previous table:id="ct1852">
            <table:change-track-table-cell/>
          </table:previous>
        </table:cell-content-change>
        <table:cell-content-change table:id="ct2084">
          <table:cell-address table:column="6" table:row="373" table:table="1"/>
          <office:change-info>
            <dc:creator> </dc:creator>
            <dc:date>2021-03-18T13:44:00</dc:date>
          </office:change-info>
          <table:previous table:id="ct1853">
            <table:change-track-table-cell/>
          </table:previous>
        </table:cell-content-change>
        <table:cell-content-change table:id="ct2085">
          <table:cell-address table:column="6" table:row="374" table:table="1"/>
          <office:change-info>
            <dc:creator> </dc:creator>
            <dc:date>2021-03-18T13:44:00</dc:date>
          </office:change-info>
          <table:previous table:id="ct1854">
            <table:change-track-table-cell/>
          </table:previous>
        </table:cell-content-change>
        <table:cell-content-change table:id="ct2086">
          <table:cell-address table:column="6" table:row="375" table:table="1"/>
          <office:change-info>
            <dc:creator> </dc:creator>
            <dc:date>2021-03-18T13:44:00</dc:date>
          </office:change-info>
          <table:previous table:id="ct1855">
            <table:change-track-table-cell/>
          </table:previous>
        </table:cell-content-change>
        <table:cell-content-change table:id="ct2087">
          <table:cell-address table:column="6" table:row="376" table:table="1"/>
          <office:change-info>
            <dc:creator> </dc:creator>
            <dc:date>2021-03-18T13:44:00</dc:date>
          </office:change-info>
          <table:previous table:id="ct1835">
            <table:change-track-table-cell/>
          </table:previous>
        </table:cell-content-change>
        <table:cell-content-change table:id="ct2088">
          <table:cell-address table:column="6" table:row="377" table:table="1"/>
          <office:change-info>
            <dc:creator> </dc:creator>
            <dc:date>2021-03-18T13:44:00</dc:date>
          </office:change-info>
          <table:previous table:id="ct1836">
            <table:change-track-table-cell/>
          </table:previous>
        </table:cell-content-change>
        <table:cell-content-change table:id="ct2089">
          <table:cell-address table:column="6" table:row="378" table:table="1"/>
          <office:change-info>
            <dc:creator> </dc:creator>
            <dc:date>2021-03-18T13:44:00</dc:date>
          </office:change-info>
          <table:previous table:id="ct1837">
            <table:change-track-table-cell/>
          </table:previous>
        </table:cell-content-change>
        <table:cell-content-change table:id="ct2090">
          <table:cell-address table:column="6" table:row="379" table:table="1"/>
          <office:change-info>
            <dc:creator> </dc:creator>
            <dc:date>2021-03-18T13:44:00</dc:date>
          </office:change-info>
          <table:previous table:id="ct1838">
            <table:change-track-table-cell/>
          </table:previous>
        </table:cell-content-change>
        <table:cell-content-change table:id="ct2091">
          <table:cell-address table:column="6" table:row="380" table:table="1"/>
          <office:change-info>
            <dc:creator> </dc:creator>
            <dc:date>2021-03-18T13:44:00</dc:date>
          </office:change-info>
          <table:previous table:id="ct1839">
            <table:change-track-table-cell/>
          </table:previous>
        </table:cell-content-change>
        <table:cell-content-change table:id="ct2092">
          <table:cell-address table:column="6" table:row="381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93">
          <table:cell-address table:column="6" table:row="382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94">
          <table:cell-address table:column="6" table:row="383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95">
          <table:cell-address table:column="6" table:row="384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96">
          <table:cell-address table:column="6" table:row="385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97">
          <table:cell-address table:column="6" table:row="386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98">
          <table:cell-address table:column="6" table:row="387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099">
          <table:cell-address table:column="6" table:row="388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100">
          <table:cell-address table:column="6" table:row="389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101">
          <table:cell-address table:column="6" table:row="390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102">
          <table:cell-address table:column="6" table:row="391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103">
          <table:cell-address table:column="6" table:row="392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104">
          <table:cell-address table:column="6" table:row="393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105">
          <table:cell-address table:column="7" table:row="372" table:table="1"/>
          <office:change-info>
            <dc:creator> </dc:creator>
            <dc:date>2021-03-18T13:44:00</dc:date>
          </office:change-info>
          <table:previous table:id="ct1840">
            <table:change-track-table-cell/>
          </table:previous>
        </table:cell-content-change>
        <table:cell-content-change table:id="ct2106">
          <table:cell-address table:column="7" table:row="373" table:table="1"/>
          <office:change-info>
            <dc:creator> </dc:creator>
            <dc:date>2021-03-18T13:44:00</dc:date>
          </office:change-info>
          <table:previous table:id="ct1841">
            <table:change-track-table-cell/>
          </table:previous>
        </table:cell-content-change>
        <table:cell-content-change table:id="ct2107">
          <table:cell-address table:column="7" table:row="374" table:table="1"/>
          <office:change-info>
            <dc:creator> </dc:creator>
            <dc:date>2021-03-18T13:44:00</dc:date>
          </office:change-info>
          <table:previous table:id="ct1842">
            <table:change-track-table-cell/>
          </table:previous>
        </table:cell-content-change>
        <table:cell-content-change table:id="ct2108">
          <table:cell-address table:column="7" table:row="375" table:table="1"/>
          <office:change-info>
            <dc:creator> </dc:creator>
            <dc:date>2021-03-18T13:44:00</dc:date>
          </office:change-info>
          <table:previous table:id="ct1843">
            <table:change-track-table-cell/>
          </table:previous>
        </table:cell-content-change>
        <table:cell-content-change table:id="ct2109">
          <table:cell-address table:column="7" table:row="376" table:table="1"/>
          <office:change-info>
            <dc:creator> </dc:creator>
            <dc:date>2021-03-18T13:44:00</dc:date>
          </office:change-info>
          <table:previous table:id="ct1844">
            <table:change-track-table-cell/>
          </table:previous>
        </table:cell-content-change>
        <table:cell-content-change table:id="ct2110">
          <table:cell-address table:column="7" table:row="377" table:table="1"/>
          <office:change-info>
            <dc:creator> </dc:creator>
            <dc:date>2021-03-18T13:44:00</dc:date>
          </office:change-info>
          <table:previous table:id="ct1845">
            <table:change-track-table-cell/>
          </table:previous>
        </table:cell-content-change>
        <table:cell-content-change table:id="ct2111">
          <table:cell-address table:column="7" table:row="378" table:table="1"/>
          <office:change-info>
            <dc:creator> </dc:creator>
            <dc:date>2021-03-18T13:44:00</dc:date>
          </office:change-info>
          <table:previous table:id="ct1846">
            <table:change-track-table-cell/>
          </table:previous>
        </table:cell-content-change>
        <table:cell-content-change table:id="ct2112">
          <table:cell-address table:column="7" table:row="379" table:table="1"/>
          <office:change-info>
            <dc:creator> </dc:creator>
            <dc:date>2021-03-18T13:44:00</dc:date>
          </office:change-info>
          <table:previous table:id="ct1847">
            <table:change-track-table-cell/>
          </table:previous>
        </table:cell-content-change>
        <table:cell-content-change table:id="ct2113">
          <table:cell-address table:column="7" table:row="380" table:table="1"/>
          <office:change-info>
            <dc:creator> </dc:creator>
            <dc:date>2021-03-18T13:44:00</dc:date>
          </office:change-info>
          <table:previous table:id="ct1848">
            <table:change-track-table-cell/>
          </table:previous>
        </table:cell-content-change>
        <table:cell-content-change table:id="ct2114">
          <table:cell-address table:column="7" table:row="381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115">
          <table:cell-address table:column="7" table:row="382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116">
          <table:cell-address table:column="7" table:row="383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117">
          <table:cell-address table:column="7" table:row="384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118">
          <table:cell-address table:column="7" table:row="385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119">
          <table:cell-address table:column="7" table:row="386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120">
          <table:cell-address table:column="7" table:row="387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121">
          <table:cell-address table:column="7" table:row="388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122">
          <table:cell-address table:column="7" table:row="389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123">
          <table:cell-address table:column="7" table:row="390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124">
          <table:cell-address table:column="7" table:row="391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125">
          <table:cell-address table:column="7" table:row="392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126">
          <table:cell-address table:column="7" table:row="393" table:table="1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127">
          <table:cell-address table:column="4" table:row="1" table:table="2"/>
          <office:change-info>
            <dc:creator> </dc:creator>
            <dc:date>2021-03-18T13:44:00</dc:date>
          </office:change-info>
          <table:previous table:id="ct1943">
            <table:change-track-table-cell/>
          </table:previous>
        </table:cell-content-change>
        <table:cell-content-change table:id="ct2128">
          <table:cell-address table:column="5" table:row="1" table:table="2"/>
          <office:change-info>
            <dc:creator> </dc:creator>
            <dc:date>2021-03-18T13:44:00</dc:date>
          </office:change-info>
          <table:previous table:id="ct1280">
            <table:change-track-table-cell/>
          </table:previous>
        </table:cell-content-change>
        <table:cell-content-change table:id="ct2129">
          <table:cell-address table:column="1" table:row="1" table:table="2"/>
          <office:change-info>
            <dc:creator> </dc:creator>
            <dc:date>2021-03-18T13:44:00</dc:date>
          </office:change-info>
          <table:previous table:id="ct1892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130">
          <table:cell-address table:column="2" table:row="1" table:table="2"/>
          <office:change-info>
            <dc:creator> </dc:creator>
            <dc:date>2021-03-18T13:44:00</dc:date>
          </office:change-info>
          <table:previous table:id="ct1914">
            <table:change-track-table-cell office:value-type="float" office:value="1994"/>
          </table:previous>
        </table:cell-content-change>
        <table:cell-content-change table:id="ct2131">
          <table:cell-address table:column="3" table:row="1" table:table="2"/>
          <office:change-info>
            <dc:creator> </dc:creator>
            <dc:date>2021-03-18T13:44:00</dc:date>
          </office:change-info>
          <table:previous table:id="ct1936">
            <table:change-track-table-cell office:value-type="string">
              <text:p><text:span text:style-name="T1">PSDB</text:span></text:p>
            </table:change-track-table-cell>
          </table:previous>
        </table:cell-content-change>
        <table:cell-content-change table:id="ct2132">
          <table:cell-address table:column="6" table:row="1" table:table="2"/>
          <office:change-info>
            <dc:creator> </dc:creator>
            <dc:date>2021-03-18T13:44:00</dc:date>
          </office:change-info>
          <table:previous table:id="ct1965">
            <table:change-track-table-cell office:value-type="float" office:value="48"/>
          </table:previous>
        </table:cell-content-change>
        <table:cell-content-change table:id="ct2133">
          <table:cell-address table:column="7" table:row="1" table:table="2"/>
          <office:change-info>
            <dc:creator> </dc:creator>
            <dc:date>2021-03-18T13:44:00</dc:date>
          </office:change-info>
          <table:previous table:id="ct1987">
            <table:change-track-table-cell office:value-type="float" office:value="54.23"/>
          </table:previous>
        </table:cell-content-change>
        <table:cell-content-change table:id="ct2134">
          <table:cell-address table:column="0" table:row="1" table:table="2"/>
          <office:change-info>
            <dc:creator> </dc:creator>
            <dc:date>2021-03-18T13:44:00</dc:date>
          </office:change-info>
          <table:previous table:id="ct1870">
            <table:change-track-table-cell/>
          </table:previous>
        </table:cell-content-change>
        <table:cell-content-change table:id="ct2135">
          <table:cell-address table:column="0" table:row="1" table:table="2"/>
          <office:change-info>
            <dc:creator> </dc:creator>
            <dc:date>2021-03-18T13:44:00</dc:date>
          </office:change-info>
          <table:previous table:id="ct2134">
            <table:change-track-table-cell/>
          </table:previous>
        </table:cell-content-change>
        <table:cell-content-change table:id="ct2136">
          <table:cell-address table:column="4" table:row="1" table:table="2"/>
          <office:change-info>
            <dc:creator> </dc:creator>
            <dc:date>2021-03-18T13:44:00</dc:date>
          </office:change-info>
          <table:previous table:id="ct2127">
            <table:change-track-table-cell/>
          </table:previous>
        </table:cell-content-change>
        <table:cell-content-change table:id="ct2137">
          <table:cell-address table:column="5" table:row="1" table:table="2"/>
          <office:change-info>
            <dc:creator> </dc:creator>
            <dc:date>2021-03-18T13:44:00</dc:date>
          </office:change-info>
          <table:previous table:id="ct2128">
            <table:change-track-table-cell/>
          </table:previous>
        </table:cell-content-change>
        <table:cell-content-change table:id="ct2138">
          <table:cell-address table:column="1" table:row="1" table:table="2"/>
          <office:change-info>
            <dc:creator> </dc:creator>
            <dc:date>2021-03-18T13:44:00</dc:date>
          </office:change-info>
          <table:previous table:id="ct2129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139">
          <table:cell-address table:column="2" table:row="1" table:table="2"/>
          <office:change-info>
            <dc:creator> </dc:creator>
            <dc:date>2021-03-18T13:44:00</dc:date>
          </office:change-info>
          <table:previous table:id="ct2130">
            <table:change-track-table-cell office:value-type="float" office:value="1994"/>
          </table:previous>
        </table:cell-content-change>
        <table:cell-content-change table:id="ct2140">
          <table:cell-address table:column="3" table:row="1" table:table="2"/>
          <office:change-info>
            <dc:creator> </dc:creator>
            <dc:date>2021-03-18T13:44:00</dc:date>
          </office:change-info>
          <table:previous table:id="ct2131">
            <table:change-track-table-cell office:value-type="string">
              <text:p><text:span text:style-name="T1">PT</text:span></text:p>
            </table:change-track-table-cell>
          </table:previous>
        </table:cell-content-change>
        <table:cell-content-change table:id="ct2141">
          <table:cell-address table:column="6" table:row="1" table:table="2"/>
          <office:change-info>
            <dc:creator> </dc:creator>
            <dc:date>2021-03-18T13:44:00</dc:date>
          </office:change-info>
          <table:previous table:id="ct2132">
            <table:change-track-table-cell office:value-type="float" office:value="22"/>
          </table:previous>
        </table:cell-content-change>
        <table:cell-content-change table:id="ct2142">
          <table:cell-address table:column="7" table:row="1" table:table="2"/>
          <office:change-info>
            <dc:creator> </dc:creator>
            <dc:date>2021-03-18T13:44:00</dc:date>
          </office:change-info>
          <table:previous table:id="ct2133">
            <table:change-track-table-cell office:value-type="float" office:value="27.07"/>
          </table:previous>
        </table:cell-content-change>
        <table:cell-content-change table:id="ct2143">
          <table:cell-address table:column="0" table:row="1" table:table="2"/>
          <office:change-info>
            <dc:creator> </dc:creator>
            <dc:date>2021-03-18T13:44:00</dc:date>
          </office:change-info>
          <table:previous table:id="ct2135">
            <table:change-track-table-cell/>
          </table:previous>
        </table:cell-content-change>
        <table:cell-content-change table:id="ct2144">
          <table:cell-address table:column="0" table:row="1" table:table="2"/>
          <office:change-info>
            <dc:creator> </dc:creator>
            <dc:date>2021-03-18T13:44:00</dc:date>
          </office:change-info>
          <table:previous table:id="ct2143">
            <table:change-track-table-cell/>
          </table:previous>
        </table:cell-content-change>
        <table:cell-content-change table:id="ct2145">
          <table:cell-address table:column="4" table:row="1" table:table="2"/>
          <office:change-info>
            <dc:creator> </dc:creator>
            <dc:date>2021-03-18T13:44:00</dc:date>
          </office:change-info>
          <table:previous table:id="ct2136">
            <table:change-track-table-cell/>
          </table:previous>
        </table:cell-content-change>
        <table:cell-content-change table:id="ct2146">
          <table:cell-address table:column="5" table:row="1" table:table="2"/>
          <office:change-info>
            <dc:creator> </dc:creator>
            <dc:date>2021-03-18T13:44:00</dc:date>
          </office:change-info>
          <table:previous table:id="ct2137">
            <table:change-track-table-cell/>
          </table:previous>
        </table:cell-content-change>
        <table:cell-content-change table:id="ct2147">
          <table:cell-address table:column="1" table:row="1" table:table="2"/>
          <office:change-info>
            <dc:creator> </dc:creator>
            <dc:date>2021-03-18T13:44:00</dc:date>
          </office:change-info>
          <table:previous table:id="ct2138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148">
          <table:cell-address table:column="2" table:row="1" table:table="2"/>
          <office:change-info>
            <dc:creator> </dc:creator>
            <dc:date>2021-03-18T13:44:00</dc:date>
          </office:change-info>
          <table:previous table:id="ct2139">
            <table:change-track-table-cell office:value-type="float" office:value="1994"/>
          </table:previous>
        </table:cell-content-change>
        <table:cell-content-change table:id="ct2149">
          <table:cell-address table:column="3" table:row="1" table:table="2"/>
          <office:change-info>
            <dc:creator> </dc:creator>
            <dc:date>2021-03-18T13:44:00</dc:date>
          </office:change-info>
          <table:previous table:id="ct2140">
            <table:change-track-table-cell office:value-type="string">
              <text:p><text:span text:style-name="T1">PDT</text:span></text:p>
            </table:change-track-table-cell>
          </table:previous>
        </table:cell-content-change>
        <table:cell-content-change table:id="ct2150">
          <table:cell-address table:column="6" table:row="1" table:table="2"/>
          <office:change-info>
            <dc:creator> </dc:creator>
            <dc:date>2021-03-18T13:44:00</dc:date>
          </office:change-info>
          <table:previous table:id="ct2141">
            <table:change-track-table-cell office:value-type="float" office:value="5"/>
          </table:previous>
        </table:cell-content-change>
        <table:cell-content-change table:id="ct2151">
          <table:cell-address table:column="7" table:row="1" table:table="2"/>
          <office:change-info>
            <dc:creator> </dc:creator>
            <dc:date>2021-03-18T13:44:00</dc:date>
          </office:change-info>
          <table:previous table:id="ct2142">
            <table:change-track-table-cell office:value-type="float" office:value="3.19"/>
          </table:previous>
        </table:cell-content-change>
        <table:cell-content-change table:id="ct2152">
          <table:cell-address table:column="0" table:row="1" table:table="2"/>
          <office:change-info>
            <dc:creator> </dc:creator>
            <dc:date>2021-03-18T13:44:00</dc:date>
          </office:change-info>
          <table:previous table:id="ct2144">
            <table:change-track-table-cell/>
          </table:previous>
        </table:cell-content-change>
        <table:cell-content-change table:id="ct2153">
          <table:cell-address table:column="0" table:row="1" table:table="2"/>
          <office:change-info>
            <dc:creator> </dc:creator>
            <dc:date>2021-03-18T13:44:00</dc:date>
          </office:change-info>
          <table:previous table:id="ct2152">
            <table:change-track-table-cell/>
          </table:previous>
        </table:cell-content-change>
        <table:cell-content-change table:id="ct2154">
          <table:cell-address table:column="4" table:row="1" table:table="2"/>
          <office:change-info>
            <dc:creator> </dc:creator>
            <dc:date>2021-03-18T13:44:00</dc:date>
          </office:change-info>
          <table:previous table:id="ct2145">
            <table:change-track-table-cell/>
          </table:previous>
        </table:cell-content-change>
        <table:cell-content-change table:id="ct2155">
          <table:cell-address table:column="5" table:row="1" table:table="2"/>
          <office:change-info>
            <dc:creator> </dc:creator>
            <dc:date>2021-03-18T13:44:00</dc:date>
          </office:change-info>
          <table:previous table:id="ct2146">
            <table:change-track-table-cell/>
          </table:previous>
        </table:cell-content-change>
        <table:cell-content-change table:id="ct2156">
          <table:cell-address table:column="1" table:row="1" table:table="2"/>
          <office:change-info>
            <dc:creator> </dc:creator>
            <dc:date>2021-03-18T13:44:00</dc:date>
          </office:change-info>
          <table:previous table:id="ct2147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157">
          <table:cell-address table:column="2" table:row="1" table:table="2"/>
          <office:change-info>
            <dc:creator> </dc:creator>
            <dc:date>2021-03-18T13:44:00</dc:date>
          </office:change-info>
          <table:previous table:id="ct2148">
            <table:change-track-table-cell office:value-type="float" office:value="1994"/>
          </table:previous>
        </table:cell-content-change>
        <table:cell-content-change table:id="ct2158">
          <table:cell-address table:column="3" table:row="1" table:table="2"/>
          <office:change-info>
            <dc:creator> </dc:creator>
            <dc:date>2021-03-18T13:44:00</dc:date>
          </office:change-info>
          <table:previous table:id="ct2149">
            <table:change-track-table-cell office:value-type="string">
              <text:p><text:span text:style-name="T1">PMDB</text:span></text:p>
            </table:change-track-table-cell>
          </table:previous>
        </table:cell-content-change>
        <table:cell-content-change table:id="ct2159">
          <table:cell-address table:column="6" table:row="1" table:table="2"/>
          <office:change-info>
            <dc:creator> </dc:creator>
            <dc:date>2021-03-18T13:44:00</dc:date>
          </office:change-info>
          <table:previous table:id="ct2150">
            <table:change-track-table-cell office:value-type="float" office:value="4"/>
          </table:previous>
        </table:cell-content-change>
        <table:cell-content-change table:id="ct2160">
          <table:cell-address table:column="7" table:row="1" table:table="2"/>
          <office:change-info>
            <dc:creator> </dc:creator>
            <dc:date>2021-03-18T13:44:00</dc:date>
          </office:change-info>
          <table:previous table:id="ct2151">
            <table:change-track-table-cell office:value-type="float" office:value="4.38"/>
          </table:previous>
        </table:cell-content-change>
        <table:cell-content-change table:id="ct2161">
          <table:cell-address table:column="0" table:row="1" table:table="2"/>
          <office:change-info>
            <dc:creator> </dc:creator>
            <dc:date>2021-03-18T13:44:00</dc:date>
          </office:change-info>
          <table:previous table:id="ct2153">
            <table:change-track-table-cell/>
          </table:previous>
        </table:cell-content-change>
        <table:cell-content-change table:id="ct2162">
          <table:cell-address table:column="0" table:row="1" table:table="2"/>
          <office:change-info>
            <dc:creator> </dc:creator>
            <dc:date>2021-03-18T13:44:00</dc:date>
          </office:change-info>
          <table:previous table:id="ct2161">
            <table:change-track-table-cell/>
          </table:previous>
        </table:cell-content-change>
        <table:cell-content-change table:id="ct2163">
          <table:cell-address table:column="4" table:row="1" table:table="2"/>
          <office:change-info>
            <dc:creator> </dc:creator>
            <dc:date>2021-03-18T13:44:00</dc:date>
          </office:change-info>
          <table:previous table:id="ct2154">
            <table:change-track-table-cell/>
          </table:previous>
        </table:cell-content-change>
        <table:cell-content-change table:id="ct2164">
          <table:cell-address table:column="5" table:row="1" table:table="2"/>
          <office:change-info>
            <dc:creator> </dc:creator>
            <dc:date>2021-03-18T13:44:00</dc:date>
          </office:change-info>
          <table:previous table:id="ct2155">
            <table:change-track-table-cell/>
          </table:previous>
        </table:cell-content-change>
        <table:cell-content-change table:id="ct2165">
          <table:cell-address table:column="1" table:row="1" table:table="2"/>
          <office:change-info>
            <dc:creator> </dc:creator>
            <dc:date>2021-03-18T13:44:00</dc:date>
          </office:change-info>
          <table:previous table:id="ct2156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166">
          <table:cell-address table:column="2" table:row="1" table:table="2"/>
          <office:change-info>
            <dc:creator> </dc:creator>
            <dc:date>2021-03-18T13:44:00</dc:date>
          </office:change-info>
          <table:previous table:id="ct2157">
            <table:change-track-table-cell office:value-type="float" office:value="1998"/>
          </table:previous>
        </table:cell-content-change>
        <table:cell-content-change table:id="ct2167">
          <table:cell-address table:column="3" table:row="1" table:table="2"/>
          <office:change-info>
            <dc:creator> </dc:creator>
            <dc:date>2021-03-18T13:44:00</dc:date>
          </office:change-info>
          <table:previous table:id="ct2158">
            <table:change-track-table-cell office:value-type="string">
              <text:p><text:span text:style-name="T1">PSDB</text:span></text:p>
            </table:change-track-table-cell>
          </table:previous>
        </table:cell-content-change>
        <table:cell-content-change table:id="ct2168">
          <table:cell-address table:column="6" table:row="1" table:table="2"/>
          <office:change-info>
            <dc:creator> </dc:creator>
            <dc:date>2021-03-18T13:44:00</dc:date>
          </office:change-info>
          <table:previous table:id="ct2159">
            <table:change-track-table-cell office:value-type="float" office:value="49"/>
          </table:previous>
        </table:cell-content-change>
        <table:cell-content-change table:id="ct2169">
          <table:cell-address table:column="7" table:row="1" table:table="2"/>
          <office:change-info>
            <dc:creator> </dc:creator>
            <dc:date>2021-03-18T13:44:00</dc:date>
          </office:change-info>
          <table:previous table:id="ct2160">
            <table:change-track-table-cell office:value-type="float" office:value="53.06"/>
          </table:previous>
        </table:cell-content-change>
        <table:cell-content-change table:id="ct2170">
          <table:cell-address table:column="0" table:row="1" table:table="2"/>
          <office:change-info>
            <dc:creator> </dc:creator>
            <dc:date>2021-03-18T13:44:00</dc:date>
          </office:change-info>
          <table:previous table:id="ct2162">
            <table:change-track-table-cell/>
          </table:previous>
        </table:cell-content-change>
        <table:cell-content-change table:id="ct2171">
          <table:cell-address table:column="0" table:row="1" table:table="2"/>
          <office:change-info>
            <dc:creator> </dc:creator>
            <dc:date>2021-03-18T13:44:00</dc:date>
          </office:change-info>
          <table:previous table:id="ct2170">
            <table:change-track-table-cell/>
          </table:previous>
        </table:cell-content-change>
        <table:cell-content-change table:id="ct2172">
          <table:cell-address table:column="4" table:row="1" table:table="2"/>
          <office:change-info>
            <dc:creator> </dc:creator>
            <dc:date>2021-03-18T13:44:00</dc:date>
          </office:change-info>
          <table:previous table:id="ct2163">
            <table:change-track-table-cell/>
          </table:previous>
        </table:cell-content-change>
        <table:cell-content-change table:id="ct2173">
          <table:cell-address table:column="5" table:row="1" table:table="2"/>
          <office:change-info>
            <dc:creator> </dc:creator>
            <dc:date>2021-03-18T13:44:00</dc:date>
          </office:change-info>
          <table:previous table:id="ct2164">
            <table:change-track-table-cell/>
          </table:previous>
        </table:cell-content-change>
        <table:cell-content-change table:id="ct2174">
          <table:cell-address table:column="1" table:row="1" table:table="2"/>
          <office:change-info>
            <dc:creator> </dc:creator>
            <dc:date>2021-03-18T13:44:00</dc:date>
          </office:change-info>
          <table:previous table:id="ct2165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175">
          <table:cell-address table:column="2" table:row="1" table:table="2"/>
          <office:change-info>
            <dc:creator> </dc:creator>
            <dc:date>2021-03-18T13:44:00</dc:date>
          </office:change-info>
          <table:previous table:id="ct2166">
            <table:change-track-table-cell office:value-type="float" office:value="1998"/>
          </table:previous>
        </table:cell-content-change>
        <table:cell-content-change table:id="ct2176">
          <table:cell-address table:column="3" table:row="1" table:table="2"/>
          <office:change-info>
            <dc:creator> </dc:creator>
            <dc:date>2021-03-18T13:44:00</dc:date>
          </office:change-info>
          <table:previous table:id="ct2167">
            <table:change-track-table-cell office:value-type="string">
              <text:p><text:span text:style-name="T1">PT</text:span></text:p>
            </table:change-track-table-cell>
          </table:previous>
        </table:cell-content-change>
        <table:cell-content-change table:id="ct2177">
          <table:cell-address table:column="6" table:row="1" table:table="2"/>
          <office:change-info>
            <dc:creator> </dc:creator>
            <dc:date>2021-03-18T13:44:00</dc:date>
          </office:change-info>
          <table:previous table:id="ct2168">
            <table:change-track-table-cell office:value-type="float" office:value="26"/>
          </table:previous>
        </table:cell-content-change>
        <table:cell-content-change table:id="ct2178">
          <table:cell-address table:column="7" table:row="1" table:table="2"/>
          <office:change-info>
            <dc:creator> </dc:creator>
            <dc:date>2021-03-18T13:44:00</dc:date>
          </office:change-info>
          <table:previous table:id="ct2169">
            <table:change-track-table-cell office:value-type="float" office:value="31.71"/>
          </table:previous>
        </table:cell-content-change>
        <table:cell-content-change table:id="ct2179">
          <table:cell-address table:column="0" table:row="1" table:table="2"/>
          <office:change-info>
            <dc:creator> </dc:creator>
            <dc:date>2021-03-18T13:44:00</dc:date>
          </office:change-info>
          <table:previous table:id="ct2171">
            <table:change-track-table-cell/>
          </table:previous>
        </table:cell-content-change>
        <table:cell-content-change table:id="ct2180">
          <table:cell-address table:column="0" table:row="1" table:table="2"/>
          <office:change-info>
            <dc:creator> </dc:creator>
            <dc:date>2021-03-18T13:44:00</dc:date>
          </office:change-info>
          <table:previous table:id="ct2179">
            <table:change-track-table-cell/>
          </table:previous>
        </table:cell-content-change>
        <table:cell-content-change table:id="ct2181">
          <table:cell-address table:column="4" table:row="1" table:table="2"/>
          <office:change-info>
            <dc:creator> </dc:creator>
            <dc:date>2021-03-18T13:44:00</dc:date>
          </office:change-info>
          <table:previous table:id="ct2172">
            <table:change-track-table-cell/>
          </table:previous>
        </table:cell-content-change>
        <table:cell-content-change table:id="ct2182">
          <table:cell-address table:column="5" table:row="1" table:table="2"/>
          <office:change-info>
            <dc:creator> </dc:creator>
            <dc:date>2021-03-18T13:44:00</dc:date>
          </office:change-info>
          <table:previous table:id="ct2173">
            <table:change-track-table-cell/>
          </table:previous>
        </table:cell-content-change>
        <table:cell-content-change table:id="ct2183">
          <table:cell-address table:column="1" table:row="1" table:table="2"/>
          <office:change-info>
            <dc:creator> </dc:creator>
            <dc:date>2021-03-18T13:44:00</dc:date>
          </office:change-info>
          <table:previous table:id="ct2174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184">
          <table:cell-address table:column="2" table:row="1" table:table="2"/>
          <office:change-info>
            <dc:creator> </dc:creator>
            <dc:date>2021-03-18T13:44:00</dc:date>
          </office:change-info>
          <table:previous table:id="ct2175">
            <table:change-track-table-cell office:value-type="float" office:value="1998"/>
          </table:previous>
        </table:cell-content-change>
        <table:cell-content-change table:id="ct2185">
          <table:cell-address table:column="3" table:row="1" table:table="2"/>
          <office:change-info>
            <dc:creator> </dc:creator>
            <dc:date>2021-03-18T13:44:00</dc:date>
          </office:change-info>
          <table:previous table:id="ct2176">
            <table:change-track-table-cell office:value-type="string">
              <text:p><text:span text:style-name="T1">PPS</text:span></text:p>
            </table:change-track-table-cell>
          </table:previous>
        </table:cell-content-change>
        <table:cell-content-change table:id="ct2186">
          <table:cell-address table:column="6" table:row="1" table:table="2"/>
          <office:change-info>
            <dc:creator> </dc:creator>
            <dc:date>2021-03-18T13:44:00</dc:date>
          </office:change-info>
          <table:previous table:id="ct2177">
            <table:change-track-table-cell office:value-type="float" office:value="10"/>
          </table:previous>
        </table:cell-content-change>
        <table:cell-content-change table:id="ct2187">
          <table:cell-address table:column="7" table:row="1" table:table="2"/>
          <office:change-info>
            <dc:creator> </dc:creator>
            <dc:date>2021-03-18T13:44:00</dc:date>
          </office:change-info>
          <table:previous table:id="ct2178">
            <table:change-track-table-cell office:value-type="float" office:value="10.97"/>
          </table:previous>
        </table:cell-content-change>
        <table:cell-content-change table:id="ct2188">
          <table:cell-address table:column="0" table:row="1" table:table="2"/>
          <office:change-info>
            <dc:creator> </dc:creator>
            <dc:date>2021-03-18T13:44:00</dc:date>
          </office:change-info>
          <table:previous table:id="ct2180">
            <table:change-track-table-cell/>
          </table:previous>
        </table:cell-content-change>
        <table:cell-content-change table:id="ct2189">
          <table:cell-address table:column="0" table:row="1" table:table="2"/>
          <office:change-info>
            <dc:creator> </dc:creator>
            <dc:date>2021-03-18T13:44:00</dc:date>
          </office:change-info>
          <table:previous table:id="ct2188">
            <table:change-track-table-cell/>
          </table:previous>
        </table:cell-content-change>
        <table:cell-content-change table:id="ct2190">
          <table:cell-address table:column="4" table:row="1" table:table="2"/>
          <office:change-info>
            <dc:creator> </dc:creator>
            <dc:date>2021-03-18T13:44:00</dc:date>
          </office:change-info>
          <table:previous table:id="ct2181">
            <table:change-track-table-cell/>
          </table:previous>
        </table:cell-content-change>
        <table:cell-content-change table:id="ct2191">
          <table:cell-address table:column="5" table:row="1" table:table="2"/>
          <office:change-info>
            <dc:creator> </dc:creator>
            <dc:date>2021-03-18T13:44:00</dc:date>
          </office:change-info>
          <table:previous table:id="ct2182">
            <table:change-track-table-cell/>
          </table:previous>
        </table:cell-content-change>
        <table:cell-content-change table:id="ct2192">
          <table:cell-address table:column="0" table:row="1" table:table="2"/>
          <office:change-info>
            <dc:creator> </dc:creator>
            <dc:date>2021-03-18T13:44:00</dc:date>
          </office:change-info>
          <table:previous table:id="ct2189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2193">
          <table:cell-address table:column="1" table:row="1" table:table="2"/>
          <office:change-info>
            <dc:creator> </dc:creator>
            <dc:date>2021-03-18T13:44:00</dc:date>
          </office:change-info>
          <table:previous table:id="ct2183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194">
          <table:cell-address table:column="2" table:row="1" table:table="2"/>
          <office:change-info>
            <dc:creator> </dc:creator>
            <dc:date>2021-03-18T13:44:00</dc:date>
          </office:change-info>
          <table:previous table:id="ct2184">
            <table:change-track-table-cell office:value-type="float" office:value="1998"/>
          </table:previous>
        </table:cell-content-change>
        <table:cell-content-change table:id="ct2195">
          <table:cell-address table:column="3" table:row="1" table:table="2"/>
          <office:change-info>
            <dc:creator> </dc:creator>
            <dc:date>2021-03-18T13:44:00</dc:date>
          </office:change-info>
          <table:previous table:id="ct2185">
            <table:change-track-table-cell office:value-type="string">
              <text:p><text:span text:style-name="T1">PRONA</text:span></text:p>
            </table:change-track-table-cell>
          </table:previous>
        </table:cell-content-change>
        <table:cell-content-change table:id="ct2196">
          <table:cell-address table:column="6" table:row="1" table:table="2"/>
          <office:change-info>
            <dc:creator> </dc:creator>
            <dc:date>2021-03-18T13:44:00</dc:date>
          </office:change-info>
          <table:previous table:id="ct2186">
            <table:change-track-table-cell office:value-type="float" office:value="2"/>
          </table:previous>
        </table:cell-content-change>
        <table:cell-content-change table:id="ct2197">
          <table:cell-address table:column="7" table:row="1" table:table="2"/>
          <office:change-info>
            <dc:creator> </dc:creator>
            <dc:date>2021-03-18T13:44:00</dc:date>
          </office:change-info>
          <table:previous table:id="ct2187">
            <table:change-track-table-cell office:value-type="float" office:value="2.14"/>
          </table:previous>
        </table:cell-content-change>
        <table:cell-content-change table:id="ct2198">
          <table:cell-address table:column="7" table:row="1" table:table="2"/>
          <office:change-info>
            <dc:creator> </dc:creator>
            <dc:date>2021-03-18T13:44:00</dc:date>
          </office:change-info>
          <table:previous table:id="ct2197">
            <table:change-track-table-cell office:value-type="float" office:value="2.14"/>
          </table:previous>
        </table:cell-content-change>
        <table:cell-content-change table:id="ct2199">
          <table:cell-address table:column="5" table:row="1" table:table="2"/>
          <office:change-info>
            <dc:creator> </dc:creator>
            <dc:date>2021-03-18T13:44:00</dc:date>
          </office:change-info>
          <table:previous table:id="ct2191">
            <table:change-track-table-cell/>
          </table:previous>
        </table:cell-content-change>
        <table:cell-content-change table:id="ct2200">
          <table:cell-address table:column="0" table:row="1" table:table="2"/>
          <office:change-info>
            <dc:creator> </dc:creator>
            <dc:date>2021-03-18T13:44:00</dc:date>
          </office:change-info>
          <table:previous table:id="ct2192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2201">
          <table:cell-address table:column="1" table:row="1" table:table="2"/>
          <office:change-info>
            <dc:creator> </dc:creator>
            <dc:date>2021-03-18T13:44:00</dc:date>
          </office:change-info>
          <table:previous table:id="ct2193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202">
          <table:cell-address table:column="2" table:row="1" table:table="2"/>
          <office:change-info>
            <dc:creator> </dc:creator>
            <dc:date>2021-03-18T13:44:00</dc:date>
          </office:change-info>
          <table:previous table:id="ct2194">
            <table:change-track-table-cell office:value-type="float" office:value="2002"/>
          </table:previous>
        </table:cell-content-change>
        <table:cell-content-change table:id="ct2203">
          <table:cell-address table:column="3" table:row="1" table:table="2"/>
          <office:change-info>
            <dc:creator> </dc:creator>
            <dc:date>2021-03-18T13:44:00</dc:date>
          </office:change-info>
          <table:previous table:id="ct2195">
            <table:change-track-table-cell office:value-type="string">
              <text:p><text:span text:style-name="T1">PT</text:span></text:p>
            </table:change-track-table-cell>
          </table:previous>
        </table:cell-content-change>
        <table:cell-content-change table:id="ct2204">
          <table:cell-address table:column="4" table:row="1" table:table="2"/>
          <office:change-info>
            <dc:creator> </dc:creator>
            <dc:date>2021-03-18T13:44:00</dc:date>
          </office:change-info>
          <table:previous table:id="ct2190">
            <table:change-track-table-cell office:value-type="string">
              <text:p><text:span text:style-name="T1">Left</text:span></text:p>
            </table:change-track-table-cell>
          </table:previous>
        </table:cell-content-change>
        <table:cell-content-change table:id="ct2205">
          <table:cell-address table:column="6" table:row="1" table:table="2"/>
          <office:change-info>
            <dc:creator> </dc:creator>
            <dc:date>2021-03-18T13:44:00</dc:date>
          </office:change-info>
          <table:previous table:id="ct2196">
            <table:change-track-table-cell office:value-type="float" office:value="48"/>
          </table:previous>
        </table:cell-content-change>
        <table:cell-content-change table:id="ct2206">
          <table:cell-address table:column="7" table:row="1" table:table="2"/>
          <office:change-info>
            <dc:creator> </dc:creator>
            <dc:date>2021-03-18T13:44:00</dc:date>
          </office:change-info>
          <table:previous table:id="ct2198">
            <table:change-track-table-cell office:value-type="float" office:value="46.44"/>
          </table:previous>
        </table:cell-content-change>
        <table:cell-content-change table:id="ct2207">
          <table:cell-address table:column="7" table:row="1" table:table="2"/>
          <office:change-info>
            <dc:creator> </dc:creator>
            <dc:date>2021-03-18T13:44:00</dc:date>
          </office:change-info>
          <table:previous table:id="ct2206">
            <table:change-track-table-cell office:value-type="float" office:value="46.44"/>
          </table:previous>
        </table:cell-content-change>
        <table:cell-content-change table:id="ct2208">
          <table:cell-address table:column="5" table:row="1" table:table="2"/>
          <office:change-info>
            <dc:creator> </dc:creator>
            <dc:date>2021-03-18T13:44:00</dc:date>
          </office:change-info>
          <table:previous table:id="ct2199">
            <table:change-track-table-cell/>
          </table:previous>
        </table:cell-content-change>
        <table:cell-content-change table:id="ct2209">
          <table:cell-address table:column="0" table:row="1" table:table="2"/>
          <office:change-info>
            <dc:creator> </dc:creator>
            <dc:date>2021-03-18T13:44:00</dc:date>
          </office:change-info>
          <table:previous table:id="ct2200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2210">
          <table:cell-address table:column="1" table:row="1" table:table="2"/>
          <office:change-info>
            <dc:creator> </dc:creator>
            <dc:date>2021-03-18T13:44:00</dc:date>
          </office:change-info>
          <table:previous table:id="ct2201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211">
          <table:cell-address table:column="2" table:row="1" table:table="2"/>
          <office:change-info>
            <dc:creator> </dc:creator>
            <dc:date>2021-03-18T13:44:00</dc:date>
          </office:change-info>
          <table:previous table:id="ct2202">
            <table:change-track-table-cell office:value-type="float" office:value="2002"/>
          </table:previous>
        </table:cell-content-change>
        <table:cell-content-change table:id="ct2212">
          <table:cell-address table:column="3" table:row="1" table:table="2"/>
          <office:change-info>
            <dc:creator> </dc:creator>
            <dc:date>2021-03-18T13:44:00</dc:date>
          </office:change-info>
          <table:previous table:id="ct2203">
            <table:change-track-table-cell office:value-type="string">
              <text:p><text:span text:style-name="T1">PSDB</text:span></text:p>
            </table:change-track-table-cell>
          </table:previous>
        </table:cell-content-change>
        <table:cell-content-change table:id="ct2213">
          <table:cell-address table:column="4" table:row="1" table:table="2"/>
          <office:change-info>
            <dc:creator> </dc:creator>
            <dc:date>2021-03-18T13:44:00</dc:date>
          </office:change-info>
          <table:previous table:id="ct2204">
            <table:change-track-table-cell office:value-type="string">
              <text:p><text:span text:style-name="T1">Center Right</text:span></text:p>
            </table:change-track-table-cell>
          </table:previous>
        </table:cell-content-change>
        <table:cell-content-change table:id="ct2214">
          <table:cell-address table:column="6" table:row="1" table:table="2"/>
          <office:change-info>
            <dc:creator> </dc:creator>
            <dc:date>2021-03-18T13:44:00</dc:date>
          </office:change-info>
          <table:previous table:id="ct2205">
            <table:change-track-table-cell office:value-type="float" office:value="21"/>
          </table:previous>
        </table:cell-content-change>
        <table:cell-content-change table:id="ct2215">
          <table:cell-address table:column="7" table:row="1" table:table="2"/>
          <office:change-info>
            <dc:creator> </dc:creator>
            <dc:date>2021-03-18T13:44:00</dc:date>
          </office:change-info>
          <table:previous table:id="ct2207">
            <table:change-track-table-cell office:value-type="float" office:value="23.19"/>
          </table:previous>
        </table:cell-content-change>
        <table:cell-content-change table:id="ct2216">
          <table:cell-address table:column="7" table:row="1" table:table="2"/>
          <office:change-info>
            <dc:creator> </dc:creator>
            <dc:date>2021-03-18T13:44:00</dc:date>
          </office:change-info>
          <table:previous table:id="ct2215">
            <table:change-track-table-cell office:value-type="float" office:value="23.19"/>
          </table:previous>
        </table:cell-content-change>
        <table:cell-content-change table:id="ct2217">
          <table:cell-address table:column="4" table:row="1" table:table="2"/>
          <office:change-info>
            <dc:creator> </dc:creator>
            <dc:date>2021-03-18T13:44:00</dc:date>
          </office:change-info>
          <table:previous table:id="ct2213">
            <table:change-track-table-cell/>
          </table:previous>
        </table:cell-content-change>
        <table:cell-content-change table:id="ct2218">
          <table:cell-address table:column="5" table:row="1" table:table="2"/>
          <office:change-info>
            <dc:creator> </dc:creator>
            <dc:date>2021-03-18T13:44:00</dc:date>
          </office:change-info>
          <table:previous table:id="ct2208">
            <table:change-track-table-cell/>
          </table:previous>
        </table:cell-content-change>
        <table:cell-content-change table:id="ct2219">
          <table:cell-address table:column="0" table:row="1" table:table="2"/>
          <office:change-info>
            <dc:creator> </dc:creator>
            <dc:date>2021-03-18T13:44:00</dc:date>
          </office:change-info>
          <table:previous table:id="ct2209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2220">
          <table:cell-address table:column="1" table:row="1" table:table="2"/>
          <office:change-info>
            <dc:creator> </dc:creator>
            <dc:date>2021-03-18T13:44:00</dc:date>
          </office:change-info>
          <table:previous table:id="ct2210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221">
          <table:cell-address table:column="2" table:row="1" table:table="2"/>
          <office:change-info>
            <dc:creator> </dc:creator>
            <dc:date>2021-03-18T13:44:00</dc:date>
          </office:change-info>
          <table:previous table:id="ct2211">
            <table:change-track-table-cell office:value-type="float" office:value="2002"/>
          </table:previous>
        </table:cell-content-change>
        <table:cell-content-change table:id="ct2222">
          <table:cell-address table:column="3" table:row="1" table:table="2"/>
          <office:change-info>
            <dc:creator> </dc:creator>
            <dc:date>2021-03-18T13:44:00</dc:date>
          </office:change-info>
          <table:previous table:id="ct2212">
            <table:change-track-table-cell office:value-type="string">
              <text:p><text:span text:style-name="T1">PSB</text:span></text:p>
            </table:change-track-table-cell>
          </table:previous>
        </table:cell-content-change>
        <table:cell-content-change table:id="ct2223">
          <table:cell-address table:column="6" table:row="1" table:table="2"/>
          <office:change-info>
            <dc:creator> </dc:creator>
            <dc:date>2021-03-18T13:44:00</dc:date>
          </office:change-info>
          <table:previous table:id="ct2214">
            <table:change-track-table-cell office:value-type="float" office:value="19"/>
          </table:previous>
        </table:cell-content-change>
        <table:cell-content-change table:id="ct2224">
          <table:cell-address table:column="7" table:row="1" table:table="2"/>
          <office:change-info>
            <dc:creator> </dc:creator>
            <dc:date>2021-03-18T13:44:00</dc:date>
          </office:change-info>
          <table:previous table:id="ct2216">
            <table:change-track-table-cell office:value-type="float" office:value="17.86"/>
          </table:previous>
        </table:cell-content-change>
        <table:cell-content-change table:id="ct2225">
          <table:cell-address table:column="7" table:row="1" table:table="2"/>
          <office:change-info>
            <dc:creator> </dc:creator>
            <dc:date>2021-03-18T13:44:00</dc:date>
          </office:change-info>
          <table:previous table:id="ct2224">
            <table:change-track-table-cell office:value-type="float" office:value="17.86"/>
          </table:previous>
        </table:cell-content-change>
        <table:cell-content-change table:id="ct2226">
          <table:cell-address table:column="4" table:row="1" table:table="2"/>
          <office:change-info>
            <dc:creator> </dc:creator>
            <dc:date>2021-03-18T13:44:00</dc:date>
          </office:change-info>
          <table:previous table:id="ct2217">
            <table:change-track-table-cell/>
          </table:previous>
        </table:cell-content-change>
        <table:cell-content-change table:id="ct2227">
          <table:cell-address table:column="5" table:row="1" table:table="2"/>
          <office:change-info>
            <dc:creator> </dc:creator>
            <dc:date>2021-03-18T13:44:00</dc:date>
          </office:change-info>
          <table:previous table:id="ct2218">
            <table:change-track-table-cell/>
          </table:previous>
        </table:cell-content-change>
        <table:cell-content-change table:id="ct2228">
          <table:cell-address table:column="0" table:row="1" table:table="2"/>
          <office:change-info>
            <dc:creator> </dc:creator>
            <dc:date>2021-03-18T13:44:00</dc:date>
          </office:change-info>
          <table:previous table:id="ct2219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2229">
          <table:cell-address table:column="1" table:row="1" table:table="2"/>
          <office:change-info>
            <dc:creator> </dc:creator>
            <dc:date>2021-03-18T13:44:00</dc:date>
          </office:change-info>
          <table:previous table:id="ct2220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230">
          <table:cell-address table:column="2" table:row="1" table:table="2"/>
          <office:change-info>
            <dc:creator> </dc:creator>
            <dc:date>2021-03-18T13:44:00</dc:date>
          </office:change-info>
          <table:previous table:id="ct2221">
            <table:change-track-table-cell office:value-type="float" office:value="2002"/>
          </table:previous>
        </table:cell-content-change>
        <table:cell-content-change table:id="ct2231">
          <table:cell-address table:column="3" table:row="1" table:table="2"/>
          <office:change-info>
            <dc:creator> </dc:creator>
            <dc:date>2021-03-18T13:44:00</dc:date>
          </office:change-info>
          <table:previous table:id="ct2222">
            <table:change-track-table-cell office:value-type="string">
              <text:p><text:span text:style-name="T1">PPS</text:span></text:p>
            </table:change-track-table-cell>
          </table:previous>
        </table:cell-content-change>
        <table:cell-content-change table:id="ct2232">
          <table:cell-address table:column="6" table:row="1" table:table="2"/>
          <office:change-info>
            <dc:creator> </dc:creator>
            <dc:date>2021-03-18T13:44:00</dc:date>
          </office:change-info>
          <table:previous table:id="ct2223">
            <table:change-track-table-cell office:value-type="float" office:value="12"/>
          </table:previous>
        </table:cell-content-change>
        <table:cell-content-change table:id="ct2233">
          <table:cell-address table:column="7" table:row="1" table:table="2"/>
          <office:change-info>
            <dc:creator> </dc:creator>
            <dc:date>2021-03-18T13:44:00</dc:date>
          </office:change-info>
          <table:previous table:id="ct2225">
            <table:change-track-table-cell office:value-type="float" office:value="11.97"/>
          </table:previous>
        </table:cell-content-change>
        <table:cell-content-change table:id="ct2234">
          <table:cell-address table:column="7" table:row="1" table:table="2"/>
          <office:change-info>
            <dc:creator> </dc:creator>
            <dc:date>2021-03-18T13:44:00</dc:date>
          </office:change-info>
          <table:previous table:id="ct2233">
            <table:change-track-table-cell office:value-type="float" office:value="11.97"/>
          </table:previous>
        </table:cell-content-change>
        <table:cell-content-change table:id="ct2235">
          <table:cell-address table:column="4" table:row="1" table:table="2"/>
          <office:change-info>
            <dc:creator> </dc:creator>
            <dc:date>2021-03-18T13:44:00</dc:date>
          </office:change-info>
          <table:previous table:id="ct2226">
            <table:change-track-table-cell/>
          </table:previous>
        </table:cell-content-change>
        <table:cell-content-change table:id="ct2236">
          <table:cell-address table:column="5" table:row="1" table:table="2"/>
          <office:change-info>
            <dc:creator> </dc:creator>
            <dc:date>2021-03-18T13:44:00</dc:date>
          </office:change-info>
          <table:previous table:id="ct2227">
            <table:change-track-table-cell/>
          </table:previous>
        </table:cell-content-change>
        <table:cell-content-change table:id="ct2237">
          <table:cell-address table:column="0" table:row="1" table:table="2"/>
          <office:change-info>
            <dc:creator> </dc:creator>
            <dc:date>2021-03-18T13:44:00</dc:date>
          </office:change-info>
          <table:previous table:id="ct2228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2238">
          <table:cell-address table:column="1" table:row="1" table:table="2"/>
          <office:change-info>
            <dc:creator> </dc:creator>
            <dc:date>2021-03-18T13:44:00</dc:date>
          </office:change-info>
          <table:previous table:id="ct2229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239">
          <table:cell-address table:column="2" table:row="1" table:table="2"/>
          <office:change-info>
            <dc:creator> </dc:creator>
            <dc:date>2021-03-18T13:44:00</dc:date>
          </office:change-info>
          <table:previous table:id="ct2230">
            <table:change-track-table-cell office:value-type="float" office:value="2002"/>
          </table:previous>
        </table:cell-content-change>
        <table:cell-content-change table:id="ct2240">
          <table:cell-address table:column="3" table:row="1" table:table="2"/>
          <office:change-info>
            <dc:creator> </dc:creator>
            <dc:date>2021-03-18T13:44:00</dc:date>
          </office:change-info>
          <table:previous table:id="ct2231">
            <table:change-track-table-cell office:value-type="string">
              <text:p><text:span text:style-name="T1">PSTU</text:span></text:p>
            </table:change-track-table-cell>
          </table:previous>
        </table:cell-content-change>
        <table:cell-content-change table:id="ct2241">
          <table:cell-address table:column="6" table:row="1" table:table="2"/>
          <office:change-info>
            <dc:creator> </dc:creator>
            <dc:date>2021-03-18T13:44:00</dc:date>
          </office:change-info>
          <table:previous table:id="ct2232">
            <table:change-track-table-cell office:value-type="float" office:value="1"/>
          </table:previous>
        </table:cell-content-change>
        <table:cell-content-change table:id="ct2242">
          <table:cell-address table:column="7" table:row="1" table:table="2"/>
          <office:change-info>
            <dc:creator> </dc:creator>
            <dc:date>2021-03-18T13:44:00</dc:date>
          </office:change-info>
          <table:previous table:id="ct2234">
            <table:change-track-table-cell office:value-type="float" office:value="0.47"/>
          </table:previous>
        </table:cell-content-change>
        <table:cell-content-change table:id="ct2243">
          <table:cell-address table:column="7" table:row="1" table:table="2"/>
          <office:change-info>
            <dc:creator> </dc:creator>
            <dc:date>2021-03-18T13:44:00</dc:date>
          </office:change-info>
          <table:previous table:id="ct2242">
            <table:change-track-table-cell office:value-type="float" office:value="0.47"/>
          </table:previous>
        </table:cell-content-change>
        <table:cell-content-change table:id="ct2244">
          <table:cell-address table:column="4" table:row="1" table:table="2"/>
          <office:change-info>
            <dc:creator> </dc:creator>
            <dc:date>2021-03-18T13:44:00</dc:date>
          </office:change-info>
          <table:previous table:id="ct2235">
            <table:change-track-table-cell/>
          </table:previous>
        </table:cell-content-change>
        <table:cell-content-change table:id="ct2245">
          <table:cell-address table:column="5" table:row="1" table:table="2"/>
          <office:change-info>
            <dc:creator> </dc:creator>
            <dc:date>2021-03-18T13:44:00</dc:date>
          </office:change-info>
          <table:previous table:id="ct2236">
            <table:change-track-table-cell/>
          </table:previous>
        </table:cell-content-change>
        <table:cell-content-change table:id="ct2246">
          <table:cell-address table:column="0" table:row="1" table:table="2"/>
          <office:change-info>
            <dc:creator> </dc:creator>
            <dc:date>2021-03-18T13:44:00</dc:date>
          </office:change-info>
          <table:previous table:id="ct2237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2247">
          <table:cell-address table:column="1" table:row="1" table:table="2"/>
          <office:change-info>
            <dc:creator> </dc:creator>
            <dc:date>2021-03-18T13:44:00</dc:date>
          </office:change-info>
          <table:previous table:id="ct2238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248">
          <table:cell-address table:column="2" table:row="1" table:table="2"/>
          <office:change-info>
            <dc:creator> </dc:creator>
            <dc:date>2021-03-18T13:44:00</dc:date>
          </office:change-info>
          <table:previous table:id="ct2239">
            <table:change-track-table-cell office:value-type="float" office:value="2002"/>
          </table:previous>
        </table:cell-content-change>
        <table:cell-content-change table:id="ct2249">
          <table:cell-address table:column="3" table:row="1" table:table="2"/>
          <office:change-info>
            <dc:creator> </dc:creator>
            <dc:date>2021-03-18T13:44:00</dc:date>
          </office:change-info>
          <table:previous table:id="ct2240">
            <table:change-track-table-cell office:value-type="string">
              <text:p><text:span text:style-name="T1">PCO</text:span></text:p>
            </table:change-track-table-cell>
          </table:previous>
        </table:cell-content-change>
        <table:cell-content-change table:id="ct2250">
          <table:cell-address table:column="6" table:row="1" table:table="2"/>
          <office:change-info>
            <dc:creator> </dc:creator>
            <dc:date>2021-03-18T13:44:00</dc:date>
          </office:change-info>
          <table:previous table:id="ct2241">
            <table:change-track-table-cell office:value-type="float" office:value="0"/>
          </table:previous>
        </table:cell-content-change>
        <table:cell-content-change table:id="ct2251">
          <table:cell-address table:column="7" table:row="1" table:table="2"/>
          <office:change-info>
            <dc:creator> </dc:creator>
            <dc:date>2021-03-18T13:44:00</dc:date>
          </office:change-info>
          <table:previous table:id="ct2243">
            <table:change-track-table-cell office:value-type="float" office:value="0.04"/>
          </table:previous>
        </table:cell-content-change>
        <table:cell-content-change table:id="ct2252">
          <table:cell-address table:column="7" table:row="1" table:table="2"/>
          <office:change-info>
            <dc:creator> </dc:creator>
            <dc:date>2021-03-18T13:44:00</dc:date>
          </office:change-info>
          <table:previous table:id="ct2251">
            <table:change-track-table-cell office:value-type="float" office:value="0.04"/>
          </table:previous>
        </table:cell-content-change>
        <table:cell-content-change table:id="ct2253">
          <table:cell-address table:column="5" table:row="1" table:table="2"/>
          <office:change-info>
            <dc:creator> </dc:creator>
            <dc:date>2021-03-18T13:44:00</dc:date>
          </office:change-info>
          <table:previous table:id="ct2245">
            <table:change-track-table-cell/>
          </table:previous>
        </table:cell-content-change>
        <table:cell-content-change table:id="ct2254">
          <table:cell-address table:column="0" table:row="1" table:table="2"/>
          <office:change-info>
            <dc:creator> </dc:creator>
            <dc:date>2021-03-18T13:44:00</dc:date>
          </office:change-info>
          <table:previous table:id="ct2246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2255">
          <table:cell-address table:column="1" table:row="1" table:table="2"/>
          <office:change-info>
            <dc:creator> </dc:creator>
            <dc:date>2021-03-18T13:44:00</dc:date>
          </office:change-info>
          <table:previous table:id="ct2247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256">
          <table:cell-address table:column="2" table:row="1" table:table="2"/>
          <office:change-info>
            <dc:creator> </dc:creator>
            <dc:date>2021-03-18T13:44:00</dc:date>
          </office:change-info>
          <table:previous table:id="ct2248">
            <table:change-track-table-cell office:value-type="float" office:value="2006"/>
          </table:previous>
        </table:cell-content-change>
        <table:cell-content-change table:id="ct2257">
          <table:cell-address table:column="3" table:row="1" table:table="2"/>
          <office:change-info>
            <dc:creator> </dc:creator>
            <dc:date>2021-03-18T13:44:00</dc:date>
          </office:change-info>
          <table:previous table:id="ct2249">
            <table:change-track-table-cell office:value-type="string">
              <text:p><text:span text:style-name="T1">PT</text:span></text:p>
            </table:change-track-table-cell>
          </table:previous>
        </table:cell-content-change>
        <table:cell-content-change table:id="ct2258">
          <table:cell-address table:column="4" table:row="1" table:table="2"/>
          <office:change-info>
            <dc:creator> </dc:creator>
            <dc:date>2021-03-18T13:44:00</dc:date>
          </office:change-info>
          <table:previous table:id="ct2244">
            <table:change-track-table-cell office:value-type="string">
              <text:p><text:span text:style-name="T1">Left</text:span></text:p>
            </table:change-track-table-cell>
          </table:previous>
        </table:cell-content-change>
        <table:cell-content-change table:id="ct2259">
          <table:cell-address table:column="6" table:row="1" table:table="2"/>
          <office:change-info>
            <dc:creator> </dc:creator>
            <dc:date>2021-03-18T13:44:00</dc:date>
          </office:change-info>
          <table:previous table:id="ct2250">
            <table:change-track-table-cell office:value-type="float" office:value="50"/>
          </table:previous>
        </table:cell-content-change>
        <table:cell-content-change table:id="ct2260">
          <table:cell-address table:column="7" table:row="1" table:table="2"/>
          <office:change-info>
            <dc:creator> </dc:creator>
            <dc:date>2021-03-18T13:44:00</dc:date>
          </office:change-info>
          <table:previous table:id="ct2252">
            <table:change-track-table-cell office:value-type="float" office:value="48.61"/>
          </table:previous>
        </table:cell-content-change>
        <table:cell-content-change table:id="ct2261">
          <table:cell-address table:column="7" table:row="1" table:table="2"/>
          <office:change-info>
            <dc:creator> </dc:creator>
            <dc:date>2021-03-18T13:44:00</dc:date>
          </office:change-info>
          <table:previous table:id="ct2260">
            <table:change-track-table-cell office:value-type="float" office:value="48.61"/>
          </table:previous>
        </table:cell-content-change>
        <table:cell-content-change table:id="ct2262">
          <table:cell-address table:column="5" table:row="1" table:table="2"/>
          <office:change-info>
            <dc:creator> </dc:creator>
            <dc:date>2021-03-18T13:44:00</dc:date>
          </office:change-info>
          <table:previous table:id="ct2253">
            <table:change-track-table-cell/>
          </table:previous>
        </table:cell-content-change>
        <table:cell-content-change table:id="ct2263">
          <table:cell-address table:column="0" table:row="1" table:table="2"/>
          <office:change-info>
            <dc:creator> </dc:creator>
            <dc:date>2021-03-18T13:44:00</dc:date>
          </office:change-info>
          <table:previous table:id="ct2254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2264">
          <table:cell-address table:column="1" table:row="1" table:table="2"/>
          <office:change-info>
            <dc:creator> </dc:creator>
            <dc:date>2021-03-18T13:44:00</dc:date>
          </office:change-info>
          <table:previous table:id="ct2255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265">
          <table:cell-address table:column="2" table:row="1" table:table="2"/>
          <office:change-info>
            <dc:creator> </dc:creator>
            <dc:date>2021-03-18T13:44:00</dc:date>
          </office:change-info>
          <table:previous table:id="ct2256">
            <table:change-track-table-cell office:value-type="float" office:value="2006"/>
          </table:previous>
        </table:cell-content-change>
        <table:cell-content-change table:id="ct2266">
          <table:cell-address table:column="3" table:row="1" table:table="2"/>
          <office:change-info>
            <dc:creator> </dc:creator>
            <dc:date>2021-03-18T13:44:00</dc:date>
          </office:change-info>
          <table:previous table:id="ct2257">
            <table:change-track-table-cell office:value-type="string">
              <text:p><text:span text:style-name="T1">PSDB</text:span></text:p>
            </table:change-track-table-cell>
          </table:previous>
        </table:cell-content-change>
        <table:cell-content-change table:id="ct2267">
          <table:cell-address table:column="4" table:row="1" table:table="2"/>
          <office:change-info>
            <dc:creator> </dc:creator>
            <dc:date>2021-03-18T13:44:00</dc:date>
          </office:change-info>
          <table:previous table:id="ct2258">
            <table:change-track-table-cell office:value-type="string">
              <text:p><text:span text:style-name="T1">Center Right</text:span></text:p>
            </table:change-track-table-cell>
          </table:previous>
        </table:cell-content-change>
        <table:cell-content-change table:id="ct2268">
          <table:cell-address table:column="6" table:row="1" table:table="2"/>
          <office:change-info>
            <dc:creator> </dc:creator>
            <dc:date>2021-03-18T13:44:00</dc:date>
          </office:change-info>
          <table:previous table:id="ct2259">
            <table:change-track-table-cell office:value-type="float" office:value="38"/>
          </table:previous>
        </table:cell-content-change>
        <table:cell-content-change table:id="ct2269">
          <table:cell-address table:column="7" table:row="1" table:table="2"/>
          <office:change-info>
            <dc:creator> </dc:creator>
            <dc:date>2021-03-18T13:44:00</dc:date>
          </office:change-info>
          <table:previous table:id="ct2261">
            <table:change-track-table-cell office:value-type="float" office:value="41.64"/>
          </table:previous>
        </table:cell-content-change>
        <table:cell-content-change table:id="ct2270">
          <table:cell-address table:column="7" table:row="1" table:table="2"/>
          <office:change-info>
            <dc:creator> </dc:creator>
            <dc:date>2021-03-18T13:44:00</dc:date>
          </office:change-info>
          <table:previous table:id="ct2269">
            <table:change-track-table-cell office:value-type="float" office:value="41.64"/>
          </table:previous>
        </table:cell-content-change>
        <table:cell-content-change table:id="ct2271">
          <table:cell-address table:column="5" table:row="1" table:table="2"/>
          <office:change-info>
            <dc:creator> </dc:creator>
            <dc:date>2021-03-18T13:44:00</dc:date>
          </office:change-info>
          <table:previous table:id="ct2262">
            <table:change-track-table-cell/>
          </table:previous>
        </table:cell-content-change>
        <table:cell-content-change table:id="ct2272">
          <table:cell-address table:column="0" table:row="1" table:table="2"/>
          <office:change-info>
            <dc:creator> </dc:creator>
            <dc:date>2021-03-18T13:44:00</dc:date>
          </office:change-info>
          <table:previous table:id="ct2263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2273">
          <table:cell-address table:column="1" table:row="1" table:table="2"/>
          <office:change-info>
            <dc:creator> </dc:creator>
            <dc:date>2021-03-18T13:44:00</dc:date>
          </office:change-info>
          <table:previous table:id="ct2264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274">
          <table:cell-address table:column="2" table:row="1" table:table="2"/>
          <office:change-info>
            <dc:creator> </dc:creator>
            <dc:date>2021-03-18T13:44:00</dc:date>
          </office:change-info>
          <table:previous table:id="ct2265">
            <table:change-track-table-cell office:value-type="float" office:value="2006"/>
          </table:previous>
        </table:cell-content-change>
        <table:cell-content-change table:id="ct2275">
          <table:cell-address table:column="3" table:row="1" table:table="2"/>
          <office:change-info>
            <dc:creator> </dc:creator>
            <dc:date>2021-03-18T13:44:00</dc:date>
          </office:change-info>
          <table:previous table:id="ct2266">
            <table:change-track-table-cell office:value-type="string">
              <text:p><text:span text:style-name="T1">PSOL</text:span></text:p>
            </table:change-track-table-cell>
          </table:previous>
        </table:cell-content-change>
        <table:cell-content-change table:id="ct2276">
          <table:cell-address table:column="4" table:row="1" table:table="2"/>
          <office:change-info>
            <dc:creator> </dc:creator>
            <dc:date>2021-03-18T13:44:00</dc:date>
          </office:change-info>
          <table:previous table:id="ct2267">
            <table:change-track-table-cell office:value-type="string">
              <text:p><text:span text:style-name="T1">Far Left</text:span></text:p>
            </table:change-track-table-cell>
          </table:previous>
        </table:cell-content-change>
        <table:cell-content-change table:id="ct2277">
          <table:cell-address table:column="6" table:row="1" table:table="2"/>
          <office:change-info>
            <dc:creator> </dc:creator>
            <dc:date>2021-03-18T13:44:00</dc:date>
          </office:change-info>
          <table:previous table:id="ct2268">
            <table:change-track-table-cell office:value-type="float" office:value="9"/>
          </table:previous>
        </table:cell-content-change>
        <table:cell-content-change table:id="ct2278">
          <table:cell-address table:column="7" table:row="1" table:table="2"/>
          <office:change-info>
            <dc:creator> </dc:creator>
            <dc:date>2021-03-18T13:44:00</dc:date>
          </office:change-info>
          <table:previous table:id="ct2270">
            <table:change-track-table-cell office:value-type="float" office:value="6.85"/>
          </table:previous>
        </table:cell-content-change>
        <table:cell-content-change table:id="ct2279">
          <table:cell-address table:column="7" table:row="1" table:table="2"/>
          <office:change-info>
            <dc:creator> </dc:creator>
            <dc:date>2021-03-18T13:44:00</dc:date>
          </office:change-info>
          <table:previous table:id="ct2278">
            <table:change-track-table-cell office:value-type="float" office:value="6.85"/>
          </table:previous>
        </table:cell-content-change>
        <table:cell-content-change table:id="ct2280">
          <table:cell-address table:column="4" table:row="1" table:table="2"/>
          <office:change-info>
            <dc:creator> </dc:creator>
            <dc:date>2021-03-18T13:44:00</dc:date>
          </office:change-info>
          <table:previous table:id="ct2276">
            <table:change-track-table-cell/>
          </table:previous>
        </table:cell-content-change>
        <table:cell-content-change table:id="ct2281">
          <table:cell-address table:column="5" table:row="1" table:table="2"/>
          <office:change-info>
            <dc:creator> </dc:creator>
            <dc:date>2021-03-18T13:44:00</dc:date>
          </office:change-info>
          <table:previous table:id="ct2271">
            <table:change-track-table-cell/>
          </table:previous>
        </table:cell-content-change>
        <table:cell-content-change table:id="ct2282">
          <table:cell-address table:column="0" table:row="1" table:table="2"/>
          <office:change-info>
            <dc:creator> </dc:creator>
            <dc:date>2021-03-18T13:44:00</dc:date>
          </office:change-info>
          <table:previous table:id="ct2272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2283">
          <table:cell-address table:column="1" table:row="1" table:table="2"/>
          <office:change-info>
            <dc:creator> </dc:creator>
            <dc:date>2021-03-18T13:44:00</dc:date>
          </office:change-info>
          <table:previous table:id="ct2273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284">
          <table:cell-address table:column="2" table:row="1" table:table="2"/>
          <office:change-info>
            <dc:creator> </dc:creator>
            <dc:date>2021-03-18T13:44:00</dc:date>
          </office:change-info>
          <table:previous table:id="ct2274">
            <table:change-track-table-cell office:value-type="float" office:value="2006"/>
          </table:previous>
        </table:cell-content-change>
        <table:cell-content-change table:id="ct2285">
          <table:cell-address table:column="3" table:row="1" table:table="2"/>
          <office:change-info>
            <dc:creator> </dc:creator>
            <dc:date>2021-03-18T13:44:00</dc:date>
          </office:change-info>
          <table:previous table:id="ct2275">
            <table:change-track-table-cell office:value-type="string">
              <text:p><text:span text:style-name="T1">PDT</text:span></text:p>
            </table:change-track-table-cell>
          </table:previous>
        </table:cell-content-change>
        <table:cell-content-change table:id="ct2286">
          <table:cell-address table:column="6" table:row="1" table:table="2"/>
          <office:change-info>
            <dc:creator> </dc:creator>
            <dc:date>2021-03-18T13:44:00</dc:date>
          </office:change-info>
          <table:previous table:id="ct2277">
            <table:change-track-table-cell office:value-type="float" office:value="2"/>
          </table:previous>
        </table:cell-content-change>
        <table:cell-content-change table:id="ct2287">
          <table:cell-address table:column="7" table:row="1" table:table="2"/>
          <office:change-info>
            <dc:creator> </dc:creator>
            <dc:date>2021-03-18T13:44:00</dc:date>
          </office:change-info>
          <table:previous table:id="ct2279">
            <table:change-track-table-cell office:value-type="float" office:value="2.64"/>
          </table:previous>
        </table:cell-content-change>
        <table:cell-content-change table:id="ct2288">
          <table:cell-address table:column="7" table:row="1" table:table="2"/>
          <office:change-info>
            <dc:creator> </dc:creator>
            <dc:date>2021-03-18T13:44:00</dc:date>
          </office:change-info>
          <table:previous table:id="ct2287">
            <table:change-track-table-cell office:value-type="float" office:value="2.64"/>
          </table:previous>
        </table:cell-content-change>
        <table:cell-content-change table:id="ct2289">
          <table:cell-address table:column="4" table:row="1" table:table="2"/>
          <office:change-info>
            <dc:creator> </dc:creator>
            <dc:date>2021-03-18T13:44:00</dc:date>
          </office:change-info>
          <table:previous table:id="ct2280">
            <table:change-track-table-cell/>
          </table:previous>
        </table:cell-content-change>
        <table:cell-content-change table:id="ct2290">
          <table:cell-address table:column="5" table:row="1" table:table="2"/>
          <office:change-info>
            <dc:creator> </dc:creator>
            <dc:date>2021-03-18T13:44:00</dc:date>
          </office:change-info>
          <table:previous table:id="ct2281">
            <table:change-track-table-cell/>
          </table:previous>
        </table:cell-content-change>
        <table:cell-content-change table:id="ct2291">
          <table:cell-address table:column="0" table:row="1" table:table="2"/>
          <office:change-info>
            <dc:creator> </dc:creator>
            <dc:date>2021-03-18T13:44:00</dc:date>
          </office:change-info>
          <table:previous table:id="ct2282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2292">
          <table:cell-address table:column="1" table:row="1" table:table="2"/>
          <office:change-info>
            <dc:creator> </dc:creator>
            <dc:date>2021-03-18T13:44:00</dc:date>
          </office:change-info>
          <table:previous table:id="ct2283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293">
          <table:cell-address table:column="2" table:row="1" table:table="2"/>
          <office:change-info>
            <dc:creator> </dc:creator>
            <dc:date>2021-03-18T13:44:00</dc:date>
          </office:change-info>
          <table:previous table:id="ct2284">
            <table:change-track-table-cell office:value-type="float" office:value="2006"/>
          </table:previous>
        </table:cell-content-change>
        <table:cell-content-change table:id="ct2294">
          <table:cell-address table:column="3" table:row="1" table:table="2"/>
          <office:change-info>
            <dc:creator> </dc:creator>
            <dc:date>2021-03-18T13:44:00</dc:date>
          </office:change-info>
          <table:previous table:id="ct2285">
            <table:change-track-table-cell office:value-type="string">
              <text:p><text:span text:style-name="T1">PRP</text:span></text:p>
            </table:change-track-table-cell>
          </table:previous>
        </table:cell-content-change>
        <table:cell-content-change table:id="ct2295">
          <table:cell-address table:column="6" table:row="1" table:table="2"/>
          <office:change-info>
            <dc:creator> </dc:creator>
            <dc:date>2021-03-18T13:44:00</dc:date>
          </office:change-info>
          <table:previous table:id="ct2286">
            <table:change-track-table-cell office:value-type="float" office:value="0"/>
          </table:previous>
        </table:cell-content-change>
        <table:cell-content-change table:id="ct2296">
          <table:cell-address table:column="7" table:row="1" table:table="2"/>
          <office:change-info>
            <dc:creator> </dc:creator>
            <dc:date>2021-03-18T13:44:00</dc:date>
          </office:change-info>
          <table:previous table:id="ct2288">
            <table:change-track-table-cell office:value-type="float" office:value="0.13"/>
          </table:previous>
        </table:cell-content-change>
        <table:cell-content-change table:id="ct2297">
          <table:cell-address table:column="7" table:row="1" table:table="2"/>
          <office:change-info>
            <dc:creator> </dc:creator>
            <dc:date>2021-03-18T13:44:00</dc:date>
          </office:change-info>
          <table:previous table:id="ct2296">
            <table:change-track-table-cell office:value-type="float" office:value="0.13"/>
          </table:previous>
        </table:cell-content-change>
        <table:cell-content-change table:id="ct2298">
          <table:cell-address table:column="4" table:row="1" table:table="2"/>
          <office:change-info>
            <dc:creator> </dc:creator>
            <dc:date>2021-03-18T13:44:00</dc:date>
          </office:change-info>
          <table:previous table:id="ct2289">
            <table:change-track-table-cell/>
          </table:previous>
        </table:cell-content-change>
        <table:cell-content-change table:id="ct2299">
          <table:cell-address table:column="5" table:row="1" table:table="2"/>
          <office:change-info>
            <dc:creator> </dc:creator>
            <dc:date>2021-03-18T13:44:00</dc:date>
          </office:change-info>
          <table:previous table:id="ct2290">
            <table:change-track-table-cell/>
          </table:previous>
        </table:cell-content-change>
        <table:cell-content-change table:id="ct2300">
          <table:cell-address table:column="0" table:row="1" table:table="2"/>
          <office:change-info>
            <dc:creator> </dc:creator>
            <dc:date>2021-03-18T13:44:00</dc:date>
          </office:change-info>
          <table:previous table:id="ct2291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2301">
          <table:cell-address table:column="1" table:row="1" table:table="2"/>
          <office:change-info>
            <dc:creator> </dc:creator>
            <dc:date>2021-03-18T13:44:00</dc:date>
          </office:change-info>
          <table:previous table:id="ct2292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302">
          <table:cell-address table:column="2" table:row="1" table:table="2"/>
          <office:change-info>
            <dc:creator> </dc:creator>
            <dc:date>2021-03-18T13:44:00</dc:date>
          </office:change-info>
          <table:previous table:id="ct2293">
            <table:change-track-table-cell office:value-type="float" office:value="2006"/>
          </table:previous>
        </table:cell-content-change>
        <table:cell-content-change table:id="ct2303">
          <table:cell-address table:column="3" table:row="1" table:table="2"/>
          <office:change-info>
            <dc:creator> </dc:creator>
            <dc:date>2021-03-18T13:44:00</dc:date>
          </office:change-info>
          <table:previous table:id="ct2294">
            <table:change-track-table-cell office:value-type="string">
              <text:p><text:span text:style-name="T1">PSL</text:span></text:p>
            </table:change-track-table-cell>
          </table:previous>
        </table:cell-content-change>
        <table:cell-content-change table:id="ct2304">
          <table:cell-address table:column="6" table:row="1" table:table="2"/>
          <office:change-info>
            <dc:creator> </dc:creator>
            <dc:date>2021-03-18T13:44:00</dc:date>
          </office:change-info>
          <table:previous table:id="ct2295">
            <table:change-track-table-cell office:value-type="float" office:value="0"/>
          </table:previous>
        </table:cell-content-change>
        <table:cell-content-change table:id="ct2305">
          <table:cell-address table:column="7" table:row="1" table:table="2"/>
          <office:change-info>
            <dc:creator> </dc:creator>
            <dc:date>2021-03-18T13:44:00</dc:date>
          </office:change-info>
          <table:previous table:id="ct2297">
            <table:change-track-table-cell office:value-type="float" office:value="0.06"/>
          </table:previous>
        </table:cell-content-change>
        <table:cell-content-change table:id="ct2306">
          <table:cell-address table:column="7" table:row="1" table:table="2"/>
          <office:change-info>
            <dc:creator> </dc:creator>
            <dc:date>2021-03-18T13:44:00</dc:date>
          </office:change-info>
          <table:previous table:id="ct2305">
            <table:change-track-table-cell office:value-type="float" office:value="0.06"/>
          </table:previous>
        </table:cell-content-change>
        <table:cell-content-change table:id="ct2307">
          <table:cell-address table:column="5" table:row="1" table:table="2"/>
          <office:change-info>
            <dc:creator> </dc:creator>
            <dc:date>2021-03-18T13:44:00</dc:date>
          </office:change-info>
          <table:previous table:id="ct2299">
            <table:change-track-table-cell/>
          </table:previous>
        </table:cell-content-change>
        <table:cell-content-change table:id="ct2308">
          <table:cell-address table:column="0" table:row="1" table:table="2"/>
          <office:change-info>
            <dc:creator> </dc:creator>
            <dc:date>2021-03-18T13:44:00</dc:date>
          </office:change-info>
          <table:previous table:id="ct2300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2309">
          <table:cell-address table:column="1" table:row="1" table:table="2"/>
          <office:change-info>
            <dc:creator> </dc:creator>
            <dc:date>2021-03-18T13:44:00</dc:date>
          </office:change-info>
          <table:previous table:id="ct2301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310">
          <table:cell-address table:column="2" table:row="1" table:table="2"/>
          <office:change-info>
            <dc:creator> </dc:creator>
            <dc:date>2021-03-18T13:44:00</dc:date>
          </office:change-info>
          <table:previous table:id="ct2302">
            <table:change-track-table-cell office:value-type="float" office:value="2006"/>
          </table:previous>
        </table:cell-content-change>
        <table:cell-content-change table:id="ct2311">
          <table:cell-address table:column="3" table:row="1" table:table="2"/>
          <office:change-info>
            <dc:creator> </dc:creator>
            <dc:date>2021-03-18T13:44:00</dc:date>
          </office:change-info>
          <table:previous table:id="ct2303">
            <table:change-track-table-cell office:value-type="string">
              <text:p><text:span text:style-name="T1">PSDC</text:span></text:p>
            </table:change-track-table-cell>
          </table:previous>
        </table:cell-content-change>
        <table:cell-content-change table:id="ct2312">
          <table:cell-address table:column="4" table:row="1" table:table="2"/>
          <office:change-info>
            <dc:creator> </dc:creator>
            <dc:date>2021-03-18T13:44:00</dc:date>
          </office:change-info>
          <table:previous table:id="ct2298">
            <table:change-track-table-cell office:value-type="string">
              <text:p><text:span text:style-name="T1">Center Right</text:span></text:p>
            </table:change-track-table-cell>
          </table:previous>
        </table:cell-content-change>
        <table:cell-content-change table:id="ct2313">
          <table:cell-address table:column="6" table:row="1" table:table="2"/>
          <office:change-info>
            <dc:creator> </dc:creator>
            <dc:date>2021-03-18T13:44:00</dc:date>
          </office:change-info>
          <table:previous table:id="ct2304">
            <table:change-track-table-cell office:value-type="float" office:value="0"/>
          </table:previous>
        </table:cell-content-change>
        <table:cell-content-change table:id="ct2314">
          <table:cell-address table:column="7" table:row="1" table:table="2"/>
          <office:change-info>
            <dc:creator> </dc:creator>
            <dc:date>2021-03-18T13:44:00</dc:date>
          </office:change-info>
          <table:previous table:id="ct2306">
            <table:change-track-table-cell office:value-type="float" office:value="0.07"/>
          </table:previous>
        </table:cell-content-change>
        <table:cell-content-change table:id="ct2315">
          <table:cell-address table:column="7" table:row="1" table:table="2"/>
          <office:change-info>
            <dc:creator> </dc:creator>
            <dc:date>2021-03-18T13:44:00</dc:date>
          </office:change-info>
          <table:previous table:id="ct2314">
            <table:change-track-table-cell office:value-type="float" office:value="0.07"/>
          </table:previous>
        </table:cell-content-change>
        <table:cell-content-change table:id="ct2316">
          <table:cell-address table:column="5" table:row="1" table:table="2"/>
          <office:change-info>
            <dc:creator> </dc:creator>
            <dc:date>2021-03-18T13:44:00</dc:date>
          </office:change-info>
          <table:previous table:id="ct2307">
            <table:change-track-table-cell/>
          </table:previous>
        </table:cell-content-change>
        <table:cell-content-change table:id="ct2317">
          <table:cell-address table:column="0" table:row="1" table:table="2"/>
          <office:change-info>
            <dc:creator> </dc:creator>
            <dc:date>2021-03-18T13:44:00</dc:date>
          </office:change-info>
          <table:previous table:id="ct2308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2318">
          <table:cell-address table:column="1" table:row="1" table:table="2"/>
          <office:change-info>
            <dc:creator> </dc:creator>
            <dc:date>2021-03-18T13:44:00</dc:date>
          </office:change-info>
          <table:previous table:id="ct2309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319">
          <table:cell-address table:column="2" table:row="1" table:table="2"/>
          <office:change-info>
            <dc:creator> </dc:creator>
            <dc:date>2021-03-18T13:44:00</dc:date>
          </office:change-info>
          <table:previous table:id="ct2310">
            <table:change-track-table-cell office:value-type="float" office:value="2006"/>
          </table:previous>
        </table:cell-content-change>
        <table:cell-content-change table:id="ct2320">
          <table:cell-address table:column="3" table:row="1" table:table="2"/>
          <office:change-info>
            <dc:creator> </dc:creator>
            <dc:date>2021-03-18T13:44:00</dc:date>
          </office:change-info>
          <table:previous table:id="ct2311">
            <table:change-track-table-cell office:value-type="string">
              <text:p><text:span text:style-name="T1">PCO</text:span></text:p>
            </table:change-track-table-cell>
          </table:previous>
        </table:cell-content-change>
        <table:cell-content-change table:id="ct2321">
          <table:cell-address table:column="4" table:row="1" table:table="2"/>
          <office:change-info>
            <dc:creator> </dc:creator>
            <dc:date>2021-03-18T13:44:00</dc:date>
          </office:change-info>
          <table:previous table:id="ct2312">
            <table:change-track-table-cell office:value-type="string">
              <text:p><text:span text:style-name="T1">Far Left</text:span></text:p>
            </table:change-track-table-cell>
          </table:previous>
        </table:cell-content-change>
        <table:cell-content-change table:id="ct2322">
          <table:cell-address table:column="6" table:row="1" table:table="2"/>
          <office:change-info>
            <dc:creator> </dc:creator>
            <dc:date>2021-03-18T13:44:00</dc:date>
          </office:change-info>
          <table:previous table:id="ct2313">
            <table:change-track-table-cell office:value-type="float" office:value="0"/>
          </table:previous>
        </table:cell-content-change>
        <table:cell-content-change table:id="ct2323">
          <table:cell-address table:column="7" table:row="1" table:table="2"/>
          <office:change-info>
            <dc:creator> </dc:creator>
            <dc:date>2021-03-18T13:44:00</dc:date>
          </office:change-info>
          <table:previous table:id="ct2315">
            <table:change-track-table-cell office:value-type="float" office:value="0"/>
          </table:previous>
        </table:cell-content-change>
        <table:cell-content-change table:id="ct2324">
          <table:cell-address table:column="7" table:row="1" table:table="2"/>
          <office:change-info>
            <dc:creator> </dc:creator>
            <dc:date>2021-03-18T13:44:00</dc:date>
          </office:change-info>
          <table:previous table:id="ct2323">
            <table:change-track-table-cell office:value-type="float" office:value="0"/>
          </table:previous>
        </table:cell-content-change>
        <table:cell-content-change table:id="ct2325">
          <table:cell-address table:column="0" table:row="1" table:table="2"/>
          <office:change-info>
            <dc:creator> </dc:creator>
            <dc:date>2021-03-18T13:44:00</dc:date>
          </office:change-info>
          <table:previous table:id="ct2317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2326">
          <table:cell-address table:column="1" table:row="1" table:table="2"/>
          <office:change-info>
            <dc:creator> </dc:creator>
            <dc:date>2021-03-18T13:44:00</dc:date>
          </office:change-info>
          <table:previous table:id="ct2318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327">
          <table:cell-address table:column="2" table:row="1" table:table="2"/>
          <office:change-info>
            <dc:creator> </dc:creator>
            <dc:date>2021-03-18T13:44:00</dc:date>
          </office:change-info>
          <table:previous table:id="ct2319">
            <table:change-track-table-cell office:value-type="float" office:value="2006"/>
          </table:previous>
        </table:cell-content-change>
        <table:cell-content-change table:id="ct2328">
          <table:cell-address table:column="3" table:row="1" table:table="2"/>
          <office:change-info>
            <dc:creator> </dc:creator>
            <dc:date>2021-03-18T13:44:00</dc:date>
          </office:change-info>
          <table:previous table:id="ct2320">
            <table:change-track-table-cell office:value-type="string">
              <text:p><text:span text:style-name="T1">PT</text:span></text:p>
            </table:change-track-table-cell>
          </table:previous>
        </table:cell-content-change>
        <table:cell-content-change table:id="ct2329">
          <table:cell-address table:column="6" table:row="1" table:table="2"/>
          <office:change-info>
            <dc:creator> </dc:creator>
            <dc:date>2021-03-18T13:44:00</dc:date>
          </office:change-info>
          <table:previous table:id="ct2322">
            <table:change-track-table-cell office:value-type="float" office:value="53"/>
          </table:previous>
        </table:cell-content-change>
        <table:insertion table:id="ct2330" table:type="row" table:position="315" table:table="2">
          <office:change-info>
            <dc:creator> </dc:creator>
            <dc:date>2021-03-18T13:44:00</dc:date>
          </office:change-info>
          <table:dependencies>
            <table:dependency table:id="ct2373"/>
            <table:dependency table:id="ct2335"/>
            <table:dependency table:id="ct2334"/>
            <table:dependency table:id="ct2333"/>
            <table:dependency table:id="ct2332"/>
            <table:dependency table:id="ct2331"/>
          </table:dependencies>
        </table:insertion>
        <table:cell-content-change table:id="ct2331">
          <table:cell-address table:column="0" table:row="315" table:table="2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332">
          <table:cell-address table:column="1" table:row="315" table:table="2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333">
          <table:cell-address table:column="2" table:row="315" table:table="2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334">
          <table:cell-address table:column="3" table:row="315" table:table="2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335">
          <table:cell-address table:column="6" table:row="315" table:table="2"/>
          <office:change-info>
            <dc:creator> </dc:creator>
            <dc:date>2021-03-18T13:44:00</dc:date>
          </office:change-info>
          <table:previous>
            <table:change-track-table-cell/>
          </table:previous>
        </table:cell-content-change>
        <table:cell-content-change table:id="ct2336">
          <table:cell-address table:column="4" table:row="43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37">
          <table:cell-address table:column="4" table:row="44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38">
          <table:cell-address table:column="4" table:row="45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39">
          <table:cell-address table:column="4" table:row="46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40">
          <table:cell-address table:column="4" table:row="47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41">
          <table:cell-address table:column="4" table:row="48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42">
          <table:cell-address table:column="4" table:row="49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43">
          <table:cell-address table:column="4" table:row="50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44">
          <table:cell-address table:column="4" table:row="51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45">
          <table:cell-address table:column="4" table:row="52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46">
          <table:cell-address table:column="4" table:row="53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47">
          <table:cell-address table:column="4" table:row="54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48">
          <table:cell-address table:column="4" table:row="55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49">
          <table:cell-address table:column="4" table:row="56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50">
          <table:cell-address table:column="4" table:row="57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51">
          <table:cell-address table:column="4" table:row="58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52">
          <table:cell-address table:column="4" table:row="59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53">
          <table:cell-address table:column="4" table:row="60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54">
          <table:cell-address table:column="4" table:row="61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55">
          <table:cell-address table:column="4" table:row="62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56">
          <table:cell-address table:column="4" table:row="63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57">
          <table:cell-address table:column="4" table:row="64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58">
          <table:cell-address table:column="4" table:row="65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59">
          <table:cell-address table:column="4" table:row="66" table:table="3"/>
          <office:change-info>
            <dc:creator> </dc:creator>
            <dc:date>2021-03-08T17:38:00</dc:date>
          </office:change-info>
          <table:previous>
            <table:change-track-table-cell/>
          </table:previous>
        </table:cell-content-change>
        <table:cell-content-change table:id="ct2360">
          <table:cell-address table:column="3" table:row="316" table:table="2"/>
          <office:change-info>
            <dc:creator> </dc:creator>
            <dc:date>2021-03-18T13:45:00</dc:date>
          </office:change-info>
          <table:previous>
            <table:change-track-table-cell/>
          </table:previous>
        </table:cell-content-change>
        <table:cell-content-change table:id="ct2361">
          <table:cell-address table:column="3" table:row="317" table:table="2"/>
          <office:change-info>
            <dc:creator> </dc:creator>
            <dc:date>2021-03-18T13:45:00</dc:date>
          </office:change-info>
          <table:previous>
            <table:change-track-table-cell/>
          </table:previous>
        </table:cell-content-change>
        <table:cell-content-change table:id="ct2362">
          <table:cell-address table:column="3" table:row="318" table:table="2"/>
          <office:change-info>
            <dc:creator> </dc:creator>
            <dc:date>2021-03-18T13:45:00</dc:date>
          </office:change-info>
          <table:previous>
            <table:change-track-table-cell/>
          </table:previous>
        </table:cell-content-change>
        <table:cell-content-change table:id="ct2363">
          <table:cell-address table:column="3" table:row="318" table:table="2"/>
          <office:change-info>
            <dc:creator> </dc:creator>
            <dc:date>2021-03-18T13:45:00</dc:date>
          </office:change-info>
          <table:previous table:id="ct2362">
            <table:change-track-table-cell office:value-type="string">
              <text:p><text:span text:style-name="T1">PMDB</text:span></text:p>
            </table:change-track-table-cell>
          </table:previous>
        </table:cell-content-change>
        <table:cell-content-change table:id="ct2364">
          <table:cell-address table:column="0" table:row="316" table:table="2"/>
          <office:change-info>
            <dc:creator> </dc:creator>
            <dc:date>2021-03-18T13:45:00</dc:date>
          </office:change-info>
          <table:previous>
            <table:change-track-table-cell/>
          </table:previous>
        </table:cell-content-change>
        <table:cell-content-change table:id="ct2365">
          <table:cell-address table:column="0" table:row="317" table:table="2"/>
          <office:change-info>
            <dc:creator> </dc:creator>
            <dc:date>2021-03-18T13:45:00</dc:date>
          </office:change-info>
          <table:previous>
            <table:change-track-table-cell/>
          </table:previous>
        </table:cell-content-change>
        <table:cell-content-change table:id="ct2366">
          <table:cell-address table:column="0" table:row="318" table:table="2"/>
          <office:change-info>
            <dc:creator> </dc:creator>
            <dc:date>2021-03-18T13:45:00</dc:date>
          </office:change-info>
          <table:previous>
            <table:change-track-table-cell/>
          </table:previous>
        </table:cell-content-change>
        <table:cell-content-change table:id="ct2367">
          <table:cell-address table:column="1" table:row="316" table:table="2"/>
          <office:change-info>
            <dc:creator> </dc:creator>
            <dc:date>2021-03-18T13:45:00</dc:date>
          </office:change-info>
          <table:previous>
            <table:change-track-table-cell/>
          </table:previous>
        </table:cell-content-change>
        <table:cell-content-change table:id="ct2368">
          <table:cell-address table:column="1" table:row="317" table:table="2"/>
          <office:change-info>
            <dc:creator> </dc:creator>
            <dc:date>2021-03-18T13:45:00</dc:date>
          </office:change-info>
          <table:previous>
            <table:change-track-table-cell/>
          </table:previous>
        </table:cell-content-change>
        <table:cell-content-change table:id="ct2369">
          <table:cell-address table:column="1" table:row="318" table:table="2"/>
          <office:change-info>
            <dc:creator> </dc:creator>
            <dc:date>2021-03-18T13:45:00</dc:date>
          </office:change-info>
          <table:previous>
            <table:change-track-table-cell/>
          </table:previous>
        </table:cell-content-change>
        <table:cell-content-change table:id="ct2370">
          <table:cell-address table:column="2" table:row="316" table:table="2"/>
          <office:change-info>
            <dc:creator> </dc:creator>
            <dc:date>2021-03-18T13:45:00</dc:date>
          </office:change-info>
          <table:previous>
            <table:change-track-table-cell/>
          </table:previous>
        </table:cell-content-change>
        <table:cell-content-change table:id="ct2371">
          <table:cell-address table:column="2" table:row="317" table:table="2"/>
          <office:change-info>
            <dc:creator> </dc:creator>
            <dc:date>2021-03-18T13:45:00</dc:date>
          </office:change-info>
          <table:previous>
            <table:change-track-table-cell/>
          </table:previous>
        </table:cell-content-change>
        <table:cell-content-change table:id="ct2372">
          <table:cell-address table:column="2" table:row="318" table:table="2"/>
          <office:change-info>
            <dc:creator> </dc:creator>
            <dc:date>2021-03-18T13:45:00</dc:date>
          </office:change-info>
          <table:previous>
            <table:change-track-table-cell/>
          </table:previous>
        </table:cell-content-change>
        <table:cell-content-change table:id="ct2373">
          <table:cell-address table:column="7" table:row="315" table:table="2"/>
          <office:change-info>
            <dc:creator> </dc:creator>
            <dc:date>2021-03-18T13:46:00</dc:date>
          </office:change-info>
          <table:previous>
            <table:change-track-table-cell/>
          </table:previous>
        </table:cell-content-change>
        <table:cell-content-change table:id="ct2374">
          <table:cell-address table:column="7" table:row="316" table:table="2"/>
          <office:change-info>
            <dc:creator> </dc:creator>
            <dc:date>2021-03-18T13:46:00</dc:date>
          </office:change-info>
          <table:previous>
            <table:change-track-table-cell/>
          </table:previous>
        </table:cell-content-change>
        <table:cell-content-change table:id="ct2375">
          <table:cell-address table:column="7" table:row="317" table:table="2"/>
          <office:change-info>
            <dc:creator> </dc:creator>
            <dc:date>2021-03-18T13:46:00</dc:date>
          </office:change-info>
          <table:previous>
            <table:change-track-table-cell/>
          </table:previous>
        </table:cell-content-change>
        <table:cell-content-change table:id="ct2376">
          <table:cell-address table:column="7" table:row="318" table:table="2"/>
          <office:change-info>
            <dc:creator> </dc:creator>
            <dc:date>2021-03-18T13:46:00</dc:date>
          </office:change-info>
          <table:previous>
            <table:change-track-table-cell/>
          </table:previous>
        </table:cell-content-change>
        <table:cell-content-change table:id="ct2377">
          <table:cell-address table:column="6" table:row="27" table:table="3"/>
          <office:change-info>
            <dc:creator> </dc:creator>
            <dc:date>2021-03-08T18:09:00</dc:date>
          </office:change-info>
          <table:previous>
            <table:change-track-table-cell/>
          </table:previous>
        </table:cell-content-change>
        <table:cell-content-change table:id="ct2378">
          <table:cell-address table:column="6" table:row="28" table:table="3"/>
          <office:change-info>
            <dc:creator> </dc:creator>
            <dc:date>2021-03-08T18:09:00</dc:date>
          </office:change-info>
          <table:previous>
            <table:change-track-table-cell/>
          </table:previous>
        </table:cell-content-change>
        <table:cell-content-change table:id="ct2379">
          <table:cell-address table:column="6" table:row="29" table:table="3"/>
          <office:change-info>
            <dc:creator> </dc:creator>
            <dc:date>2021-03-08T18:09:00</dc:date>
          </office:change-info>
          <table:previous>
            <table:change-track-table-cell/>
          </table:previous>
        </table:cell-content-change>
        <table:cell-content-change table:id="ct2380">
          <table:cell-address table:column="6" table:row="30" table:table="3"/>
          <office:change-info>
            <dc:creator> </dc:creator>
            <dc:date>2021-03-08T18:09:00</dc:date>
          </office:change-info>
          <table:previous>
            <table:change-track-table-cell/>
          </table:previous>
        </table:cell-content-change>
        <table:cell-content-change table:id="ct2381">
          <table:cell-address table:column="6" table:row="31" table:table="3"/>
          <office:change-info>
            <dc:creator> </dc:creator>
            <dc:date>2021-03-08T18:09:00</dc:date>
          </office:change-info>
          <table:previous>
            <table:change-track-table-cell/>
          </table:previous>
        </table:cell-content-change>
        <table:cell-content-change table:id="ct2382">
          <table:cell-address table:column="6" table:row="32" table:table="3"/>
          <office:change-info>
            <dc:creator> </dc:creator>
            <dc:date>2021-03-08T18:09:00</dc:date>
          </office:change-info>
          <table:previous>
            <table:change-track-table-cell/>
          </table:previous>
        </table:cell-content-change>
        <table:cell-content-change table:id="ct2383">
          <table:cell-address table:column="6" table:row="33" table:table="3"/>
          <office:change-info>
            <dc:creator> </dc:creator>
            <dc:date>2021-03-08T18:09:00</dc:date>
          </office:change-info>
          <table:previous>
            <table:change-track-table-cell/>
          </table:previous>
        </table:cell-content-change>
        <table:cell-content-change table:id="ct2384">
          <table:cell-address table:column="6" table:row="34" table:table="3"/>
          <office:change-info>
            <dc:creator> </dc:creator>
            <dc:date>2021-03-08T18:09:00</dc:date>
          </office:change-info>
          <table:previous>
            <table:change-track-table-cell/>
          </table:previous>
        </table:cell-content-change>
        <table:cell-content-change table:id="ct2385">
          <table:cell-address table:column="6" table:row="35" table:table="3"/>
          <office:change-info>
            <dc:creator> </dc:creator>
            <dc:date>2021-03-08T18:09:00</dc:date>
          </office:change-info>
          <table:previous>
            <table:change-track-table-cell/>
          </table:previous>
        </table:cell-content-change>
        <table:cell-content-change table:id="ct2386">
          <table:cell-address table:column="6" table:row="36" table:table="3"/>
          <office:change-info>
            <dc:creator> </dc:creator>
            <dc:date>2021-03-08T18:09:00</dc:date>
          </office:change-info>
          <table:previous>
            <table:change-track-table-cell/>
          </table:previous>
        </table:cell-content-change>
        <table:cell-content-change table:id="ct2387">
          <table:cell-address table:column="6" table:row="37" table:table="3"/>
          <office:change-info>
            <dc:creator> </dc:creator>
            <dc:date>2021-03-08T18:09:00</dc:date>
          </office:change-info>
          <table:previous>
            <table:change-track-table-cell/>
          </table:previous>
        </table:cell-content-change>
        <table:cell-content-change table:id="ct2388">
          <table:cell-address table:column="6" table:row="38" table:table="3"/>
          <office:change-info>
            <dc:creator> </dc:creator>
            <dc:date>2021-03-08T18:09:00</dc:date>
          </office:change-info>
          <table:previous>
            <table:change-track-table-cell/>
          </table:previous>
        </table:cell-content-change>
        <table:cell-content-change table:id="ct2389">
          <table:cell-address table:column="6" table:row="39" table:table="3"/>
          <office:change-info>
            <dc:creator> </dc:creator>
            <dc:date>2021-03-08T18:09:00</dc:date>
          </office:change-info>
          <table:previous>
            <table:change-track-table-cell/>
          </table:previous>
        </table:cell-content-change>
        <table:cell-content-change table:id="ct2390">
          <table:cell-address table:column="6" table:row="40" table:table="3"/>
          <office:change-info>
            <dc:creator> </dc:creator>
            <dc:date>2021-03-08T18:09:00</dc:date>
          </office:change-info>
          <table:previous>
            <table:change-track-table-cell/>
          </table:previous>
        </table:cell-content-change>
        <table:cell-content-change table:id="ct2391">
          <table:cell-address table:column="6" table:row="41" table:table="3"/>
          <office:change-info>
            <dc:creator> </dc:creator>
            <dc:date>2021-03-08T18:09:00</dc:date>
          </office:change-info>
          <table:previous>
            <table:change-track-table-cell/>
          </table:previous>
        </table:cell-content-change>
        <table:cell-content-change table:id="ct2392">
          <table:cell-address table:column="6" table:row="42" table:table="3"/>
          <office:change-info>
            <dc:creator> </dc:creator>
            <dc:date>2021-03-08T18:09:00</dc:date>
          </office:change-info>
          <table:previous table:id="ct125">
            <table:change-track-table-cell/>
          </table:previous>
        </table:cell-content-change>
        <table:cell-content-change table:id="ct2393">
          <table:cell-address table:column="4" table:row="1" table:table="2"/>
          <office:change-info>
            <dc:creator> </dc:creator>
            <dc:date>2021-03-18T13:51:00</dc:date>
          </office:change-info>
          <table:previous table:id="ct2321">
            <table:change-track-table-cell/>
          </table:previous>
        </table:cell-content-change>
        <table:cell-content-change table:id="ct2394">
          <table:cell-address table:column="5" table:row="1" table:table="2"/>
          <office:change-info>
            <dc:creator> </dc:creator>
            <dc:date>2021-03-18T13:51:00</dc:date>
          </office:change-info>
          <table:previous table:id="ct2316">
            <table:change-track-table-cell/>
          </table:previous>
        </table:cell-content-change>
        <table:cell-content-change table:id="ct2395">
          <table:cell-address table:column="0" table:row="1" table:table="2"/>
          <office:change-info>
            <dc:creator> </dc:creator>
            <dc:date>2021-03-18T13:51:00</dc:date>
          </office:change-info>
          <table:previous table:id="ct2325">
            <table:change-track-table-cell office:value-type="string">
              <text:p><text:span text:style-name="T1">Pres</text:span></text:p>
            </table:change-track-table-cell>
          </table:previous>
        </table:cell-content-change>
        <table:cell-content-change table:id="ct2396">
          <table:cell-address table:column="1" table:row="1" table:table="2"/>
          <office:change-info>
            <dc:creator> </dc:creator>
            <dc:date>2021-03-18T13:51:00</dc:date>
          </office:change-info>
          <table:previous table:id="ct2326">
            <table:change-track-table-cell office:value-type="string">
              <text:p><text:span text:style-name="T1">BR</text:span></text:p>
            </table:change-track-table-cell>
          </table:previous>
        </table:cell-content-change>
        <table:cell-content-change table:id="ct2397">
          <table:cell-address table:column="2" table:row="1" table:table="2"/>
          <office:change-info>
            <dc:creator> </dc:creator>
            <dc:date>2021-03-18T13:51:00</dc:date>
          </office:change-info>
          <table:previous table:id="ct2327">
            <table:change-track-table-cell office:value-type="float" office:value="2006"/>
          </table:previous>
        </table:cell-content-change>
        <table:cell-content-change table:id="ct2398">
          <table:cell-address table:column="3" table:row="1" table:table="2"/>
          <office:change-info>
            <dc:creator> </dc:creator>
            <dc:date>2021-03-18T13:51:00</dc:date>
          </office:change-info>
          <table:previous table:id="ct2328">
            <table:change-track-table-cell office:value-type="string">
              <text:p><text:span text:style-name="T1">PT</text:span></text:p>
            </table:change-track-table-cell>
          </table:previous>
        </table:cell-content-change>
        <table:cell-content-change table:id="ct2399">
          <table:cell-address table:column="6" table:row="1" table:table="2"/>
          <office:change-info>
            <dc:creator> </dc:creator>
            <dc:date>2021-03-18T13:51:00</dc:date>
          </office:change-info>
          <table:previous table:id="ct2329">
            <table:change-track-table-cell office:value-type="float" office:value="53"/>
          </table:previous>
        </table:cell-content-change>
        <table:cell-content-change table:id="ct2400">
          <table:cell-address table:column="6" table:row="1" table:table="2"/>
          <office:change-info>
            <dc:creator> </dc:creator>
            <dc:date>2021-03-18T13:51:00</dc:date>
          </office:change-info>
          <table:previous table:id="ct2399">
            <table:change-track-table-cell/>
          </table:previous>
        </table:cell-content-change>
        <table:cell-content-change table:id="ct2401">
          <table:cell-address table:column="3" table:row="1" table:table="2"/>
          <office:change-info>
            <dc:creator> </dc:creator>
            <dc:date>2021-03-18T13:51:00</dc:date>
          </office:change-info>
          <table:previous table:id="ct2398">
            <table:change-track-table-cell/>
          </table:previous>
        </table:cell-content-change>
        <table:cell-content-change table:id="ct2402">
          <table:cell-address table:column="2" table:row="1" table:table="2"/>
          <office:change-info>
            <dc:creator> </dc:creator>
            <dc:date>2021-03-18T13:51:00</dc:date>
          </office:change-info>
          <table:previous table:id="ct2397">
            <table:change-track-table-cell/>
          </table:previous>
        </table:cell-content-change>
        <table:cell-content-change table:id="ct2403">
          <table:cell-address table:column="1" table:row="1" table:table="2"/>
          <office:change-info>
            <dc:creator> </dc:creator>
            <dc:date>2021-03-18T13:51:00</dc:date>
          </office:change-info>
          <table:previous table:id="ct2396">
            <table:change-track-table-cell/>
          </table:previous>
        </table:cell-content-change>
        <table:cell-content-change table:id="ct2404">
          <table:cell-address table:column="0" table:row="1" table:table="2"/>
          <office:change-info>
            <dc:creator> </dc:creator>
            <dc:date>2021-03-18T13:51:00</dc:date>
          </office:change-info>
          <table:previous table:id="ct2395">
            <table:change-track-table-cell/>
          </table:previous>
        </table:cell-content-change>
        <table:cell-content-change table:id="ct2405">
          <table:cell-address table:column="0" table:row="1" table:table="2"/>
          <office:change-info>
            <dc:creator> </dc:creator>
            <dc:date>2021-03-18T13:51:00</dc:date>
          </office:change-info>
          <table:previous table:id="ct2404">
            <table:change-track-table-cell/>
          </table:previous>
        </table:cell-content-change>
        <table:cell-content-change table:id="ct2406">
          <table:cell-address table:column="6" table:row="42" table:table="3"/>
          <office:change-info>
            <dc:creator> </dc:creator>
            <dc:date>2021-03-18T14:11:00</dc:date>
          </office:change-info>
          <table:previous table:id="ct2392">
            <table:change-track-table-cell office:value-type="float" office:value="5"/>
          </table:previous>
        </table:cell-content-change>
        <table:cell-content-change table:id="ct2407">
          <table:cell-address table:column="4" table:row="44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08">
          <table:cell-address table:column="4" table:row="45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09">
          <table:cell-address table:column="4" table:row="46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10">
          <table:cell-address table:column="4" table:row="47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11">
          <table:cell-address table:column="4" table:row="48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12">
          <table:cell-address table:column="4" table:row="49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13">
          <table:cell-address table:column="4" table:row="50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14">
          <table:cell-address table:column="4" table:row="51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15">
          <table:cell-address table:column="4" table:row="52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16">
          <table:cell-address table:column="4" table:row="53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17">
          <table:cell-address table:column="4" table:row="54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18">
          <table:cell-address table:column="4" table:row="55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19">
          <table:cell-address table:column="4" table:row="56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20">
          <table:cell-address table:column="4" table:row="57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21">
          <table:cell-address table:column="4" table:row="58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22">
          <table:cell-address table:column="4" table:row="59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23">
          <table:cell-address table:column="4" table:row="60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24">
          <table:cell-address table:column="4" table:row="61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25">
          <table:cell-address table:column="4" table:row="62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26">
          <table:cell-address table:column="5" table:row="44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27">
          <table:cell-address table:column="5" table:row="45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28">
          <table:cell-address table:column="5" table:row="46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29">
          <table:cell-address table:column="5" table:row="47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30">
          <table:cell-address table:column="5" table:row="48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31">
          <table:cell-address table:column="5" table:row="49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32">
          <table:cell-address table:column="5" table:row="50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33">
          <table:cell-address table:column="5" table:row="51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34">
          <table:cell-address table:column="5" table:row="52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35">
          <table:cell-address table:column="5" table:row="53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36">
          <table:cell-address table:column="5" table:row="54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37">
          <table:cell-address table:column="5" table:row="55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38">
          <table:cell-address table:column="5" table:row="56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39">
          <table:cell-address table:column="5" table:row="57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40">
          <table:cell-address table:column="5" table:row="58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41">
          <table:cell-address table:column="5" table:row="59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42">
          <table:cell-address table:column="5" table:row="60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43">
          <table:cell-address table:column="5" table:row="61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44">
          <table:cell-address table:column="5" table:row="62" table:table="2"/>
          <office:change-info>
            <dc:creator> </dc:creator>
            <dc:date>2021-03-14T11:02:00</dc:date>
          </office:change-info>
          <table:previous>
            <table:change-track-table-cell/>
          </table:previous>
        </table:cell-content-change>
        <table:cell-content-change table:id="ct2445">
          <table:cell-address table:column="5" table:row="1" table:table="3"/>
          <office:change-info>
            <dc:creator> </dc:creator>
            <dc:date>2021-03-18T14:21:00</dc:date>
          </office:change-info>
          <table:previous>
            <table:change-track-table-cell/>
          </table:previous>
        </table:cell-content-change>
        <table:cell-content-change table:id="ct2446">
          <table:cell-address table:column="5" table:row="2" table:table="3"/>
          <office:change-info>
            <dc:creator> </dc:creator>
            <dc:date>2021-03-18T14:21:00</dc:date>
          </office:change-info>
          <table:previous>
            <table:change-track-table-cell/>
          </table:previous>
        </table:cell-content-change>
        <table:cell-content-change table:id="ct2447">
          <table:cell-address table:column="5" table:row="3" table:table="3"/>
          <office:change-info>
            <dc:creator> </dc:creator>
            <dc:date>2021-03-18T14:21:00</dc:date>
          </office:change-info>
          <table:previous>
            <table:change-track-table-cell/>
          </table:previous>
        </table:cell-content-change>
        <table:cell-content-change table:id="ct2448">
          <table:cell-address table:column="5" table:row="4" table:table="3"/>
          <office:change-info>
            <dc:creator> </dc:creator>
            <dc:date>2021-03-18T14:21:00</dc:date>
          </office:change-info>
          <table:previous>
            <table:change-track-table-cell/>
          </table:previous>
        </table:cell-content-change>
        <table:cell-content-change table:id="ct2449">
          <table:cell-address table:column="5" table:row="5" table:table="3"/>
          <office:change-info>
            <dc:creator> </dc:creator>
            <dc:date>2021-03-18T14:21:00</dc:date>
          </office:change-info>
          <table:previous>
            <table:change-track-table-cell/>
          </table:previous>
        </table:cell-content-change>
        <table:cell-content-change table:id="ct2450">
          <table:cell-address table:column="5" table:row="6" table:table="3"/>
          <office:change-info>
            <dc:creator> </dc:creator>
            <dc:date>2021-03-18T14:21:00</dc:date>
          </office:change-info>
          <table:previous>
            <table:change-track-table-cell/>
          </table:previous>
        </table:cell-content-change>
        <table:cell-content-change table:id="ct2451">
          <table:cell-address table:column="5" table:row="7" table:table="3"/>
          <office:change-info>
            <dc:creator> </dc:creator>
            <dc:date>2021-03-18T14:21:00</dc:date>
          </office:change-info>
          <table:previous>
            <table:change-track-table-cell/>
          </table:previous>
        </table:cell-content-change>
        <table:cell-content-change table:id="ct2452">
          <table:cell-address table:column="5" table:row="8" table:table="3"/>
          <office:change-info>
            <dc:creator> </dc:creator>
            <dc:date>2021-03-18T14:21:00</dc:date>
          </office:change-info>
          <table:previous>
            <table:change-track-table-cell/>
          </table:previous>
        </table:cell-content-change>
        <table:cell-content-change table:id="ct2453">
          <table:cell-address table:column="5" table:row="9" table:table="3"/>
          <office:change-info>
            <dc:creator> </dc:creator>
            <dc:date>2021-03-08T17:43:00</dc:date>
          </office:change-info>
          <table:previous>
            <table:change-track-table-cell/>
          </table:previous>
        </table:cell-content-change>
        <table:cell-content-change table:id="ct2454">
          <table:cell-address table:column="5" table:row="10" table:table="3"/>
          <office:change-info>
            <dc:creator> </dc:creator>
            <dc:date>2021-03-08T17:43:00</dc:date>
          </office:change-info>
          <table:previous>
            <table:change-track-table-cell/>
          </table:previous>
        </table:cell-content-change>
        <table:cell-content-change table:id="ct2455">
          <table:cell-address table:column="5" table:row="11" table:table="3"/>
          <office:change-info>
            <dc:creator> </dc:creator>
            <dc:date>2021-03-08T17:43:00</dc:date>
          </office:change-info>
          <table:previous>
            <table:change-track-table-cell/>
          </table:previous>
        </table:cell-content-change>
        <table:cell-content-change table:id="ct2456">
          <table:cell-address table:column="5" table:row="12" table:table="3"/>
          <office:change-info>
            <dc:creator> </dc:creator>
            <dc:date>2021-03-08T17:43:00</dc:date>
          </office:change-info>
          <table:previous>
            <table:change-track-table-cell/>
          </table:previous>
        </table:cell-content-change>
        <table:cell-content-change table:id="ct2457">
          <table:cell-address table:column="5" table:row="13" table:table="3"/>
          <office:change-info>
            <dc:creator> </dc:creator>
            <dc:date>2021-03-08T17:43:00</dc:date>
          </office:change-info>
          <table:previous>
            <table:change-track-table-cell/>
          </table:previous>
        </table:cell-content-change>
        <table:cell-content-change table:id="ct2458">
          <table:cell-address table:column="5" table:row="14" table:table="3"/>
          <office:change-info>
            <dc:creator> </dc:creator>
            <dc:date>2021-03-08T17:43:00</dc:date>
          </office:change-info>
          <table:previous>
            <table:change-track-table-cell/>
          </table:previous>
        </table:cell-content-change>
        <table:cell-content-change table:id="ct2459">
          <table:cell-address table:column="5" table:row="15" table:table="3"/>
          <office:change-info>
            <dc:creator> </dc:creator>
            <dc:date>2021-03-08T17:43:00</dc:date>
          </office:change-info>
          <table:previous>
            <table:change-track-table-cell/>
          </table:previous>
        </table:cell-content-change>
        <table:cell-content-change table:id="ct2460">
          <table:cell-address table:column="5" table:row="16" table:table="3"/>
          <office:change-info>
            <dc:creator> </dc:creator>
            <dc:date>2021-03-08T17:44:00</dc:date>
          </office:change-info>
          <table:previous>
            <table:change-track-table-cell/>
          </table:previous>
        </table:cell-content-change>
        <table:cell-content-change table:id="ct2461">
          <table:cell-address table:column="5" table:row="17" table:table="3"/>
          <office:change-info>
            <dc:creator> </dc:creator>
            <dc:date>2021-03-08T17:44:00</dc:date>
          </office:change-info>
          <table:previous>
            <table:change-track-table-cell/>
          </table:previous>
        </table:cell-content-change>
        <table:cell-content-change table:id="ct2462">
          <table:cell-address table:column="5" table:row="18" table:table="3"/>
          <office:change-info>
            <dc:creator> </dc:creator>
            <dc:date>2021-03-08T17:44:00</dc:date>
          </office:change-info>
          <table:previous>
            <table:change-track-table-cell/>
          </table:previous>
        </table:cell-content-change>
        <table:cell-content-change table:id="ct2463">
          <table:cell-address table:column="5" table:row="19" table:table="3"/>
          <office:change-info>
            <dc:creator> </dc:creator>
            <dc:date>2021-03-08T17:44:00</dc:date>
          </office:change-info>
          <table:previous>
            <table:change-track-table-cell/>
          </table:previous>
        </table:cell-content-change>
        <table:cell-content-change table:id="ct2464">
          <table:cell-address table:column="5" table:row="20" table:table="3"/>
          <office:change-info>
            <dc:creator> </dc:creator>
            <dc:date>2021-03-08T17:44:00</dc:date>
          </office:change-info>
          <table:previous>
            <table:change-track-table-cell/>
          </table:previous>
        </table:cell-content-change>
        <table:cell-content-change table:id="ct2465">
          <table:cell-address table:column="5" table:row="21" table:table="3"/>
          <office:change-info>
            <dc:creator> </dc:creator>
            <dc:date>2021-03-08T17:44:00</dc:date>
          </office:change-info>
          <table:previous>
            <table:change-track-table-cell/>
          </table:previous>
        </table:cell-content-change>
        <table:cell-content-change table:id="ct2466">
          <table:cell-address table:column="5" table:row="22" table:table="3"/>
          <office:change-info>
            <dc:creator> </dc:creator>
            <dc:date>2021-03-08T17:44:00</dc:date>
          </office:change-info>
          <table:previous>
            <table:change-track-table-cell/>
          </table:previous>
        </table:cell-content-change>
        <table:cell-content-change table:id="ct2467">
          <table:cell-address table:column="5" table:row="23" table:table="3"/>
          <office:change-info>
            <dc:creator> </dc:creator>
            <dc:date>2021-03-08T17:44:00</dc:date>
          </office:change-info>
          <table:previous>
            <table:change-track-table-cell/>
          </table:previous>
        </table:cell-content-change>
        <table:cell-content-change table:id="ct2468">
          <table:cell-address table:column="5" table:row="24" table:table="3"/>
          <office:change-info>
            <dc:creator> </dc:creator>
            <dc:date>2021-03-08T17:44:00</dc:date>
          </office:change-info>
          <table:previous>
            <table:change-track-table-cell/>
          </table:previous>
        </table:cell-content-change>
        <table:cell-content-change table:id="ct2469">
          <table:cell-address table:column="5" table:row="25" table:table="3"/>
          <office:change-info>
            <dc:creator> </dc:creator>
            <dc:date>2021-03-08T17:44:00</dc:date>
          </office:change-info>
          <table:previous>
            <table:change-track-table-cell/>
          </table:previous>
        </table:cell-content-change>
        <table:cell-content-change table:id="ct2470">
          <table:cell-address table:column="5" table:row="26" table:table="3"/>
          <office:change-info>
            <dc:creator> </dc:creator>
            <dc:date>2021-03-08T17:44:00</dc:date>
          </office:change-info>
          <table:previous>
            <table:change-track-table-cell/>
          </table:previous>
        </table:cell-content-change>
        <table:cell-content-change table:id="ct2471">
          <table:cell-address table:column="5" table:row="27" table:table="3"/>
          <office:change-info>
            <dc:creator> </dc:creator>
            <dc:date>2021-03-08T17:44:00</dc:date>
          </office:change-info>
          <table:previous>
            <table:change-track-table-cell/>
          </table:previous>
        </table:cell-content-change>
        <table:cell-content-change table:id="ct2472">
          <table:cell-address table:column="5" table:row="28" table:table="3"/>
          <office:change-info>
            <dc:creator> </dc:creator>
            <dc:date>2021-03-08T17:44:00</dc:date>
          </office:change-info>
          <table:previous>
            <table:change-track-table-cell/>
          </table:previous>
        </table:cell-content-change>
        <table:cell-content-change table:id="ct2473">
          <table:cell-address table:column="5" table:row="29" table:table="3"/>
          <office:change-info>
            <dc:creator> </dc:creator>
            <dc:date>2021-03-08T17:44:00</dc:date>
          </office:change-info>
          <table:previous>
            <table:change-track-table-cell/>
          </table:previous>
        </table:cell-content-change>
        <table:cell-content-change table:id="ct2474">
          <table:cell-address table:column="5" table:row="30" table:table="3"/>
          <office:change-info>
            <dc:creator> </dc:creator>
            <dc:date>2021-03-08T17:44:00</dc:date>
          </office:change-info>
          <table:previous>
            <table:change-track-table-cell/>
          </table:previous>
        </table:cell-content-change>
        <table:cell-content-change table:id="ct2475">
          <table:cell-address table:column="5" table:row="31" table:table="3"/>
          <office:change-info>
            <dc:creator> </dc:creator>
            <dc:date>2021-03-08T17:44:00</dc:date>
          </office:change-info>
          <table:previous>
            <table:change-track-table-cell/>
          </table:previous>
        </table:cell-content-change>
        <table:cell-content-change table:id="ct2476">
          <table:cell-address table:column="5" table:row="32" table:table="3"/>
          <office:change-info>
            <dc:creator> </dc:creator>
            <dc:date>2021-03-08T17:44:00</dc:date>
          </office:change-info>
          <table:previous>
            <table:change-track-table-cell/>
          </table:previous>
        </table:cell-content-change>
        <table:cell-content-change table:id="ct2477">
          <table:cell-address table:column="5" table:row="32" table:table="3"/>
          <office:change-info>
            <dc:creator> </dc:creator>
            <dc:date>2021-03-08T17:44:00</dc:date>
          </office:change-info>
          <table:previous table:id="ct2476">
            <table:change-track-table-cell office:value-type="string">
              <text:p><text:span text:style-name="T1">v</text:span></text:p>
            </table:change-track-table-cell>
          </table:previous>
        </table:cell-content-change>
        <table:cell-content-change table:id="ct2478">
          <table:cell-address table:column="5" table:row="33" table:table="3"/>
          <office:change-info>
            <dc:creator> </dc:creator>
            <dc:date>2021-03-08T17:44:00</dc:date>
          </office:change-info>
          <table:previous>
            <table:change-track-table-cell/>
          </table:previous>
        </table:cell-content-change>
        <table:cell-content-change table:id="ct2479">
          <table:cell-address table:column="5" table:row="34" table:table="3"/>
          <office:change-info>
            <dc:creator> </dc:creator>
            <dc:date>2021-03-08T17:44:00</dc:date>
          </office:change-info>
          <table:previous>
            <table:change-track-table-cell/>
          </table:previous>
        </table:cell-content-change>
        <table:cell-content-change table:id="ct2480">
          <table:cell-address table:column="0" table:row="0" table:table="4"/>
          <office:change-info>
            <dc:creator> </dc:creator>
            <dc:date>2021-03-20T16:34:00</dc:date>
          </office:change-info>
          <table:previous>
            <table:change-track-table-cell/>
          </table:previous>
        </table:cell-content-change>
        <table:cell-content-change table:id="ct2481">
          <table:cell-address table:column="0" table:row="1" table:table="4"/>
          <office:change-info>
            <dc:creator> </dc:creator>
            <dc:date>2021-03-20T16:34:00</dc:date>
          </office:change-info>
          <table:previous>
            <table:change-track-table-cell/>
          </table:previous>
        </table:cell-content-change>
        <table:cell-content-change table:id="ct2482">
          <table:cell-address table:column="0" table:row="2" table:table="4"/>
          <office:change-info>
            <dc:creator> </dc:creator>
            <dc:date>2021-03-20T16:34:00</dc:date>
          </office:change-info>
          <table:previous>
            <table:change-track-table-cell/>
          </table:previous>
        </table:cell-content-change>
        <table:cell-content-change table:id="ct2483">
          <table:cell-address table:column="0" table:row="3" table:table="4"/>
          <office:change-info>
            <dc:creator> </dc:creator>
            <dc:date>2021-03-20T16:34:00</dc:date>
          </office:change-info>
          <table:previous>
            <table:change-track-table-cell/>
          </table:previous>
        </table:cell-content-change>
        <table:cell-content-change table:id="ct2484">
          <table:cell-address table:column="0" table:row="3" table:table="4"/>
          <office:change-info>
            <dc:creator> </dc:creator>
            <dc:date>2021-03-20T16:35:00</dc:date>
          </office:change-info>
          <table:previous table:id="ct2483">
            <table:change-track-table-cell office:value-type="float" office:value="202"/>
          </table:previous>
        </table:cell-content-change>
        <table:cell-content-change table:id="ct2485">
          <table:cell-address table:column="0" table:row="4" table:table="4"/>
          <office:change-info>
            <dc:creator> </dc:creator>
            <dc:date>2021-03-20T16:35:00</dc:date>
          </office:change-info>
          <table:previous>
            <table:change-track-table-cell/>
          </table:previous>
        </table:cell-content-change>
        <table:cell-content-change table:id="ct2486">
          <table:cell-address table:column="0" table:row="5" table:table="4"/>
          <office:change-info>
            <dc:creator> </dc:creator>
            <dc:date>2021-03-20T16:35:00</dc:date>
          </office:change-info>
          <table:previous>
            <table:change-track-table-cell/>
          </table:previous>
        </table:cell-content-change>
        <table:cell-content-change table:id="ct2487">
          <table:cell-address table:column="0" table:row="6" table:table="4"/>
          <office:change-info>
            <dc:creator> </dc:creator>
            <dc:date>2021-03-20T16:35:00</dc:date>
          </office:change-info>
          <table:previous>
            <table:change-track-table-cell/>
          </table:previous>
        </table:cell-content-change>
        <table:cell-content-change table:id="ct2488">
          <table:cell-address table:column="1" table:row="0" table:table="4"/>
          <office:change-info>
            <dc:creator> </dc:creator>
            <dc:date>2021-03-20T16:35:00</dc:date>
          </office:change-info>
          <table:previous>
            <table:change-track-table-cell/>
          </table:previous>
        </table:cell-content-change>
        <table:cell-content-change table:id="ct2489">
          <table:cell-address table:column="2" table:row="0" table:table="4"/>
          <office:change-info>
            <dc:creator> </dc:creator>
            <dc:date>2021-03-20T16:35:00</dc:date>
          </office:change-info>
          <table:previous>
            <table:change-track-table-cell/>
          </table:previous>
        </table:cell-content-change>
        <table:cell-content-change table:id="ct2490">
          <table:cell-address table:column="3" table:row="0" table:table="4"/>
          <office:change-info>
            <dc:creator> </dc:creator>
            <dc:date>2021-03-20T16:35:00</dc:date>
          </office:change-info>
          <table:previous>
            <table:change-track-table-cell/>
          </table:previous>
        </table:cell-content-change>
        <table:cell-content-change table:id="ct2491">
          <table:cell-address table:column="4" table:row="0" table:table="4"/>
          <office:change-info>
            <dc:creator> </dc:creator>
            <dc:date>2021-03-20T16:35:00</dc:date>
          </office:change-info>
          <table:previous>
            <table:change-track-table-cell/>
          </table:previous>
        </table:cell-content-change>
        <table:cell-content-change table:id="ct2492">
          <table:cell-address table:column="5" table:row="0" table:table="4"/>
          <office:change-info>
            <dc:creator> </dc:creator>
            <dc:date>2021-03-20T16:35:00</dc:date>
          </office:change-info>
          <table:previous>
            <table:change-track-table-cell/>
          </table:previous>
        </table:cell-content-change>
        <table:cell-content-change table:id="ct2493">
          <table:cell-address table:column="6" table:row="0" table:table="4"/>
          <office:change-info>
            <dc:creator> </dc:creator>
            <dc:date>2021-03-20T16:35:00</dc:date>
          </office:change-info>
          <table:previous>
            <table:change-track-table-cell/>
          </table:previous>
        </table:cell-content-change>
        <table:cell-content-change table:id="ct2494">
          <table:cell-address table:column="7" table:row="0" table:table="4"/>
          <office:change-info>
            <dc:creator> </dc:creator>
            <dc:date>2021-03-20T16:35:00</dc:date>
          </office:change-info>
          <table:previous>
            <table:change-track-table-cell/>
          </table:previous>
        </table:cell-content-change>
        <table:cell-content-change table:id="ct2495">
          <table:cell-address table:column="1" table:row="1" table:table="4"/>
          <office:change-info>
            <dc:creator> </dc:creator>
            <dc:date>2021-03-20T16:36:00</dc:date>
          </office:change-info>
          <table:previous>
            <table:change-track-table-cell/>
          </table:previous>
        </table:cell-content-change>
        <table:cell-content-change table:id="ct2496">
          <table:cell-address table:column="1" table:row="2" table:table="4"/>
          <office:change-info>
            <dc:creator> </dc:creator>
            <dc:date>2021-03-20T16:36:00</dc:date>
          </office:change-info>
          <table:previous>
            <table:change-track-table-cell/>
          </table:previous>
        </table:cell-content-change>
        <table:cell-content-change table:id="ct2497">
          <table:cell-address table:column="1" table:row="3" table:table="4"/>
          <office:change-info>
            <dc:creator> </dc:creator>
            <dc:date>2021-03-20T16:36:00</dc:date>
          </office:change-info>
          <table:previous>
            <table:change-track-table-cell/>
          </table:previous>
        </table:cell-content-change>
        <table:cell-content-change table:id="ct2498">
          <table:cell-address table:column="1" table:row="4" table:table="4"/>
          <office:change-info>
            <dc:creator> </dc:creator>
            <dc:date>2021-03-20T16:36:00</dc:date>
          </office:change-info>
          <table:previous>
            <table:change-track-table-cell/>
          </table:previous>
        </table:cell-content-change>
        <table:cell-content-change table:id="ct2499">
          <table:cell-address table:column="1" table:row="5" table:table="4"/>
          <office:change-info>
            <dc:creator> </dc:creator>
            <dc:date>2021-03-20T16:36:00</dc:date>
          </office:change-info>
          <table:previous>
            <table:change-track-table-cell/>
          </table:previous>
        </table:cell-content-change>
        <table:cell-content-change table:id="ct2500">
          <table:cell-address table:column="1" table:row="6" table:table="4"/>
          <office:change-info>
            <dc:creator> </dc:creator>
            <dc:date>2021-03-20T16:36:00</dc:date>
          </office:change-info>
          <table:previous>
            <table:change-track-table-cell/>
          </table:previous>
        </table:cell-content-change>
        <table:cell-content-change table:id="ct2501">
          <table:cell-address table:column="2" table:row="1" table:table="4"/>
          <office:change-info>
            <dc:creator> </dc:creator>
            <dc:date>2021-03-20T16:36:00</dc:date>
          </office:change-info>
          <table:previous>
            <table:change-track-table-cell/>
          </table:previous>
        </table:cell-content-change>
        <table:cell-content-change table:id="ct2502">
          <table:cell-address table:column="2" table:row="2" table:table="4"/>
          <office:change-info>
            <dc:creator> </dc:creator>
            <dc:date>2021-03-20T16:36:00</dc:date>
          </office:change-info>
          <table:previous>
            <table:change-track-table-cell/>
          </table:previous>
        </table:cell-content-change>
        <table:cell-content-change table:id="ct2503">
          <table:cell-address table:column="2" table:row="3" table:table="4"/>
          <office:change-info>
            <dc:creator> </dc:creator>
            <dc:date>2021-03-20T16:37:00</dc:date>
          </office:change-info>
          <table:previous>
            <table:change-track-table-cell/>
          </table:previous>
        </table:cell-content-change>
        <table:cell-content-change table:id="ct2504">
          <table:cell-address table:column="4" table:row="0" table:table="2"/>
          <office:change-info>
            <dc:creator> </dc:creator>
            <dc:date>2021-03-14T10:56:00</dc:date>
          </office:change-info>
          <table:previous>
            <table:change-track-table-cell/>
          </table:previous>
        </table:cell-content-change>
        <table:cell-content-change table:id="ct2505">
          <table:cell-address table:column="5" table:row="0" table:table="2"/>
          <office:change-info>
            <dc:creator> </dc:creator>
            <dc:date>2021-03-14T10:56:00</dc:date>
          </office:change-info>
          <table:previous>
            <table:change-track-table-cell/>
          </table:previous>
        </table:cell-content-change>
        <table:cell-content-change table:id="ct2506">
          <table:cell-address table:column="2" table:row="4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07">
          <table:cell-address table:column="2" table:row="5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08">
          <table:cell-address table:column="2" table:row="6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09">
          <table:cell-address table:column="3" table:row="1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10">
          <table:cell-address table:column="4" table:row="1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11">
          <table:cell-address table:column="5" table:row="1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12">
          <table:cell-address table:column="6" table:row="1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13">
          <table:cell-address table:column="7" table:row="1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14">
          <table:cell-address table:column="3" table:row="2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15">
          <table:cell-address table:column="4" table:row="2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16">
          <table:cell-address table:column="5" table:row="2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17">
          <table:cell-address table:column="6" table:row="2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18">
          <table:cell-address table:column="7" table:row="2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19">
          <table:cell-address table:column="3" table:row="3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20">
          <table:cell-address table:column="4" table:row="3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21">
          <table:cell-address table:column="5" table:row="3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22">
          <table:cell-address table:column="6" table:row="3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23">
          <table:cell-address table:column="7" table:row="3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24">
          <table:cell-address table:column="3" table:row="4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25">
          <table:cell-address table:column="4" table:row="4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26">
          <table:cell-address table:column="5" table:row="4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27">
          <table:cell-address table:column="6" table:row="4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28">
          <table:cell-address table:column="7" table:row="4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29">
          <table:cell-address table:column="3" table:row="5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30">
          <table:cell-address table:column="4" table:row="5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31">
          <table:cell-address table:column="5" table:row="5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32">
          <table:cell-address table:column="6" table:row="5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33">
          <table:cell-address table:column="7" table:row="5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34">
          <table:cell-address table:column="3" table:row="6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35">
          <table:cell-address table:column="4" table:row="6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36">
          <table:cell-address table:column="5" table:row="6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37">
          <table:cell-address table:column="6" table:row="6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38">
          <table:cell-address table:column="7" table:row="6" table:table="4"/>
          <office:change-info>
            <dc:creator> </dc:creator>
            <dc:date>2021-03-20T16:38:00</dc:date>
          </office:change-info>
          <table:previous>
            <table:change-track-table-cell/>
          </table:previous>
        </table:cell-content-change>
        <table:cell-content-change table:id="ct2539">
          <table:cell-address table:column="8" table:row="0" table:table="4"/>
          <office:change-info>
            <dc:creator> </dc:creator>
            <dc:date>2021-03-20T16:39:00</dc:date>
          </office:change-info>
          <table:previous>
            <table:change-track-table-cell/>
          </table:previous>
        </table:cell-content-change>
        <table:cell-content-change table:id="ct2540">
          <table:cell-address table:column="9" table:row="0" table:table="4"/>
          <office:change-info>
            <dc:creator> </dc:creator>
            <dc:date>2021-03-20T16:39:00</dc:date>
          </office:change-info>
          <table:previous>
            <table:change-track-table-cell/>
          </table:previous>
        </table:cell-content-change>
        <table:cell-content-change table:id="ct2541">
          <table:cell-address table:column="10" table:row="0" table:table="4"/>
          <office:change-info>
            <dc:creator> </dc:creator>
            <dc:date>2021-03-20T16:39:00</dc:date>
          </office:change-info>
          <table:previous>
            <table:change-track-table-cell/>
          </table:previous>
        </table:cell-content-change>
        <table:cell-content-change table:id="ct2542">
          <table:cell-address table:column="11" table:row="0" table:table="4"/>
          <office:change-info>
            <dc:creator> </dc:creator>
            <dc:date>2021-03-20T16:39:00</dc:date>
          </office:change-info>
          <table:previous>
            <table:change-track-table-cell/>
          </table:previous>
        </table:cell-content-change>
        <table:cell-content-change table:id="ct2543">
          <table:cell-address table:column="9" table:row="24" table:table="3"/>
          <office:change-info>
            <dc:creator> </dc:creator>
            <dc:date>2021-03-08T18:49:00</dc:date>
          </office:change-info>
          <table:previous>
            <table:change-track-table-cell/>
          </table:previous>
        </table:cell-content-change>
        <table:cell-content-change table:id="ct2544">
          <table:cell-address table:column="9" table:row="23" table:table="3"/>
          <office:change-info>
            <dc:creator> </dc:creator>
            <dc:date>2021-03-08T18:49:00</dc:date>
          </office:change-info>
          <table:previous>
            <table:change-track-table-cell/>
          </table:previous>
        </table:cell-content-change>
        <table:cell-content-change table:id="ct2545">
          <table:cell-address table:column="9" table:row="21" table:table="3"/>
          <office:change-info>
            <dc:creator> </dc:creator>
            <dc:date>2021-03-08T18:49:00</dc:date>
          </office:change-info>
          <table:previous>
            <table:change-track-table-cell/>
          </table:previous>
        </table:cell-content-change>
        <table:cell-content-change table:id="ct2546">
          <table:cell-address table:column="9" table:row="22" table:table="3"/>
          <office:change-info>
            <dc:creator> </dc:creator>
            <dc:date>2021-03-08T18:49:00</dc:date>
          </office:change-info>
          <table:previous>
            <table:change-track-table-cell/>
          </table:previous>
        </table:cell-content-change>
        <table:cell-content-change table:id="ct2547">
          <table:cell-address table:column="8" table:row="1" table:table="4"/>
          <office:change-info>
            <dc:creator> </dc:creator>
            <dc:date>2021-03-20T16:40:00</dc:date>
          </office:change-info>
          <table:previous>
            <table:change-track-table-cell/>
          </table:previous>
        </table:cell-content-change>
        <table:cell-content-change table:id="ct2548">
          <table:cell-address table:column="9" table:row="1" table:table="4"/>
          <office:change-info>
            <dc:creator> </dc:creator>
            <dc:date>2021-03-20T16:40:00</dc:date>
          </office:change-info>
          <table:previous>
            <table:change-track-table-cell/>
          </table:previous>
        </table:cell-content-change>
        <table:cell-content-change table:id="ct2549">
          <table:cell-address table:column="10" table:row="1" table:table="4"/>
          <office:change-info>
            <dc:creator> </dc:creator>
            <dc:date>2021-03-20T16:40:00</dc:date>
          </office:change-info>
          <table:previous>
            <table:change-track-table-cell/>
          </table:previous>
        </table:cell-content-change>
        <table:cell-content-change table:id="ct2550">
          <table:cell-address table:column="11" table:row="1" table:table="4"/>
          <office:change-info>
            <dc:creator> </dc:creator>
            <dc:date>2021-03-20T16:40:00</dc:date>
          </office:change-info>
          <table:previous>
            <table:change-track-table-cell/>
          </table:previous>
        </table:cell-content-change>
        <table:cell-content-change table:id="ct2551">
          <table:cell-address table:column="12" table:row="1" table:table="4"/>
          <office:change-info>
            <dc:creator> </dc:creator>
            <dc:date>2021-03-20T16:41:00</dc:date>
          </office:change-info>
          <table:previous>
            <table:change-track-table-cell/>
          </table:previous>
        </table:cell-content-change>
        <table:cell-content-change table:id="ct2552">
          <table:cell-address table:column="12" table:row="1" table:table="4"/>
          <office:change-info>
            <dc:creator> </dc:creator>
            <dc:date>2021-03-20T16:41:00</dc:date>
          </office:change-info>
          <table:previous table:id="ct2551">
            <table:change-track-table-cell table:cell-address="Structural2.M2" table:formula="of:=[.L2]+[.K2]+[.J2]+[.I2]" office:value-type="float" office:value="100"/>
          </table:previous>
        </table:cell-content-change>
        <table:cell-content-change table:id="ct2553">
          <table:cell-address table:column="8" table:row="2" table:table="4"/>
          <office:change-info>
            <dc:creator> </dc:creator>
            <dc:date>2021-03-20T16:41:00</dc:date>
          </office:change-info>
          <table:previous>
            <table:change-track-table-cell/>
          </table:previous>
        </table:cell-content-change>
        <table:cell-content-change table:id="ct2554">
          <table:cell-address table:column="9" table:row="2" table:table="4"/>
          <office:change-info>
            <dc:creator> </dc:creator>
            <dc:date>2021-03-20T16:41:00</dc:date>
          </office:change-info>
          <table:previous>
            <table:change-track-table-cell/>
          </table:previous>
        </table:cell-content-change>
        <table:cell-content-change table:id="ct2555">
          <table:cell-address table:column="10" table:row="2" table:table="4"/>
          <office:change-info>
            <dc:creator> </dc:creator>
            <dc:date>2021-03-20T16:41:00</dc:date>
          </office:change-info>
          <table:previous>
            <table:change-track-table-cell/>
          </table:previous>
        </table:cell-content-change>
        <table:cell-content-change table:id="ct2556">
          <table:cell-address table:column="11" table:row="2" table:table="4"/>
          <office:change-info>
            <dc:creator> </dc:creator>
            <dc:date>2021-03-20T16:41:00</dc:date>
          </office:change-info>
          <table:previous>
            <table:change-track-table-cell/>
          </table:previous>
        </table:cell-content-change>
        <table:cell-content-change table:id="ct2557">
          <table:cell-address table:column="9" table:row="3" table:table="4"/>
          <office:change-info>
            <dc:creator> </dc:creator>
            <dc:date>2021-03-20T16:42:00</dc:date>
          </office:change-info>
          <table:previous>
            <table:change-track-table-cell/>
          </table:previous>
        </table:cell-content-change>
        <table:cell-content-change table:id="ct2558">
          <table:cell-address table:column="9" table:row="3" table:table="4"/>
          <office:change-info>
            <dc:creator> </dc:creator>
            <dc:date>2021-03-20T16:42:00</dc:date>
          </office:change-info>
          <table:previous table:id="ct2557">
            <table:change-track-table-cell/>
          </table:previous>
        </table:cell-content-change>
        <table:cell-content-change table:id="ct2559">
          <table:cell-address table:column="10" table:row="3" table:table="4"/>
          <office:change-info>
            <dc:creator> </dc:creator>
            <dc:date>2021-03-20T16:43:00</dc:date>
          </office:change-info>
          <table:previous>
            <table:change-track-table-cell/>
          </table:previous>
        </table:cell-content-change>
        <table:cell-content-change table:id="ct2560">
          <table:cell-address table:column="11" table:row="3" table:table="4"/>
          <office:change-info>
            <dc:creator> </dc:creator>
            <dc:date>2021-03-20T16:43:00</dc:date>
          </office:change-info>
          <table:previous>
            <table:change-track-table-cell/>
          </table:previous>
        </table:cell-content-change>
        <table:cell-content-change table:id="ct2561">
          <table:cell-address table:column="9" table:row="3" table:table="4"/>
          <office:change-info>
            <dc:creator> </dc:creator>
            <dc:date>2021-03-20T16:43:00</dc:date>
          </office:change-info>
          <table:previous table:id="ct2558">
            <table:change-track-table-cell/>
          </table:previous>
        </table:cell-content-change>
        <table:cell-content-change table:id="ct2562">
          <table:cell-address table:column="8" table:row="3" table:table="4"/>
          <office:change-info>
            <dc:creator> </dc:creator>
            <dc:date>2021-03-20T16:43:00</dc:date>
          </office:change-info>
          <table:previous>
            <table:change-track-table-cell/>
          </table:previous>
        </table:cell-content-change>
        <table:cell-content-change table:id="ct2563">
          <table:cell-address table:column="8" table:row="3" table:table="4"/>
          <office:change-info>
            <dc:creator> </dc:creator>
            <dc:date>2021-03-20T16:43:00</dc:date>
          </office:change-info>
          <table:previous table:id="ct2562">
            <table:change-track-table-cell/>
          </table:previous>
        </table:cell-content-change>
        <table:cell-content-change table:id="ct2564">
          <table:cell-address table:column="8" table:row="4" table:table="4"/>
          <office:change-info>
            <dc:creator> </dc:creator>
            <dc:date>2021-03-20T16:43:00</dc:date>
          </office:change-info>
          <table:previous>
            <table:change-track-table-cell/>
          </table:previous>
        </table:cell-content-change>
        <table:cell-content-change table:id="ct2565">
          <table:cell-address table:column="9" table:row="4" table:table="4"/>
          <office:change-info>
            <dc:creator> </dc:creator>
            <dc:date>2021-03-20T16:43:00</dc:date>
          </office:change-info>
          <table:previous>
            <table:change-track-table-cell/>
          </table:previous>
        </table:cell-content-change>
        <table:cell-content-change table:id="ct2566">
          <table:cell-address table:column="10" table:row="4" table:table="4"/>
          <office:change-info>
            <dc:creator> </dc:creator>
            <dc:date>2021-03-20T16:43:00</dc:date>
          </office:change-info>
          <table:previous>
            <table:change-track-table-cell/>
          </table:previous>
        </table:cell-content-change>
        <table:cell-content-change table:id="ct2567">
          <table:cell-address table:column="11" table:row="3" table:table="4"/>
          <office:change-info>
            <dc:creator> </dc:creator>
            <dc:date>2021-03-20T16:43:00</dc:date>
          </office:change-info>
          <table:previous table:id="ct2560">
            <table:change-track-table-cell table:cell-address="Structural2.L4" table:formula="of:=100-[.J4]-[.J4]-[.K4]" office:value-type="float" office:value="-15"/>
          </table:previous>
        </table:cell-content-change>
        <table:cell-content-change table:id="ct2568">
          <table:cell-address table:column="11" table:row="4" table:table="4"/>
          <office:change-info>
            <dc:creator> </dc:creator>
            <dc:date>2021-03-20T16:43:00</dc:date>
          </office:change-info>
          <table:previous>
            <table:change-track-table-cell/>
          </table:previous>
        </table:cell-content-change>
        <table:cell-content-change table:id="ct2569">
          <table:cell-address table:column="8" table:row="5" table:table="4"/>
          <office:change-info>
            <dc:creator> </dc:creator>
            <dc:date>2021-03-20T16:43:00</dc:date>
          </office:change-info>
          <table:previous>
            <table:change-track-table-cell/>
          </table:previous>
        </table:cell-content-change>
        <table:cell-content-change table:id="ct2570">
          <table:cell-address table:column="9" table:row="5" table:table="4"/>
          <office:change-info>
            <dc:creator> </dc:creator>
            <dc:date>2021-03-20T16:43:00</dc:date>
          </office:change-info>
          <table:previous>
            <table:change-track-table-cell/>
          </table:previous>
        </table:cell-content-change>
        <table:cell-content-change table:id="ct2571">
          <table:cell-address table:column="10" table:row="5" table:table="4"/>
          <office:change-info>
            <dc:creator> </dc:creator>
            <dc:date>2021-03-20T16:43:00</dc:date>
          </office:change-info>
          <table:previous>
            <table:change-track-table-cell/>
          </table:previous>
        </table:cell-content-change>
        <table:cell-content-change table:id="ct2572">
          <table:cell-address table:column="11" table:row="5" table:table="4"/>
          <office:change-info>
            <dc:creator> </dc:creator>
            <dc:date>2021-03-20T16:43:00</dc:date>
          </office:change-info>
          <table:previous>
            <table:change-track-table-cell/>
          </table:previous>
        </table:cell-content-change>
        <table:cell-content-change table:id="ct2573">
          <table:cell-address table:column="8" table:row="6" table:table="4"/>
          <office:change-info>
            <dc:creator> </dc:creator>
            <dc:date>2021-03-20T16:44:00</dc:date>
          </office:change-info>
          <table:previous>
            <table:change-track-table-cell/>
          </table:previous>
        </table:cell-content-change>
        <table:cell-content-change table:id="ct2574">
          <table:cell-address table:column="9" table:row="6" table:table="4"/>
          <office:change-info>
            <dc:creator> </dc:creator>
            <dc:date>2021-03-20T16:44:00</dc:date>
          </office:change-info>
          <table:previous>
            <table:change-track-table-cell/>
          </table:previous>
        </table:cell-content-change>
        <table:cell-content-change table:id="ct2575">
          <table:cell-address table:column="10" table:row="6" table:table="4"/>
          <office:change-info>
            <dc:creator> </dc:creator>
            <dc:date>2021-03-20T16:44:00</dc:date>
          </office:change-info>
          <table:previous>
            <table:change-track-table-cell/>
          </table:previous>
        </table:cell-content-change>
        <table:cell-content-change table:id="ct2576">
          <table:cell-address table:column="11" table:row="6" table:table="4"/>
          <office:change-info>
            <dc:creator> </dc:creator>
            <dc:date>2021-03-20T16:44:00</dc:date>
          </office:change-info>
          <table:previous>
            <table:change-track-table-cell/>
          </table:previous>
        </table:cell-content-change>
        <table:cell-content-change table:id="ct2577">
          <table:cell-address table:column="4" table:row="1" table:table="2"/>
          <office:change-info>
            <dc:creator> </dc:creator>
            <dc:date>2021-03-14T10:57:00</dc:date>
          </office:change-info>
          <table:previous table:id="ct2393">
            <table:change-track-table-cell/>
          </table:previous>
        </table:cell-content-change>
        <table:cell-content-change table:id="ct2578">
          <table:cell-address table:column="4" table:row="1" table:table="2"/>
          <office:change-info>
            <dc:creator> </dc:creator>
            <dc:date>2021-03-14T10:57:00</dc:date>
          </office:change-info>
          <table:previous table:id="ct2577">
            <table:change-track-table-cell/>
          </table:previous>
        </table:cell-content-change>
        <table:cell-content-change table:id="ct2579">
          <table:cell-address table:column="4" table:row="1" table:table="2"/>
          <office:change-info>
            <dc:creator> </dc:creator>
            <dc:date>2021-03-14T10:57:00</dc:date>
          </office:change-info>
          <table:previous table:id="ct2578">
            <table:change-track-table-cell/>
          </table:previous>
        </table:cell-content-change>
        <table:cell-content-change table:id="ct2580">
          <table:cell-address table:column="4" table:row="1" table:table="2"/>
          <office:change-info>
            <dc:creator> </dc:creator>
            <dc:date>2021-03-14T10:57:00</dc:date>
          </office:change-info>
          <table:previous table:id="ct2579">
            <table:change-track-table-cell/>
          </table:previous>
        </table:cell-content-change>
        <table:cell-content-change table:id="ct2581">
          <table:cell-address table:column="4" table:row="1" table:table="2"/>
          <office:change-info>
            <dc:creator> </dc:creator>
            <dc:date>2021-03-14T10:57:00</dc:date>
          </office:change-info>
          <table:previous table:id="ct2580">
            <table:change-track-table-cell/>
          </table:previous>
        </table:cell-content-change>
        <table:cell-content-change table:id="ct2582">
          <table:cell-address table:column="4" table:row="1" table:table="2"/>
          <office:change-info>
            <dc:creator> </dc:creator>
            <dc:date>2021-03-14T10:57:00</dc:date>
          </office:change-info>
          <table:previous table:id="ct2581">
            <table:change-track-table-cell/>
          </table:previous>
        </table:cell-content-change>
        <table:cell-content-change table:id="ct2583">
          <table:cell-address table:column="4" table:row="1" table:table="2"/>
          <office:change-info>
            <dc:creator> </dc:creator>
            <dc:date>2021-03-14T10:57:00</dc:date>
          </office:change-info>
          <table:previous table:id="ct2582">
            <table:change-track-table-cell/>
          </table:previous>
        </table:cell-content-change>
        <table:cell-content-change table:id="ct2584">
          <table:cell-address table:column="4" table:row="1" table:table="2"/>
          <office:change-info>
            <dc:creator> </dc:creator>
            <dc:date>2021-03-14T10:57:00</dc:date>
          </office:change-info>
          <table:previous table:id="ct2583">
            <table:change-track-table-cell/>
          </table:previous>
        </table:cell-content-change>
        <table:cell-content-change table:id="ct2585">
          <table:cell-address table:column="4" table:row="1" table:table="2"/>
          <office:change-info>
            <dc:creator> </dc:creator>
            <dc:date>2021-03-14T10:57:00</dc:date>
          </office:change-info>
          <table:previous table:id="ct2584">
            <table:change-track-table-cell/>
          </table:previous>
        </table:cell-content-change>
        <table:cell-content-change table:id="ct2586">
          <table:cell-address table:column="4" table:row="1" table:table="2"/>
          <office:change-info>
            <dc:creator> </dc:creator>
            <dc:date>2021-03-14T10:57:00</dc:date>
          </office:change-info>
          <table:previous table:id="ct2585">
            <table:change-track-table-cell/>
          </table:previous>
        </table:cell-content-change>
        <table:cell-content-change table:id="ct2587">
          <table:cell-address table:column="5" table:row="1" table:table="2"/>
          <office:change-info>
            <dc:creator> </dc:creator>
            <dc:date>2021-03-14T10:57:00</dc:date>
          </office:change-info>
          <table:previous table:id="ct2394">
            <table:change-track-table-cell/>
          </table:previous>
        </table:cell-content-change>
        <table:cell-content-change table:id="ct2588">
          <table:cell-address table:column="5" table:row="1" table:table="2"/>
          <office:change-info>
            <dc:creator> </dc:creator>
            <dc:date>2021-03-14T10:57:00</dc:date>
          </office:change-info>
          <table:previous table:id="ct2587">
            <table:change-track-table-cell/>
          </table:previous>
        </table:cell-content-change>
        <table:cell-content-change table:id="ct2589">
          <table:cell-address table:column="5" table:row="1" table:table="2"/>
          <office:change-info>
            <dc:creator> </dc:creator>
            <dc:date>2021-03-14T10:57:00</dc:date>
          </office:change-info>
          <table:previous table:id="ct2588">
            <table:change-track-table-cell/>
          </table:previous>
        </table:cell-content-change>
        <table:cell-content-change table:id="ct2590">
          <table:cell-address table:column="5" table:row="1" table:table="2"/>
          <office:change-info>
            <dc:creator> </dc:creator>
            <dc:date>2021-03-14T10:57:00</dc:date>
          </office:change-info>
          <table:previous table:id="ct2589">
            <table:change-track-table-cell/>
          </table:previous>
        </table:cell-content-change>
        <table:cell-content-change table:id="ct2591">
          <table:cell-address table:column="5" table:row="1" table:table="2"/>
          <office:change-info>
            <dc:creator> </dc:creator>
            <dc:date>2021-03-14T10:57:00</dc:date>
          </office:change-info>
          <table:previous table:id="ct2590">
            <table:change-track-table-cell/>
          </table:previous>
        </table:cell-content-change>
        <table:cell-content-change table:id="ct2592">
          <table:cell-address table:column="5" table:row="1" table:table="2"/>
          <office:change-info>
            <dc:creator> </dc:creator>
            <dc:date>2021-03-14T10:57:00</dc:date>
          </office:change-info>
          <table:previous table:id="ct2591">
            <table:change-track-table-cell/>
          </table:previous>
        </table:cell-content-change>
        <table:cell-content-change table:id="ct2593">
          <table:cell-address table:column="5" table:row="1" table:table="2"/>
          <office:change-info>
            <dc:creator> </dc:creator>
            <dc:date>2021-03-14T10:57:00</dc:date>
          </office:change-info>
          <table:previous table:id="ct2592">
            <table:change-track-table-cell/>
          </table:previous>
        </table:cell-content-change>
        <table:cell-content-change table:id="ct2594">
          <table:cell-address table:column="5" table:row="1" table:table="2"/>
          <office:change-info>
            <dc:creator> </dc:creator>
            <dc:date>2021-03-14T10:57:00</dc:date>
          </office:change-info>
          <table:previous table:id="ct2593">
            <table:change-track-table-cell/>
          </table:previous>
        </table:cell-content-change>
        <table:cell-content-change table:id="ct2595">
          <table:cell-address table:column="5" table:row="1" table:table="2"/>
          <office:change-info>
            <dc:creator> </dc:creator>
            <dc:date>2021-03-14T10:57:00</dc:date>
          </office:change-info>
          <table:previous table:id="ct2594">
            <table:change-track-table-cell/>
          </table:previous>
        </table:cell-content-change>
        <table:cell-content-change table:id="ct2596">
          <table:cell-address table:column="5" table:row="1" table:table="2"/>
          <office:change-info>
            <dc:creator> </dc:creator>
            <dc:date>2021-03-14T10:57:00</dc:date>
          </office:change-info>
          <table:previous table:id="ct2595">
            <table:change-track-table-cell/>
          </table:previous>
        </table:cell-content-change>
        <table:cell-content-change table:id="ct2597">
          <table:cell-address table:column="12" table:row="0" table:table="4"/>
          <office:change-info>
            <dc:creator> </dc:creator>
            <dc:date>2021-03-24T19:25:00</dc:date>
          </office:change-info>
          <table:previous>
            <table:change-track-table-cell/>
          </table:previous>
        </table:cell-content-change>
        <table:cell-content-change table:id="ct2598">
          <table:cell-address table:column="13" table:row="0" table:table="4"/>
          <office:change-info>
            <dc:creator> </dc:creator>
            <dc:date>2021-03-24T19:26:00</dc:date>
          </office:change-info>
          <table:previous>
            <table:change-track-table-cell/>
          </table:previous>
        </table:cell-content-change>
        <table:cell-content-change table:id="ct2599">
          <table:cell-address table:column="12" table:row="1" table:table="4"/>
          <office:change-info>
            <dc:creator> </dc:creator>
            <dc:date>2021-03-24T19:26:00</dc:date>
          </office:change-info>
          <table:previous table:id="ct2552">
            <table:change-track-table-cell/>
          </table:previous>
        </table:cell-content-change>
        <table:cell-content-change table:id="ct2600">
          <table:cell-address table:column="12" table:row="2" table:table="4"/>
          <office:change-info>
            <dc:creator> </dc:creator>
            <dc:date>2021-03-24T19:26:00</dc:date>
          </office:change-info>
          <table:previous>
            <table:change-track-table-cell/>
          </table:previous>
        </table:cell-content-change>
        <table:cell-content-change table:id="ct2601">
          <table:cell-address table:column="12" table:row="3" table:table="4"/>
          <office:change-info>
            <dc:creator> </dc:creator>
            <dc:date>2021-03-24T19:26:00</dc:date>
          </office:change-info>
          <table:previous>
            <table:change-track-table-cell/>
          </table:previous>
        </table:cell-content-change>
        <table:cell-content-change table:id="ct2602">
          <table:cell-address table:column="12" table:row="4" table:table="4"/>
          <office:change-info>
            <dc:creator> </dc:creator>
            <dc:date>2021-03-24T19:26:00</dc:date>
          </office:change-info>
          <table:previous>
            <table:change-track-table-cell/>
          </table:previous>
        </table:cell-content-change>
        <table:cell-content-change table:id="ct2603">
          <table:cell-address table:column="12" table:row="5" table:table="4"/>
          <office:change-info>
            <dc:creator> </dc:creator>
            <dc:date>2021-03-24T19:26:00</dc:date>
          </office:change-info>
          <table:previous>
            <table:change-track-table-cell/>
          </table:previous>
        </table:cell-content-change>
        <table:cell-content-change table:id="ct2604">
          <table:cell-address table:column="12" table:row="6" table:table="4"/>
          <office:change-info>
            <dc:creator> </dc:creator>
            <dc:date>2021-03-24T19:26:00</dc:date>
          </office:change-info>
          <table:previous>
            <table:change-track-table-cell/>
          </table:previous>
        </table:cell-content-change>
        <table:cell-content-change table:id="ct2605">
          <table:cell-address table:column="13" table:row="1" table:table="4"/>
          <office:change-info>
            <dc:creator> </dc:creator>
            <dc:date>2021-03-24T19:26:00</dc:date>
          </office:change-info>
          <table:previous>
            <table:change-track-table-cell/>
          </table:previous>
        </table:cell-content-change>
        <table:cell-content-change table:id="ct2606">
          <table:cell-address table:column="13" table:row="2" table:table="4"/>
          <office:change-info>
            <dc:creator> </dc:creator>
            <dc:date>2021-03-24T19:26:00</dc:date>
          </office:change-info>
          <table:previous>
            <table:change-track-table-cell/>
          </table:previous>
        </table:cell-content-change>
        <table:cell-content-change table:id="ct2607">
          <table:cell-address table:column="13" table:row="3" table:table="4"/>
          <office:change-info>
            <dc:creator> </dc:creator>
            <dc:date>2021-03-24T19:26:00</dc:date>
          </office:change-info>
          <table:previous>
            <table:change-track-table-cell/>
          </table:previous>
        </table:cell-content-change>
        <table:cell-content-change table:id="ct2608">
          <table:cell-address table:column="13" table:row="4" table:table="4"/>
          <office:change-info>
            <dc:creator> </dc:creator>
            <dc:date>2021-03-24T19:26:00</dc:date>
          </office:change-info>
          <table:previous>
            <table:change-track-table-cell/>
          </table:previous>
        </table:cell-content-change>
        <table:cell-content-change table:id="ct2609">
          <table:cell-address table:column="13" table:row="5" table:table="4"/>
          <office:change-info>
            <dc:creator> </dc:creator>
            <dc:date>2021-03-24T19:26:00</dc:date>
          </office:change-info>
          <table:previous>
            <table:change-track-table-cell/>
          </table:previous>
        </table:cell-content-change>
        <table:cell-content-change table:id="ct2610">
          <table:cell-address table:column="13" table:row="6" table:table="4"/>
          <office:change-info>
            <dc:creator> </dc:creator>
            <dc:date>2021-03-24T19:26:00</dc:date>
          </office:change-info>
          <table:previous>
            <table:change-track-table-cell/>
          </table:previous>
        </table:cell-content-change>
        <table:cell-content-change table:id="ct2611">
          <table:cell-address table:column="4" table:row="63" table:table="2"/>
          <office:change-info>
            <dc:creator> </dc:creator>
            <dc:date>2021-03-14T11:03:00</dc:date>
          </office:change-info>
          <table:previous>
            <table:change-track-table-cell/>
          </table:previous>
        </table:cell-content-change>
        <table:cell-content-change table:id="ct2612">
          <table:cell-address table:column="4" table:row="64" table:table="2"/>
          <office:change-info>
            <dc:creator> </dc:creator>
            <dc:date>2021-03-14T11:03:00</dc:date>
          </office:change-info>
          <table:previous>
            <table:change-track-table-cell/>
          </table:previous>
        </table:cell-content-change>
        <table:cell-content-change table:id="ct2613">
          <table:cell-address table:column="4" table:row="65" table:table="2"/>
          <office:change-info>
            <dc:creator> </dc:creator>
            <dc:date>2021-03-14T11:03:00</dc:date>
          </office:change-info>
          <table:previous>
            <table:change-track-table-cell/>
          </table:previous>
        </table:cell-content-change>
        <table:cell-content-change table:id="ct2614">
          <table:cell-address table:column="5" table:row="63" table:table="2"/>
          <office:change-info>
            <dc:creator> </dc:creator>
            <dc:date>2021-03-14T11:03:00</dc:date>
          </office:change-info>
          <table:previous>
            <table:change-track-table-cell/>
          </table:previous>
        </table:cell-content-change>
        <table:cell-content-change table:id="ct2615">
          <table:cell-address table:column="5" table:row="64" table:table="2"/>
          <office:change-info>
            <dc:creator> </dc:creator>
            <dc:date>2021-03-14T11:03:00</dc:date>
          </office:change-info>
          <table:previous>
            <table:change-track-table-cell/>
          </table:previous>
        </table:cell-content-change>
        <table:cell-content-change table:id="ct2616">
          <table:cell-address table:column="5" table:row="65" table:table="2"/>
          <office:change-info>
            <dc:creator> </dc:creator>
            <dc:date>2021-03-14T11:03:00</dc:date>
          </office:change-info>
          <table:previous>
            <table:change-track-table-cell/>
          </table:previous>
        </table:cell-content-change>
        <table:cell-content-change table:id="ct2617">
          <table:cell-address table:column="4" table:row="66" table:table="2"/>
          <office:change-info>
            <dc:creator> </dc:creator>
            <dc:date>2021-03-14T11:03:00</dc:date>
          </office:change-info>
          <table:previous>
            <table:change-track-table-cell/>
          </table:previous>
        </table:cell-content-change>
        <table:cell-content-change table:id="ct2618">
          <table:cell-address table:column="4" table:row="67" table:table="2"/>
          <office:change-info>
            <dc:creator> </dc:creator>
            <dc:date>2021-03-14T11:03:00</dc:date>
          </office:change-info>
          <table:previous>
            <table:change-track-table-cell/>
          </table:previous>
        </table:cell-content-change>
        <table:cell-content-change table:id="ct2619">
          <table:cell-address table:column="4" table:row="68" table:table="2"/>
          <office:change-info>
            <dc:creator> </dc:creator>
            <dc:date>2021-03-14T11:03:00</dc:date>
          </office:change-info>
          <table:previous>
            <table:change-track-table-cell/>
          </table:previous>
        </table:cell-content-change>
        <table:cell-content-change table:id="ct2620">
          <table:cell-address table:column="4" table:row="69" table:table="2"/>
          <office:change-info>
            <dc:creator> </dc:creator>
            <dc:date>2021-03-14T11:03:00</dc:date>
          </office:change-info>
          <table:previous>
            <table:change-track-table-cell/>
          </table:previous>
        </table:cell-content-change>
        <table:cell-content-change table:id="ct2621">
          <table:cell-address table:column="4" table:row="66" table:table="2"/>
          <office:change-info>
            <dc:creator> </dc:creator>
            <dc:date>2021-03-14T11:03:00</dc:date>
          </office:change-info>
          <table:previous table:id="ct2617">
            <table:change-track-table-cell office:value-type="string">
              <text:p><text:span text:style-name="T1">Center Right</text:span></text:p>
            </table:change-track-table-cell>
          </table:previous>
        </table:cell-content-change>
        <table:cell-content-change table:id="ct2622">
          <table:cell-address table:column="4" table:row="67" table:table="2"/>
          <office:change-info>
            <dc:creator> </dc:creator>
            <dc:date>2021-03-14T11:03:00</dc:date>
          </office:change-info>
          <table:previous table:id="ct2618">
            <table:change-track-table-cell office:value-type="string">
              <text:p><text:span text:style-name="T1">Center Right</text:span></text:p>
            </table:change-track-table-cell>
          </table:previous>
        </table:cell-content-change>
        <table:cell-content-change table:id="ct2623">
          <table:cell-address table:column="4" table:row="68" table:table="2"/>
          <office:change-info>
            <dc:creator> </dc:creator>
            <dc:date>2021-03-14T11:03:00</dc:date>
          </office:change-info>
          <table:previous table:id="ct2619">
            <table:change-track-table-cell office:value-type="string">
              <text:p><text:span text:style-name="T1">Center Right</text:span></text:p>
            </table:change-track-table-cell>
          </table:previous>
        </table:cell-content-change>
        <table:cell-content-change table:id="ct2624">
          <table:cell-address table:column="4" table:row="69" table:table="2"/>
          <office:change-info>
            <dc:creator> </dc:creator>
            <dc:date>2021-03-14T11:03:00</dc:date>
          </office:change-info>
          <table:previous table:id="ct2620">
            <table:change-track-table-cell office:value-type="string">
              <text:p><text:span text:style-name="T1">Center Right</text:span></text:p>
            </table:change-track-table-cell>
          </table:previous>
        </table:cell-content-change>
        <table:insertion table:id="ct2625" table:type="table" table:position="5">
          <office:change-info>
            <dc:creator> </dc:creator>
            <dc:date>2021-04-08T16:36:35.026000000</dc:date>
          </office:change-info>
          <table:dependencies>
            <table:dependency table:id="ct2712"/>
            <table:dependency table:id="ct2711"/>
            <table:dependency table:id="ct2710"/>
            <table:dependency table:id="ct2709"/>
            <table:dependency table:id="ct2708"/>
            <table:dependency table:id="ct2707"/>
            <table:dependency table:id="ct2706"/>
            <table:dependency table:id="ct2705"/>
            <table:dependency table:id="ct2704"/>
            <table:dependency table:id="ct2703"/>
            <table:dependency table:id="ct2702"/>
            <table:dependency table:id="ct2701"/>
            <table:dependency table:id="ct2700"/>
            <table:dependency table:id="ct2699"/>
            <table:dependency table:id="ct2698"/>
            <table:dependency table:id="ct2697"/>
            <table:dependency table:id="ct2696"/>
            <table:dependency table:id="ct2695"/>
            <table:dependency table:id="ct2694"/>
            <table:dependency table:id="ct2693"/>
            <table:dependency table:id="ct2692"/>
            <table:dependency table:id="ct2691"/>
            <table:dependency table:id="ct2690"/>
            <table:dependency table:id="ct2689"/>
            <table:dependency table:id="ct2688"/>
            <table:dependency table:id="ct2687"/>
            <table:dependency table:id="ct2686"/>
            <table:dependency table:id="ct2685"/>
            <table:dependency table:id="ct2684"/>
            <table:dependency table:id="ct2683"/>
            <table:dependency table:id="ct2682"/>
            <table:dependency table:id="ct2681"/>
            <table:dependency table:id="ct2680"/>
            <table:dependency table:id="ct2679"/>
            <table:dependency table:id="ct2678"/>
            <table:dependency table:id="ct2677"/>
            <table:dependency table:id="ct2676"/>
            <table:dependency table:id="ct2675"/>
            <table:dependency table:id="ct2674"/>
            <table:dependency table:id="ct2673"/>
            <table:dependency table:id="ct2672"/>
            <table:dependency table:id="ct2671"/>
            <table:dependency table:id="ct2670"/>
            <table:dependency table:id="ct2669"/>
            <table:dependency table:id="ct2668"/>
            <table:dependency table:id="ct2667"/>
            <table:dependency table:id="ct2666"/>
            <table:dependency table:id="ct2665"/>
            <table:dependency table:id="ct2664"/>
            <table:dependency table:id="ct2663"/>
            <table:dependency table:id="ct2662"/>
            <table:dependency table:id="ct2661"/>
            <table:dependency table:id="ct2660"/>
            <table:dependency table:id="ct2659"/>
            <table:dependency table:id="ct2658"/>
            <table:dependency table:id="ct2653"/>
            <table:dependency table:id="ct2652"/>
            <table:dependency table:id="ct2651"/>
            <table:dependency table:id="ct2650"/>
            <table:dependency table:id="ct2649"/>
            <table:dependency table:id="ct2648"/>
            <table:dependency table:id="ct2647"/>
            <table:dependency table:id="ct2646"/>
            <table:dependency table:id="ct2645"/>
            <table:dependency table:id="ct2644"/>
            <table:dependency table:id="ct2643"/>
            <table:dependency table:id="ct2642"/>
            <table:dependency table:id="ct2641"/>
            <table:dependency table:id="ct2640"/>
            <table:dependency table:id="ct2639"/>
            <table:dependency table:id="ct2638"/>
            <table:dependency table:id="ct2637"/>
            <table:dependency table:id="ct2636"/>
            <table:dependency table:id="ct2635"/>
            <table:dependency table:id="ct2634"/>
            <table:dependency table:id="ct2633"/>
            <table:dependency table:id="ct2632"/>
            <table:dependency table:id="ct2631"/>
            <table:dependency table:id="ct2630"/>
            <table:dependency table:id="ct2629"/>
            <table:dependency table:id="ct2628"/>
            <table:dependency table:id="ct2627"/>
            <table:dependency table:id="ct2626"/>
          </table:dependencies>
        </table:insertion>
        <table:cell-content-change table:id="ct2626">
          <table:cell-address table:column="0" table:row="0" table:table="5"/>
          <office:change-info>
            <dc:creator> </dc:creator>
            <dc:date>2021-04-08T16:36:48.122000000</dc:date>
          </office:change-info>
          <table:previous>
            <table:change-track-table-cell/>
          </table:previous>
        </table:cell-content-change>
        <table:cell-content-change table:id="ct2627">
          <table:cell-address table:column="0" table:row="1" table:table="5"/>
          <office:change-info>
            <dc:creator> </dc:creator>
            <dc:date>2021-04-08T16:36:48.122000000</dc:date>
          </office:change-info>
          <table:previous>
            <table:change-track-table-cell/>
          </table:previous>
        </table:cell-content-change>
        <table:cell-content-change table:id="ct2628">
          <table:cell-address table:column="0" table:row="2" table:table="5"/>
          <office:change-info>
            <dc:creator> </dc:creator>
            <dc:date>2021-04-08T16:36:48.122000000</dc:date>
          </office:change-info>
          <table:previous>
            <table:change-track-table-cell/>
          </table:previous>
        </table:cell-content-change>
        <table:cell-content-change table:id="ct2629">
          <table:cell-address table:column="0" table:row="3" table:table="5"/>
          <office:change-info>
            <dc:creator> </dc:creator>
            <dc:date>2021-04-08T16:36:48.122000000</dc:date>
          </office:change-info>
          <table:previous>
            <table:change-track-table-cell/>
          </table:previous>
        </table:cell-content-change>
        <table:cell-content-change table:id="ct2630">
          <table:cell-address table:column="0" table:row="4" table:table="5"/>
          <office:change-info>
            <dc:creator> </dc:creator>
            <dc:date>2021-04-08T16:36:48.122000000</dc:date>
          </office:change-info>
          <table:previous>
            <table:change-track-table-cell/>
          </table:previous>
        </table:cell-content-change>
        <table:cell-content-change table:id="ct2631">
          <table:cell-address table:column="0" table:row="5" table:table="5"/>
          <office:change-info>
            <dc:creator> </dc:creator>
            <dc:date>2021-04-08T16:36:48.122000000</dc:date>
          </office:change-info>
          <table:previous>
            <table:change-track-table-cell/>
          </table:previous>
        </table:cell-content-change>
        <table:cell-content-change table:id="ct2632">
          <table:cell-address table:column="0" table:row="6" table:table="5"/>
          <office:change-info>
            <dc:creator> </dc:creator>
            <dc:date>2021-04-08T16:36:48.122000000</dc:date>
          </office:change-info>
          <table:previous>
            <table:change-track-table-cell/>
          </table:previous>
        </table:cell-content-change>
        <table:cell-content-change table:id="ct2633">
          <table:cell-address table:column="1" table:row="0" table:table="5"/>
          <office:change-info>
            <dc:creator> </dc:creator>
            <dc:date>2021-04-08T16:36:57.223000000</dc:date>
          </office:change-info>
          <table:previous>
            <table:change-track-table-cell/>
          </table:previous>
        </table:cell-content-change>
        <table:cell-content-change table:id="ct2634">
          <table:cell-address table:column="1" table:row="0" table:table="5"/>
          <office:change-info>
            <dc:creator> </dc:creator>
            <dc:date>2021-04-08T16:37:26.673000000</dc:date>
          </office:change-info>
          <table:previous table:id="ct2633">
            <table:change-track-table-cell office:value-type="string">
              <text:p>Incumbent</text:p>
            </table:change-track-table-cell>
          </table:previous>
        </table:cell-content-change>
        <table:cell-content-change table:id="ct2635">
          <table:cell-address table:column="2" table:row="0" table:table="5"/>
          <office:change-info>
            <dc:creator> </dc:creator>
            <dc:date>2021-04-08T16:37:30.113000000</dc:date>
          </office:change-info>
          <table:previous>
            <table:change-track-table-cell/>
          </table:previous>
        </table:cell-content-change>
        <table:cell-content-change table:id="ct2636">
          <table:cell-address table:column="1" table:row="1" table:table="5"/>
          <office:change-info>
            <dc:creator> </dc:creator>
            <dc:date>2021-04-08T16:37:40.392000000</dc:date>
          </office:change-info>
          <table:previous>
            <table:change-track-table-cell/>
          </table:previous>
        </table:cell-content-change>
        <table:cell-content-change table:id="ct2637">
          <table:cell-address table:column="1" table:row="2" table:table="5"/>
          <office:change-info>
            <dc:creator> </dc:creator>
            <dc:date>2021-04-08T16:37:40.392000000</dc:date>
          </office:change-info>
          <table:previous>
            <table:change-track-table-cell/>
          </table:previous>
        </table:cell-content-change>
        <table:cell-content-change table:id="ct2638">
          <table:cell-address table:column="1" table:row="3" table:table="5"/>
          <office:change-info>
            <dc:creator> </dc:creator>
            <dc:date>2021-04-08T16:37:48.903000000</dc:date>
          </office:change-info>
          <table:previous>
            <table:change-track-table-cell/>
          </table:previous>
        </table:cell-content-change>
        <table:cell-content-change table:id="ct2639">
          <table:cell-address table:column="1" table:row="4" table:table="5"/>
          <office:change-info>
            <dc:creator> </dc:creator>
            <dc:date>2021-04-08T16:37:48.904000000</dc:date>
          </office:change-info>
          <table:previous>
            <table:change-track-table-cell/>
          </table:previous>
        </table:cell-content-change>
        <table:cell-content-change table:id="ct2640">
          <table:cell-address table:column="1" table:row="5" table:table="5"/>
          <office:change-info>
            <dc:creator> </dc:creator>
            <dc:date>2021-04-08T16:37:48.904000000</dc:date>
          </office:change-info>
          <table:previous>
            <table:change-track-table-cell/>
          </table:previous>
        </table:cell-content-change>
        <table:cell-content-change table:id="ct2641">
          <table:cell-address table:column="1" table:row="6" table:table="5"/>
          <office:change-info>
            <dc:creator> </dc:creator>
            <dc:date>2021-04-08T16:37:48.904000000</dc:date>
          </office:change-info>
          <table:previous>
            <table:change-track-table-cell/>
          </table:previous>
        </table:cell-content-change>
        <table:cell-content-change table:id="ct2642">
          <table:cell-address table:column="1" table:row="6" table:table="5"/>
          <office:change-info>
            <dc:creator> </dc:creator>
            <dc:date>2021-04-08T16:37:48.904000000</dc:date>
          </office:change-info>
          <table:previous>
            <table:change-track-table-cell/>
          </table:previous>
        </table:cell-content-change>
        <table:cell-content-change table:id="ct2643">
          <table:cell-address table:column="2" table:row="1" table:table="5"/>
          <office:change-info>
            <dc:creator> </dc:creator>
            <dc:date>2021-04-08T16:37:50.934000000</dc:date>
          </office:change-info>
          <table:previous>
            <table:change-track-table-cell/>
          </table:previous>
        </table:cell-content-change>
        <table:cell-content-change table:id="ct2644">
          <table:cell-address table:column="2" table:row="2" table:table="5"/>
          <office:change-info>
            <dc:creator> </dc:creator>
            <dc:date>2021-04-08T16:37:51.492000000</dc:date>
          </office:change-info>
          <table:previous>
            <table:change-track-table-cell/>
          </table:previous>
        </table:cell-content-change>
        <table:cell-content-change table:id="ct2645">
          <table:cell-address table:column="2" table:row="3" table:table="5"/>
          <office:change-info>
            <dc:creator> </dc:creator>
            <dc:date>2021-04-08T16:37:56.378000000</dc:date>
          </office:change-info>
          <table:previous>
            <table:change-track-table-cell/>
          </table:previous>
        </table:cell-content-change>
        <table:cell-content-change table:id="ct2646">
          <table:cell-address table:column="1" table:row="3" table:table="5"/>
          <office:change-info>
            <dc:creator> </dc:creator>
            <dc:date>2021-04-08T16:38:03.707000000</dc:date>
          </office:change-info>
          <table:previous table:id="ct2638">
            <table:change-track-table-cell office:value-type="string">
              <text:p>0.3171</text:p>
            </table:change-track-table-cell>
          </table:previous>
        </table:cell-content-change>
        <table:movement table:id="ct2647">
          <table:source-range-address table:start-column="1" table:start-row="4" table:start-table="5" table:end-column="1" table:end-row="7" table:end-table="5"/>
          <table:target-range-address table:start-column="1" table:start-row="3" table:start-table="5" table:end-column="1" table:end-row="6" table:end-table="5"/>
          <office:change-info>
            <dc:creator> </dc:creator>
            <dc:date>2021-04-08T16:38:05.667000000</dc:date>
          </office:change-info>
          <table:deletions>
            <table:cell-content-deletion table:id="ct2641">
              <table:change-track-table-cell office:value-type="string">
                <text:p>0.4691</text:p>
              </table:change-track-table-cell>
            </table:cell-content-deletion>
            <table:cell-content-deletion table:id="ct2640">
              <table:change-track-table-cell office:value-type="string">
                <text:p>0.4861</text:p>
              </table:change-track-table-cell>
            </table:cell-content-deletion>
            <table:cell-content-deletion table:id="ct2639">
              <table:change-track-table-cell office:value-type="string">
                <text:p>0.4644</text:p>
              </table:change-track-table-cell>
            </table:cell-content-deletion>
            <table:cell-content-deletion table:id="ct2646">
              <table:change-track-table-cell/>
            </table:cell-content-deletion>
          </table:deletions>
        </table:movement>
        <table:cell-content-change table:id="ct2648">
          <table:cell-address table:column="2" table:row="3" table:table="5"/>
          <office:change-info>
            <dc:creator> </dc:creator>
            <dc:date>2021-04-08T16:38:28.858000000</dc:date>
          </office:change-info>
          <table:previous table:id="ct2645">
            <table:change-track-table-cell office:value-type="float" office:value="1"/>
          </table:previous>
        </table:cell-content-change>
        <table:cell-content-change table:id="ct2649">
          <table:cell-address table:column="2" table:row="4" table:table="5"/>
          <office:change-info>
            <dc:creator> </dc:creator>
            <dc:date>2021-04-08T16:38:30.973000000</dc:date>
          </office:change-info>
          <table:previous>
            <table:change-track-table-cell/>
          </table:previous>
        </table:cell-content-change>
        <table:cell-content-change table:id="ct2650">
          <table:cell-address table:column="2" table:row="5" table:table="5"/>
          <office:change-info>
            <dc:creator> </dc:creator>
            <dc:date>2021-04-08T16:38:31.940000000</dc:date>
          </office:change-info>
          <table:previous>
            <table:change-track-table-cell/>
          </table:previous>
        </table:cell-content-change>
        <table:cell-content-change table:id="ct2651">
          <table:cell-address table:column="2" table:row="6" table:table="5"/>
          <office:change-info>
            <dc:creator> </dc:creator>
            <dc:date>2021-04-08T16:38:32.689000000</dc:date>
          </office:change-info>
          <table:previous>
            <table:change-track-table-cell/>
          </table:previous>
        </table:cell-content-change>
        <table:cell-content-change table:id="ct2652">
          <table:cell-address table:column="3" table:row="0" table:table="5"/>
          <office:change-info>
            <dc:creator> </dc:creator>
            <dc:date>2021-04-08T16:38:50.663000000</dc:date>
          </office:change-info>
          <table:previous>
            <table:change-track-table-cell/>
          </table:previous>
        </table:cell-content-change>
        <table:cell-content-change table:id="ct2653">
          <table:cell-address table:column="3" table:row="0" table:table="5"/>
          <office:change-info>
            <dc:creator> </dc:creator>
            <dc:date>2021-04-08T16:39:01.255000000</dc:date>
          </office:change-info>
          <table:previous table:id="ct2652">
            <table:change-track-table-cell office:value-type="string">
              <text:p>Economic Crisis</text:p>
            </table:change-track-table-cell>
          </table:previous>
        </table:cell-content-change>
        <table:cell-content-change table:id="ct2654">
          <table:cell-address table:column="14" table:row="0" table:table="4"/>
          <office:change-info>
            <dc:creator> </dc:creator>
            <dc:date>2021-04-08T16:42:25.107000000</dc:date>
          </office:change-info>
          <table:previous>
            <table:change-track-table-cell/>
          </table:previous>
        </table:cell-content-change>
        <table:cell-content-change table:id="ct2655">
          <table:cell-address table:column="14" table:row="1" table:table="4"/>
          <office:change-info>
            <dc:creator> </dc:creator>
            <dc:date>2021-04-08T16:42:30.066000000</dc:date>
          </office:change-info>
          <table:previous>
            <table:change-track-table-cell/>
          </table:previous>
        </table:cell-content-change>
        <table:cell-content-change table:id="ct2656">
          <table:cell-address table:column="15" table:row="0" table:table="4"/>
          <office:change-info>
            <dc:creator> </dc:creator>
            <dc:date>2021-04-08T16:42:36.390000000</dc:date>
          </office:change-info>
          <table:previous>
            <table:change-track-table-cell/>
          </table:previous>
        </table:cell-content-change>
        <table:cell-content-change table:id="ct2657">
          <table:cell-address table:column="15" table:row="1" table:table="4"/>
          <office:change-info>
            <dc:creator> </dc:creator>
            <dc:date>2021-04-08T16:42:41.027000000</dc:date>
          </office:change-info>
          <table:previous>
            <table:change-track-table-cell/>
          </table:previous>
        </table:cell-content-change>
        <table:cell-content-change table:id="ct2658">
          <table:cell-address table:column="3" table:row="0" table:table="5"/>
          <office:change-info>
            <dc:creator> </dc:creator>
            <dc:date>2021-04-08T16:51:49.517000000</dc:date>
          </office:change-info>
          <table:previous table:id="ct2653">
            <table:change-track-table-cell/>
          </table:previous>
        </table:cell-content-change>
        <table:cell-content-change table:id="ct2659">
          <table:cell-address table:column="3" table:row="1" table:table="5"/>
          <office:change-info>
            <dc:creator> </dc:creator>
            <dc:date>2021-04-08T16:51:49.517000000</dc:date>
          </office:change-info>
          <table:previous>
            <table:change-track-table-cell/>
          </table:previous>
        </table:cell-content-change>
        <table:cell-content-change table:id="ct2660">
          <table:cell-address table:column="3" table:row="2" table:table="5"/>
          <office:change-info>
            <dc:creator> </dc:creator>
            <dc:date>2021-04-08T16:51:49.517000000</dc:date>
          </office:change-info>
          <table:previous>
            <table:change-track-table-cell/>
          </table:previous>
        </table:cell-content-change>
        <table:cell-content-change table:id="ct2661">
          <table:cell-address table:column="3" table:row="3" table:table="5"/>
          <office:change-info>
            <dc:creator> </dc:creator>
            <dc:date>2021-04-08T16:51:49.517000000</dc:date>
          </office:change-info>
          <table:previous>
            <table:change-track-table-cell/>
          </table:previous>
        </table:cell-content-change>
        <table:cell-content-change table:id="ct2662">
          <table:cell-address table:column="3" table:row="4" table:table="5"/>
          <office:change-info>
            <dc:creator> </dc:creator>
            <dc:date>2021-04-08T16:51:49.517000000</dc:date>
          </office:change-info>
          <table:previous>
            <table:change-track-table-cell/>
          </table:previous>
        </table:cell-content-change>
        <table:cell-content-change table:id="ct2663">
          <table:cell-address table:column="3" table:row="5" table:table="5"/>
          <office:change-info>
            <dc:creator> </dc:creator>
            <dc:date>2021-04-08T16:51:49.517000000</dc:date>
          </office:change-info>
          <table:previous>
            <table:change-track-table-cell/>
          </table:previous>
        </table:cell-content-change>
        <table:cell-content-change table:id="ct2664">
          <table:cell-address table:column="3" table:row="6" table:table="5"/>
          <office:change-info>
            <dc:creator> </dc:creator>
            <dc:date>2021-04-08T16:51:49.517000000</dc:date>
          </office:change-info>
          <table:previous>
            <table:change-track-table-cell/>
          </table:previous>
        </table:cell-content-change>
        <table:cell-content-change table:id="ct2665">
          <table:cell-address table:column="4" table:row="0" table:table="5"/>
          <office:change-info>
            <dc:creator> </dc:creator>
            <dc:date>2021-04-08T16:51:49.665000000</dc:date>
          </office:change-info>
          <table:previous>
            <table:change-track-table-cell/>
          </table:previous>
        </table:cell-content-change>
        <table:cell-content-change table:id="ct2666">
          <table:cell-address table:column="4" table:row="1" table:table="5"/>
          <office:change-info>
            <dc:creator> </dc:creator>
            <dc:date>2021-04-08T16:51:49.665000000</dc:date>
          </office:change-info>
          <table:previous>
            <table:change-track-table-cell/>
          </table:previous>
        </table:cell-content-change>
        <table:cell-content-change table:id="ct2667">
          <table:cell-address table:column="4" table:row="2" table:table="5"/>
          <office:change-info>
            <dc:creator> </dc:creator>
            <dc:date>2021-04-08T16:51:49.665000000</dc:date>
          </office:change-info>
          <table:previous>
            <table:change-track-table-cell/>
          </table:previous>
        </table:cell-content-change>
        <table:cell-content-change table:id="ct2668">
          <table:cell-address table:column="4" table:row="3" table:table="5"/>
          <office:change-info>
            <dc:creator> </dc:creator>
            <dc:date>2021-04-08T16:51:49.665000000</dc:date>
          </office:change-info>
          <table:previous>
            <table:change-track-table-cell/>
          </table:previous>
        </table:cell-content-change>
        <table:cell-content-change table:id="ct2669">
          <table:cell-address table:column="4" table:row="4" table:table="5"/>
          <office:change-info>
            <dc:creator> </dc:creator>
            <dc:date>2021-04-08T16:51:49.665000000</dc:date>
          </office:change-info>
          <table:previous>
            <table:change-track-table-cell/>
          </table:previous>
        </table:cell-content-change>
        <table:cell-content-change table:id="ct2670">
          <table:cell-address table:column="4" table:row="5" table:table="5"/>
          <office:change-info>
            <dc:creator> </dc:creator>
            <dc:date>2021-04-08T16:51:49.665000000</dc:date>
          </office:change-info>
          <table:previous>
            <table:change-track-table-cell/>
          </table:previous>
        </table:cell-content-change>
        <table:cell-content-change table:id="ct2671">
          <table:cell-address table:column="4" table:row="6" table:table="5"/>
          <office:change-info>
            <dc:creator> </dc:creator>
            <dc:date>2021-04-08T16:51:49.665000000</dc:date>
          </office:change-info>
          <table:previous>
            <table:change-track-table-cell/>
          </table:previous>
        </table:cell-content-change>
        <table:cell-content-change table:id="ct2672">
          <table:cell-address table:column="5" table:row="0" table:table="5"/>
          <office:change-info>
            <dc:creator> </dc:creator>
            <dc:date>2021-04-08T16:55:18.129000000</dc:date>
          </office:change-info>
          <table:previous>
            <table:change-track-table-cell/>
          </table:previous>
        </table:cell-content-change>
        <table:cell-content-change table:id="ct2673">
          <table:cell-address table:column="5" table:row="1" table:table="5"/>
          <office:change-info>
            <dc:creator> </dc:creator>
            <dc:date>2021-04-08T16:55:18.432000000</dc:date>
          </office:change-info>
          <table:previous>
            <table:change-track-table-cell/>
          </table:previous>
        </table:cell-content-change>
        <table:cell-content-change table:id="ct2674">
          <table:cell-address table:column="5" table:row="1" table:table="5"/>
          <office:change-info>
            <dc:creator> </dc:creator>
            <dc:date>2021-04-08T16:55:32.435000000</dc:date>
          </office:change-info>
          <table:previous table:id="ct2673">
            <table:change-track-table-cell office:value-type="float" office:value="0.6393"/>
          </table:previous>
        </table:cell-content-change>
        <table:cell-content-change table:id="ct2675">
          <table:cell-address table:column="5" table:row="2" table:table="5"/>
          <office:change-info>
            <dc:creator> </dc:creator>
            <dc:date>2021-04-08T16:55:37.647000000</dc:date>
          </office:change-info>
          <table:previous>
            <table:change-track-table-cell/>
          </table:previous>
        </table:cell-content-change>
        <table:cell-content-change table:id="ct2676">
          <table:cell-address table:column="5" table:row="3" table:table="5"/>
          <office:change-info>
            <dc:creator> </dc:creator>
            <dc:date>2021-04-08T16:55:47.319000000</dc:date>
          </office:change-info>
          <table:previous>
            <table:change-track-table-cell/>
          </table:previous>
        </table:cell-content-change>
        <table:cell-content-change table:id="ct2677">
          <table:cell-address table:column="5" table:row="4" table:table="5"/>
          <office:change-info>
            <dc:creator> </dc:creator>
            <dc:date>2021-04-08T16:55:52.164000000</dc:date>
          </office:change-info>
          <table:previous>
            <table:change-track-table-cell/>
          </table:previous>
        </table:cell-content-change>
        <table:cell-content-change table:id="ct2678">
          <table:cell-address table:column="5" table:row="5" table:table="5"/>
          <office:change-info>
            <dc:creator> </dc:creator>
            <dc:date>2021-04-08T16:55:59.011000000</dc:date>
          </office:change-info>
          <table:previous>
            <table:change-track-table-cell/>
          </table:previous>
        </table:cell-content-change>
        <table:cell-content-change table:id="ct2679">
          <table:cell-address table:column="5" table:row="6" table:table="5"/>
          <office:change-info>
            <dc:creator> </dc:creator>
            <dc:date>2021-04-08T16:56:07.991000000</dc:date>
          </office:change-info>
          <table:previous>
            <table:change-track-table-cell/>
          </table:previous>
        </table:cell-content-change>
        <table:cell-content-change table:id="ct2680">
          <table:cell-address table:column="2" table:row="0" table:table="5"/>
          <office:change-info>
            <dc:creator> </dc:creator>
            <dc:date>2021-04-08T16:58:07.982000000</dc:date>
          </office:change-info>
          <table:previous table:id="ct2635">
            <table:change-track-table-cell office:value-type="string">
              <text:p>Incumbent</text:p>
            </table:change-track-table-cell>
          </table:previous>
        </table:cell-content-change>
        <table:cell-content-change table:id="ct2681">
          <table:cell-address table:column="6" table:row="0" table:table="5"/>
          <office:change-info>
            <dc:creator> </dc:creator>
            <dc:date>2021-04-08T16:59:12.028000000</dc:date>
          </office:change-info>
          <table:previous>
            <table:change-track-table-cell/>
          </table:previous>
        </table:cell-content-change>
        <table:cell-content-change table:id="ct2682">
          <table:cell-address table:column="7" table:row="0" table:table="5"/>
          <office:change-info>
            <dc:creator> </dc:creator>
            <dc:date>2021-04-08T16:59:13.575000000</dc:date>
          </office:change-info>
          <table:previous>
            <table:change-track-table-cell/>
          </table:previous>
        </table:cell-content-change>
        <table:cell-content-change table:id="ct2683">
          <table:cell-address table:column="8" table:row="0" table:table="5"/>
          <office:change-info>
            <dc:creator> </dc:creator>
            <dc:date>2021-04-08T16:59:37.962000000</dc:date>
          </office:change-info>
          <table:previous>
            <table:change-track-table-cell/>
          </table:previous>
        </table:cell-content-change>
        <table:cell-content-change table:id="ct2684">
          <table:cell-address table:column="6" table:row="1" table:table="5"/>
          <office:change-info>
            <dc:creator> </dc:creator>
            <dc:date>2021-04-08T17:00:11.142000000</dc:date>
          </office:change-info>
          <table:previous>
            <table:change-track-table-cell/>
          </table:previous>
        </table:cell-content-change>
        <table:cell-content-change table:id="ct2685">
          <table:cell-address table:column="7" table:row="1" table:table="5"/>
          <office:change-info>
            <dc:creator> </dc:creator>
            <dc:date>2021-04-08T17:00:19.305000000</dc:date>
          </office:change-info>
          <table:previous>
            <table:change-track-table-cell/>
          </table:previous>
        </table:cell-content-change>
        <table:cell-content-change table:id="ct2686">
          <table:cell-address table:column="8" table:row="1" table:table="5"/>
          <office:change-info>
            <dc:creator> </dc:creator>
            <dc:date>2021-04-08T17:00:22.096000000</dc:date>
          </office:change-info>
          <table:previous>
            <table:change-track-table-cell/>
          </table:previous>
        </table:cell-content-change>
        <table:cell-content-change table:id="ct2687">
          <table:cell-address table:column="6" table:row="3" table:table="5"/>
          <office:change-info>
            <dc:creator> </dc:creator>
            <dc:date>2021-04-08T17:00:42.540000000</dc:date>
          </office:change-info>
          <table:previous>
            <table:change-track-table-cell/>
          </table:previous>
        </table:cell-content-change>
        <table:cell-content-change table:id="ct2688">
          <table:cell-address table:column="7" table:row="3" table:table="5"/>
          <office:change-info>
            <dc:creator> </dc:creator>
            <dc:date>2021-04-08T17:00:42.541000000</dc:date>
          </office:change-info>
          <table:previous>
            <table:change-track-table-cell/>
          </table:previous>
        </table:cell-content-change>
        <table:cell-content-change table:id="ct2689">
          <table:cell-address table:column="8" table:row="3" table:table="5"/>
          <office:change-info>
            <dc:creator> </dc:creator>
            <dc:date>2021-04-08T17:00:42.541000000</dc:date>
          </office:change-info>
          <table:previous>
            <table:change-track-table-cell/>
          </table:previous>
        </table:cell-content-change>
        <table:cell-content-change table:id="ct2690">
          <table:cell-address table:column="6" table:row="1" table:table="5"/>
          <office:change-info>
            <dc:creator> </dc:creator>
            <dc:date>2021-04-08T17:00:45.544000000</dc:date>
          </office:change-info>
          <table:previous table:id="ct2684">
            <table:change-track-table-cell office:value-type="float" office:value="24"/>
          </table:previous>
        </table:cell-content-change>
        <table:cell-content-change table:id="ct2691">
          <table:cell-address table:column="7" table:row="1" table:table="5"/>
          <office:change-info>
            <dc:creator> </dc:creator>
            <dc:date>2021-04-08T17:00:45.544000000</dc:date>
          </office:change-info>
          <table:previous table:id="ct2685">
            <table:change-track-table-cell office:value-type="float" office:value="35"/>
          </table:previous>
        </table:cell-content-change>
        <table:cell-content-change table:id="ct2692">
          <table:cell-address table:column="8" table:row="1" table:table="5"/>
          <office:change-info>
            <dc:creator> </dc:creator>
            <dc:date>2021-04-08T17:00:45.544000000</dc:date>
          </office:change-info>
          <table:previous table:id="ct2686">
            <table:change-track-table-cell office:value-type="float" office:value="40"/>
          </table:previous>
        </table:cell-content-change>
        <table:movement table:id="ct2693">
          <table:source-range-address table:start-column="6" table:start-row="2" table:start-table="5" table:end-column="8" table:end-row="2" table:end-table="5"/>
          <table:target-range-address table:start-column="6" table:start-row="3" table:start-table="5" table:end-column="8" table:end-row="3" table:end-table="5"/>
          <office:change-info>
            <dc:creator> </dc:creator>
            <dc:date>2021-04-08T17:01:00.515000000</dc:date>
          </office:change-info>
          <table:dependencies>
            <table:dependency table:id="ct2700"/>
            <table:dependency table:id="ct2696"/>
            <table:dependency table:id="ct2695"/>
            <table:dependency table:id="ct2694"/>
          </table:dependencies>
        </table:movement>
        <table:cell-content-change table:id="ct2694">
          <table:cell-address table:column="6" table:row="2" table:table="5"/>
          <office:change-info>
            <dc:creator> </dc:creator>
            <dc:date>2021-04-08T17:01:57.207000000</dc:date>
          </office:change-info>
          <table:previous>
            <table:change-track-table-cell/>
          </table:previous>
        </table:cell-content-change>
        <table:cell-content-change table:id="ct2695">
          <table:cell-address table:column="8" table:row="2" table:table="5"/>
          <office:change-info>
            <dc:creator> </dc:creator>
            <dc:date>2021-04-08T17:02:02.072000000</dc:date>
          </office:change-info>
          <table:previous>
            <table:change-track-table-cell/>
          </table:previous>
        </table:cell-content-change>
        <table:cell-content-change table:id="ct2696">
          <table:cell-address table:column="8" table:row="2" table:table="5"/>
          <office:change-info>
            <dc:creator> </dc:creator>
            <dc:date>2021-04-08T17:02:08.963000000</dc:date>
          </office:change-info>
          <table:previous>
            <table:change-track-table-cell/>
          </table:previous>
        </table:cell-content-change>
        <table:cell-content-change table:id="ct2697">
          <table:cell-address table:column="2" table:row="1" table:table="5"/>
          <office:change-info>
            <dc:creator> </dc:creator>
            <dc:date>2021-04-08T17:03:10.606000000</dc:date>
          </office:change-info>
          <table:previous table:id="ct2643">
            <table:change-track-table-cell office:value-type="float" office:value="0"/>
          </table:previous>
        </table:cell-content-change>
        <table:cell-content-change table:id="ct2698">
          <table:cell-address table:column="6" table:row="1" table:table="5"/>
          <office:change-info>
            <dc:creator> </dc:creator>
            <dc:date>2021-04-08T17:03:21.880000000</dc:date>
          </office:change-info>
          <table:previous table:id="ct2690">
            <table:change-track-table-cell/>
          </table:previous>
        </table:cell-content-change>
        <table:movement table:id="ct2699">
          <table:source-range-address table:column="7" table:row="2" table:table="5"/>
          <table:target-range-address table:column="8" table:row="2" table:table="5"/>
          <office:change-info>
            <dc:creator> </dc:creator>
            <dc:date>2021-04-08T17:03:30.985000000</dc:date>
          </office:change-info>
          <table:dependencies>
            <table:dependency table:id="ct2700"/>
          </table:dependencies>
          <table:deletions>
            <table:cell-content-deletion table:id="ct2696">
              <table:change-track-table-cell office:value-type="float" office:value="20"/>
            </table:cell-content-deletion>
          </table:deletions>
        </table:movement>
        <table:cell-content-change table:id="ct2700">
          <table:cell-address table:column="7" table:row="2" table:table="5"/>
          <office:change-info>
            <dc:creator> </dc:creator>
            <dc:date>2021-04-08T17:03:34.153000000</dc:date>
          </office:change-info>
          <table:previous>
            <table:change-track-table-cell/>
          </table:previous>
        </table:cell-content-change>
        <table:cell-content-change table:id="ct2701">
          <table:cell-address table:column="7" table:row="1" table:table="5"/>
          <office:change-info>
            <dc:creator> </dc:creator>
            <dc:date>2021-04-08T17:03:46.284000000</dc:date>
          </office:change-info>
          <table:previous table:id="ct2691">
            <table:change-track-table-cell/>
          </table:previous>
        </table:cell-content-change>
        <table:cell-content-change table:id="ct2702">
          <table:cell-address table:column="8" table:row="1" table:table="5"/>
          <office:change-info>
            <dc:creator> </dc:creator>
            <dc:date>2021-04-08T17:03:49.371000000</dc:date>
          </office:change-info>
          <table:previous table:id="ct2692">
            <table:change-track-table-cell/>
          </table:previous>
        </table:cell-content-change>
        <table:cell-content-change table:id="ct2703">
          <table:cell-address table:column="6" table:row="4" table:table="5"/>
          <office:change-info>
            <dc:creator> </dc:creator>
            <dc:date>2021-04-08T17:04:50.683000000</dc:date>
          </office:change-info>
          <table:previous>
            <table:change-track-table-cell/>
          </table:previous>
        </table:cell-content-change>
        <table:cell-content-change table:id="ct2704">
          <table:cell-address table:column="7" table:row="4" table:table="5"/>
          <office:change-info>
            <dc:creator> </dc:creator>
            <dc:date>2021-04-08T17:04:56.124000000</dc:date>
          </office:change-info>
          <table:previous>
            <table:change-track-table-cell/>
          </table:previous>
        </table:cell-content-change>
        <table:cell-content-change table:id="ct2705">
          <table:cell-address table:column="8" table:row="4" table:table="5"/>
          <office:change-info>
            <dc:creator> </dc:creator>
            <dc:date>2021-04-08T17:04:59.500000000</dc:date>
          </office:change-info>
          <table:previous>
            <table:change-track-table-cell/>
          </table:previous>
        </table:cell-content-change>
        <table:cell-content-change table:id="ct2706">
          <table:cell-address table:column="6" table:row="5" table:table="5"/>
          <office:change-info>
            <dc:creator> </dc:creator>
            <dc:date>2021-04-08T17:05:13.505000000</dc:date>
          </office:change-info>
          <table:previous>
            <table:change-track-table-cell/>
          </table:previous>
        </table:cell-content-change>
        <table:cell-content-change table:id="ct2707">
          <table:cell-address table:column="7" table:row="5" table:table="5"/>
          <office:change-info>
            <dc:creator> </dc:creator>
            <dc:date>2021-04-08T17:05:16.718000000</dc:date>
          </office:change-info>
          <table:previous>
            <table:change-track-table-cell/>
          </table:previous>
        </table:cell-content-change>
        <table:cell-content-change table:id="ct2708">
          <table:cell-address table:column="8" table:row="5" table:table="5"/>
          <office:change-info>
            <dc:creator> </dc:creator>
            <dc:date>2021-04-08T17:05:18.461000000</dc:date>
          </office:change-info>
          <table:previous>
            <table:change-track-table-cell/>
          </table:previous>
        </table:cell-content-change>
        <table:cell-content-change table:id="ct2709">
          <table:cell-address table:column="2" table:row="1" table:table="5"/>
          <office:change-info>
            <dc:creator> </dc:creator>
            <dc:date>2021-04-08T17:09:50.565000000</dc:date>
          </office:change-info>
          <table:previous table:id="ct2697">
            <table:change-track-table-cell office:value-type="float" office:value="1"/>
          </table:previous>
        </table:cell-content-change>
        <table:cell-content-change table:id="ct2710">
          <table:cell-address table:column="6" table:row="6" table:table="5"/>
          <office:change-info>
            <dc:creator> </dc:creator>
            <dc:date>2021-04-08T17:15:49.782000000</dc:date>
          </office:change-info>
          <table:previous>
            <table:change-track-table-cell/>
          </table:previous>
        </table:cell-content-change>
        <table:cell-content-change table:id="ct2711">
          <table:cell-address table:column="8" table:row="6" table:table="5"/>
          <office:change-info>
            <dc:creator> </dc:creator>
            <dc:date>2021-04-08T17:16:14.251000000</dc:date>
          </office:change-info>
          <table:previous>
            <table:change-track-table-cell/>
          </table:previous>
        </table:cell-content-change>
        <table:cell-content-change table:id="ct2712">
          <table:cell-address table:column="7" table:row="6" table:table="5"/>
          <office:change-info>
            <dc:creator> </dc:creator>
            <dc:date>2021-04-08T17:16:56.497000000</dc:date>
          </office:change-info>
          <table:previous>
            <table:change-track-table-cell/>
          </table:previous>
        </table:cell-content-change>
      </table:tracked-changes>
      <table:calculation-settings table:case-sensitive="false"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Company</text:p>
          </table:table-cell>
          <table:table-cell table:style-name="ce1" office:value-type="string" calcext:value-type="string">
            <text:p>Date</text:p>
          </table:table-cell>
          <table:table-cell table:style-name="ce2" office:value-type="string" calcext:value-type="string">
            <text:p>Sample_size</text:p>
          </table:table-cell>
          <table:table-cell table:style-name="ce1" office:value-type="string" calcext:value-type="string">
            <text:p>PSL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PDT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string" calcext:value-type="string">
            <text:p>NOVO</text:p>
          </table:table-cell>
          <table:table-cell table:style-name="ce1" office:value-type="string" calcext:value-type="string">
            <text:p>PODE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string" calcext:value-type="string">
            <text:p>PATRI</text:p>
          </table:table-cell>
          <table:table-cell table:style-name="ce1" office:value-type="string" calcext:value-type="string">
            <text:p>PSOL</text:p>
          </table:table-cell>
          <table:table-cell table:style-name="ce1" office:value-type="string" calcext:value-type="string">
            <text:p>PSTU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PPL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Unknow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tafolha</text:p>
          </table:table-cell>
          <table:table-cell table:style-name="ce3" office:value-type="date" office:date-value="2018-08-21" calcext:value-type="date">
            <text:p>21/08/18</text:p>
          </table:table-cell>
          <table:table-cell table:style-name="ce2" office:value-type="float" office:value="8433" calcext:value-type="float">
            <text:p>843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tafolha</text:p>
          </table:table-cell>
          <table:table-cell table:style-name="ce3" office:value-type="date" office:date-value="2018-09-10" calcext:value-type="date">
            <text:p>10/09/18</text:p>
          </table:table-cell>
          <table:table-cell table:style-name="ce2" office:value-type="float" office:value="2820" calcext:value-type="float">
            <text:p>28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tafolha</text:p>
          </table:table-cell>
          <table:table-cell table:style-name="ce3" office:value-type="date" office:date-value="2018-09-14" calcext:value-type="date">
            <text:p>14/09/18</text:p>
          </table:table-cell>
          <table:table-cell table:style-name="ce2" office:value-type="float" office:value="2820" calcext:value-type="float">
            <text:p>282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tafolha</text:p>
          </table:table-cell>
          <table:table-cell table:style-name="ce3" office:value-type="date" office:date-value="2018-09-19" calcext:value-type="date">
            <text:p>19/09/18</text:p>
          </table:table-cell>
          <table:table-cell table:style-name="ce2" office:value-type="float" office:value="8596" calcext:value-type="float">
            <text:p>859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tafolha</text:p>
          </table:table-cell>
          <table:table-cell table:style-name="ce3" office:value-type="date" office:date-value="2018-09-28" calcext:value-type="date">
            <text:p>28/09/18</text:p>
          </table:table-cell>
          <table:table-cell table:style-name="ce2" office:value-type="float" office:value="9072" calcext:value-type="float">
            <text:p>907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tafolha</text:p>
          </table:table-cell>
          <table:table-cell table:style-name="ce3" office:value-type="date" office:date-value="2018-10-02" calcext:value-type="date">
            <text:p>02/10/18</text:p>
          </table:table-cell>
          <table:table-cell table:style-name="ce2" office:value-type="float" office:value="3240" calcext:value-type="float">
            <text:p>324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tafolha</text:p>
          </table:table-cell>
          <table:table-cell table:style-name="ce3" office:value-type="date" office:date-value="2018-10-04" calcext:value-type="date">
            <text:p>04/10/18</text:p>
          </table:table-cell>
          <table:table-cell table:style-name="ce2" office:value-type="float" office:value="10930" calcext:value-type="float">
            <text:p>109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tafolha</text:p>
          </table:table-cell>
          <table:table-cell table:style-name="ce3" office:value-type="date" office:date-value="2018-10-06" calcext:value-type="date">
            <text:p>06/10/18</text:p>
          </table:table-cell>
          <table:table-cell table:style-name="ce2" office:value-type="float" office:value="19552" calcext:value-type="float">
            <text:p>1955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lTime</text:p>
          </table:table-cell>
          <table:table-cell table:style-name="ce3" office:value-type="date" office:date-value="2018-08-13" calcext:value-type="date">
            <text:p>13/08/18</text:p>
          </table:table-cell>
          <table:table-cell table:style-name="ce2" office:value-type="float" office:value="3200" calcext:value-type="float">
            <text:p>32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lTime</text:p>
          </table:table-cell>
          <table:table-cell table:style-name="ce3" office:value-type="date" office:date-value="2018-09-12" calcext:value-type="date">
            <text:p>12/09/18</text:p>
          </table:table-cell>
          <table:table-cell table:style-name="ce2" office:value-type="float" office:value="3200" calcext:value-type="float">
            <text:p>320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lTime</text:p>
          </table:table-cell>
          <table:table-cell table:style-name="ce3" office:value-type="date" office:date-value="2018-10-01" calcext:value-type="date">
            <text:p>01/10/18</text:p>
          </table:table-cell>
          <table:table-cell table:style-name="ce2" office:value-type="float" office:value="3200" calcext:value-type="float">
            <text:p>320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bope</text:p>
          </table:table-cell>
          <table:table-cell table:style-name="ce3" office:value-type="date" office:date-value="2018-08-20" calcext:value-type="date">
            <text:p>20/08/18</text:p>
          </table:table-cell>
          <table:table-cell table:style-name="ce2" office:value-type="float" office:value="2002" calcext:value-type="float">
            <text:p>200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bope</text:p>
          </table:table-cell>
          <table:table-cell table:style-name="ce3" office:value-type="date" office:date-value="2018-09-04" calcext:value-type="date">
            <text:p>04/09/18</text:p>
          </table:table-cell>
          <table:table-cell table:style-name="ce2" office:value-type="float" office:value="2002" calcext:value-type="float">
            <text:p>200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bope</text:p>
          </table:table-cell>
          <table:table-cell table:style-name="ce3" office:value-type="date" office:date-value="2018-09-11" calcext:value-type="date">
            <text:p>11/09/18</text:p>
          </table:table-cell>
          <table:table-cell table:style-name="ce2" office:value-type="float" office:value="2002" calcext:value-type="float">
            <text:p>200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bope</text:p>
          </table:table-cell>
          <table:table-cell table:style-name="ce3" office:value-type="date" office:date-value="2018-09-18" calcext:value-type="date">
            <text:p>18/09/18</text:p>
          </table:table-cell>
          <table:table-cell table:style-name="ce2" office:value-type="float" office:value="2506" calcext:value-type="float">
            <text:p>250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bope</text:p>
          </table:table-cell>
          <table:table-cell table:style-name="ce3" office:value-type="date" office:date-value="2018-09-24" calcext:value-type="date">
            <text:p>24/09/18</text:p>
          </table:table-cell>
          <table:table-cell table:style-name="ce2" office:value-type="float" office:value="2506" calcext:value-type="float">
            <text:p>250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bope</text:p>
          </table:table-cell>
          <table:table-cell table:style-name="ce3" office:value-type="date" office:date-value="2018-09-26" calcext:value-type="date">
            <text:p>26/09/18</text:p>
          </table:table-cell>
          <table:table-cell table:style-name="ce2" office:value-type="float" office:value="2000" calcext:value-type="float">
            <text:p>200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bope</text:p>
          </table:table-cell>
          <table:table-cell table:style-name="ce3" office:value-type="date" office:date-value="2018-10-01" calcext:value-type="date">
            <text:p>01/10/18</text:p>
          </table:table-cell>
          <table:table-cell table:style-name="ce2" office:value-type="float" office:value="3010" calcext:value-type="float">
            <text:p>30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bope</text:p>
          </table:table-cell>
          <table:table-cell table:style-name="ce3" office:value-type="date" office:date-value="2018-10-03" calcext:value-type="date">
            <text:p>03/10/18</text:p>
          </table:table-cell>
          <table:table-cell table:style-name="ce2" office:value-type="float" office:value="3010" calcext:value-type="float">
            <text:p>301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bope</text:p>
          </table:table-cell>
          <table:table-cell table:style-name="ce3" office:value-type="date" office:date-value="2018-10-06" calcext:value-type="date">
            <text:p>06/10/18</text:p>
          </table:table-cell>
          <table:table-cell table:style-name="ce2" office:value-type="float" office:value="3010" calcext:value-type="float">
            <text:p>30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bope</text:p>
          </table:table-cell>
          <table:table-cell table:style-name="ce3" office:value-type="date" office:date-value="2018-10-07" calcext:value-type="date">
            <text:p>07/10/18</text:p>
          </table:table-cell>
          <table:table-cell table:style-name="ce2" office:value-type="float" office:value="30000" calcext:value-type="float">
            <text:p>300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aná</text:p>
          </table:table-cell>
          <table:table-cell table:style-name="ce3" office:value-type="date" office:date-value="2018-09-11" calcext:value-type="date">
            <text:p>11/09/18</text:p>
          </table:table-cell>
          <table:table-cell table:style-name="ce2" office:value-type="float" office:value="2010" calcext:value-type="float">
            <text:p>2010</text:p>
          </table:table-cell>
          <table:table-cell table:style-name="ce1" office:value-type="float" office:value="26.6" calcext:value-type="float">
            <text:p>26,6</text:p>
          </table:table-cell>
          <table:table-cell table:style-name="ce1" office:value-type="float" office:value="8.3" calcext:value-type="float">
            <text:p>8,3</text:p>
          </table:table-cell>
          <table:table-cell table:style-name="ce1" office:value-type="float" office:value="11.9" calcext:value-type="float">
            <text:p>11,9</text:p>
          </table:table-cell>
          <table:table-cell table:style-name="ce1" office:value-type="float" office:value="8.7" calcext:value-type="float">
            <text:p>8,7</text:p>
          </table:table-cell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2.4" calcext:value-type="float">
            <text:p>2,4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.8" calcext:value-type="float">
            <text:p>5,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aná</text:p>
          </table:table-cell>
          <table:table-cell table:style-name="ce3" office:value-type="date" office:date-value="2018-08-15" calcext:value-type="date">
            <text:p>15/08/18</text:p>
          </table:table-cell>
          <table:table-cell table:style-name="ce2" office:value-type="float" office:value="2002" calcext:value-type="float">
            <text:p>2002</text:p>
          </table:table-cell>
          <table:table-cell table:style-name="ce1" office:value-type="float" office:value="43.3" calcext:value-type="float">
            <text:p>43,3</text:p>
          </table:table-cell>
          <table:table-cell table:style-name="ce1" office:value-type="float" office:value="10.1" calcext:value-type="float">
            <text:p>10,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.6" calcext:value-type="float">
            <text:p>27,6</text:p>
          </table:table-cell>
          <table:table-cell table:style-name="ce1" office:value-type="float" office:value="20.7" calcext:value-type="float">
            <text:p>20,7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.1" calcext:value-type="float">
            <text:p>3,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5.6" calcext:value-type="float">
            <text:p>5,6</text:p>
          </table:table-cell>
          <table:table-cell table:style-name="ce1" office:value-type="float" office:value="30.1" calcext:value-type="float">
            <text:p>30,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taPoder360</text:p>
          </table:table-cell>
          <table:table-cell table:style-name="ce3" office:value-type="date" office:date-value="2018-10-04" calcext:value-type="date">
            <text:p>04/10/18</text:p>
          </table:table-cell>
          <table:table-cell table:style-name="ce2" office:value-type="float" office:value="3000" calcext:value-type="float">
            <text:p>300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taPoder360</text:p>
          </table:table-cell>
          <table:table-cell table:style-name="ce3" office:value-type="date" office:date-value="2018-09-11" calcext:value-type="date">
            <text:p>11/09/18</text:p>
          </table:table-cell>
          <table:table-cell table:style-name="ce2" office:value-type="float" office:value="3000" calcext:value-type="float">
            <text:p>300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ataPoder360</text:p>
          </table:table-cell>
          <table:table-cell table:style-name="ce3" office:value-type="date" office:date-value="2018-09-21" calcext:value-type="date">
            <text:p>21/09/18</text:p>
          </table:table-cell>
          <table:table-cell table:style-name="ce2" office:value-type="float" office:value="4000" calcext:value-type="float">
            <text:p>400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pespe</text:p>
          </table:table-cell>
          <table:table-cell table:style-name="ce3" office:value-type="date" office:date-value="2018-10-04" calcext:value-type="date">
            <text:p>04/10/18</text:p>
          </table:table-cell>
          <table:table-cell table:style-name="ce2" office:value-type="float" office:value="2000" calcext:value-type="float">
            <text:p>200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pespe</text:p>
          </table:table-cell>
          <table:table-cell table:style-name="ce3" office:value-type="date" office:date-value="2018-09-26" calcext:value-type="date">
            <text:p>26/09/18</text:p>
          </table:table-cell>
          <table:table-cell table:style-name="ce2" office:value-type="float" office:value="2000" calcext:value-type="float">
            <text:p>200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pespe</text:p>
          </table:table-cell>
          <table:table-cell table:style-name="ce3" office:value-type="date" office:date-value="2018-09-21" calcext:value-type="date">
            <text:p>21/09/18</text:p>
          </table:table-cell>
          <table:table-cell table:style-name="ce2" office:value-type="float" office:value="2000" calcext:value-type="float">
            <text:p>200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pespe</text:p>
          </table:table-cell>
          <table:table-cell table:style-name="ce3" office:value-type="date" office:date-value="2018-09-14" calcext:value-type="date">
            <text:p>14/09/18</text:p>
          </table:table-cell>
          <table:table-cell table:style-name="ce2" office:value-type="float" office:value="2000" calcext:value-type="float">
            <text:p>200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pespe</text:p>
          </table:table-cell>
          <table:table-cell table:style-name="ce3" office:value-type="date" office:date-value="2018-09-08" calcext:value-type="date">
            <text:p>08/09/18</text:p>
          </table:table-cell>
          <table:table-cell table:style-name="ce2" office:value-type="float" office:value="1000" calcext:value-type="float">
            <text:p>100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pespe</text:p>
          </table:table-cell>
          <table:table-cell table:style-name="ce3" office:value-type="date" office:date-value="2018-08-31" calcext:value-type="date">
            <text:p>31/08/18</text:p>
          </table:table-cell>
          <table:table-cell table:style-name="ce2" office:value-type="float" office:value="2000" calcext:value-type="float">
            <text:p>200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pespe</text:p>
          </table:table-cell>
          <table:table-cell table:style-name="ce3" office:value-type="date" office:date-value="2018-08-24" calcext:value-type="date">
            <text:p>24/08/18</text:p>
          </table:table-cell>
          <table:table-cell table:style-name="ce2" office:value-type="float" office:value="1000" calcext:value-type="float">
            <text:p>100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pespe</text:p>
          </table:table-cell>
          <table:table-cell table:style-name="ce3" office:value-type="date" office:date-value="2018-08-17" calcext:value-type="date">
            <text:p>17/08/18</text:p>
          </table:table-cell>
          <table:table-cell table:style-name="ce2" office:value-type="float" office:value="1000" calcext:value-type="float">
            <text:p>100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DA</text:p>
          </table:table-cell>
          <table:table-cell table:style-name="ce3" office:value-type="date" office:date-value="2018-10-05" calcext:value-type="date">
            <text:p>05/10/18</text:p>
          </table:table-cell>
          <table:table-cell table:style-name="ce2" office:value-type="float" office:value="2002" calcext:value-type="float">
            <text:p>2002</text:p>
          </table:table-cell>
          <table:table-cell table:style-name="ce1" office:value-type="float" office:value="36.7" calcext:value-type="float">
            <text:p>36,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.9" calcext:value-type="float">
            <text:p>9,9</text:p>
          </table:table-cell>
          <table:table-cell table:style-name="ce1" office:value-type="float" office:value="5.8" calcext:value-type="float">
            <text:p>5,8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float" office:value="2.3" calcext:value-type="float">
            <text:p>2,3</text:p>
          </table:table-cell>
          <table:table-cell table:style-name="ce1" office:value-type="float" office:value="1.7" calcext:value-type="float">
            <text:p>1,7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3" table:style-name="ce1" office:value-type="float" office:value="0.1" calcext:value-type="float">
            <text:p>0,1</text:p>
          </table:table-cell>
          <table:table-cell table:style-name="ce1" office:value-type="float" office:value="7.8" calcext:value-type="float">
            <text:p>7,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DA</text:p>
          </table:table-cell>
          <table:table-cell table:style-name="ce3" office:value-type="date" office:date-value="2018-09-29" calcext:value-type="date">
            <text:p>29/09/18</text:p>
          </table:table-cell>
          <table:table-cell table:style-name="ce2" office:value-type="float" office:value="2002" calcext:value-type="float">
            <text:p>2002</text:p>
          </table:table-cell>
          <table:table-cell table:style-name="ce1" office:value-type="float" office:value="28.2" calcext:value-type="float">
            <text:p>28,2</text:p>
          </table:table-cell>
          <table:table-cell table:style-name="ce1" office:value-type="float" office:value="25.2" calcext:value-type="float">
            <text:p>25,2</text:p>
          </table:table-cell>
          <table:table-cell table:style-name="ce1" office:value-type="float" office:value="9.4" calcext:value-type="float">
            <text:p>9,4</text:p>
          </table:table-cell>
          <table:table-cell table:style-name="ce1" office:value-type="float" office:value="7.3" calcext:value-type="float">
            <text:p>7,3</text:p>
          </table:table-cell>
          <table:table-cell table:style-name="ce1" office:value-type="float" office:value="2.6" calcext:value-type="float">
            <text:p>2,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7" calcext:value-type="float">
            <text:p>1,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7" calcext:value-type="float">
            <text:p>1,7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2" table:style-name="ce1" office:value-type="float" office:value="0.1" calcext:value-type="float">
            <text:p>0,1</text:p>
          </table:table-cell>
          <table:table-cell table:style-name="ce1" office:value-type="float" office:value="11.7" calcext:value-type="float">
            <text:p>11,7</text:p>
          </table:table-cell>
          <table:table-cell table:style-name="ce1" office:value-type="float" office:value="8.3" calcext:value-type="float">
            <text:p>8,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DA</text:p>
          </table:table-cell>
          <table:table-cell table:style-name="ce3" office:value-type="date" office:date-value="2018-09-17" calcext:value-type="date">
            <text:p>17/09/18</text:p>
          </table:table-cell>
          <table:table-cell table:style-name="ce2" office:value-type="float" office:value="2002" calcext:value-type="float">
            <text:p>2002</text:p>
          </table:table-cell>
          <table:table-cell table:style-name="ce1" office:value-type="float" office:value="28.2" calcext:value-type="float">
            <text:p>28,2</text:p>
          </table:table-cell>
          <table:table-cell table:style-name="ce1" office:value-type="float" office:value="17.6" calcext:value-type="float">
            <text:p>17,6</text:p>
          </table:table-cell>
          <table:table-cell table:style-name="ce1" office:value-type="float" office:value="10.8" calcext:value-type="float">
            <text:p>10,8</text:p>
          </table:table-cell>
          <table:table-cell table:style-name="ce1" office:value-type="float" office:value="6.1" calcext:value-type="float">
            <text:p>6,1</text:p>
          </table:table-cell>
          <table:table-cell table:style-name="ce1" office:value-type="float" office:value="4.1" calcext:value-type="float">
            <text:p>4,1</text:p>
          </table:table-cell>
          <table:table-cell table:style-name="ce1" office:value-type="float" office:value="2.8" calcext:value-type="float">
            <text:p>2,8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1.7" calcext:value-type="float">
            <text:p>1,7</text:p>
          </table:table-cell>
          <table:table-cell table:number-columns-repeated="2" table:style-name="ce1" office:value-type="float" office:value="0.4" calcext:value-type="float">
            <text:p>0,4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.4" calcext:value-type="float">
            <text:p>13,4</text:p>
          </table:table-cell>
          <table:table-cell table:style-name="ce1" office:value-type="float" office:value="12.3" calcext:value-type="float">
            <text:p>12,3</text:p>
          </table:table-cell>
          <table:table-cell table:number-columns-repeated="100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folh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5"/>
        <table:table-column table:style-name="co4" table:default-cell-style-name="ce7"/>
        <table:table-column table:style-name="co6" table:number-columns-repeated="2" table:default-cell-style-name="ce7"/>
        <table:table-column table:style-name="co7" table:number-columns-repeated="1018" table:default-cell-style-name="Default"/>
        <table:table-row table:style-name="ro1">
          <table:table-cell table:style-name="ce2" office:value-type="string" calcext:value-type="string">
            <text:p>Election</text:p>
          </table:table-cell>
          <table:table-cell table:style-name="ce2" office:value-type="string" calcext:value-type="string">
            <text:p>Location</text:p>
          </table:table-cell>
          <table:table-cell table:style-name="ce4" office:value-type="string" calcext:value-type="string">
            <text:p>Year</text:p>
          </table:table-cell>
          <table:table-cell table:style-name="ce6" office:value-type="string" calcext:value-type="string">
            <text:p>Party</text:p>
          </table:table-cell>
          <table:table-cell table:style-name="ce6" office:value-type="string" calcext:value-type="string">
            <text:p>PoliticalSpec</text:p>
          </table:table-cell>
          <table:table-cell table:style-name="ce6" office:value-type="string" calcext:value-type="string">
            <text:p>PolSpeciid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Resul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M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51" calcext:value-type="float">
            <text:p>1,5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Fortalez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M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PO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M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.91" calcext:value-type="float">
            <text:p>4,9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ecif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M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.63" calcext:value-type="float">
            <text:p>24,6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M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92" calcext:value-type="float">
            <text:p>3,9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alvado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M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.68" calcext:value-type="float">
            <text:p>26,6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M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.61" calcext:value-type="float">
            <text:p>33,6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Fortalez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,1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ecif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,2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,0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Left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.82" calcext:value-type="float">
            <text:p>8,8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Curitib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Left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1" calcext:value-type="float">
            <text:p>0,7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PO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Left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.35" calcext:value-type="float">
            <text:p>15,3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Left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.79" calcext:value-type="float">
            <text:p>9,7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CO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,1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CO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CO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Center Left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.4" calcext:value-type="float">
            <text:p>3,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Fortalez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Center Left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.47" calcext:value-type="float">
            <text:p>15,4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Center Left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8" calcext:value-type="float">
            <text:p>1,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PO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HS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1.26" calcext:value-type="float">
            <text:p>41,2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Curitib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9" calcext:value-type="float">
            <text:p>1,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PO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3.85" calcext:value-type="float">
            <text:p>43,8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ecif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.41" calcext:value-type="float">
            <text:p>16,4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.98" calcext:value-type="float">
            <text:p>31,9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alvado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0.97" calcext:value-type="float">
            <text:p>30,9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MN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,1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.91" calcext:value-type="float">
            <text:p>5,9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Fortalez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,5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.19" calcext:value-type="float">
            <text:p>4,1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Fortalez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1" calcext:value-type="float">
            <text:p>0,4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9.06" calcext:value-type="float">
            <text:p>19,0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RTB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8" calcext:value-type="float">
            <text:p>0,3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RTB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,0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3.59" calcext:value-type="float">
            <text:p>43,5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Fortalez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93" calcext:value-type="float">
            <text:p>1,9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ecif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.07" calcext:value-type="float">
            <text:p>3,0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4" calcext:value-type="float">
            <text:p>0,5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Curitib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7.27" calcext:value-type="float">
            <text:p>77,2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PO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83" calcext:value-type="float">
            <text:p>2,8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alvado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.36" calcext:value-type="float">
            <text:p>8,3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.48" calcext:value-type="float">
            <text:p>22,4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Curitib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4" calcext:value-type="float">
            <text:p>0,4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Fortalez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67" calcext:value-type="float">
            <text:p>5,6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PO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.22" calcext:value-type="float">
            <text:p>9,2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ecif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01" calcext:value-type="float">
            <text:p>3,0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81" calcext:value-type="float">
            <text:p>1,8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alvado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94" calcext:value-type="float">
            <text:p>3,9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7" calcext:value-type="float">
            <text:p>0,6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7" calcext:value-type="float">
            <text:p>0,5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PO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8" calcext:value-type="float">
            <text:p>0,7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ecif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6" calcext:value-type="float">
            <text:p>0,4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Curitib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.17" calcext:value-type="float">
            <text:p>18,1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Fortalez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0.16" calcext:value-type="float">
            <text:p>50,1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PO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.73" calcext:value-type="float">
            <text:p>22,7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ecif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.54" calcext:value-type="float">
            <text:p>51,5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.97" calcext:value-type="float">
            <text:p>4,9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alvado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.06" calcext:value-type="float">
            <text:p>30,0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.79" calcext:value-type="float">
            <text:p>32,7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Curitib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T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3" calcext:value-type="float">
            <text:p>0,5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Fortalez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" calcext:value-type="float">
            <text:p>0,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TDO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Curitib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TDO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,0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TDO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1" calcext:value-type="float">
            <text:p>0,4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Curitib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8" calcext:value-type="float">
            <text:p>0,8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5.61" calcext:value-type="float">
            <text:p>35,6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M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.86" calcext:value-type="float">
            <text:p>11,8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M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.06" calcext:value-type="float">
            <text:p>11,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C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DF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1" calcext:value-type="float">
            <text:p>0,1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62" calcext:value-type="float">
            <text:p>0,6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,1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Left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.76" calcext:value-type="float">
            <text:p>7,7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Left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.47" calcext:value-type="float">
            <text:p>13,4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Left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.14" calcext:value-type="float">
            <text:p>21,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CO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DF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CO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CO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CO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CO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CO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HS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43" calcext:value-type="float">
            <text:p>1,4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.18" calcext:value-type="float">
            <text:p>34,1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.06" calcext:value-type="float">
            <text:p>14,0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6.08" calcext:value-type="float">
            <text:p>66,0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.73" calcext:value-type="float">
            <text:p>20,7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.74" calcext:value-type="float">
            <text:p>24,7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.24" calcext:value-type="float">
            <text:p>21,2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MN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,0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MN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.54" calcext:value-type="float">
            <text:p>29,5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.42" calcext:value-type="float">
            <text:p>5,4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5" calcext:value-type="float">
            <text:p>0,5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.74" calcext:value-type="float">
            <text:p>26,7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.61" calcext:value-type="float">
            <text:p>7,6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66" calcext:value-type="float">
            <text:p>2,6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C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.44" calcext:value-type="float">
            <text:p>16,4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.81" calcext:value-type="float">
            <text:p>10,8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.66" calcext:value-type="float">
            <text:p>22,6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,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RTB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RTB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RTB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C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.27" calcext:value-type="float">
            <text:p>61,2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2.84" calcext:value-type="float">
            <text:p>82,8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.56" calcext:value-type="float">
            <text:p>4,5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1" calcext:value-type="float">
            <text:p>0,4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DF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.5" calcext:value-type="float">
            <text:p>3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.61" calcext:value-type="float">
            <text:p>32,6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C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.51" calcext:value-type="float">
            <text:p>19,5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2.72" calcext:value-type="float">
            <text:p>62,7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9.47" calcext:value-type="float">
            <text:p>39,4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.4" calcext:value-type="float">
            <text:p>18,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0.63" calcext:value-type="float">
            <text:p>50,6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.42" calcext:value-type="float">
            <text:p>30,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DC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,0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12" calcext:value-type="float">
            <text:p>1,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7" calcext:value-type="float">
            <text:p>0,8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C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7" calcext:value-type="float">
            <text:p>0,9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DF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.25" calcext:value-type="float">
            <text:p>14,2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,0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89" calcext:value-type="float">
            <text:p>0,8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4" calcext:value-type="float">
            <text:p>0,1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65" calcext:value-type="float">
            <text:p>3,6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" calcext:value-type="float">
            <text:p>0,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8" calcext:value-type="float">
            <text:p>0,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,0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C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,1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DF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,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,0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67" calcext:value-type="float">
            <text:p>1,6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3" calcext:value-type="float">
            <text:p>0,2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6" calcext:value-type="float">
            <text:p>0,1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,1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9" calcext:value-type="float">
            <text:p>0,4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6.91" calcext:value-type="float">
            <text:p>46,9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DF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8.41" calcext:value-type="float">
            <text:p>48,4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.98" calcext:value-type="float">
            <text:p>23,9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8.82" calcext:value-type="float">
            <text:p>38,8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.65" calcext:value-type="float">
            <text:p>28,6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4.35" calcext:value-type="float">
            <text:p>54,3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.83" calcext:value-type="float">
            <text:p>33,8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.23" calcext:value-type="float">
            <text:p>35,2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.61" calcext:value-type="float">
            <text:p>22,6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T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9.87" calcext:value-type="float">
            <text:p>39,8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T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.79" calcext:value-type="float">
            <text:p>10,7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TDO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TDO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.81" calcext:value-type="float">
            <text:p>8,8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TDO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23" calcext:value-type="float">
            <text:p>1,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.33" calcext:value-type="float">
            <text:p>19,3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C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67" calcext:value-type="float">
            <text:p>1,6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DF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64" calcext:value-type="float">
            <text:p>5,6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34" calcext:value-type="float">
            <text:p>2,3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08" calcext:value-type="float">
            <text:p>2,0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8" calcext:value-type="float">
            <text:p>1,5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.68" calcext:value-type="float">
            <text:p>20,6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49" calcext:value-type="float">
            <text:p>1,4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.13" calcext:value-type="float">
            <text:p>4,1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1.2" calcext:value-type="float">
            <text:p>11,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ecif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M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25" calcext:value-type="float">
            <text:p>2,2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M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94" calcext:value-type="float">
            <text:p>2,9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ecif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6" calcext:value-type="float">
            <text:p>0,7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PO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Left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.76" calcext:value-type="float">
            <text:p>17,7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CO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CO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CO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Curiti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Center Left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.77" calcext:value-type="float">
            <text:p>26,7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PO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Center Left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5.22" calcext:value-type="float">
            <text:p>65,2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Center Left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3" calcext:value-type="float">
            <text:p>0,6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HS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,3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Curiti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.45" calcext:value-type="float">
            <text:p>10,4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4.6" calcext:value-type="float">
            <text:p>64,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.6" calcext:value-type="float">
            <text:p>13,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Curiti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6" calcext:value-type="float">
            <text:p>0,4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ecif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,1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,1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.65" calcext:value-type="float">
            <text:p>2,6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1.6" calcext:value-type="float">
            <text:p>21,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ecif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RTB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,2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RTB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2.69" calcext:value-type="float">
            <text:p>52,6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Curiti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7.22" calcext:value-type="float">
            <text:p>27,2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ecif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1.15" calcext:value-type="float">
            <text:p>51,1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Curiti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.09" calcext:value-type="float">
            <text:p>34,0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PO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46" calcext:value-type="float">
            <text:p>2,4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ecif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.65" calcext:value-type="float">
            <text:p>27,6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47" calcext:value-type="float">
            <text:p>2,4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.75" calcext:value-type="float">
            <text:p>30,7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SDC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,0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PO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6" calcext:value-type="float">
            <text:p>0,5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25" calcext:value-type="float">
            <text:p>4,2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Curiti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1" calcext:value-type="float">
            <text:p>0,9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PO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85" calcext:value-type="float">
            <text:p>3,8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.15" calcext:value-type="float">
            <text:p>28,1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2" calcext:value-type="float">
            <text:p>1,0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55" calcext:value-type="float">
            <text:p>1,5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Curiti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PO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,5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ecif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4" calcext:value-type="float">
            <text:p>0,2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,3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1" calcext:value-type="float">
            <text:p>0,2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0.8" calcext:value-type="float">
            <text:p>40,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PO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64" calcext:value-type="float">
            <text:p>9,6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ecif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.43" calcext:value-type="float">
            <text:p>17,4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8.98" calcext:value-type="float">
            <text:p>28,9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27" calcext:value-type="float">
            <text:p>1,2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J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M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.51" calcext:value-type="float">
            <text:p>20,5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DF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,0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M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6" calcext:value-type="float">
            <text:p>0,2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M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,2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J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,1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J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.88" calcext:value-type="float">
            <text:p>6,8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Left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.51" calcext:value-type="float">
            <text:p>12,5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DF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CO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DF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CO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M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CO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M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CO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,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CO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DF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Center Left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.61" calcext:value-type="float">
            <text:p>57,6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J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Center Left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.88" calcext:value-type="float">
            <text:p>6,8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Center Left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27" calcext:value-type="float">
            <text:p>4,2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Center Left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.42" calcext:value-type="float">
            <text:p>37,4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C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7.81" calcext:value-type="float">
            <text:p>47,8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M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.18" calcext:value-type="float">
            <text:p>40,1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.56" calcext:value-type="float">
            <text:p>27,5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.73" calcext:value-type="float">
            <text:p>8,7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J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.57" calcext:value-type="float">
            <text:p>40,5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.4" calcext:value-type="float">
            <text:p>40,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.08" calcext:value-type="float">
            <text:p>16,0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MN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,1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1.79" calcext:value-type="float">
            <text:p>21,7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.58" calcext:value-type="float">
            <text:p>10,5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DF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.97" calcext:value-type="float">
            <text:p>27,9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J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.73" calcext:value-type="float">
            <text:p>19,7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J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.26" calcext:value-type="float">
            <text:p>20,2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J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.08" calcext:value-type="float">
            <text:p>4,0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C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9.37" calcext:value-type="float">
            <text:p>39,3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J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08" calcext:value-type="float">
            <text:p>4,0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5" calcext:value-type="float">
            <text:p>0,8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RTB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,2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RTB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RTB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,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RTB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3" calcext:value-type="float">
            <text:p>0,4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DF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5.23" calcext:value-type="float">
            <text:p>45,2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C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.39" calcext:value-type="float">
            <text:p>3,3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C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5" calcext:value-type="float">
            <text:p>1,0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M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9" calcext:value-type="float">
            <text:p>3,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M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14" calcext:value-type="float">
            <text:p>2,1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J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.43" calcext:value-type="float">
            <text:p>63,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.32" calcext:value-type="float">
            <text:p>21,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DF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82" calcext:value-type="float">
            <text:p>2,8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DF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46" calcext:value-type="float">
            <text:p>4,4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C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7.91" calcext:value-type="float">
            <text:p>57,9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M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1.89" calcext:value-type="float">
            <text:p>41,8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M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6.73" calcext:value-type="float">
            <text:p>56,7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.67" calcext:value-type="float">
            <text:p>55,6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.55" calcext:value-type="float">
            <text:p>33,5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M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DC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3" calcext:value-type="float">
            <text:p>0,2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M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DC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24" calcext:value-type="float">
            <text:p>0,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DC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DF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DF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26" calcext:value-type="float">
            <text:p>2,2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C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4" calcext:value-type="float">
            <text:p>2,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M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67" calcext:value-type="float">
            <text:p>0,6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" calcext:value-type="float">
            <text:p>0,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6" calcext:value-type="float">
            <text:p>0,9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J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.92" calcext:value-type="float">
            <text:p>8,9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J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09" calcext:value-type="float">
            <text:p>3,0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7" calcext:value-type="float">
            <text:p>0,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55" calcext:value-type="float">
            <text:p>1,5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DF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44" calcext:value-type="float">
            <text:p>1,4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C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67" calcext:value-type="float">
            <text:p>1,6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M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7" calcext:value-type="float">
            <text:p>0,2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,1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,1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J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2" calcext:value-type="float">
            <text:p>0,4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J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86" calcext:value-type="float">
            <text:p>1,8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,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,0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DF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.92" calcext:value-type="float">
            <text:p>18,9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DF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.07" calcext:value-type="float">
            <text:p>20,0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C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.41" calcext:value-type="float">
            <text:p>46,4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M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2.98" calcext:value-type="float">
            <text:p>52,9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.87" calcext:value-type="float">
            <text:p>14,8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J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R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.57" calcext:value-type="float">
            <text:p>32,5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R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5.31" calcext:value-type="float">
            <text:p>35,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1.59" calcext:value-type="float">
            <text:p>41,5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DF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T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.8" calcext:value-type="float">
            <text:p>18,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ov</text:p>
          </table:table-cell>
          <table:table-cell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n</text:p>
          </table:table-cell>
          <table:table-cell office:value-type="string" calcext:value-type="string">
            <text:p>M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TDO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3" calcext:value-type="float">
            <text:p>0,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1" calcext:value-type="float">
            <text:p>0,6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ecif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M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43" calcext:value-type="float">
            <text:p>5,4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VO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27" calcext:value-type="float">
            <text:p>1,2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Left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.34" calcext:value-type="float">
            <text:p>3,3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ecif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CO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CO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CO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Center Left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88" calcext:value-type="float">
            <text:p>2,8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HS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.56" calcext:value-type="float">
            <text:p>26,5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.02" calcext:value-type="float">
            <text:p>10,0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.12" calcext:value-type="float">
            <text:p>16,1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.14" calcext:value-type="float">
            <text:p>10,1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71" calcext:value-type="float">
            <text:p>2,7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.78" calcext:value-type="float">
            <text:p>27,7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.64" calcext:value-type="float">
            <text:p>13,6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9" calcext:value-type="float">
            <text:p>3,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RTB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7" calcext:value-type="float">
            <text:p>0,3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ecif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9.34" calcext:value-type="float">
            <text:p>49,3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45" calcext:value-type="float">
            <text:p>5,4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.99" calcext:value-type="float">
            <text:p>8,9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3.4" calcext:value-type="float">
            <text:p>33,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ecif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.59" calcext:value-type="float">
            <text:p>18,5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.62" calcext:value-type="float">
            <text:p>8,6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3.29" calcext:value-type="float">
            <text:p>53,2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SDC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11" calcext:value-type="float">
            <text:p>4,1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ecif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1" calcext:value-type="float">
            <text:p>2,1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.26" calcext:value-type="float">
            <text:p>18,2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18" calcext:value-type="float">
            <text:p>3,1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4" calcext:value-type="float">
            <text:p>0,44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ecif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,1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,19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STU</text:p>
          </table:table-cell>
          <table:table-cell office:value-type="string" calcext:value-type="string">
            <text:p>Far Lef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,08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27" calcext:value-type="float">
            <text:p>7,2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ecif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.76" calcext:value-type="float">
            <text:p>23,7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.7" calcext:value-type="float">
            <text:p>16,7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B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TDO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26" calcext:value-type="float">
            <text:p>3,26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ecif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2" calcext:value-type="float">
            <text:p>0,62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RJ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E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43" calcext:value-type="float">
            <text:p>1,43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DE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5" calcext:value-type="float">
            <text:p>0,45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ayor</text:p>
          </table:table-cell>
          <table:table-cell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enter Right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02" calcext:value-type="float">
            <text:p>2,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1994" calcext:value-type="float">
            <text:p>1994</text:p>
          </table:table-cell>
          <table:table-cell table:style-name="ce1" office:value-type="string" calcext:value-type="string">
            <text:p>PSDB</text:p>
          </table:table-cell>
          <table:table-cell table:style-name="ce1" table:number-columns-repeated="2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.23" calcext:value-type="float">
            <text:p>54,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1994" calcext:value-type="float">
            <text:p>1994</text:p>
          </table:table-cell>
          <table:table-cell table:style-name="ce1" office:value-type="string" calcext:value-type="string">
            <text:p>PT</text:p>
          </table:table-cell>
          <table:table-cell table:style-name="ce1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7.07" calcext:value-type="float">
            <text:p>27,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1994" calcext:value-type="float">
            <text:p>1994</text:p>
          </table:table-cell>
          <table:table-cell table:style-name="ce1" office:value-type="string" calcext:value-type="string">
            <text:p>PDT</text:p>
          </table:table-cell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3.19" calcext:value-type="float">
            <text:p>3,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1994" calcext:value-type="float">
            <text:p>1994</text:p>
          </table:table-cell>
          <table:table-cell table:style-name="ce1" office:value-type="string" calcext:value-type="string">
            <text:p>PMDB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4.38" calcext:value-type="float">
            <text:p>4,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1998" calcext:value-type="float">
            <text:p>1998</text:p>
          </table:table-cell>
          <table:table-cell table:style-name="ce1" office:value-type="string" calcext:value-type="string">
            <text:p>PSDB</text:p>
          </table:table-cell>
          <table:table-cell table:style-name="ce1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53.06" calcext:value-type="float">
            <text:p>53,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1998" calcext:value-type="float">
            <text:p>1998</text:p>
          </table:table-cell>
          <table:table-cell table:style-name="ce1" office:value-type="string" calcext:value-type="string">
            <text:p>PT</text:p>
          </table:table-cell>
          <table:table-cell table:style-name="ce1" table:number-columns-repeated="2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31.71" calcext:value-type="float">
            <text:p>31,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1998" calcext:value-type="float">
            <text:p>1998</text:p>
          </table:table-cell>
          <table:table-cell table:style-name="ce1" office:value-type="string" calcext:value-type="string">
            <text:p>PPS</text:p>
          </table:table-cell>
          <table:table-cell table:style-name="ce1" table:number-columns-repeated="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.97" calcext:value-type="float">
            <text:p>10,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1998" calcext:value-type="float">
            <text:p>1998</text:p>
          </table:table-cell>
          <table:table-cell table:style-name="ce1" office:value-type="string" calcext:value-type="string">
            <text:p>PRONA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.14" calcext:value-type="float">
            <text:p>2,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02" calcext:value-type="float">
            <text:p>2002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46.44" calcext:value-type="float">
            <text:p>46,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02" calcext:value-type="float">
            <text:p>2002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.19" calcext:value-type="float">
            <text:p>23,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02" calcext:value-type="float">
            <text:p>2002</text:p>
          </table:table-cell>
          <table:table-cell table:style-name="ce1" office:value-type="string" calcext:value-type="string">
            <text:p>PSB</text:p>
          </table:table-cell>
          <table:table-cell table:style-name="ce1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.86" calcext:value-type="float">
            <text:p>17,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02" calcext:value-type="float">
            <text:p>2002</text:p>
          </table:table-cell>
          <table:table-cell table:style-name="ce1" office:value-type="string" calcext:value-type="string">
            <text:p>PPS</text:p>
          </table:table-cell>
          <table:table-cell table:style-name="ce1" table:number-columns-repeated="2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.97" calcext:value-type="float">
            <text:p>11,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02" calcext:value-type="float">
            <text:p>2002</text:p>
          </table:table-cell>
          <table:table-cell table:style-name="ce1" office:value-type="string" calcext:value-type="string">
            <text:p>PSTU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47" calcext:value-type="float">
            <text:p>0,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02" calcext:value-type="float">
            <text:p>2002</text:p>
          </table:table-cell>
          <table:table-cell table:style-name="ce1" office:value-type="string" calcext:value-type="string">
            <text:p>PCO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.61" calcext:value-type="float">
            <text:p>48,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41.64" calcext:value-type="float">
            <text:p>41,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PSOL</text:p>
          </table:table-cell>
          <table:table-cell table:style-name="ce1" office:value-type="string" calcext:value-type="string">
            <text:p>Far Left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.85" calcext:value-type="float">
            <text:p>6,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PDT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.64" calcext:value-type="float">
            <text:p>2,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PRP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,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PSL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PSDC</text:p>
          </table:table-cell>
          <table:table-cell table:style-name="ce1" office:value-type="string" calcext:value-type="string">
            <text:p>Center Right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BR</text:p>
          </table:table-cell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PCO</text:p>
          </table:table-cell>
          <table:table-cell table:style-name="ce1" office:value-type="string" calcext:value-type="string">
            <text:p>Far Left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18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Planilha1.$A$1" table:cell-range-address="$Datafolha.$A$1:.$H$372"/>
          <table:named-range table:name="_xlnm._FilterDatabase_0" table:base-cell-address="$Planilha1.$A$1" table:cell-range-address="$Datafolha.$A$1:.$H$394"/>
        </table:named-expressions>
      </table:table>
      <table:table table:name="Ibope" table:style-name="ta3">
        <table:table-column table:style-name="co7" table:number-columns-repeated="2" table:default-cell-style-name="Default"/>
        <table:table-column table:style-name="co8" table:default-cell-style-name="ce5"/>
        <table:table-column table:style-name="co7" table:number-columns-repeated="1021" table:default-cell-style-name="Default"/>
        <table:table-row table:style-name="ro1">
          <table:table-cell table:style-name="ce2" office:value-type="string" calcext:value-type="string">
            <text:p>Election</text:p>
          </table:table-cell>
          <table:table-cell table:style-name="ce2" office:value-type="string" calcext:value-type="string">
            <text:p>Location</text:p>
          </table:table-cell>
          <table:table-cell table:style-name="ce4" office:value-type="string" calcext:value-type="string">
            <text:p>Year</text:p>
          </table:table-cell>
          <table:table-cell table:style-name="ce6" office:value-type="string" calcext:value-type="string">
            <text:p>Party</text:p>
          </table:table-cell>
          <table:table-cell table:style-name="ce6" office:value-type="string" calcext:value-type="string">
            <text:p>PoliticalSpec</text:p>
          </table:table-cell>
          <table:table-cell table:style-name="ce6" office:value-type="string" calcext:value-type="string">
            <text:p>PolSpeciid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Resul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BA</text:p>
          </table:table-cell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DEM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.09" calcext:value-type="float">
            <text:p>16,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BA</text:p>
          </table:table-cell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,0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2" calcext:value-type="float">
            <text:p>0,6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DF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C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O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O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O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DF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O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MDB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4.18" calcext:value-type="float">
            <text:p>34,1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BA</text:p>
          </table:table-cell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MDB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.56" calcext:value-type="float">
            <text:p>15,5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MDB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.74" calcext:value-type="float">
            <text:p>24,7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MDB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6.08" calcext:value-type="float">
            <text:p>66,0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MDB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.06" calcext:value-type="float">
            <text:p>14,0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MDB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4.18" calcext:value-type="float">
            <text:p>34,1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MN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,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P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42" calcext:value-type="float">
            <text:p>5,4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R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.81" calcext:value-type="float">
            <text:p>10,8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C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R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.44" calcext:value-type="float">
            <text:p>16,4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RP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8" calcext:value-type="float">
            <text:p>0,1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RTB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56" calcext:value-type="float">
            <text:p>4,5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2.84" calcext:value-type="float">
            <text:p>82,8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C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1.27" calcext:value-type="float">
            <text:p>61,2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DF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C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.5" calcext:value-type="float">
            <text:p>31,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.72" calcext:value-type="float">
            <text:p>62,7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0.63" calcext:value-type="float">
            <text:p>50,6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.4" calcext:value-type="float">
            <text:p>18,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.72" calcext:value-type="float">
            <text:p>62,7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C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.51" calcext:value-type="float">
            <text:p>19,5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BA</text:p>
          </table:table-cell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9" calcext:value-type="float">
            <text:p>0,4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" calcext:value-type="float">
            <text:p>0,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4" calcext:value-type="float">
            <text:p>0,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89" calcext:value-type="float">
            <text:p>0,8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DF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.25" calcext:value-type="float">
            <text:p>14,2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C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7" calcext:value-type="float">
            <text:p>0,9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BA</text:p>
          </table:table-cell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3" calcext:value-type="float">
            <text:p>0,1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67" calcext:value-type="float">
            <text:p>1,6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DF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,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C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,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BA</text:p>
          </table:table-cell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3.38" calcext:value-type="float">
            <text:p>63,3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.23" calcext:value-type="float">
            <text:p>35,2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.35" calcext:value-type="float">
            <text:p>54,3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DF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8.41" calcext:value-type="float">
            <text:p>48,4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TDO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TDO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34" calcext:value-type="float">
            <text:p>2,3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BA</text:p>
          </table:table-cell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95" calcext:value-type="float">
            <text:p>3,9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13" calcext:value-type="float">
            <text:p>4,1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49" calcext:value-type="float">
            <text:p>1,4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.68" calcext:value-type="float">
            <text:p>20,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08" calcext:value-type="float">
            <text:p>2,0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34" calcext:value-type="float">
            <text:p>2,3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DF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.64" calcext:value-type="float">
            <text:p>5,6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C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67" calcext:value-type="float">
            <text:p>1,6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es</text:p>
          </table:table-cell>
          <table:table-cell table:style-name="ce1" office:value-type="string" calcext:value-type="string">
            <text:p>BR</text:p>
          </table:table-cell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.61" calcext:value-type="float">
            <text:p>32,6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es</text:p>
          </table:table-cell>
          <table:table-cell table:style-name="ce1" office:value-type="string" calcext:value-type="string">
            <text:p>BR</text:p>
          </table:table-cell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6.91" calcext:value-type="float">
            <text:p>46,9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es</text:p>
          </table:table-cell>
          <table:table-cell table:style-name="ce1" office:value-type="string" calcext:value-type="string">
            <text:p>BR</text:p>
          </table:table-cell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.33" calcext:value-type="float">
            <text:p>19,3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BA</text:p>
          </table:table-cell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DEM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.33" calcext:value-type="float">
            <text:p>9,3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BA</text:p>
          </table:table-cell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DEM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.12" calcext:value-type="float">
            <text:p>8,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DEM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.06" calcext:value-type="float">
            <text:p>11,0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DEM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.86" calcext:value-type="float">
            <text:p>11,8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,1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BA</text:p>
          </table:table-cell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,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,1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DOB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.76" calcext:value-type="float">
            <text:p>7,7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DOB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.14" calcext:value-type="float">
            <text:p>21,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DOB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.47" calcext:value-type="float">
            <text:p>13,4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DOB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.76" calcext:value-type="float">
            <text:p>7,7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O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O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CO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HS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43" calcext:value-type="float">
            <text:p>1,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HS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43" calcext:value-type="float">
            <text:p>1,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MDB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.24" calcext:value-type="float">
            <text:p>21,2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MDB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.73" calcext:value-type="float">
            <text:p>20,7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MN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P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5" calcext:value-type="float">
            <text:p>0,5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P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9.54" calcext:value-type="float">
            <text:p>29,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PS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6.74" calcext:value-type="float">
            <text:p>26,7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PS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66" calcext:value-type="float">
            <text:p>2,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PS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61" calcext:value-type="float">
            <text:p>7,6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PS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6.74" calcext:value-type="float">
            <text:p>26,7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BA</text:p>
          </table:table-cell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R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.52" calcext:value-type="float">
            <text:p>13,5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RB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.66" calcext:value-type="float">
            <text:p>22,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RTB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BA</text:p>
          </table:table-cell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8.9" calcext:value-type="float">
            <text:p>28,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1" calcext:value-type="float">
            <text:p>0,4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.47" calcext:value-type="float">
            <text:p>39,4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.42" calcext:value-type="float">
            <text:p>30,4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.47" calcext:value-type="float">
            <text:p>39,4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L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12" calcext:value-type="float">
            <text:p>1,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,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BA</text:p>
          </table:table-cell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,1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BA</text:p>
          </table:table-cell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,1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8" calcext:value-type="float">
            <text:p>0,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65" calcext:value-type="float">
            <text:p>3,6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,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BA</text:p>
          </table:table-cell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2" calcext:value-type="float">
            <text:p>0,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9" calcext:value-type="float">
            <text:p>0,4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3" calcext:value-type="float">
            <text:p>0,2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,1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,0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.98" calcext:value-type="float">
            <text:p>23,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BA</text:p>
          </table:table-cell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.61" calcext:value-type="float">
            <text:p>22,6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3.83" calcext:value-type="float">
            <text:p>33,8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.65" calcext:value-type="float">
            <text:p>28,6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8.82" calcext:value-type="float">
            <text:p>38,8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.98" calcext:value-type="float">
            <text:p>23,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BA</text:p>
          </table:table-cell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T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92" calcext:value-type="float">
            <text:p>6,9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T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.79" calcext:value-type="float">
            <text:p>10,7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T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.87" calcext:value-type="float">
            <text:p>39,8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TC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TC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TDO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.81" calcext:value-type="float">
            <text:p>8,8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TDO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23" calcext:value-type="float">
            <text:p>1,2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BA</text:p>
          </table:table-cell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81" calcext:value-type="float">
            <text:p>1,8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.2" calcext:value-type="float">
            <text:p>11,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PE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8" calcext:value-type="float">
            <text:p>1,5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DEM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94" calcext:value-type="float">
            <text:p>2,9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ecife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DEM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.25" calcext:value-type="float">
            <text:p>2,2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Manaus</text:p>
          </table:table-cell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DEM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81" calcext:value-type="float">
            <text:p>2,8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ecife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6" calcext:value-type="float">
            <text:p>0,7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Manaus</text:p>
          </table:table-cell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2" calcext:value-type="float">
            <text:p>0,4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POA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CDOB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.76" calcext:value-type="float">
            <text:p>17,7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Manaus</text:p>
          </table:table-cell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PCDOB</text:p>
          </table:table-cell>
          <table:table-cell table:style-name="ce7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.95" calcext:value-type="float">
            <text:p>19,9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CO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CO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BH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CO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DT</text:p>
          </table:table-cell>
          <table:table-cell table:style-name="ce7" office:value-type="string" calcext:value-type="string">
            <text:p>Center Left</text:p>
          </table:table-cell>
          <table:table-cell table:style-name="ce7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3" calcext:value-type="float">
            <text:p>0,6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POA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DT</text:p>
          </table:table-cell>
          <table:table-cell table:style-name="ce7" office:value-type="string" calcext:value-type="string">
            <text:p>Center Left</text:p>
          </table:table-cell>
          <table:table-cell table:style-name="ce7" office:value-type="float" office:value="3" calcext:value-type="float">
            <text:p>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5.22" calcext:value-type="float">
            <text:p>65,2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Curitiba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DT</text:p>
          </table:table-cell>
          <table:table-cell table:style-name="ce7" office:value-type="string" calcext:value-type="string">
            <text:p>Center Left</text:p>
          </table:table-cell>
          <table:table-cell table:style-name="ce7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6.77" calcext:value-type="float">
            <text:p>26,7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BH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HS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,3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MDB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.6" calcext:value-type="float">
            <text:p>13,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MDB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4.6" calcext:value-type="float">
            <text:p>64,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Curitiba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MDB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.45" calcext:value-type="float">
            <text:p>10,4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Manaus</text:p>
          </table:table-cell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PMN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,2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PL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,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PL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,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ecife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PL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Curitiba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PL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6" calcext:value-type="float">
            <text:p>0,4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BH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PL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,2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PS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.65" calcext:value-type="float">
            <text:p>2,6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Manaus</text:p>
          </table:table-cell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PR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.46" calcext:value-type="float">
            <text:p>16,4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RB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.6" calcext:value-type="float">
            <text:p>21,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RTB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ecife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RTB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,2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ecife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.15" calcext:value-type="float">
            <text:p>51,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Curitiba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.22" calcext:value-type="float">
            <text:p>27,2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BH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2.69" calcext:value-type="float">
            <text:p>52,6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Manaus</text:p>
          </table:table-cell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.64" calcext:value-type="float">
            <text:p>11,6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Curitiba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SC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4.09" calcext:value-type="float">
            <text:p>34,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.75" calcext:value-type="float">
            <text:p>30,7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47" calcext:value-type="float">
            <text:p>2,4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ecife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7.65" calcext:value-type="float">
            <text:p>27,6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POA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46" calcext:value-type="float">
            <text:p>2,4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Manaus</text:p>
          </table:table-cell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0.55" calcext:value-type="float">
            <text:p>40,5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SDC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,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POA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SL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6" calcext:value-type="float">
            <text:p>0,5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2" calcext:value-type="float">
            <text:p>1,0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.15" calcext:value-type="float">
            <text:p>28,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POA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85" calcext:value-type="float">
            <text:p>3,8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Curitiba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1" calcext:value-type="float">
            <text:p>0,9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BH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25" calcext:value-type="float">
            <text:p>4,2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1" calcext:value-type="float">
            <text:p>0,2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9" calcext:value-type="float">
            <text:p>0,3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ecife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,2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POA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,5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Curitiba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BH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5" calcext:value-type="float">
            <text:p>1,5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Manaus</text:p>
          </table:table-cell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4" calcext:value-type="float">
            <text:p>0,6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.98" calcext:value-type="float">
            <text:p>28,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ecife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.43" calcext:value-type="float">
            <text:p>17,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POA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64" calcext:value-type="float">
            <text:p>9,6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BH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0.8" calcext:value-type="float">
            <text:p>40,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Manaus</text:p>
          </table:table-cell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PT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31" calcext:value-type="float">
            <text:p>7,3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27" calcext:value-type="float">
            <text:p>1,2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,1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6" calcext:value-type="float">
            <text:p>0,2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SC</text:p>
          </table:table-cell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,1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GO</text:p>
          </table:table-cell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,1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CO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DF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CO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DT</text:p>
          </table:table-cell>
          <table:table-cell table:style-name="ce7" office:value-type="string" calcext:value-type="string">
            <text:p>Center Left</text:p>
          </table:table-cell>
          <table:table-cell table:style-name="ce7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.27" calcext:value-type="float">
            <text:p>4,2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MDB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0.4" calcext:value-type="float">
            <text:p>40,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MDB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.57" calcext:value-type="float">
            <text:p>40,5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MDB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7.56" calcext:value-type="float">
            <text:p>27,5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CE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MDB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7.81" calcext:value-type="float">
            <text:p>47,8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GO</text:p>
          </table:table-cell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MDB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.4" calcext:value-type="float">
            <text:p>28,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P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.79" calcext:value-type="float">
            <text:p>21,7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SC</text:p>
          </table:table-cell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PL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" calcext:value-type="float">
            <text:p>0,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R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9.73" calcext:value-type="float">
            <text:p>19,7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DF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R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.97" calcext:value-type="float">
            <text:p>27,9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RB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.26" calcext:value-type="float">
            <text:p>20,2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RP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5" calcext:value-type="float">
            <text:p>0,8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SC</text:p>
          </table:table-cell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RP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RTB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6" calcext:value-type="float">
            <text:p>0,1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RTB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,2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9" calcext:value-type="float">
            <text:p>3,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CE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.39" calcext:value-type="float">
            <text:p>3,3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DF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.23" calcext:value-type="float">
            <text:p>45,2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GO</text:p>
          </table:table-cell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.98" calcext:value-type="float">
            <text:p>14,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SC</text:p>
          </table:table-cell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SD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.36" calcext:value-type="float">
            <text:p>51,3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.67" calcext:value-type="float">
            <text:p>55,6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1.89" calcext:value-type="float">
            <text:p>41,8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DF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46" calcext:value-type="float">
            <text:p>4,4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SC</text:p>
          </table:table-cell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9.9" calcext:value-type="float">
            <text:p>29,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GO</text:p>
          </table:table-cell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5.86" calcext:value-type="float">
            <text:p>45,8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SDC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,2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GO</text:p>
          </table:table-cell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SDC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" calcext:value-type="float">
            <text:p>0,3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77" calcext:value-type="float">
            <text:p>0,7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.92" calcext:value-type="float">
            <text:p>8,9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" calcext:value-type="float">
            <text:p>0,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7" calcext:value-type="float">
            <text:p>0,6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CE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4" calcext:value-type="float">
            <text:p>2,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DF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26" calcext:value-type="float">
            <text:p>2,2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SC</text:p>
          </table:table-cell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.8" calcext:value-type="float">
            <text:p>1,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GO</text:p>
          </table:table-cell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,1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2" calcext:value-type="float">
            <text:p>0,4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,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SC</text:p>
          </table:table-cell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,2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S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2.57" calcext:value-type="float">
            <text:p>32,5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.87" calcext:value-type="float">
            <text:p>14,8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MG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2.98" calcext:value-type="float">
            <text:p>52,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CE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6.41" calcext:value-type="float">
            <text:p>46,4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DF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.07" calcext:value-type="float">
            <text:p>20,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SC</text:p>
          </table:table-cell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.56" calcext:value-type="float">
            <text:p>15,5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GO</text:p>
          </table:table-cell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.09" calcext:value-type="float">
            <text:p>10,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v</text:p>
          </table:table-cell>
          <table:table-cell table:style-name="ce1" office:value-type="string" calcext:value-type="string">
            <text:p>PR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TC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es</text:p>
          </table:table-cell>
          <table:table-cell table:style-name="ce1"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CB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es</text:p>
          </table:table-cell>
          <table:table-cell table:style-name="ce1"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CO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es</text:p>
          </table:table-cell>
          <table:table-cell table:style-name="ce1"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RTB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3" calcext:value-type="float">
            <text:p>0,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es</text:p>
          </table:table-cell>
          <table:table-cell table:style-name="ce1"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.32" calcext:value-type="float">
            <text:p>21,3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es</text:p>
          </table:table-cell>
          <table:table-cell table:style-name="ce1"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SC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es</text:p>
          </table:table-cell>
          <table:table-cell table:style-name="ce1"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.55" calcext:value-type="float">
            <text:p>33,5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es</text:p>
          </table:table-cell>
          <table:table-cell table:style-name="ce1"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SDC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es</text:p>
          </table:table-cell>
          <table:table-cell table:style-name="ce1"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5" calcext:value-type="float">
            <text:p>1,5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es</text:p>
          </table:table-cell>
          <table:table-cell table:style-name="ce1"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,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es</text:p>
          </table:table-cell>
          <table:table-cell table:style-name="ce1"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1.59" calcext:value-type="float">
            <text:p>41,5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es</text:p>
          </table:table-cell>
          <table:table-cell table:style-name="ce1"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1" calcext:value-type="float">
            <text:p>0,6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ecife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DEM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43" calcext:value-type="float">
            <text:p>5,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NOVO</text:p>
          </table:table-cell>
          <table:table-cell table:style-name="ce1" office:value-type="string" calcext:value-type="string">
            <text:p>Right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27" calcext:value-type="float">
            <text:p>1,2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CDOB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34" calcext:value-type="float">
            <text:p>3,3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ecife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CO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CO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CO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BH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DT</text:p>
          </table:table-cell>
          <table:table-cell table:style-name="ce7" office:value-type="string" calcext:value-type="string">
            <text:p>Center Left</text:p>
          </table:table-cell>
          <table:table-cell table:style-name="ce7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88" calcext:value-type="float">
            <text:p>2,8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BH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HS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6.56" calcext:value-type="float">
            <text:p>26,5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BH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MDB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.02" calcext:value-type="float">
            <text:p>10,0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MDB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.12" calcext:value-type="float">
            <text:p>16,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MDB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.14" calcext:value-type="float">
            <text:p>10,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BH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R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71" calcext:value-type="float">
            <text:p>2,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RB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7.78" calcext:value-type="float">
            <text:p>27,7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RB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.64" calcext:value-type="float">
            <text:p>13,6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BH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ROS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9" calcext:value-type="float">
            <text:p>3,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RTB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7" calcext:value-type="float">
            <text:p>0,3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ecife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SB</text:p>
          </table:table-cell>
          <table:table-cell table:style-name="ce1" office:value-type="string" calcext:value-type="string">
            <text:p>Center Le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9.34" calcext:value-type="float">
            <text:p>49,3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SC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BH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SD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.45" calcext:value-type="float">
            <text:p>5,4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SD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.99" calcext:value-type="float">
            <text:p>8,9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BH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3.4" calcext:value-type="float">
            <text:p>33,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ecife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.59" calcext:value-type="float">
            <text:p>18,5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.62" calcext:value-type="float">
            <text:p>8,6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SDB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3.29" calcext:value-type="float">
            <text:p>53,2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SDC</text:p>
          </table:table-cell>
          <table:table-cell table:style-name="ce1" office:value-type="string" calcext:value-type="string">
            <text:p>Center Righ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BH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.11" calcext:value-type="float">
            <text:p>4,1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ecife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1" calcext:value-type="float">
            <text:p>2,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.26" calcext:value-type="float">
            <text:p>18,2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SOL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18" calcext:value-type="float">
            <text:p>3,1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BH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4" calcext:value-type="float">
            <text:p>0,4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ecife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,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,1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STU</text:p>
          </table:table-cell>
          <table:table-cell table:style-name="ce7" office:value-type="string" calcext:value-type="string">
            <text:p>Far Left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,0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BH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.27" calcext:value-type="float">
            <text:p>7,2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ecife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3.76" calcext:value-type="float">
            <text:p>23,7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.7" calcext:value-type="float">
            <text:p>16,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BH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TDOB</text:p>
          </table:table-cell>
          <table:table-cell table:style-name="ce1" office:value-type="string" calcext:value-type="string">
            <text:p>Center Right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.26" calcext:value-type="float">
            <text:p>3,2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ecife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PV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2" calcext:value-type="float">
            <text:p>0,6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RJ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REDE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43" calcext:value-type="float">
            <text:p>1,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REDE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5" calcext:value-type="float">
            <text:p>0,4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SD</text:p>
          </table:table-cell>
          <table:table-cell table:style-name="ce7" office:value-type="string" calcext:value-type="string">
            <text:p>Center Right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02" calcext:value-type="float">
            <text:p>2,0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es</text:p>
          </table:table-cell>
          <table:table-cell table:style-name="ce1" office:value-type="string" calcext:value-type="string">
            <text:p>BR</text:p>
          </table:table-cell>
          <table:table-cell table:style-name="ce1" office:value-type="float" office:value="2006" calcext:value-type="float">
            <text:p>2006</text:p>
          </table:table-cell>
          <table:table-cell table:style-name="ce7" office:value-type="string" calcext:value-type="string">
            <text:p>PT</text:p>
          </table:table-cell>
          <table:table-cell table:style-name="ce7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float" office:value="48.61" calcext:value-type="float">
            <text:p>48,6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es</text:p>
          </table:table-cell>
          <table:table-cell table:style-name="ce1" office:value-type="string" calcext:value-type="string">
            <text:p>BR</text:p>
          </table:table-cell>
          <table:table-cell table:style-name="ce1" office:value-type="float" office:value="2006" calcext:value-type="float">
            <text:p>2006</text:p>
          </table:table-cell>
          <table:table-cell table:style-name="ce7" office:value-type="string" calcext:value-type="string">
            <text:p>PSDB</text:p>
          </table:table-cell>
          <table:table-cell table:style-name="ce7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41.64" calcext:value-type="float">
            <text:p>41,6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es</text:p>
          </table:table-cell>
          <table:table-cell table:style-name="ce1" office:value-type="string" calcext:value-type="string">
            <text:p>BR</text:p>
          </table:table-cell>
          <table:table-cell table:style-name="ce1" office:value-type="float" office:value="2006" calcext:value-type="float">
            <text:p>2006</text:p>
          </table:table-cell>
          <table:table-cell table:style-name="ce7" office:value-type="string" calcext:value-type="string">
            <text:p>PSOL</text:p>
          </table:table-cell>
          <table:table-cell table:style-name="ce7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float" office:value="6.85" calcext:value-type="float">
            <text:p>6,8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es</text:p>
          </table:table-cell>
          <table:table-cell table:style-name="ce1" office:value-type="string" calcext:value-type="string">
            <text:p>BR</text:p>
          </table:table-cell>
          <table:table-cell table:style-name="ce1" office:value-type="float" office:value="2006" calcext:value-type="float">
            <text:p>2006</text:p>
          </table:table-cell>
          <table:table-cell table:style-name="ce7" office:value-type="string" calcext:value-type="string">
            <text:p>PDT</text:p>
          </table:table-cell>
          <table:table-cell table:style-name="ce7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.64" calcext:value-type="float">
            <text:p>2,64</text:p>
          </table:table-cell>
          <table:table-cell table:number-columns-repeated="1016"/>
        </table:table-row>
        <table:table-row table:style-name="ro1" table:number-rows-repeated="5">
          <table:table-cell table:number-columns-repeated="3"/>
          <table:table-cell table:style-name="ce7" table:number-columns-repeated="3"/>
          <table:table-cell table:number-columns-repeated="1018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Planilha1.$A$1" table:cell-range-address="$Ibope.$A$1:.$H$319"/>
          <table:named-range table:name="_xlnm._FilterDatabase_0" table:base-cell-address="$Planilha1.$A$1" table:cell-range-address="$Ibope.$A$1:.$H$292"/>
        </table:named-expressions>
      </table:table>
      <table:table table:name="Structural" table:style-name="ta4">
        <office:forms form:automatic-focus="false" form:apply-design-mode="false"/>
        <table:table-column table:style-name="co9" table:default-cell-style-name="ce1"/>
        <table:table-column table:style-name="co10" table:number-columns-repeated="1023" table:default-cell-style-name="Default"/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Party</text:p>
          </table:table-cell>
          <table:table-cell table:style-name="ce2" office:value-type="string" calcext:value-type="string">
            <text:p>Election</text:p>
          </table:table-cell>
          <table:table-cell table:style-name="ce2" office:value-type="string" calcext:value-type="string">
            <text:p>vote_share</text:p>
          </table:table-cell>
          <table:table-cell table:style-name="ce2" office:value-type="string" calcext:value-type="string">
            <text:p>Inflation_previous_year</text:p>
          </table:table-cell>
          <table:table-cell table:style-name="ce1" office:value-type="string" calcext:value-type="string">
            <text:p>GDP_Growth</text:p>
          </table:table-cell>
          <table:table-cell table:style-name="ce1" office:value-type="string" calcext:value-type="string">
            <text:p>Unemployment</text:p>
          </table:table-cell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Impeached</text:p>
          </table:table-cell>
          <table:table-cell table:style-name="ce1" office:value-type="string" calcext:value-type="string">
            <text:p>Rejection</text:p>
          </table:table-cell>
          <table:table-cell table:number-columns-repeated="101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1" office:value-type="string" calcext:value-type="string">
            <text:p>PR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1" calcext:value-type="float">
            <text:p>0,61</text:p>
          </table:table-cell>
          <table:table-cell table:style-name="ce1" office:value-type="float" office:value="2253.15" calcext:value-type="float">
            <text:p>2253,15</text:p>
          </table:table-cell>
          <table:table-cell table:style-name="ce1" office:value-type="float" office:value="4.7" calcext:value-type="float">
            <text:p>4,7</text:p>
          </table:table-cell>
          <table:table-cell table:style-name="ce8" office:value-type="float" office:value="5.85" calcext:value-type="float">
            <text:p>5,85</text:p>
          </table:table-cell>
          <table:table-cell table:style-name="ce1" office:value-type="string" calcext:value-type="string">
            <text:p>PR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1" office:value-type="string" calcext:value-type="string">
            <text:p>PRON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.38" calcext:value-type="float">
            <text:p>7,38</text:p>
          </table:table-cell>
          <table:table-cell table:style-name="ce1" office:value-type="float" office:value="2253.15" calcext:value-type="float">
            <text:p>2253,15</text:p>
          </table:table-cell>
          <table:table-cell table:style-name="ce1" office:value-type="float" office:value="4.7" calcext:value-type="float">
            <text:p>4,7</text:p>
          </table:table-cell>
          <table:table-cell table:style-name="ce8" office:value-type="float" office:value="5.85" calcext:value-type="float">
            <text:p>5,85</text:p>
          </table:table-cell>
          <table:table-cell table:style-name="ce1" office:value-type="string" calcext:value-type="string">
            <text:p>PR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1" office:value-type="string" calcext:value-type="string">
            <text:p>PP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75" calcext:value-type="float">
            <text:p>2,75</text:p>
          </table:table-cell>
          <table:table-cell table:style-name="ce1" office:value-type="float" office:value="2253.15" calcext:value-type="float">
            <text:p>2253,15</text:p>
          </table:table-cell>
          <table:table-cell table:style-name="ce1" office:value-type="float" office:value="4.7" calcext:value-type="float">
            <text:p>4,7</text:p>
          </table:table-cell>
          <table:table-cell table:style-name="ce8" office:value-type="float" office:value="5.85" calcext:value-type="float">
            <text:p>5,85</text:p>
          </table:table-cell>
          <table:table-cell table:style-name="ce1" office:value-type="string" calcext:value-type="string">
            <text:p>PR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.24" calcext:value-type="float">
            <text:p>54,24</text:p>
          </table:table-cell>
          <table:table-cell table:style-name="ce1" office:value-type="float" office:value="2253.15" calcext:value-type="float">
            <text:p>2253,15</text:p>
          </table:table-cell>
          <table:table-cell table:style-name="ce1" office:value-type="float" office:value="4.7" calcext:value-type="float">
            <text:p>4,7</text:p>
          </table:table-cell>
          <table:table-cell table:style-name="ce8" office:value-type="float" office:value="5.85" calcext:value-type="float">
            <text:p>5,85</text:p>
          </table:table-cell>
          <table:table-cell table:style-name="ce1" office:value-type="string" calcext:value-type="string">
            <text:p>PR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1" office:value-type="string" calcext:value-type="string">
            <text:p>PS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8" calcext:value-type="float">
            <text:p>0,38</text:p>
          </table:table-cell>
          <table:table-cell table:style-name="ce1" office:value-type="float" office:value="2253.15" calcext:value-type="float">
            <text:p>2253,15</text:p>
          </table:table-cell>
          <table:table-cell table:style-name="ce1" office:value-type="float" office:value="4.7" calcext:value-type="float">
            <text:p>4,7</text:p>
          </table:table-cell>
          <table:table-cell table:style-name="ce8" office:value-type="float" office:value="5.85" calcext:value-type="float">
            <text:p>5,85</text:p>
          </table:table-cell>
          <table:table-cell table:style-name="ce1" office:value-type="string" calcext:value-type="string">
            <text:p>PR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1" office:value-type="string" calcext:value-type="string">
            <text:p>PD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19" calcext:value-type="float">
            <text:p>3,19</text:p>
          </table:table-cell>
          <table:table-cell table:style-name="ce1" office:value-type="float" office:value="2253.15" calcext:value-type="float">
            <text:p>2253,15</text:p>
          </table:table-cell>
          <table:table-cell table:style-name="ce1" office:value-type="float" office:value="4.7" calcext:value-type="float">
            <text:p>4,7</text:p>
          </table:table-cell>
          <table:table-cell table:style-name="ce8" office:value-type="float" office:value="5.85" calcext:value-type="float">
            <text:p>5,85</text:p>
          </table:table-cell>
          <table:table-cell table:style-name="ce1" office:value-type="string" calcext:value-type="string">
            <text:p>PR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.07" calcext:value-type="float">
            <text:p>27,07</text:p>
          </table:table-cell>
          <table:table-cell table:style-name="ce1" office:value-type="float" office:value="2253.15" calcext:value-type="float">
            <text:p>2253,15</text:p>
          </table:table-cell>
          <table:table-cell table:style-name="ce1" office:value-type="float" office:value="4.7" calcext:value-type="float">
            <text:p>4,7</text:p>
          </table:table-cell>
          <table:table-cell table:style-name="ce8" office:value-type="float" office:value="5.85" calcext:value-type="float">
            <text:p>5,85</text:p>
          </table:table-cell>
          <table:table-cell table:style-name="ce1" office:value-type="string" calcext:value-type="string">
            <text:p>PR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1" office:value-type="string" calcext:value-type="string">
            <text:p>PMD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.38" calcext:value-type="float">
            <text:p>4,38</text:p>
          </table:table-cell>
          <table:table-cell table:style-name="ce1" office:value-type="float" office:value="2253.15" calcext:value-type="float">
            <text:p>2253,15</text:p>
          </table:table-cell>
          <table:table-cell table:style-name="ce1" office:value-type="float" office:value="4.7" calcext:value-type="float">
            <text:p>4,7</text:p>
          </table:table-cell>
          <table:table-cell table:style-name="ce8" office:value-type="float" office:value="5.85" calcext:value-type="float">
            <text:p>5,85</text:p>
          </table:table-cell>
          <table:table-cell table:style-name="ce1" office:value-type="string" calcext:value-type="string">
            <text:p>PR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1" office:value-type="string" calcext:value-type="string">
            <text:p>PV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1" calcext:value-type="float">
            <text:p>0,31</text:p>
          </table:table-cell>
          <table:table-cell table:style-name="ce1" office:value-type="float" office:value="2.27" calcext:value-type="float">
            <text:p>2,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.48" calcext:value-type="float">
            <text:p>8,48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1" office:value-type="string" calcext:value-type="string">
            <text:p>PP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.97" calcext:value-type="float">
            <text:p>10,97</text:p>
          </table:table-cell>
          <table:table-cell table:style-name="ce1" office:value-type="float" office:value="2.27" calcext:value-type="float">
            <text:p>2,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.48" calcext:value-type="float">
            <text:p>8,48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1" office:value-type="string" calcext:value-type="string">
            <text:p>PRON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14" calcext:value-type="float">
            <text:p>2,14</text:p>
          </table:table-cell>
          <table:table-cell table:style-name="ce1" office:value-type="float" office:value="2.27" calcext:value-type="float">
            <text:p>2,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.48" calcext:value-type="float">
            <text:p>8,48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.06" calcext:value-type="float">
            <text:p>53,06</text:p>
          </table:table-cell>
          <table:table-cell table:style-name="ce1" office:value-type="float" office:value="2.27" calcext:value-type="float">
            <text:p>2,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.48" calcext:value-type="float">
            <text:p>8,48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1" office:value-type="string" calcext:value-type="string">
            <text:p>PM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7" calcext:value-type="float">
            <text:p>0,37</text:p>
          </table:table-cell>
          <table:table-cell table:style-name="ce1" office:value-type="float" office:value="2.27" calcext:value-type="float">
            <text:p>2,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.48" calcext:value-type="float">
            <text:p>8,48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1" office:value-type="string" calcext:value-type="string">
            <text:p>PTDO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2.27" calcext:value-type="float">
            <text:p>2,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.48" calcext:value-type="float">
            <text:p>8,48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1" office:value-type="string" calcext:value-type="string">
            <text:p>PSD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2.27" calcext:value-type="float">
            <text:p>2,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.48" calcext:value-type="float">
            <text:p>8,48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.71" calcext:value-type="float">
            <text:p>31,71</text:p>
          </table:table-cell>
          <table:table-cell table:style-name="ce1" office:value-type="float" office:value="2.27" calcext:value-type="float">
            <text:p>2,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.48" calcext:value-type="float">
            <text:p>8,48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1" office:value-type="string" calcext:value-type="string">
            <text:p>PS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8" calcext:value-type="float">
            <text:p>0,18</text:p>
          </table:table-cell>
          <table:table-cell table:style-name="ce1" office:value-type="float" office:value="2.27" calcext:value-type="float">
            <text:p>2,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.48" calcext:value-type="float">
            <text:p>8,48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1" office:value-type="string" calcext:value-type="string">
            <text:p>PT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2.27" calcext:value-type="float">
            <text:p>2,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.48" calcext:value-type="float">
            <text:p>8,48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1" office:value-type="string" calcext:value-type="string">
            <text:p>PS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6" calcext:value-type="float">
            <text:p>0,16</text:p>
          </table:table-cell>
          <table:table-cell table:style-name="ce1" office:value-type="float" office:value="2.27" calcext:value-type="float">
            <text:p>2,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.48" calcext:value-type="float">
            <text:p>8,48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1" office:value-type="string" calcext:value-type="string">
            <text:p>PSTU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2.27" calcext:value-type="float">
            <text:p>2,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.48" calcext:value-type="float">
            <text:p>8,48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1" office:value-type="string" calcext:value-type="string">
            <text:p>PS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86" calcext:value-type="float">
            <text:p>17,86</text:p>
          </table:table-cell>
          <table:table-cell table:style-name="ce1" office:value-type="float" office:value="7.93" calcext:value-type="float">
            <text:p>7,9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.05" calcext:value-type="float">
            <text:p>8,05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1" office:value-type="string" calcext:value-type="string">
            <text:p>PP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.97" calcext:value-type="float">
            <text:p>11,97</text:p>
          </table:table-cell>
          <table:table-cell table:style-name="ce1" office:value-type="float" office:value="7.93" calcext:value-type="float">
            <text:p>7,9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.05" calcext:value-type="float">
            <text:p>8,05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.16" calcext:value-type="float">
            <text:p>23,16</text:p>
          </table:table-cell>
          <table:table-cell table:style-name="ce1" office:value-type="float" office:value="7.93" calcext:value-type="float">
            <text:p>7,9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.05" calcext:value-type="float">
            <text:p>8,05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.44" calcext:value-type="float">
            <text:p>46,44</text:p>
          </table:table-cell>
          <table:table-cell table:style-name="ce1" office:value-type="float" office:value="7.93" calcext:value-type="float">
            <text:p>7,9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.05" calcext:value-type="float">
            <text:p>8,05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1" office:value-type="string" calcext:value-type="string">
            <text:p>PC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7.93" calcext:value-type="float">
            <text:p>7,9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.05" calcext:value-type="float">
            <text:p>8,05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1" office:value-type="string" calcext:value-type="string">
            <text:p>PSTU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47" calcext:value-type="float">
            <text:p>0,47</text:p>
          </table:table-cell>
          <table:table-cell table:style-name="ce1" office:value-type="float" office:value="7.93" calcext:value-type="float">
            <text:p>7,9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.05" calcext:value-type="float">
            <text:p>8,05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PR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10.6" calcext:value-type="float">
            <text:p>10,6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PD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64" calcext:value-type="float">
            <text:p>2,64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10.6" calcext:value-type="float">
            <text:p>10,6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.3" calcext:value-type="float">
            <text:p>45,3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.64" calcext:value-type="float">
            <text:p>41,64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10.6" calcext:value-type="float">
            <text:p>10,6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8" calcext:value-type="float">
            <text:p>35,8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PSO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.85" calcext:value-type="float">
            <text:p>6,85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10.6" calcext:value-type="float">
            <text:p>10,6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.4" calcext:value-type="float">
            <text:p>46,4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PSD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10.6" calcext:value-type="float">
            <text:p>10,6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PS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10.6" calcext:value-type="float">
            <text:p>10,6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8.61" calcext:value-type="float">
            <text:p>48,61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10.6" calcext:value-type="float">
            <text:p>10,6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7" calcext:value-type="float">
            <text:p>34,7</text:p>
          </table:table-cell>
          <table:table-cell table:number-columns-repeated="101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6.91" calcext:value-type="float">
            <text:p>46,91</text:p>
          </table:table-cell>
          <table:table-cell table:style-name="ce1" office:value-type="float" office:value="4.7" calcext:value-type="float">
            <text:p>4,7</text:p>
          </table:table-cell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6.7" calcext:value-type="float">
            <text:p>6,7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C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4.7" calcext:value-type="float">
            <text:p>4,7</text:p>
          </table:table-cell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6.7" calcext:value-type="float">
            <text:p>6,7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SD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4.7" calcext:value-type="float">
            <text:p>4,7</text:p>
          </table:table-cell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6.7" calcext:value-type="float">
            <text:p>6,7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.61" calcext:value-type="float">
            <text:p>32,61</text:p>
          </table:table-cell>
          <table:table-cell table:style-name="ce1" office:value-type="float" office:value="4.7" calcext:value-type="float">
            <text:p>4,7</text:p>
          </table:table-cell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6.7" calcext:value-type="float">
            <text:p>6,7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RT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4.7" calcext:value-type="float">
            <text:p>4,7</text:p>
          </table:table-cell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6.7" calcext:value-type="float">
            <text:p>6,7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V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33" calcext:value-type="float">
            <text:p>19,33</text:p>
          </table:table-cell>
          <table:table-cell table:style-name="ce1" office:value-type="float" office:value="4.7" calcext:value-type="float">
            <text:p>4,7</text:p>
          </table:table-cell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6.7" calcext:value-type="float">
            <text:p>6,7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SO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87" calcext:value-type="float">
            <text:p>0,87</text:p>
          </table:table-cell>
          <table:table-cell table:style-name="ce1" office:value-type="float" office:value="4.7" calcext:value-type="float">
            <text:p>4,7</text:p>
          </table:table-cell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6.7" calcext:value-type="float">
            <text:p>6,7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CO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4.7" calcext:value-type="float">
            <text:p>4,7</text:p>
          </table:table-cell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6.7" calcext:value-type="float">
            <text:p>6,7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STU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4.7" calcext:value-type="float">
            <text:p>4,7</text:p>
          </table:table-cell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6.7" calcext:value-type="float">
            <text:p>6,7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1.59" calcext:value-type="float">
            <text:p>41,59</text:p>
          </table:table-cell>
          <table:table-cell table:style-name="ce1" office:value-type="float" office:value="6.75" calcext:value-type="float">
            <text:p>6,75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3.55" calcext:value-type="float">
            <text:p>33,55</text:p>
          </table:table-cell>
          <table:table-cell table:style-name="ce1" office:value-type="float" office:value="6.75" calcext:value-type="float">
            <text:p>6,75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SB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.32" calcext:value-type="float">
            <text:p>21,32</text:p>
          </table:table-cell>
          <table:table-cell table:style-name="ce1" office:value-type="float" office:value="6.75" calcext:value-type="float">
            <text:p>6,75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SO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.55" calcext:value-type="float">
            <text:p>1,55</text:p>
          </table:table-cell>
          <table:table-cell table:style-name="ce1" office:value-type="float" office:value="6.75" calcext:value-type="float">
            <text:p>6,75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SC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6.75" calcext:value-type="float">
            <text:p>6,75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V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61" calcext:value-type="float">
            <text:p>0,61</text:p>
          </table:table-cell>
          <table:table-cell table:style-name="ce1" office:value-type="float" office:value="6.75" calcext:value-type="float">
            <text:p>6,75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RTB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43" calcext:value-type="float">
            <text:p>0,43</text:p>
          </table:table-cell>
          <table:table-cell table:style-name="ce1" office:value-type="float" office:value="6.75" calcext:value-type="float">
            <text:p>6,75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STU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6.75" calcext:value-type="float">
            <text:p>6,75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SDC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6.75" calcext:value-type="float">
            <text:p>6,75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CB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6.75" calcext:value-type="float">
            <text:p>6,75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CO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5" calcext:value-type="float">
            <text:p>6,75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string" calcext:value-type="string">
            <text:p>PS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6.03" calcext:value-type="float">
            <text:p>46,03</text:p>
          </table:table-cell>
          <table:table-cell table:style-name="ce1" office:value-type="float" office:value="4.53" calcext:value-type="float">
            <text:p>4,53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11.9" calcext:value-type="float">
            <text:p>11,9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.28" calcext:value-type="float">
            <text:p>29,28</text:p>
          </table:table-cell>
          <table:table-cell table:style-name="ce1" office:value-type="float" office:value="4.53" calcext:value-type="float">
            <text:p>4,53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11.9" calcext:value-type="float">
            <text:p>11,9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string" calcext:value-type="string">
            <text:p>PD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.47" calcext:value-type="float">
            <text:p>12,47</text:p>
          </table:table-cell>
          <table:table-cell table:style-name="ce1" office:value-type="float" office:value="4.53" calcext:value-type="float">
            <text:p>4,53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11.9" calcext:value-type="float">
            <text:p>11,9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.76" calcext:value-type="float">
            <text:p>4,76</text:p>
          </table:table-cell>
          <table:table-cell table:style-name="ce1" office:value-type="float" office:value="4.53" calcext:value-type="float">
            <text:p>4,53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11.9" calcext:value-type="float">
            <text:p>11,9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string" calcext:value-type="string">
            <text:p>NOVO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4.53" calcext:value-type="float">
            <text:p>4,53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11.9" calcext:value-type="float">
            <text:p>11,9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string" calcext:value-type="string">
            <text:p>PATRI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.26" calcext:value-type="float">
            <text:p>1,26</text:p>
          </table:table-cell>
          <table:table-cell table:style-name="ce1" office:value-type="float" office:value="4.53" calcext:value-type="float">
            <text:p>4,53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11.9" calcext:value-type="float">
            <text:p>11,9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string" calcext:value-type="string">
            <text:p>PMDB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4.53" calcext:value-type="float">
            <text:p>4,53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11.9" calcext:value-type="float">
            <text:p>11,9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.53" calcext:value-type="float">
            <text:p>4,53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11.9" calcext:value-type="float">
            <text:p>11,9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string" calcext:value-type="string">
            <text:p>POD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4.53" calcext:value-type="float">
            <text:p>4,53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11.9" calcext:value-type="float">
            <text:p>11,9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string" calcext:value-type="string">
            <text:p>PS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58" calcext:value-type="float">
            <text:p>0,58</text:p>
          </table:table-cell>
          <table:table-cell table:style-name="ce1" office:value-type="float" office:value="4.53" calcext:value-type="float">
            <text:p>4,53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11.9" calcext:value-type="float">
            <text:p>11,9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string" calcext:value-type="string">
            <text:p>PSTU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4.53" calcext:value-type="float">
            <text:p>4,53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11.9" calcext:value-type="float">
            <text:p>11,9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string" calcext:value-type="string">
            <text:p>DC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4.53" calcext:value-type="float">
            <text:p>4,53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11.9" calcext:value-type="float">
            <text:p>11,9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string" calcext:value-type="string">
            <text:p>PP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4.53" calcext:value-type="float">
            <text:p>4,53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11.9" calcext:value-type="float">
            <text:p>11,9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ural2" table:style-name="ta5">
        <office:forms form:automatic-focus="false" form:apply-design-mode="false"/>
        <table:table-column table:style-name="co11" table:number-columns-repeated="7" table:default-cell-style-name="Default"/>
        <table:table-column table:style-name="co12" table:default-cell-style-name="ce1"/>
        <table:table-column table:style-name="co11" table:number-columns-repeated="1016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SDB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Third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Inflation_previous_year</text:p>
          </table:table-cell>
          <table:table-cell table:style-name="ce8" office:value-type="string" calcext:value-type="string">
            <text:p>GDP_Growth</text:p>
          </table:table-cell>
          <table:table-cell office:value-type="string" calcext:value-type="string">
            <text:p>Unemployment</text:p>
          </table:table-cell>
          <table:table-cell table:style-name="ce1" office:value-type="string" calcext:value-type="string">
            <text:p>PSDB_poll</text:p>
          </table:table-cell>
          <table:table-cell table:style-name="ce1" office:value-type="string" calcext:value-type="string">
            <text:p>PT_poll</text:p>
          </table:table-cell>
          <table:table-cell table:style-name="ce1" office:value-type="string" calcext:value-type="string">
            <text:p>Third_poll</text:p>
          </table:table-cell>
          <table:table-cell table:style-name="ce1" office:value-type="string" calcext:value-type="string">
            <text:p>Other_poll</text:p>
          </table:table-cell>
          <table:table-cell table:style-name="ce1" office:value-type="string" calcext:value-type="string">
            <text:p>PT_pres</text:p>
          </table:table-cell>
          <table:table-cell table:style-name="ce1" office:value-type="string" calcext:value-type="string">
            <text:p>PSDB_pres</text:p>
          </table:table-cell>
          <table:table-cell office:value-type="string" calcext:value-type="string">
            <text:p>PT_rej</text:p>
          </table:table-cell>
          <table:table-cell office:value-type="string" calcext:value-type="string">
            <text:p>PSDB_rej</text:p>
          </table:table-cell>
          <table:table-cell table:number-columns-repeated="1008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8" office:value-type="string" calcext:value-type="string">
            <text:p>0.5423</text:p>
          </table:table-cell>
          <table:table-cell table:style-name="ce8" office:value-type="string" calcext:value-type="string">
            <text:p>0.2707</text:p>
          </table:table-cell>
          <table:table-cell table:style-name="ce8" office:value-type="string" calcext:value-type="string">
            <text:p>0.0438</text:p>
          </table:table-cell>
          <table:table-cell table:style-name="ce8" office:value-type="string" calcext:value-type="string">
            <text:p>0.143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4.7</text:p>
          </table:table-cell>
          <table:table-cell table:style-name="ce8" office:value-type="string" calcext:value-type="string">
            <text:p>5.8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100-[.I2]-[.J2]-[.K2]" office:value-type="float" office:value="14" calcext:value-type="float">
            <text:p>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8" office:value-type="string" calcext:value-type="string">
            <text:p>0.5306</text:p>
          </table:table-cell>
          <table:table-cell table:style-name="ce8" office:value-type="string" calcext:value-type="string">
            <text:p>0.3171</text:p>
          </table:table-cell>
          <table:table-cell table:style-name="ce8" office:value-type="string" calcext:value-type="string">
            <text:p>0.1097</text:p>
          </table:table-cell>
          <table:table-cell table:style-name="ce8" office:value-type="string" calcext:value-type="string">
            <text:p>0.042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.0</text:p>
          </table:table-cell>
          <table:table-cell table:style-name="ce8" office:value-type="string" calcext:value-type="string">
            <text:p>8.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100-[.I3]-[.J3]-[.K3]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8" office:value-type="string" calcext:value-type="string">
            <text:p>0.2319</text:p>
          </table:table-cell>
          <table:table-cell table:style-name="ce8" office:value-type="string" calcext:value-type="string">
            <text:p>0.4644</text:p>
          </table:table-cell>
          <table:table-cell table:style-name="ce8" office:value-type="string" calcext:value-type="string">
            <text:p>0.1786</text:p>
          </table:table-cell>
          <table:table-cell table:style-name="ce8" office:value-type="string" calcext:value-type="string">
            <text:p>0.125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7</text:p>
          </table:table-cell>
          <table:table-cell table:style-name="ce8" office:value-type="string" calcext:value-type="string">
            <text:p>8.0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formula="of:=100-[.I4]-[.J4]-[.K4]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8" office:value-type="string" calcext:value-type="string">
            <text:p>0.4164</text:p>
          </table:table-cell>
          <table:table-cell table:style-name="ce8" office:value-type="string" calcext:value-type="string">
            <text:p>0.4861</text:p>
          </table:table-cell>
          <table:table-cell table:style-name="ce8" office:value-type="string" calcext:value-type="string">
            <text:p>0.0685</text:p>
          </table:table-cell>
          <table:table-cell table:style-name="ce8" office:value-type="string" calcext:value-type="string">
            <text:p>0.02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.7</text:p>
          </table:table-cell>
          <table:table-cell table:style-name="ce8" office:value-type="string" calcext:value-type="string">
            <text:p>10.6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100-[.I5]-[.J5]-[.K5]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8" office:value-type="string" calcext:value-type="string">
            <text:p>0.3261</text:p>
          </table:table-cell>
          <table:table-cell table:style-name="ce8" office:value-type="string" calcext:value-type="string">
            <text:p>0.4691</text:p>
          </table:table-cell>
          <table:table-cell table:style-name="ce8" office:value-type="string" calcext:value-type="string">
            <text:p>0.1933</text:p>
          </table:table-cell>
          <table:table-cell table:style-name="ce8" office:value-type="string" calcext:value-type="string">
            <text:p>0.011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5.3</text:p>
          </table:table-cell>
          <table:table-cell table:style-name="ce8" office:value-type="string" calcext:value-type="string">
            <text:p>6.7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100-[.I6]-[.J6]-[.K6]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8" office:value-type="string" calcext:value-type="string">
            <text:p>0.3355</text:p>
          </table:table-cell>
          <table:table-cell table:style-name="ce8" office:value-type="string" calcext:value-type="string">
            <text:p>0.4159</text:p>
          </table:table-cell>
          <table:table-cell table:style-name="ce8" office:value-type="string" calcext:value-type="string">
            <text:p>0.2132</text:p>
          </table:table-cell>
          <table:table-cell table:style-name="ce8" office:value-type="string" calcext:value-type="string">
            <text:p>0.035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.1</text:p>
          </table:table-cell>
          <table:table-cell table:style-name="ce8" office:value-type="string" calcext:value-type="string">
            <text:p>5.0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formula="of:=100-[.I7]-[.J7]-[.K7]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9" table:number-columns-spanned="2" table:number-rows-spanned="1"/>
          <table:covered-table-cell table:style-name="ce9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ural3" table:style-name="ta6">
        <office:forms form:automatic-focus="false" form:apply-design-mode="false"/>
        <table:table-column table:style-name="co8" table:number-columns-repeated="3" table:default-cell-style-name="Default"/>
        <table:table-column table:style-name="co11" table:default-cell-style-name="Default"/>
        <table:table-column table:style-name="co12" table:default-cell-style-name="ce1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Relected</text:p>
          </table:table-cell>
          <table:table-cell table:style-name="ce8" office:value-type="string" calcext:value-type="string">
            <text:p>GDP_Growth</text:p>
          </table:table-cell>
          <table:table-cell office:value-type="string" calcext:value-type="string">
            <text:p>Unemploymen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8" office:value-type="string" calcext:value-type="string">
            <text:p>0.5423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4.7</text:p>
          </table:table-cell>
          <table:table-cell table:style-name="ce8" office:value-type="string" calcext:value-type="string">
            <text:p>5.85</text:p>
          </table:table-cell>
          <table:table-cell table:style-name="ce10" office:value-type="float" office:value="0.0322" calcext:value-type="float">
            <text:p>0,03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8" office:value-type="string" calcext:value-type="string">
            <text:p>0.5306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2.0</text:p>
          </table:table-cell>
          <table:table-cell table:style-name="ce8" office:value-type="string" calcext:value-type="string">
            <text:p>8.48</text:p>
          </table:table-cell>
          <table:table-cell table:style-name="ce10" office:value-type="float" office:value="1.078" calcext:value-type="float">
            <text:p>1,07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8" office:value-type="string" calcext:value-type="string">
            <text:p>0.4644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0.7</text:p>
          </table:table-cell>
          <table:table-cell table:style-name="ce8" office:value-type="string" calcext:value-type="string">
            <text:p>8.05</text:p>
          </table:table-cell>
          <table:table-cell table:style-name="ce10" office:value-type="float" office:value="2.3504" calcext:value-type="float">
            <text:p>2,3504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8" office:value-type="string" calcext:value-type="string">
            <text:p>0.486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2.7</text:p>
          </table:table-cell>
          <table:table-cell table:style-name="ce8" office:value-type="string" calcext:value-type="string">
            <text:p>10.60</text:p>
          </table:table-cell>
          <table:table-cell table:style-name="ce10" office:value-type="float" office:value="2.4352" calcext:value-type="float">
            <text:p>2,435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8" office:value-type="string" calcext:value-type="string">
            <text:p>0.469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5.3</text:p>
          </table:table-cell>
          <table:table-cell table:style-name="ce8" office:value-type="string" calcext:value-type="string">
            <text:p>6.70</text:p>
          </table:table-cell>
          <table:table-cell table:style-name="ce10" office:value-type="float" office:value="1.9976" calcext:value-type="float">
            <text:p>1,9976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8" office:value-type="string" calcext:value-type="string">
            <text:p>0.4159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2.1</text:p>
          </table:table-cell>
          <table:table-cell table:style-name="ce8" office:value-type="string" calcext:value-type="string">
            <text:p>5.00</text:p>
          </table:table-cell>
          <table:table-cell table:style-name="ce10" office:value-type="float" office:value="2.1576" calcext:value-type="float">
            <text:p>2,157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1" table:target-range-address="Datafolha.A1:Datafolha.H394" table:display-filter-buttons="true">
          <table:filter>
            <table:filter-and>
              <table:filter-condition table:field-number="0" table:value="Pres" table:operator="="/>
            </table:filter-and>
          </table:filter>
        </table:database-range>
        <table:database-range table:name="__Anonymous_Sheet_DB__2" table:target-range-address="Ibope.A1:Ibope.H29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5f_ipca_5f_201707SerieHist" style:display-name="Normal_ipca_201707SerieHis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tructural2" style:display-name="PageStyle_Structural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tructural" style:display-name="PageStyle_Structur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Planilha1" style:display-name="PageStyle_Planilha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bope" style:display-name="PageStyle_Ibop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Datafolha" style:display-name="PageStyle_Datafolh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8T17:36:31.704000000</meta:creation-date>
    <dc:language>pt-BR</dc:language>
    <dc:date>2021-04-08T18:18:24.002000000</dc:date>
    <meta:editing-cycles>66</meta:editing-cycles>
    <meta:editing-duration>PT7H28M1S</meta:editing-duration>
    <meta:generator>LibreOffice/7.0.4.2$Windows_X86_64 LibreOffice_project/dcf040e67528d9187c66b2379df5ea4407429775</meta:generator>
    <meta:document-statistic meta:table-count="6" meta:cell-count="7161" meta:object-count="0"/>
    <meta:user-defined meta:name="AppVersion">15.0000</meta:user-defined>
  </office:meta>
</office:document-meta>
</file>